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umberland" svg:font-family="Cumberland"/>
    <style:font-face style:name="Monospace" svg:font-family="Monospace"/>
    <style:font-face style:name="monospace" svg:font-family="monospace"/>
    <style:font-face style:name="TimesNewRomanPS-BoldItalicMT" svg:font-family="TimesNewRomanPS-BoldItalicMT" style:font-family-generic="roman"/>
    <style:font-face style:name="Arial2" svg:font-family="Arial" style:font-family-generic="swiss"/>
    <style:font-face style:name="Tahoma2" svg:font-family="Tahoma" style:font-family-generic="swiss"/>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umberland1"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automatic-styles>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579cm" style:rel-column-width="13258*"/>
    </style:style>
    <style:style style:name="Tableau6.B" style:family="table-column">
      <style:table-column-properties style:column-width="10.04cm" style:rel-column-width="37194*"/>
    </style:style>
    <style:style style:name="Tableau6.C" style:family="table-column">
      <style:table-column-properties style:column-width="4.071cm" style:rel-column-width="15083*"/>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A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6.A30" style:family="table-cell">
      <style:table-cell-properties fo:padding="0.097cm" fo:border-left="0.05pt solid #000000" fo:border-right="none" fo:border-top="none" fo:border-bottom="0.05pt solid #000000"/>
    </style:style>
    <style:style style:name="Tableau6.C30" style:family="table-cell">
      <style:table-cell-properties fo:padding="0.097cm" fo:border-left="0.05pt solid #000000" fo:border-right="0.05pt solid #000000" fo:border-top="none" fo:border-bottom="0.05pt solid #000000"/>
    </style:style>
    <style:style style:name="Tableau6.A31" style:family="table-cell">
      <style:table-cell-properties fo:padding="0.097cm" fo:border-left="0.05pt solid #000000" fo:border-right="none" fo:border-top="none" fo:border-bottom="0.05pt solid #000000"/>
    </style:style>
    <style:style style:name="Tableau6.C31"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491cm" style:rel-column-width="12931*"/>
    </style:style>
    <style:style style:name="Tableau5.B" style:family="table-column">
      <style:table-column-properties style:column-width="2.205cm" style:rel-column-width="8168*"/>
    </style:style>
    <style:style style:name="Tableau5.C" style:family="table-column">
      <style:table-column-properties style:column-width="7.923cm" style:rel-column-width="29353*"/>
    </style:style>
    <style:style style:name="Tableau5.D" style:family="table-column">
      <style:table-column-properties style:column-width="4.071cm" style:rel-column-width="1508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none" fo:border-top="none" fo:border-bottom="0.05pt solid #000000"/>
    </style:style>
    <style:style style:name="Tableau5.D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none" fo:border-top="none" fo:border-bottom="0.05pt solid #000000"/>
    </style:style>
    <style:style style:name="Tableau5.D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none" fo:border-top="none" fo:border-bottom="0.05pt solid #000000"/>
    </style:style>
    <style:style style:name="Tableau5.D12" style:family="table-cell">
      <style:table-cell-properties fo:padding="0.097cm" fo:border-left="0.05pt solid #000000" fo:border-right="0.05pt solid #000000" fo:border-top="none" fo:border-bottom="0.05pt solid #000000"/>
    </style:style>
    <style:style style:name="Tableau5.A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none" fo:border-top="none" fo:border-bottom="0.05pt solid #000000"/>
    </style:style>
    <style:style style:name="Tableau5.D13"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none" fo:border-top="none" fo:border-bottom="0.05pt solid #000000"/>
    </style:style>
    <style:style style:name="Tableau5.D14" style:family="table-cell">
      <style:table-cell-properties fo:padding="0.097cm" fo:border-left="0.05pt solid #000000" fo:border-right="0.05pt solid #000000" fo:border-top="none" fo:border-bottom="0.05pt solid #000000"/>
    </style:style>
    <style:style style:name="Tableau5.A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none" fo:border-top="none" fo:border-bottom="0.05pt solid #000000"/>
    </style:style>
    <style:style style:name="Tableau5.D15" style:family="table-cell">
      <style:table-cell-properties fo:padding="0.097cm" fo:border-left="0.05pt solid #000000" fo:border-right="0.05pt solid #000000" fo:border-top="none" fo:border-bottom="0.05pt solid #000000"/>
    </style:style>
    <style:style style:name="Tableau5.A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none" fo:border-top="none" fo:border-bottom="0.05pt solid #000000"/>
    </style:style>
    <style:style style:name="Tableau5.D16" style:family="table-cell">
      <style:table-cell-properties fo:padding="0.097cm" fo:border-left="0.05pt solid #000000" fo:border-right="0.05pt solid #000000" fo:border-top="none" fo:border-bottom="0.05pt solid #000000"/>
    </style:style>
    <style:style style:name="Tableau5.A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none" fo:border-top="none" fo:border-bottom="0.05pt solid #000000"/>
    </style:style>
    <style:style style:name="Tableau5.D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none" fo:border-top="none" fo:border-bottom="0.05pt solid #000000"/>
    </style:style>
    <style:style style:name="Tableau5.D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none" fo:border-top="none" fo:border-bottom="0.05pt solid #000000"/>
    </style:style>
    <style:style style:name="Tableau5.D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none" fo:border-top="none" fo:border-bottom="0.05pt solid #000000"/>
    </style:style>
    <style:style style:name="Tableau5.D20" style:family="table-cell">
      <style:table-cell-properties fo:padding="0.097cm" fo:border-left="0.05pt solid #000000" fo:border-right="0.05pt solid #000000" fo:border-top="none" fo:border-bottom="0.05pt solid #000000"/>
    </style:style>
    <style:style style:name="Tableau16" style:family="table">
      <style:table-properties style:width="17.648cm" fo:margin-left="0cm" fo:margin-right="0.051cm" fo:break-before="auto" fo:break-after="auto" table:align="margins"/>
    </style:style>
    <style:style style:name="Tableau16.A" style:family="table-column">
      <style:table-column-properties style:column-width="3.18cm" style:rel-column-width="11812*"/>
    </style:style>
    <style:style style:name="Tableau16.B" style:family="table-column">
      <style:table-column-properties style:column-width="2.514cm" style:rel-column-width="9335*"/>
    </style:style>
    <style:style style:name="Tableau16.C" style:family="table-column">
      <style:table-column-properties style:column-width="9.511cm" style:rel-column-width="35319*"/>
    </style:style>
    <style:style style:name="Tableau16.D" style:family="table-column">
      <style:table-column-properties style:column-width="2.443cm" style:rel-column-width="9069*"/>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style:vertical-align="top"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style:vertical-align="top"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table-cell-properties fo:padding="0.097cm" fo:border-left="0.05pt solid #000000" fo:border-right="0.05pt solid #000000" fo:border-top="none" fo:border-bottom="0.05pt solid #000000"/>
    </style:style>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4.579cm" style:rel-column-width="16963*"/>
    </style:style>
    <style:style style:name="Tableau1.B" style:family="table-column">
      <style:table-column-properties style:column-width="13.113cm" style:rel-column-width="485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Code" style:family="table">
      <style:table-properties style:width="17.687cm" fo:margin-left="0cm" fo:margin-right="0.012cm" table:align="margins"/>
    </style:style>
    <style:style style:name="Code.A" style:family="table-column">
      <style:table-column-properties style:column-width="3.18cm" style:rel-column-width="11786*"/>
    </style:style>
    <style:style style:name="Code.B" style:family="table-column">
      <style:table-column-properties style:column-width="2.514cm" style:rel-column-width="9315*"/>
    </style:style>
    <style:style style:name="Code.C" style:family="table-column">
      <style:table-column-properties style:column-width="9.514cm" style:rel-column-width="35254*"/>
    </style:style>
    <style:style style:name="Code.D" style:family="table-column">
      <style:table-column-properties style:column-width="2.478cm" style:rel-column-width="9180*"/>
    </style:style>
    <style:style style:name="Code.A1" style:family="table-cell">
      <style:table-cell-properties fo:padding="0.097cm" fo:border-left="0.05pt solid #000000" fo:border-right="none" fo:border-top="0.05pt solid #000000" fo:border-bottom="0.05pt solid #000000"/>
    </style:style>
    <style:style style:name="Code.B1" style:family="table-cell">
      <style:table-cell-properties style:vertical-align="top" fo:padding="0.097cm" fo:border-left="0.05pt solid #000000" fo:border-right="none" fo:border-top="0.05pt solid #000000" fo:border-bottom="0.05pt solid #000000"/>
    </style:style>
    <style:style style:name="Code.D1" style:family="table-cell">
      <style:table-cell-properties fo:padding="0.097cm" fo:border="0.05pt solid #000000"/>
    </style:style>
    <style:style style:name="Code.A2" style:family="table-cell">
      <style:table-cell-properties fo:padding="0.097cm" fo:border-left="0.05pt solid #000000" fo:border-right="none" fo:border-top="none" fo:border-bottom="0.05pt solid #000000"/>
    </style:style>
    <style:style style:name="Code.B2" style:family="table-cell">
      <style:table-cell-properties style:vertical-align="top" fo:padding="0.097cm" fo:border-left="0.05pt solid #000000" fo:border-right="none" fo:border-top="none" fo:border-bottom="0.05pt solid #000000"/>
    </style:style>
    <style:style style:name="Code.C2" style:family="table-cell">
      <style:table-cell-properties fo:padding="0.097cm" fo:border-left="0.05pt solid #000000" fo:border-right="none" fo:border-top="none" fo:border-bottom="0.05pt solid #000000"/>
    </style:style>
    <style:style style:name="Code.D2" style:family="table-cell">
      <style:table-cell-properties fo:padding="0.097cm" fo:border-left="0.05pt solid #000000" fo:border-right="0.05pt solid #000000" fo:border-top="none" fo:border-bottom="0.05pt solid #000000"/>
    </style:style>
    <style:style style:name="Code.A3" style:family="table-cell">
      <style:table-cell-properties fo:padding="0.097cm" fo:border-left="0.05pt solid #000000" fo:border-right="none" fo:border-top="none" fo:border-bottom="0.05pt solid #000000"/>
    </style:style>
    <style:style style:name="Code.C3" style:family="table-cell">
      <style:table-cell-properties fo:padding="0.097cm" fo:border-left="0.05pt solid #000000" fo:border-right="none" fo:border-top="none" fo:border-bottom="0.05pt solid #000000"/>
    </style:style>
    <style:style style:name="Code.D3" style:family="table-cell">
      <style:table-cell-properties fo:padding="0.097cm" fo:border-left="0.05pt solid #000000" fo:border-right="0.05pt solid #000000" fo:border-top="none" fo:border-bottom="0.05pt solid #000000"/>
    </style:style>
    <style:style style:name="Code.A4" style:family="table-cell">
      <style:table-cell-properties fo:padding="0.097cm" fo:border-left="0.05pt solid #000000" fo:border-right="none" fo:border-top="none" fo:border-bottom="0.05pt solid #000000"/>
    </style:style>
    <style:style style:name="Code.C4" style:family="table-cell">
      <style:table-cell-properties fo:padding="0.097cm" fo:border-left="0.05pt solid #000000" fo:border-right="none" fo:border-top="none" fo:border-bottom="0.05pt solid #000000"/>
    </style:style>
    <style:style style:name="Code.D4" style:family="table-cell">
      <style:table-cell-properties fo:padding="0.097cm" fo:border-left="0.05pt solid #000000" fo:border-right="0.05pt solid #000000" fo:border-top="none" fo:border-bottom="0.05pt solid #000000"/>
    </style:style>
    <style:style style:name="Code.A5" style:family="table-cell">
      <style:table-cell-properties fo:padding="0.097cm" fo:border-left="0.05pt solid #000000" fo:border-right="none" fo:border-top="none" fo:border-bottom="0.05pt solid #000000"/>
    </style:style>
    <style:style style:name="Code.C5" style:family="table-cell">
      <style:table-cell-properties fo:padding="0.097cm" fo:border-left="0.05pt solid #000000" fo:border-right="none" fo:border-top="none" fo:border-bottom="0.05pt solid #000000"/>
    </style:style>
    <style:style style:name="Code.D5" style:family="table-cell">
      <style:table-cell-properties fo:padding="0.097cm" fo:border-left="0.05pt solid #000000" fo:border-right="0.05pt solid #000000" fo:border-top="none" fo:border-bottom="0.05pt solid #000000"/>
    </style:style>
    <style:style style:name="Code.A6" style:family="table-cell">
      <style:table-cell-properties fo:padding="0.097cm" fo:border-left="0.05pt solid #000000" fo:border-right="none" fo:border-top="none" fo:border-bottom="0.05pt solid #000000"/>
    </style:style>
    <style:style style:name="Code.C6" style:family="table-cell">
      <style:table-cell-properties fo:padding="0.097cm" fo:border-left="0.05pt solid #000000" fo:border-right="none" fo:border-top="none" fo:border-bottom="0.05pt solid #000000"/>
    </style:style>
    <style:style style:name="Code.D6" style:family="table-cell">
      <style:table-cell-properties fo:padding="0.097cm" fo:border-left="0.05pt solid #000000" fo:border-right="0.05pt solid #000000" fo:border-top="none" fo:border-bottom="0.05pt solid #000000"/>
    </style:style>
    <style:style style:name="Code.A7" style:family="table-cell">
      <style:table-cell-properties fo:padding="0.097cm" fo:border-left="0.05pt solid #000000" fo:border-right="none" fo:border-top="none" fo:border-bottom="0.05pt solid #000000"/>
    </style:style>
    <style:style style:name="Code.C7" style:family="table-cell">
      <style:table-cell-properties fo:padding="0.097cm" fo:border-left="0.05pt solid #000000" fo:border-right="none" fo:border-top="none" fo:border-bottom="0.05pt solid #000000"/>
    </style:style>
    <style:style style:name="Code.D7" style:family="table-cell">
      <style:table-cell-properties fo:padding="0.097cm" fo:border-left="0.05pt solid #000000" fo:border-right="0.05pt solid #000000" fo:border-top="none" fo:border-bottom="0.05pt solid #000000"/>
    </style:style>
    <style:style style:name="Code.A8" style:family="table-cell">
      <style:table-cell-properties fo:padding="0.097cm" fo:border-left="0.05pt solid #000000" fo:border-right="none" fo:border-top="none" fo:border-bottom="0.05pt solid #000000"/>
    </style:style>
    <style:style style:name="Code.C8" style:family="table-cell">
      <style:table-cell-properties fo:padding="0.097cm" fo:border-left="0.05pt solid #000000" fo:border-right="none" fo:border-top="none" fo:border-bottom="0.05pt solid #000000"/>
    </style:style>
    <style:style style:name="Code.D8" style:family="table-cell">
      <style:table-cell-properties fo:padding="0.097cm" fo:border-left="0.05pt solid #000000" fo:border-right="0.05pt solid #000000" fo:border-top="none" fo:border-bottom="0.05pt solid #000000"/>
    </style:style>
    <style:style style:name="Code.A9" style:family="table-cell">
      <style:table-cell-properties fo:padding="0.097cm" fo:border-left="0.05pt solid #000000" fo:border-right="none" fo:border-top="none" fo:border-bottom="0.05pt solid #000000"/>
    </style:style>
    <style:style style:name="Code.C9" style:family="table-cell">
      <style:table-cell-properties fo:padding="0.097cm" fo:border-left="0.05pt solid #000000" fo:border-right="none" fo:border-top="none" fo:border-bottom="0.05pt solid #000000"/>
    </style:style>
    <style:style style:name="Code.D9" style:family="table-cell">
      <style:table-cell-properties fo:padding="0.097cm" fo:border-left="0.05pt solid #000000" fo:border-right="0.05pt solid #000000" fo:border-top="none" fo:border-bottom="0.05pt solid #000000"/>
    </style:style>
    <style:style style:name="Code.A10" style:family="table-cell">
      <style:table-cell-properties fo:padding="0.097cm" fo:border-left="0.05pt solid #000000" fo:border-right="none" fo:border-top="none" fo:border-bottom="0.05pt solid #000000"/>
    </style:style>
    <style:style style:name="Code.C10" style:family="table-cell">
      <style:table-cell-properties fo:padding="0.097cm" fo:border-left="0.05pt solid #000000" fo:border-right="none" fo:border-top="none" fo:border-bottom="0.05pt solid #000000"/>
    </style:style>
    <style:style style:name="Code.D10" style:family="table-cell">
      <style:table-cell-properties fo:padding="0.097cm" fo:border-left="0.05pt solid #000000" fo:border-right="0.05pt solid #000000" fo:border-top="none" fo:border-bottom="0.05pt solid #000000"/>
    </style:style>
    <style:style style:name="Code.A11" style:family="table-cell">
      <style:table-cell-properties fo:padding="0.097cm" fo:border-left="0.05pt solid #000000" fo:border-right="none" fo:border-top="none" fo:border-bottom="0.05pt solid #000000"/>
    </style:style>
    <style:style style:name="Code.C11" style:family="table-cell">
      <style:table-cell-properties fo:padding="0.097cm" fo:border-left="0.05pt solid #000000" fo:border-right="none" fo:border-top="none" fo:border-bottom="0.05pt solid #000000"/>
    </style:style>
    <style:style style:name="Code.D11" style:family="table-cell">
      <style:table-cell-properties fo:padding="0.097cm" fo:border-left="0.05pt solid #000000" fo:border-right="0.05pt solid #000000" fo:border-top="none" fo:border-bottom="0.05pt solid #000000"/>
    </style:style>
    <style:style style:name="Code.A12" style:family="table-cell">
      <style:table-cell-properties fo:padding="0.097cm" fo:border-left="0.05pt solid #000000" fo:border-right="none" fo:border-top="none" fo:border-bottom="0.05pt solid #000000"/>
    </style:style>
    <style:style style:name="Code.C12" style:family="table-cell">
      <style:table-cell-properties fo:padding="0.097cm" fo:border-left="0.05pt solid #000000" fo:border-right="none" fo:border-top="none" fo:border-bottom="0.05pt solid #000000"/>
    </style:style>
    <style:style style:name="Code.D12" style:family="table-cell">
      <style:table-cell-properties fo:padding="0.097cm" fo:border-left="0.05pt solid #000000" fo:border-right="0.05pt solid #000000" fo:border-top="none" fo:border-bottom="0.05pt solid #000000"/>
    </style:style>
    <style:style style:name="Code.A13" style:family="table-cell">
      <style:table-cell-properties fo:padding="0.097cm" fo:border-left="0.05pt solid #000000" fo:border-right="none" fo:border-top="none" fo:border-bottom="0.05pt solid #000000"/>
    </style:style>
    <style:style style:name="Code.C13" style:family="table-cell">
      <style:table-cell-properties fo:padding="0.097cm" fo:border-left="0.05pt solid #000000" fo:border-right="none" fo:border-top="none" fo:border-bottom="0.05pt solid #000000"/>
    </style:style>
    <style:style style:name="Code.D13" style:family="table-cell">
      <style:table-cell-properties fo:padding="0.097cm" fo:border-left="0.05pt solid #000000" fo:border-right="0.05pt solid #000000" fo:border-top="none" fo:border-bottom="0.05pt solid #000000"/>
    </style:style>
    <style:style style:name="Code.A14" style:family="table-cell">
      <style:table-cell-properties fo:padding="0.097cm" fo:border-left="0.05pt solid #000000" fo:border-right="none" fo:border-top="none" fo:border-bottom="0.05pt solid #000000"/>
    </style:style>
    <style:style style:name="Code.C14" style:family="table-cell">
      <style:table-cell-properties fo:padding="0.097cm" fo:border-left="0.05pt solid #000000" fo:border-right="none" fo:border-top="none" fo:border-bottom="0.05pt solid #000000"/>
    </style:style>
    <style:style style:name="Code.D14" style:family="table-cell">
      <style:table-cell-properties fo:padding="0.097cm" fo:border-left="0.05pt solid #000000" fo:border-right="0.05pt solid #000000" fo:border-top="none" fo:border-bottom="0.05pt solid #000000"/>
    </style:style>
    <style:style style:name="Code.A15" style:family="table-cell">
      <style:table-cell-properties fo:padding="0.097cm" fo:border-left="0.05pt solid #000000" fo:border-right="none" fo:border-top="none" fo:border-bottom="0.05pt solid #000000"/>
    </style:style>
    <style:style style:name="Code.C15" style:family="table-cell">
      <style:table-cell-properties fo:padding="0.097cm" fo:border-left="0.05pt solid #000000" fo:border-right="none" fo:border-top="none" fo:border-bottom="0.05pt solid #000000"/>
    </style:style>
    <style:style style:name="Code.D15" style:family="table-cell">
      <style:table-cell-properties fo:padding="0.097cm" fo:border-left="0.05pt solid #000000" fo:border-right="0.05pt solid #000000" fo:border-top="none" fo:border-bottom="0.05pt solid #000000"/>
    </style:style>
    <style:style style:name="Code.A16" style:family="table-cell">
      <style:table-cell-properties fo:padding="0.097cm" fo:border-left="0.05pt solid #000000" fo:border-right="none" fo:border-top="none" fo:border-bottom="0.05pt solid #000000"/>
    </style:style>
    <style:style style:name="Code.C16" style:family="table-cell">
      <style:table-cell-properties fo:padding="0.097cm" fo:border-left="0.05pt solid #000000" fo:border-right="none" fo:border-top="none" fo:border-bottom="0.05pt solid #000000"/>
    </style:style>
    <style:style style:name="Code.D16" style:family="table-cell">
      <style:table-cell-properties fo:padding="0.097cm" fo:border-left="0.05pt solid #000000" fo:border-right="0.05pt solid #000000" fo:border-top="none" fo:border-bottom="0.05pt solid #000000"/>
    </style:style>
    <style:style style:name="Code.A17" style:family="table-cell">
      <style:table-cell-properties fo:padding="0.097cm" fo:border-left="0.05pt solid #000000" fo:border-right="none" fo:border-top="none" fo:border-bottom="0.05pt solid #000000"/>
    </style:style>
    <style:style style:name="Code.C17" style:family="table-cell">
      <style:table-cell-properties fo:padding="0.097cm" fo:border-left="0.05pt solid #000000" fo:border-right="none" fo:border-top="none" fo:border-bottom="0.05pt solid #000000"/>
    </style:style>
    <style:style style:name="Code.D17" style:family="table-cell">
      <style:table-cell-properties fo:padding="0.097cm" fo:border-left="0.05pt solid #000000" fo:border-right="0.05pt solid #000000" fo:border-top="none" fo:border-bottom="0.05pt solid #000000"/>
    </style:style>
    <style:style style:name="Code.A18" style:family="table-cell">
      <style:table-cell-properties fo:padding="0.097cm" fo:border-left="0.05pt solid #000000" fo:border-right="none" fo:border-top="none" fo:border-bottom="0.05pt solid #000000"/>
    </style:style>
    <style:style style:name="Code.C18" style:family="table-cell">
      <style:table-cell-properties fo:padding="0.097cm" fo:border-left="0.05pt solid #000000" fo:border-right="none" fo:border-top="none" fo:border-bottom="0.05pt solid #000000"/>
    </style:style>
    <style:style style:name="Code.D18" style:family="table-cell">
      <style:table-cell-properties fo:padding="0.097cm" fo:border-left="0.05pt solid #000000" fo:border-right="0.05pt solid #000000" fo:border-top="none" fo:border-bottom="0.05pt solid #000000"/>
    </style:style>
    <style:style style:name="Code.A19" style:family="table-cell">
      <style:table-cell-properties fo:padding="0.097cm" fo:border-left="0.05pt solid #000000" fo:border-right="none" fo:border-top="none" fo:border-bottom="0.05pt solid #000000"/>
    </style:style>
    <style:style style:name="Code.C19" style:family="table-cell">
      <style:table-cell-properties fo:padding="0.097cm" fo:border-left="0.05pt solid #000000" fo:border-right="none" fo:border-top="none" fo:border-bottom="0.05pt solid #000000"/>
    </style:style>
    <style:style style:name="Code.D19" style:family="table-cell">
      <style:table-cell-properties fo:padding="0.097cm" fo:border-left="0.05pt solid #000000" fo:border-right="0.05pt solid #000000" fo:border-top="none" fo:border-bottom="0.05pt solid #000000"/>
    </style:style>
    <style:style style:name="Code.A20" style:family="table-cell">
      <style:table-cell-properties fo:padding="0.097cm" fo:border-left="0.05pt solid #000000" fo:border-right="none" fo:border-top="none" fo:border-bottom="0.05pt solid #000000"/>
    </style:style>
    <style:style style:name="Code.C20" style:family="table-cell">
      <style:table-cell-properties fo:padding="0.097cm" fo:border-left="0.05pt solid #000000" fo:border-right="none" fo:border-top="none" fo:border-bottom="0.05pt solid #000000"/>
    </style:style>
    <style:style style:name="Code.D20" style:family="table-cell">
      <style:table-cell-properties fo:padding="0.097cm" fo:border-left="0.05pt solid #000000" fo:border-right="0.05pt solid #000000" fo:border-top="none" fo:border-bottom="0.05pt solid #000000"/>
    </style:style>
    <style:style style:name="Code.A21" style:family="table-cell">
      <style:table-cell-properties fo:padding="0.097cm" fo:border-left="0.05pt solid #000000" fo:border-right="none" fo:border-top="none" fo:border-bottom="0.05pt solid #000000"/>
    </style:style>
    <style:style style:name="Code.C21" style:family="table-cell">
      <style:table-cell-properties fo:padding="0.097cm" fo:border-left="0.05pt solid #000000" fo:border-right="none" fo:border-top="none" fo:border-bottom="0.05pt solid #000000"/>
    </style:style>
    <style:style style:name="Code.D21" style:family="table-cell">
      <style:table-cell-properties fo:padding="0.097cm" fo:border-left="0.05pt solid #000000" fo:border-right="0.05pt solid #000000" fo:border-top="none" fo:border-bottom="0.05pt solid #000000"/>
    </style:style>
    <style:style style:name="Code.A22" style:family="table-cell">
      <style:table-cell-properties fo:padding="0.097cm" fo:border-left="0.05pt solid #000000" fo:border-right="none" fo:border-top="none" fo:border-bottom="0.05pt solid #000000"/>
    </style:style>
    <style:style style:name="Code.C22" style:family="table-cell">
      <style:table-cell-properties fo:padding="0.097cm" fo:border-left="0.05pt solid #000000" fo:border-right="none" fo:border-top="none" fo:border-bottom="0.05pt solid #000000"/>
    </style:style>
    <style:style style:name="Code.D22" style:family="table-cell">
      <style:table-cell-properties fo:padding="0.097cm" fo:border-left="0.05pt solid #000000" fo:border-right="0.05pt solid #000000" fo:border-top="none" fo:border-bottom="0.05pt solid #000000"/>
    </style:style>
    <style:style style:name="Code.A23" style:family="table-cell">
      <style:table-cell-properties fo:padding="0.097cm" fo:border-left="0.05pt solid #000000" fo:border-right="none" fo:border-top="none" fo:border-bottom="0.05pt solid #000000"/>
    </style:style>
    <style:style style:name="Code.C23" style:family="table-cell">
      <style:table-cell-properties fo:padding="0.097cm" fo:border-left="0.05pt solid #000000" fo:border-right="none" fo:border-top="none" fo:border-bottom="0.05pt solid #000000"/>
    </style:style>
    <style:style style:name="Code.D23" style:family="table-cell">
      <style:table-cell-properties fo:padding="0.097cm" fo:border-left="0.05pt solid #000000" fo:border-right="0.05pt solid #000000" fo:border-top="none" fo:border-bottom="0.05pt solid #000000"/>
    </style:style>
    <style:style style:name="Code.A24" style:family="table-cell">
      <style:table-cell-properties fo:padding="0.097cm" fo:border-left="0.05pt solid #000000" fo:border-right="none" fo:border-top="none" fo:border-bottom="0.05pt solid #000000"/>
    </style:style>
    <style:style style:name="Code.C24" style:family="table-cell">
      <style:table-cell-properties fo:padding="0.097cm" fo:border-left="0.05pt solid #000000" fo:border-right="none" fo:border-top="none" fo:border-bottom="0.05pt solid #000000"/>
    </style:style>
    <style:style style:name="Code.D24" style:family="table-cell">
      <style:table-cell-properties fo:padding="0.097cm" fo:border-left="0.05pt solid #000000" fo:border-right="0.05pt solid #000000" fo:border-top="none" fo:border-bottom="0.05pt solid #000000"/>
    </style:style>
    <style:style style:name="Code.A25" style:family="table-cell">
      <style:table-cell-properties fo:padding="0.097cm" fo:border-left="0.05pt solid #000000" fo:border-right="none" fo:border-top="none" fo:border-bottom="0.05pt solid #000000"/>
    </style:style>
    <style:style style:name="Code.C25" style:family="table-cell">
      <style:table-cell-properties fo:padding="0.097cm" fo:border-left="0.05pt solid #000000" fo:border-right="none" fo:border-top="none" fo:border-bottom="0.05pt solid #000000"/>
    </style:style>
    <style:style style:name="Code.D25" style:family="table-cell">
      <style:table-cell-properties fo:padding="0.097cm" fo:border-left="0.05pt solid #000000" fo:border-right="0.05pt solid #000000" fo:border-top="none" fo:border-bottom="0.05pt solid #000000"/>
    </style:style>
    <style:style style:name="Code.A26" style:family="table-cell">
      <style:table-cell-properties fo:padding="0.097cm" fo:border-left="0.05pt solid #000000" fo:border-right="none" fo:border-top="none" fo:border-bottom="0.05pt solid #000000"/>
    </style:style>
    <style:style style:name="Code.C26" style:family="table-cell">
      <style:table-cell-properties fo:padding="0.097cm" fo:border-left="0.05pt solid #000000" fo:border-right="none" fo:border-top="none" fo:border-bottom="0.05pt solid #000000"/>
    </style:style>
    <style:style style:name="Code.D26" style:family="table-cell">
      <style:table-cell-properties fo:padding="0.097cm" fo:border-left="0.05pt solid #000000" fo:border-right="0.05pt solid #000000" fo:border-top="none" fo:border-bottom="0.05pt solid #000000"/>
    </style:style>
    <style:style style:name="Code.A27" style:family="table-cell">
      <style:table-cell-properties fo:padding="0.097cm" fo:border-left="0.05pt solid #000000" fo:border-right="none" fo:border-top="none" fo:border-bottom="0.05pt solid #000000"/>
    </style:style>
    <style:style style:name="Code.C27" style:family="table-cell">
      <style:table-cell-properties fo:padding="0.097cm" fo:border-left="0.05pt solid #000000" fo:border-right="none" fo:border-top="none" fo:border-bottom="0.05pt solid #000000"/>
    </style:style>
    <style:style style:name="Code.D27" style:family="table-cell">
      <style:table-cell-properties fo:padding="0.097cm" fo:border-left="0.05pt solid #000000" fo:border-right="0.05pt solid #000000" fo:border-top="none" fo:border-bottom="0.05pt solid #000000"/>
    </style:style>
    <style:style style:name="Code.A28" style:family="table-cell">
      <style:table-cell-properties fo:padding="0.097cm" fo:border-left="0.05pt solid #000000" fo:border-right="none" fo:border-top="none" fo:border-bottom="0.05pt solid #000000"/>
    </style:style>
    <style:style style:name="Code.C28" style:family="table-cell">
      <style:table-cell-properties fo:padding="0.097cm" fo:border-left="0.05pt solid #000000" fo:border-right="none" fo:border-top="none" fo:border-bottom="0.05pt solid #000000"/>
    </style:style>
    <style:style style:name="Code.D28" style:family="table-cell">
      <style:table-cell-properties fo:padding="0.097cm" fo:border-left="0.05pt solid #000000" fo:border-right="0.05pt solid #000000" fo:border-top="none" fo:border-bottom="0.05pt solid #000000"/>
    </style:style>
    <style:style style:name="Code.A29" style:family="table-cell">
      <style:table-cell-properties fo:padding="0.097cm" fo:border-left="0.05pt solid #000000" fo:border-right="none" fo:border-top="none" fo:border-bottom="0.05pt solid #000000"/>
    </style:style>
    <style:style style:name="Code.C29" style:family="table-cell">
      <style:table-cell-properties fo:padding="0.097cm" fo:border-left="0.05pt solid #000000" fo:border-right="none" fo:border-top="none" fo:border-bottom="0.05pt solid #000000"/>
    </style:style>
    <style:style style:name="Code.D29" style:family="table-cell">
      <style:table-cell-properties fo:padding="0.097cm" fo:border-left="0.05pt solid #000000" fo:border-right="0.05pt solid #000000" fo:border-top="none" fo:border-bottom="0.05pt solid #000000"/>
    </style:style>
    <style:style style:name="Code.A30" style:family="table-cell">
      <style:table-cell-properties fo:padding="0.097cm" fo:border-left="0.05pt solid #000000" fo:border-right="none" fo:border-top="none" fo:border-bottom="0.05pt solid #000000"/>
    </style:style>
    <style:style style:name="Code.C30" style:family="table-cell">
      <style:table-cell-properties fo:padding="0.097cm" fo:border-left="0.05pt solid #000000" fo:border-right="none" fo:border-top="none" fo:border-bottom="0.05pt solid #000000"/>
    </style:style>
    <style:style style:name="Code.D30" style:family="table-cell">
      <style:table-cell-properties fo:padding="0.097cm" fo:border-left="0.05pt solid #000000" fo:border-right="0.05pt solid #000000" fo:border-top="none" fo:border-bottom="0.05pt solid #000000"/>
    </style:style>
    <style:style style:name="Code.A31" style:family="table-cell">
      <style:table-cell-properties fo:padding="0.097cm" fo:border-left="0.05pt solid #000000" fo:border-right="none" fo:border-top="none" fo:border-bottom="0.05pt solid #000000"/>
    </style:style>
    <style:style style:name="Code.C31" style:family="table-cell">
      <style:table-cell-properties fo:padding="0.097cm" fo:border-left="0.05pt solid #000000" fo:border-right="none" fo:border-top="none" fo:border-bottom="0.05pt solid #000000"/>
    </style:style>
    <style:style style:name="Code.D31" style:family="table-cell">
      <style:table-cell-properties fo:padding="0.097cm" fo:border-left="0.05pt solid #000000" fo:border-right="0.05pt solid #000000" fo:border-top="none" fo:border-bottom="0.05pt solid #000000"/>
    </style:style>
    <style:style style:name="Code.A32" style:family="table-cell">
      <style:table-cell-properties fo:padding="0.097cm" fo:border-left="0.05pt solid #000000" fo:border-right="none" fo:border-top="none" fo:border-bottom="0.05pt solid #000000"/>
    </style:style>
    <style:style style:name="Code.C32" style:family="table-cell">
      <style:table-cell-properties fo:padding="0.097cm" fo:border-left="0.05pt solid #000000" fo:border-right="none" fo:border-top="none" fo:border-bottom="0.05pt solid #000000"/>
    </style:style>
    <style:style style:name="Code.D32" style:family="table-cell">
      <style:table-cell-properties fo:padding="0.097cm" fo:border-left="0.05pt solid #000000" fo:border-right="0.05pt solid #000000" fo:border-top="none" fo:border-bottom="0.05pt solid #000000"/>
    </style:style>
    <style:style style:name="Code.A33" style:family="table-cell">
      <style:table-cell-properties fo:padding="0.097cm" fo:border-left="0.05pt solid #000000" fo:border-right="none" fo:border-top="none" fo:border-bottom="0.05pt solid #000000"/>
    </style:style>
    <style:style style:name="Code.C33" style:family="table-cell">
      <style:table-cell-properties fo:padding="0.097cm" fo:border-left="0.05pt solid #000000" fo:border-right="none" fo:border-top="none" fo:border-bottom="0.05pt solid #000000"/>
    </style:style>
    <style:style style:name="Code.D33" style:family="table-cell">
      <style:table-cell-properties fo:padding="0.097cm" fo:border-left="0.05pt solid #000000" fo:border-right="0.05pt solid #000000" fo:border-top="none" fo:border-bottom="0.05pt solid #000000"/>
    </style:style>
    <style:style style:name="Code.A34" style:family="table-cell">
      <style:table-cell-properties fo:padding="0.097cm" fo:border-left="0.05pt solid #000000" fo:border-right="none" fo:border-top="none" fo:border-bottom="0.05pt solid #000000"/>
    </style:style>
    <style:style style:name="Code.C34" style:family="table-cell">
      <style:table-cell-properties fo:padding="0.097cm" fo:border-left="0.05pt solid #000000" fo:border-right="none" fo:border-top="none" fo:border-bottom="0.05pt solid #000000"/>
    </style:style>
    <style:style style:name="Code.D34" style:family="table-cell">
      <style:table-cell-properties fo:padding="0.097cm" fo:border-left="0.05pt solid #000000" fo:border-right="0.05pt solid #000000" fo:border-top="none" fo:border-bottom="0.05pt solid #000000"/>
    </style:style>
    <style:style style:name="Code.A35" style:family="table-cell">
      <style:table-cell-properties fo:padding="0.097cm" fo:border-left="0.05pt solid #000000" fo:border-right="none" fo:border-top="none" fo:border-bottom="0.05pt solid #000000"/>
    </style:style>
    <style:style style:name="Code.C35" style:family="table-cell">
      <style:table-cell-properties fo:padding="0.097cm" fo:border-left="0.05pt solid #000000" fo:border-right="none" fo:border-top="none" fo:border-bottom="0.05pt solid #000000"/>
    </style:style>
    <style:style style:name="Code.D35" style:family="table-cell">
      <style:table-cell-properties fo:padding="0.097cm" fo:border-left="0.05pt solid #000000" fo:border-right="0.05pt solid #000000" fo:border-top="none" fo:border-bottom="0.05pt solid #000000"/>
    </style:style>
    <style:style style:name="Code.A36" style:family="table-cell">
      <style:table-cell-properties fo:padding="0.097cm" fo:border-left="0.05pt solid #000000" fo:border-right="none" fo:border-top="none" fo:border-bottom="0.05pt solid #000000"/>
    </style:style>
    <style:style style:name="Code.C36" style:family="table-cell">
      <style:table-cell-properties fo:padding="0.097cm" fo:border-left="0.05pt solid #000000" fo:border-right="none" fo:border-top="none" fo:border-bottom="0.05pt solid #000000"/>
    </style:style>
    <style:style style:name="Code.D36" style:family="table-cell">
      <style:table-cell-properties fo:padding="0.097cm" fo:border-left="0.05pt solid #000000" fo:border-right="0.05pt solid #000000" fo:border-top="none" fo:border-bottom="0.05pt solid #000000"/>
    </style:style>
    <style:style style:name="Code.A37" style:family="table-cell">
      <style:table-cell-properties fo:padding="0.097cm" fo:border-left="0.05pt solid #000000" fo:border-right="none" fo:border-top="none" fo:border-bottom="0.05pt solid #000000"/>
    </style:style>
    <style:style style:name="Code.C37" style:family="table-cell">
      <style:table-cell-properties fo:padding="0.097cm" fo:border-left="0.05pt solid #000000" fo:border-right="none" fo:border-top="none" fo:border-bottom="0.05pt solid #000000"/>
    </style:style>
    <style:style style:name="Code.D37" style:family="table-cell">
      <style:table-cell-properties fo:padding="0.097cm" fo:border-left="0.05pt solid #000000" fo:border-right="0.05pt solid #000000" fo:border-top="none" fo:border-bottom="0.05pt solid #000000"/>
    </style:style>
    <style:style style:name="Code.A38" style:family="table-cell">
      <style:table-cell-properties fo:padding="0.097cm" fo:border-left="0.05pt solid #000000" fo:border-right="none" fo:border-top="none" fo:border-bottom="0.05pt solid #000000"/>
    </style:style>
    <style:style style:name="Code.C38" style:family="table-cell">
      <style:table-cell-properties fo:padding="0.097cm" fo:border-left="0.05pt solid #000000" fo:border-right="none" fo:border-top="none" fo:border-bottom="0.05pt solid #000000"/>
    </style:style>
    <style:style style:name="Code.D38" style:family="table-cell">
      <style:table-cell-properties fo:padding="0.097cm" fo:border-left="0.05pt solid #000000" fo:border-right="0.05pt solid #000000" fo:border-top="none" fo:border-bottom="0.05pt solid #000000"/>
    </style:style>
    <style:style style:name="Code.A39" style:family="table-cell">
      <style:table-cell-properties fo:padding="0.097cm" fo:border-left="0.05pt solid #000000" fo:border-right="none" fo:border-top="none" fo:border-bottom="0.05pt solid #000000"/>
    </style:style>
    <style:style style:name="Code.C39" style:family="table-cell">
      <style:table-cell-properties fo:padding="0.097cm" fo:border-left="0.05pt solid #000000" fo:border-right="none" fo:border-top="none" fo:border-bottom="0.05pt solid #000000"/>
    </style:style>
    <style:style style:name="Code.D39" style:family="table-cell">
      <style:table-cell-properties fo:padding="0.097cm" fo:border-left="0.05pt solid #000000" fo:border-right="0.05pt solid #000000" fo:border-top="none" fo:border-bottom="0.05pt solid #000000"/>
    </style:style>
    <style:style style:name="Code.A40" style:family="table-cell">
      <style:table-cell-properties fo:padding="0.097cm" fo:border-left="0.05pt solid #000000" fo:border-right="none" fo:border-top="none" fo:border-bottom="0.05pt solid #000000"/>
    </style:style>
    <style:style style:name="Code.C40" style:family="table-cell">
      <style:table-cell-properties fo:padding="0.097cm" fo:border-left="0.05pt solid #000000" fo:border-right="none" fo:border-top="none" fo:border-bottom="0.05pt solid #000000"/>
    </style:style>
    <style:style style:name="Code.D40" style:family="table-cell">
      <style:table-cell-properties fo:padding="0.097cm" fo:border-left="0.05pt solid #000000" fo:border-right="0.05pt solid #000000" fo:border-top="none" fo:border-bottom="0.05pt solid #000000"/>
    </style:style>
    <style:style style:name="Code.A41" style:family="table-cell">
      <style:table-cell-properties fo:padding="0.097cm" fo:border-left="0.05pt solid #000000" fo:border-right="none" fo:border-top="none" fo:border-bottom="0.05pt solid #000000"/>
    </style:style>
    <style:style style:name="Code.C41" style:family="table-cell">
      <style:table-cell-properties fo:padding="0.097cm" fo:border-left="0.05pt solid #000000" fo:border-right="none" fo:border-top="none" fo:border-bottom="0.05pt solid #000000"/>
    </style:style>
    <style:style style:name="Code.D41" style:family="table-cell">
      <style:table-cell-properties fo:padding="0.097cm" fo:border-left="0.05pt solid #000000" fo:border-right="0.05pt solid #000000" fo:border-top="none" fo:border-bottom="0.05pt solid #000000"/>
    </style:style>
    <style:style style:name="Code.A42" style:family="table-cell">
      <style:table-cell-properties fo:padding="0.097cm" fo:border-left="0.05pt solid #000000" fo:border-right="none" fo:border-top="none" fo:border-bottom="0.05pt solid #000000"/>
    </style:style>
    <style:style style:name="Code.C42" style:family="table-cell">
      <style:table-cell-properties fo:padding="0.097cm" fo:border-left="0.05pt solid #000000" fo:border-right="none" fo:border-top="none" fo:border-bottom="0.05pt solid #000000"/>
    </style:style>
    <style:style style:name="Code.D42" style:family="table-cell">
      <style:table-cell-properties fo:padding="0.097cm" fo:border-left="0.05pt solid #000000" fo:border-right="0.05pt solid #000000" fo:border-top="none" fo:border-bottom="0.05pt solid #000000"/>
    </style:style>
    <style:style style:name="Code.A43" style:family="table-cell">
      <style:table-cell-properties fo:padding="0.097cm" fo:border-left="0.05pt solid #000000" fo:border-right="none" fo:border-top="none" fo:border-bottom="0.05pt solid #000000"/>
    </style:style>
    <style:style style:name="Code.C43" style:family="table-cell">
      <style:table-cell-properties fo:padding="0.097cm" fo:border-left="0.05pt solid #000000" fo:border-right="none" fo:border-top="none" fo:border-bottom="0.05pt solid #000000"/>
    </style:style>
    <style:style style:name="Code.D43" style:family="table-cell">
      <style:table-cell-properties fo:padding="0.097cm" fo:border-left="0.05pt solid #000000" fo:border-right="0.05pt solid #000000" fo:border-top="none" fo:border-bottom="0.05pt solid #000000"/>
    </style:style>
    <style:style style:name="Code.A44" style:family="table-cell">
      <style:table-cell-properties fo:padding="0.097cm" fo:border-left="0.05pt solid #000000" fo:border-right="none" fo:border-top="none" fo:border-bottom="0.05pt solid #000000"/>
    </style:style>
    <style:style style:name="Code.C44" style:family="table-cell">
      <style:table-cell-properties fo:padding="0.097cm" fo:border-left="0.05pt solid #000000" fo:border-right="none" fo:border-top="none" fo:border-bottom="0.05pt solid #000000"/>
    </style:style>
    <style:style style:name="Code.D44" style:family="table-cell">
      <style:table-cell-properties fo:padding="0.097cm" fo:border-left="0.05pt solid #000000" fo:border-right="0.05pt solid #000000" fo:border-top="none" fo:border-bottom="0.05pt solid #000000"/>
    </style:style>
    <style:style style:name="Code.A45" style:family="table-cell">
      <style:table-cell-properties fo:padding="0.097cm" fo:border-left="0.05pt solid #000000" fo:border-right="none" fo:border-top="none" fo:border-bottom="0.05pt solid #000000"/>
    </style:style>
    <style:style style:name="Code.C45" style:family="table-cell">
      <style:table-cell-properties fo:padding="0.097cm" fo:border-left="0.05pt solid #000000" fo:border-right="none" fo:border-top="none" fo:border-bottom="0.05pt solid #000000"/>
    </style:style>
    <style:style style:name="Code.D45" style:family="table-cell">
      <style:table-cell-properties fo:padding="0.097cm" fo:border-left="0.05pt solid #000000" fo:border-right="0.05pt solid #000000" fo:border-top="none" fo:border-bottom="0.05pt solid #000000"/>
    </style:style>
    <style:style style:name="Code.A46" style:family="table-cell">
      <style:table-cell-properties fo:padding="0.097cm" fo:border-left="0.05pt solid #000000" fo:border-right="none" fo:border-top="none" fo:border-bottom="0.05pt solid #000000"/>
    </style:style>
    <style:style style:name="Code.C46" style:family="table-cell">
      <style:table-cell-properties fo:padding="0.097cm" fo:border-left="0.05pt solid #000000" fo:border-right="none" fo:border-top="none" fo:border-bottom="0.05pt solid #000000"/>
    </style:style>
    <style:style style:name="Code.D46" style:family="table-cell">
      <style:table-cell-properties fo:padding="0.097cm" fo:border-left="0.05pt solid #000000" fo:border-right="0.05pt solid #000000" fo:border-top="none" fo:border-bottom="0.05pt solid #000000"/>
    </style:style>
    <style:style style:name="Code.A47" style:family="table-cell">
      <style:table-cell-properties fo:padding="0.097cm" fo:border-left="0.05pt solid #000000" fo:border-right="none" fo:border-top="none" fo:border-bottom="0.05pt solid #000000"/>
    </style:style>
    <style:style style:name="Code.C47" style:family="table-cell">
      <style:table-cell-properties fo:padding="0.097cm" fo:border-left="0.05pt solid #000000" fo:border-right="none" fo:border-top="none" fo:border-bottom="0.05pt solid #000000"/>
    </style:style>
    <style:style style:name="Code.D47" style:family="table-cell">
      <style:table-cell-properties fo:padding="0.097cm" fo:border-left="0.05pt solid #000000" fo:border-right="0.05pt solid #000000" fo:border-top="none" fo:border-bottom="0.05pt solid #000000"/>
    </style:style>
    <style:style style:name="Code.A48" style:family="table-cell">
      <style:table-cell-properties fo:padding="0.097cm" fo:border-left="0.05pt solid #000000" fo:border-right="none" fo:border-top="none" fo:border-bottom="0.05pt solid #000000"/>
    </style:style>
    <style:style style:name="Code.C48" style:family="table-cell">
      <style:table-cell-properties fo:padding="0.097cm" fo:border-left="0.05pt solid #000000" fo:border-right="none" fo:border-top="none" fo:border-bottom="0.05pt solid #000000"/>
    </style:style>
    <style:style style:name="Code.D48" style:family="table-cell">
      <style:table-cell-properties fo:padding="0.097cm" fo:border-left="0.05pt solid #000000" fo:border-right="0.05pt solid #000000" fo:border-top="none" fo:border-bottom="0.05pt solid #000000"/>
    </style:style>
    <style:style style:name="Code.A49" style:family="table-cell">
      <style:table-cell-properties fo:padding="0.097cm" fo:border-left="0.05pt solid #000000" fo:border-right="none" fo:border-top="none" fo:border-bottom="0.05pt solid #000000"/>
    </style:style>
    <style:style style:name="Code.C49" style:family="table-cell">
      <style:table-cell-properties fo:padding="0.097cm" fo:border-left="0.05pt solid #000000" fo:border-right="none" fo:border-top="none" fo:border-bottom="0.05pt solid #000000"/>
    </style:style>
    <style:style style:name="Code.D49" style:family="table-cell">
      <style:table-cell-properties fo:padding="0.097cm" fo:border-left="0.05pt solid #000000" fo:border-right="0.05pt solid #000000" fo:border-top="none" fo:border-bottom="0.05pt solid #000000"/>
    </style:style>
    <style:style style:name="Code.A50" style:family="table-cell">
      <style:table-cell-properties fo:padding="0.097cm" fo:border-left="0.05pt solid #000000" fo:border-right="none" fo:border-top="none" fo:border-bottom="0.05pt solid #000000"/>
    </style:style>
    <style:style style:name="Code.C50" style:family="table-cell">
      <style:table-cell-properties fo:padding="0.097cm" fo:border-left="0.05pt solid #000000" fo:border-right="none" fo:border-top="none" fo:border-bottom="0.05pt solid #000000"/>
    </style:style>
    <style:style style:name="Code.D50" style:family="table-cell">
      <style:table-cell-properties fo:padding="0.097cm" fo:border-left="0.05pt solid #000000" fo:border-right="0.05pt solid #000000" fo:border-top="none" fo:border-bottom="0.05pt solid #000000"/>
    </style:style>
    <style:style style:name="Code.A51" style:family="table-cell">
      <style:table-cell-properties fo:padding="0.097cm" fo:border-left="0.05pt solid #000000" fo:border-right="none" fo:border-top="none" fo:border-bottom="0.05pt solid #000000"/>
    </style:style>
    <style:style style:name="Code.C51" style:family="table-cell">
      <style:table-cell-properties fo:padding="0.097cm" fo:border-left="0.05pt solid #000000" fo:border-right="none" fo:border-top="none" fo:border-bottom="0.05pt solid #000000"/>
    </style:style>
    <style:style style:name="Code.D51" style:family="table-cell">
      <style:table-cell-properties fo:padding="0.097cm" fo:border-left="0.05pt solid #000000" fo:border-right="0.05pt solid #000000" fo:border-top="none" fo:border-bottom="0.05pt solid #000000"/>
    </style:style>
    <style:style style:name="Code.A52" style:family="table-cell">
      <style:table-cell-properties fo:padding="0.097cm" fo:border-left="0.05pt solid #000000" fo:border-right="none" fo:border-top="none" fo:border-bottom="0.05pt solid #000000"/>
    </style:style>
    <style:style style:name="Code.C52" style:family="table-cell">
      <style:table-cell-properties fo:padding="0.097cm" fo:border-left="0.05pt solid #000000" fo:border-right="none" fo:border-top="none" fo:border-bottom="0.05pt solid #000000"/>
    </style:style>
    <style:style style:name="Code.D52" style:family="table-cell">
      <style:table-cell-properties fo:padding="0.097cm" fo:border-left="0.05pt solid #000000" fo:border-right="0.05pt solid #000000" fo:border-top="none" fo:border-bottom="0.05pt solid #000000"/>
    </style:style>
    <style:style style:name="Code.A53" style:family="table-cell">
      <style:table-cell-properties fo:padding="0.097cm" fo:border-left="0.05pt solid #000000" fo:border-right="none" fo:border-top="none" fo:border-bottom="0.05pt solid #000000"/>
    </style:style>
    <style:style style:name="Code.C53" style:family="table-cell">
      <style:table-cell-properties fo:padding="0.097cm" fo:border-left="0.05pt solid #000000" fo:border-right="none" fo:border-top="none" fo:border-bottom="0.05pt solid #000000"/>
    </style:style>
    <style:style style:name="Code.D53" style:family="table-cell">
      <style:table-cell-properties fo:padding="0.097cm" fo:border-left="0.05pt solid #000000" fo:border-right="0.05pt solid #000000" fo:border-top="none" fo:border-bottom="0.05pt solid #000000"/>
    </style:style>
    <style:style style:name="Code.A54" style:family="table-cell">
      <style:table-cell-properties fo:padding="0.097cm" fo:border-left="0.05pt solid #000000" fo:border-right="none" fo:border-top="none" fo:border-bottom="0.05pt solid #000000"/>
    </style:style>
    <style:style style:name="Code.C54" style:family="table-cell">
      <style:table-cell-properties fo:padding="0.097cm" fo:border-left="0.05pt solid #000000" fo:border-right="none" fo:border-top="none" fo:border-bottom="0.05pt solid #000000"/>
    </style:style>
    <style:style style:name="Code.D54" style:family="table-cell">
      <style:table-cell-properties fo:padding="0.097cm" fo:border-left="0.05pt solid #000000" fo:border-right="0.05pt solid #000000" fo:border-top="none" fo:border-bottom="0.05pt solid #000000"/>
    </style:style>
    <style:style style:name="Code.A55" style:family="table-cell">
      <style:table-cell-properties fo:padding="0.097cm" fo:border-left="0.05pt solid #000000" fo:border-right="none" fo:border-top="none" fo:border-bottom="0.05pt solid #000000"/>
    </style:style>
    <style:style style:name="Code.C55" style:family="table-cell">
      <style:table-cell-properties fo:padding="0.097cm" fo:border-left="0.05pt solid #000000" fo:border-right="none" fo:border-top="none" fo:border-bottom="0.05pt solid #000000"/>
    </style:style>
    <style:style style:name="Code.D55" style:family="table-cell">
      <style:table-cell-properties fo:padding="0.097cm" fo:border-left="0.05pt solid #000000" fo:border-right="0.05pt solid #000000" fo:border-top="none" fo:border-bottom="0.05pt solid #000000"/>
    </style:style>
    <style:style style:name="Code.A56" style:family="table-cell">
      <style:table-cell-properties fo:padding="0.097cm" fo:border-left="0.05pt solid #000000" fo:border-right="none" fo:border-top="none" fo:border-bottom="0.05pt solid #000000"/>
    </style:style>
    <style:style style:name="Code.C56" style:family="table-cell">
      <style:table-cell-properties fo:padding="0.097cm" fo:border-left="0.05pt solid #000000" fo:border-right="none" fo:border-top="none" fo:border-bottom="0.05pt solid #000000"/>
    </style:style>
    <style:style style:name="Code.D56" style:family="table-cell">
      <style:table-cell-properties fo:padding="0.097cm" fo:border-left="0.05pt solid #000000" fo:border-right="0.05pt solid #000000" fo:border-top="none" fo:border-bottom="0.05pt solid #000000"/>
    </style:style>
    <style:style style:name="Code.A57" style:family="table-cell">
      <style:table-cell-properties fo:padding="0.097cm" fo:border-left="0.05pt solid #000000" fo:border-right="none" fo:border-top="none" fo:border-bottom="0.05pt solid #000000"/>
    </style:style>
    <style:style style:name="Code.C57" style:family="table-cell">
      <style:table-cell-properties fo:padding="0.097cm" fo:border-left="0.05pt solid #000000" fo:border-right="none" fo:border-top="none" fo:border-bottom="0.05pt solid #000000"/>
    </style:style>
    <style:style style:name="Code.D57" style:family="table-cell">
      <style:table-cell-properties fo:padding="0.097cm" fo:border-left="0.05pt solid #000000" fo:border-right="0.05pt solid #000000" fo:border-top="none" fo:border-bottom="0.05pt solid #000000"/>
    </style:style>
    <style:style style:name="Code.A58" style:family="table-cell">
      <style:table-cell-properties fo:padding="0.097cm" fo:border-left="0.05pt solid #000000" fo:border-right="none" fo:border-top="none" fo:border-bottom="0.05pt solid #000000"/>
    </style:style>
    <style:style style:name="Code.C58" style:family="table-cell">
      <style:table-cell-properties fo:padding="0.097cm" fo:border-left="0.05pt solid #000000" fo:border-right="none" fo:border-top="none" fo:border-bottom="0.05pt solid #000000"/>
    </style:style>
    <style:style style:name="Code.D58" style:family="table-cell">
      <style:table-cell-properties fo:padding="0.097cm" fo:border-left="0.05pt solid #000000" fo:border-right="0.05pt solid #000000" fo:border-top="none" fo:border-bottom="0.05pt solid #000000"/>
    </style:style>
    <style:style style:name="Code.A59" style:family="table-cell">
      <style:table-cell-properties fo:padding="0.097cm" fo:border-left="0.05pt solid #000000" fo:border-right="none" fo:border-top="none" fo:border-bottom="0.05pt solid #000000"/>
    </style:style>
    <style:style style:name="Code.C59" style:family="table-cell">
      <style:table-cell-properties fo:padding="0.097cm" fo:border-left="0.05pt solid #000000" fo:border-right="none" fo:border-top="none" fo:border-bottom="0.05pt solid #000000"/>
    </style:style>
    <style:style style:name="Code.D59" style:family="table-cell">
      <style:table-cell-properties fo:padding="0.097cm" fo:border-left="0.05pt solid #000000" fo:border-right="0.05pt solid #000000" fo:border-top="none" fo:border-bottom="0.05pt solid #000000"/>
    </style:style>
    <style:style style:name="Code.A60" style:family="table-cell">
      <style:table-cell-properties fo:padding="0.097cm" fo:border-left="0.05pt solid #000000" fo:border-right="none" fo:border-top="none" fo:border-bottom="0.05pt solid #000000"/>
    </style:style>
    <style:style style:name="Code.C60" style:family="table-cell">
      <style:table-cell-properties fo:padding="0.097cm" fo:border-left="0.05pt solid #000000" fo:border-right="none" fo:border-top="none" fo:border-bottom="0.05pt solid #000000"/>
    </style:style>
    <style:style style:name="Code.D60" style:family="table-cell">
      <style:table-cell-properties fo:padding="0.097cm" fo:border-left="0.05pt solid #000000" fo:border-right="0.05pt solid #000000" fo:border-top="none" fo:border-bottom="0.05pt solid #000000"/>
    </style:style>
    <style:style style:name="Code.A61" style:family="table-cell">
      <style:table-cell-properties fo:padding="0.097cm" fo:border-left="0.05pt solid #000000" fo:border-right="none" fo:border-top="none" fo:border-bottom="0.05pt solid #000000"/>
    </style:style>
    <style:style style:name="Code.C61" style:family="table-cell">
      <style:table-cell-properties fo:padding="0.097cm" fo:border-left="0.05pt solid #000000" fo:border-right="none" fo:border-top="none" fo:border-bottom="0.05pt solid #000000"/>
    </style:style>
    <style:style style:name="Code.D61" style:family="table-cell">
      <style:table-cell-properties fo:padding="0.097cm" fo:border-left="0.05pt solid #000000" fo:border-right="0.05pt solid #000000" fo:border-top="none" fo:border-bottom="0.05pt solid #000000"/>
    </style:style>
    <style:style style:name="Code.A62" style:family="table-cell">
      <style:table-cell-properties fo:padding="0.097cm" fo:border-left="0.05pt solid #000000" fo:border-right="none" fo:border-top="none" fo:border-bottom="0.05pt solid #000000"/>
    </style:style>
    <style:style style:name="Code.C62" style:family="table-cell">
      <style:table-cell-properties fo:padding="0.097cm" fo:border-left="0.05pt solid #000000" fo:border-right="none" fo:border-top="none" fo:border-bottom="0.05pt solid #000000"/>
    </style:style>
    <style:style style:name="Code.D62" style:family="table-cell">
      <style:table-cell-properties fo:padding="0.097cm" fo:border-left="0.05pt solid #000000" fo:border-right="0.05pt solid #000000" fo:border-top="none" fo:border-bottom="0.05pt solid #000000"/>
    </style:style>
    <style:style style:name="Code.A63" style:family="table-cell">
      <style:table-cell-properties fo:padding="0.097cm" fo:border-left="0.05pt solid #000000" fo:border-right="none" fo:border-top="none" fo:border-bottom="0.05pt solid #000000"/>
    </style:style>
    <style:style style:name="Code.B63" style:family="table-cell">
      <style:table-cell-properties style:vertical-align="top" fo:padding="0.097cm" fo:border-left="0.05pt solid #000000" fo:border-right="none" fo:border-top="none" fo:border-bottom="0.05pt solid #000000"/>
    </style:style>
    <style:style style:name="Code.C63" style:family="table-cell">
      <style:table-cell-properties fo:padding="0.097cm" fo:border-left="0.05pt solid #000000" fo:border-right="none" fo:border-top="none" fo:border-bottom="0.05pt solid #000000"/>
    </style:style>
    <style:style style:name="Code.D63" style:family="table-cell" style:data-style-name="N0">
      <style:table-cell-properties style:vertical-align="bottom" fo:padding="0.097cm" fo:border-left="0.05pt solid #000000" fo:border-right="0.05pt solid #000000" fo:border-top="none" fo:border-bottom="0.05pt solid #000000"/>
    </style:style>
    <style:style style:name="Code.A64" style:family="table-cell">
      <style:table-cell-properties fo:padding="0.097cm" fo:border-left="0.05pt solid #000000" fo:border-right="none" fo:border-top="none" fo:border-bottom="0.05pt solid #000000"/>
    </style:style>
    <style:style style:name="Code.B64" style:family="table-cell">
      <style:table-cell-properties style:vertical-align="top" fo:padding="0.097cm" fo:border-left="0.05pt solid #000000" fo:border-right="none" fo:border-top="none" fo:border-bottom="0.05pt solid #000000"/>
    </style:style>
    <style:style style:name="Code.C64" style:family="table-cell">
      <style:table-cell-properties fo:padding="0.097cm" fo:border-left="0.05pt solid #000000" fo:border-right="none" fo:border-top="none" fo:border-bottom="0.05pt solid #000000"/>
    </style:style>
    <style:style style:name="Code.A65" style:family="table-cell">
      <style:table-cell-properties fo:padding="0.097cm" fo:border-left="0.05pt solid #000000" fo:border-right="none" fo:border-top="none" fo:border-bottom="0.05pt solid #000000"/>
    </style:style>
    <style:style style:name="Code.B65" style:family="table-cell">
      <style:table-cell-properties style:vertical-align="top" fo:padding="0.097cm" fo:border-left="0.05pt solid #000000" fo:border-right="none" fo:border-top="none" fo:border-bottom="0.05pt solid #000000"/>
    </style:style>
    <style:style style:name="Code.C65" style:family="table-cell">
      <style:table-cell-properties fo:padding="0.097cm" fo:border-left="0.05pt solid #000000" fo:border-right="none" fo:border-top="none" fo:border-bottom="0.05pt solid #000000"/>
    </style:style>
    <style:style style:name="Code.A66" style:family="table-cell">
      <style:table-cell-properties fo:padding="0.097cm" fo:border-left="0.05pt solid #000000" fo:border-right="none" fo:border-top="none" fo:border-bottom="0.05pt solid #000000"/>
    </style:style>
    <style:style style:name="Code.B66" style:family="table-cell">
      <style:table-cell-properties style:vertical-align="top" fo:padding="0.097cm" fo:border-left="0.05pt solid #000000" fo:border-right="none" fo:border-top="none" fo:border-bottom="0.05pt solid #000000"/>
    </style:style>
    <style:style style:name="Code.C66" style:family="table-cell">
      <style:table-cell-properties fo:padding="0.097cm" fo:border-left="0.05pt solid #000000" fo:border-right="none" fo:border-top="none" fo:border-bottom="0.05pt solid #000000"/>
    </style:style>
    <style:style style:name="Code.A67" style:family="table-cell">
      <style:table-cell-properties fo:padding="0.097cm" fo:border-left="0.05pt solid #000000" fo:border-right="none" fo:border-top="none" fo:border-bottom="0.05pt solid #000000"/>
    </style:style>
    <style:style style:name="Code.B67" style:family="table-cell">
      <style:table-cell-properties style:vertical-align="top" fo:padding="0.097cm" fo:border-left="0.05pt solid #000000" fo:border-right="none" fo:border-top="none" fo:border-bottom="0.05pt solid #000000"/>
    </style:style>
    <style:style style:name="Code.C67" style:family="table-cell">
      <style:table-cell-properties fo:padding="0.097cm" fo:border-left="0.05pt solid #000000" fo:border-right="none" fo:border-top="none" fo:border-bottom="0.05pt solid #000000"/>
    </style:style>
    <style:style style:name="Code.A68" style:family="table-cell">
      <style:table-cell-properties fo:padding="0.097cm" fo:border-left="0.05pt solid #000000" fo:border-right="none" fo:border-top="none" fo:border-bottom="0.05pt solid #000000"/>
    </style:style>
    <style:style style:name="Code.B68" style:family="table-cell">
      <style:table-cell-properties style:vertical-align="top" fo:padding="0.097cm" fo:border-left="0.05pt solid #000000" fo:border-right="none" fo:border-top="none" fo:border-bottom="0.05pt solid #000000"/>
    </style:style>
    <style:style style:name="Code.C68" style:family="table-cell">
      <style:table-cell-properties fo:padding="0.097cm" fo:border-left="0.05pt solid #000000" fo:border-right="none" fo:border-top="none" fo:border-bottom="0.05pt solid #000000"/>
    </style:style>
    <style:style style:name="Code.A69" style:family="table-cell">
      <style:table-cell-properties fo:padding="0.097cm" fo:border-left="0.05pt solid #000000" fo:border-right="none" fo:border-top="none" fo:border-bottom="0.05pt solid #000000"/>
    </style:style>
    <style:style style:name="Code.B69" style:family="table-cell">
      <style:table-cell-properties style:vertical-align="top" fo:padding="0.097cm" fo:border-left="0.05pt solid #000000" fo:border-right="none" fo:border-top="none" fo:border-bottom="0.05pt solid #000000"/>
    </style:style>
    <style:style style:name="Code.C69" style:family="table-cell">
      <style:table-cell-properties fo:padding="0.097cm" fo:border-left="0.05pt solid #000000" fo:border-right="none" fo:border-top="none" fo:border-bottom="0.05pt solid #000000"/>
    </style:style>
    <style:style style:name="Code.A70" style:family="table-cell">
      <style:table-cell-properties fo:padding="0.097cm" fo:border-left="0.05pt solid #000000" fo:border-right="none" fo:border-top="none" fo:border-bottom="0.05pt solid #000000"/>
    </style:style>
    <style:style style:name="Code.C70" style:family="table-cell">
      <style:table-cell-properties fo:padding="0.097cm" fo:border-left="0.05pt solid #000000" fo:border-right="none" fo:border-top="none" fo:border-bottom="0.05pt solid #000000"/>
    </style:style>
    <style:style style:name="Code.D70" style:family="table-cell">
      <style:table-cell-properties fo:padding="0.097cm" fo:border-left="0.05pt solid #000000" fo:border-right="0.05pt solid #000000" fo:border-top="none" fo:border-bottom="0.05pt solid #000000"/>
    </style:style>
    <style:style style:name="Code.A71" style:family="table-cell">
      <style:table-cell-properties fo:padding="0.097cm" fo:border-left="0.05pt solid #000000" fo:border-right="none" fo:border-top="none" fo:border-bottom="0.05pt solid #000000"/>
    </style:style>
    <style:style style:name="Code.C71" style:family="table-cell">
      <style:table-cell-properties fo:padding="0.097cm" fo:border-left="0.05pt solid #000000" fo:border-right="none" fo:border-top="none" fo:border-bottom="0.05pt solid #000000"/>
    </style:style>
    <style:style style:name="Code.D71" style:family="table-cell">
      <style:table-cell-properties fo:padding="0.097cm" fo:border-left="0.05pt solid #000000" fo:border-right="0.05pt solid #000000" fo:border-top="none" fo:border-bottom="0.05pt solid #000000"/>
    </style:style>
    <style:style style:name="Code.A72" style:family="table-cell">
      <style:table-cell-properties fo:padding="0.097cm" fo:border-left="0.05pt solid #000000" fo:border-right="none" fo:border-top="none" fo:border-bottom="0.05pt solid #000000"/>
    </style:style>
    <style:style style:name="Code.C72" style:family="table-cell">
      <style:table-cell-properties fo:padding="0.097cm" fo:border-left="0.05pt solid #000000" fo:border-right="none" fo:border-top="none" fo:border-bottom="0.05pt solid #000000"/>
    </style:style>
    <style:style style:name="Code.D72" style:family="table-cell">
      <style:table-cell-properties fo:padding="0.097cm" fo:border-left="0.05pt solid #000000" fo:border-right="0.05pt solid #000000" fo:border-top="none" fo:border-bottom="0.05pt solid #000000"/>
    </style:style>
    <style:style style:name="Code.A73" style:family="table-cell">
      <style:table-cell-properties fo:padding="0.097cm" fo:border-left="0.05pt solid #000000" fo:border-right="none" fo:border-top="none" fo:border-bottom="0.05pt solid #000000"/>
    </style:style>
    <style:style style:name="Code.C73" style:family="table-cell">
      <style:table-cell-properties fo:padding="0.097cm" fo:border-left="0.05pt solid #000000" fo:border-right="none" fo:border-top="none" fo:border-bottom="0.05pt solid #000000"/>
    </style:style>
    <style:style style:name="Code.D73" style:family="table-cell">
      <style:table-cell-properties fo:padding="0.097cm" fo:border-left="0.05pt solid #000000" fo:border-right="0.05pt solid #000000" fo:border-top="none" fo:border-bottom="0.05pt solid #000000"/>
    </style:style>
    <style:style style:name="Code.A74" style:family="table-cell">
      <style:table-cell-properties fo:padding="0.097cm" fo:border-left="0.05pt solid #000000" fo:border-right="none" fo:border-top="none" fo:border-bottom="0.05pt solid #000000"/>
    </style:style>
    <style:style style:name="Code.C74" style:family="table-cell">
      <style:table-cell-properties fo:padding="0.097cm" fo:border-left="0.05pt solid #000000" fo:border-right="none" fo:border-top="none" fo:border-bottom="0.05pt solid #000000"/>
    </style:style>
    <style:style style:name="Code.D74" style:family="table-cell">
      <style:table-cell-properties fo:padding="0.097cm" fo:border-left="0.05pt solid #000000" fo:border-right="0.05pt solid #000000" fo:border-top="none" fo:border-bottom="0.05pt solid #000000"/>
    </style:style>
    <style:style style:name="Code.A75" style:family="table-cell">
      <style:table-cell-properties fo:padding="0.097cm" fo:border-left="0.05pt solid #000000" fo:border-right="none" fo:border-top="none" fo:border-bottom="0.05pt solid #000000"/>
    </style:style>
    <style:style style:name="Code.C75" style:family="table-cell">
      <style:table-cell-properties fo:padding="0.097cm" fo:border-left="0.05pt solid #000000" fo:border-right="none" fo:border-top="none" fo:border-bottom="0.05pt solid #000000"/>
    </style:style>
    <style:style style:name="Code.D75" style:family="table-cell">
      <style:table-cell-properties fo:padding="0.097cm" fo:border-left="0.05pt solid #000000" fo:border-right="0.05pt solid #000000" fo:border-top="none" fo:border-bottom="0.05pt solid #000000"/>
    </style:style>
    <style:style style:name="Code.A76" style:family="table-cell">
      <style:table-cell-properties fo:padding="0.097cm" fo:border-left="0.05pt solid #000000" fo:border-right="none" fo:border-top="none" fo:border-bottom="0.05pt solid #000000"/>
    </style:style>
    <style:style style:name="Code.C76" style:family="table-cell">
      <style:table-cell-properties fo:padding="0.097cm" fo:border-left="0.05pt solid #000000" fo:border-right="none" fo:border-top="none" fo:border-bottom="0.05pt solid #000000"/>
    </style:style>
    <style:style style:name="Code.D76" style:family="table-cell">
      <style:table-cell-properties fo:padding="0.097cm" fo:border-left="0.05pt solid #000000" fo:border-right="0.05pt solid #000000" fo:border-top="none" fo:border-bottom="0.05pt solid #000000"/>
    </style:style>
    <style:style style:name="Code.A77" style:family="table-cell">
      <style:table-cell-properties fo:padding="0.097cm" fo:border-left="0.05pt solid #000000" fo:border-right="none" fo:border-top="none" fo:border-bottom="0.05pt solid #000000"/>
    </style:style>
    <style:style style:name="Code.C77" style:family="table-cell">
      <style:table-cell-properties fo:padding="0.097cm" fo:border-left="0.05pt solid #000000" fo:border-right="none" fo:border-top="none" fo:border-bottom="0.05pt solid #000000"/>
    </style:style>
    <style:style style:name="Code.D77" style:family="table-cell">
      <style:table-cell-properties fo:padding="0.097cm" fo:border-left="0.05pt solid #000000" fo:border-right="0.05pt solid #000000" fo:border-top="none" fo:border-bottom="0.05pt solid #000000"/>
    </style:style>
    <style:style style:name="Code.A78" style:family="table-cell">
      <style:table-cell-properties fo:padding="0.097cm" fo:border-left="0.05pt solid #000000" fo:border-right="none" fo:border-top="none" fo:border-bottom="0.05pt solid #000000"/>
    </style:style>
    <style:style style:name="Code.C78" style:family="table-cell">
      <style:table-cell-properties fo:padding="0.097cm" fo:border-left="0.05pt solid #000000" fo:border-right="none" fo:border-top="none" fo:border-bottom="0.05pt solid #000000"/>
    </style:style>
    <style:style style:name="Code.D78" style:family="table-cell">
      <style:table-cell-properties fo:padding="0.097cm" fo:border-left="0.05pt solid #000000" fo:border-right="0.05pt solid #000000" fo:border-top="none" fo:border-bottom="0.05pt solid #000000"/>
    </style:style>
    <style:style style:name="Code.A79" style:family="table-cell">
      <style:table-cell-properties fo:padding="0.097cm" fo:border-left="0.05pt solid #000000" fo:border-right="none" fo:border-top="none" fo:border-bottom="0.05pt solid #000000"/>
    </style:style>
    <style:style style:name="Code.C79" style:family="table-cell">
      <style:table-cell-properties fo:padding="0.097cm" fo:border-left="0.05pt solid #000000" fo:border-right="none" fo:border-top="none" fo:border-bottom="0.05pt solid #000000"/>
    </style:style>
    <style:style style:name="Code.D79" style:family="table-cell">
      <style:table-cell-properties fo:padding="0.097cm" fo:border-left="0.05pt solid #000000" fo:border-right="0.05pt solid #000000" fo:border-top="none" fo:border-bottom="0.05pt solid #000000"/>
    </style:style>
    <style:style style:name="Code.A80" style:family="table-cell">
      <style:table-cell-properties fo:padding="0.097cm" fo:border-left="0.05pt solid #000000" fo:border-right="none" fo:border-top="none" fo:border-bottom="0.05pt solid #000000"/>
    </style:style>
    <style:style style:name="Code.C80" style:family="table-cell">
      <style:table-cell-properties fo:padding="0.097cm" fo:border-left="0.05pt solid #000000" fo:border-right="none" fo:border-top="none" fo:border-bottom="0.05pt solid #000000"/>
    </style:style>
    <style:style style:name="Code.D80" style:family="table-cell">
      <style:table-cell-properties fo:padding="0.097cm" fo:border-left="0.05pt solid #000000" fo:border-right="0.05pt solid #000000" fo:border-top="none" fo:border-bottom="0.05pt solid #000000"/>
    </style:style>
    <style:style style:name="Code.A81" style:family="table-cell">
      <style:table-cell-properties fo:padding="0.097cm" fo:border-left="0.05pt solid #000000" fo:border-right="none" fo:border-top="none" fo:border-bottom="0.05pt solid #000000"/>
    </style:style>
    <style:style style:name="Code.C81" style:family="table-cell">
      <style:table-cell-properties fo:padding="0.097cm" fo:border-left="0.05pt solid #000000" fo:border-right="none" fo:border-top="none" fo:border-bottom="0.05pt solid #000000"/>
    </style:style>
    <style:style style:name="Code.D81" style:family="table-cell">
      <style:table-cell-properties fo:padding="0.097cm" fo:border-left="0.05pt solid #000000" fo:border-right="0.05pt solid #000000" fo:border-top="none" fo:border-bottom="0.05pt solid #000000"/>
    </style:style>
    <style:style style:name="Code.A82" style:family="table-cell">
      <style:table-cell-properties fo:padding="0.097cm" fo:border-left="0.05pt solid #000000" fo:border-right="none" fo:border-top="none" fo:border-bottom="0.05pt solid #000000"/>
    </style:style>
    <style:style style:name="Code.C82" style:family="table-cell">
      <style:table-cell-properties fo:padding="0.097cm" fo:border-left="0.05pt solid #000000" fo:border-right="none" fo:border-top="none" fo:border-bottom="0.05pt solid #000000"/>
    </style:style>
    <style:style style:name="Code.D82" style:family="table-cell">
      <style:table-cell-properties fo:padding="0.097cm" fo:border-left="0.05pt solid #000000" fo:border-right="0.05pt solid #000000" fo:border-top="none" fo:border-bottom="0.05pt solid #000000"/>
    </style:style>
    <style:style style:name="Code.A83" style:family="table-cell">
      <style:table-cell-properties fo:padding="0.097cm" fo:border-left="0.05pt solid #000000" fo:border-right="none" fo:border-top="none" fo:border-bottom="0.05pt solid #000000"/>
    </style:style>
    <style:style style:name="Code.C83" style:family="table-cell">
      <style:table-cell-properties fo:padding="0.097cm" fo:border-left="0.05pt solid #000000" fo:border-right="none" fo:border-top="none" fo:border-bottom="0.05pt solid #000000"/>
    </style:style>
    <style:style style:name="Code.D83" style:family="table-cell">
      <style:table-cell-properties fo:padding="0.097cm" fo:border-left="0.05pt solid #000000" fo:border-right="0.05pt solid #000000" fo:border-top="none" fo:border-bottom="0.05pt solid #000000"/>
    </style:style>
    <style:style style:name="Code.A84" style:family="table-cell">
      <style:table-cell-properties fo:padding="0.097cm" fo:border-left="0.05pt solid #000000" fo:border-right="none" fo:border-top="none" fo:border-bottom="0.05pt solid #000000"/>
    </style:style>
    <style:style style:name="Code.C84" style:family="table-cell">
      <style:table-cell-properties fo:padding="0.097cm" fo:border-left="0.05pt solid #000000" fo:border-right="none" fo:border-top="none" fo:border-bottom="0.05pt solid #000000"/>
    </style:style>
    <style:style style:name="Code.D84" style:family="table-cell">
      <style:table-cell-properties fo:padding="0.097cm" fo:border-left="0.05pt solid #000000" fo:border-right="0.05pt solid #000000" fo:border-top="none" fo:border-bottom="0.05pt solid #000000"/>
    </style:style>
    <style:style style:name="Code.A85" style:family="table-cell">
      <style:table-cell-properties fo:padding="0.097cm" fo:border-left="0.05pt solid #000000" fo:border-right="none" fo:border-top="none" fo:border-bottom="0.05pt solid #000000"/>
    </style:style>
    <style:style style:name="Code.C85" style:family="table-cell">
      <style:table-cell-properties fo:padding="0.097cm" fo:border-left="0.05pt solid #000000" fo:border-right="none" fo:border-top="none" fo:border-bottom="0.05pt solid #000000"/>
    </style:style>
    <style:style style:name="Code.D85" style:family="table-cell">
      <style:table-cell-properties fo:padding="0.097cm" fo:border-left="0.05pt solid #000000" fo:border-right="0.05pt solid #000000" fo:border-top="none" fo:border-bottom="0.05pt solid #000000"/>
    </style:style>
    <style:style style:name="Code.A86" style:family="table-cell">
      <style:table-cell-properties fo:padding="0.097cm" fo:border-left="0.05pt solid #000000" fo:border-right="none" fo:border-top="none" fo:border-bottom="0.05pt solid #000000"/>
    </style:style>
    <style:style style:name="Code.C86" style:family="table-cell">
      <style:table-cell-properties fo:padding="0.097cm" fo:border-left="0.05pt solid #000000" fo:border-right="none" fo:border-top="none" fo:border-bottom="0.05pt solid #000000"/>
    </style:style>
    <style:style style:name="Code.D86" style:family="table-cell">
      <style:table-cell-properties fo:padding="0.097cm" fo:border-left="0.05pt solid #000000" fo:border-right="0.05pt solid #000000" fo:border-top="none" fo:border-bottom="0.05pt solid #000000"/>
    </style:style>
    <style:style style:name="Code.A87" style:family="table-cell">
      <style:table-cell-properties fo:padding="0.097cm" fo:border-left="0.05pt solid #000000" fo:border-right="none" fo:border-top="none" fo:border-bottom="0.05pt solid #000000"/>
    </style:style>
    <style:style style:name="Code.C87" style:family="table-cell">
      <style:table-cell-properties fo:padding="0.097cm" fo:border-left="0.05pt solid #000000" fo:border-right="none" fo:border-top="none" fo:border-bottom="0.05pt solid #000000"/>
    </style:style>
    <style:style style:name="Code.D87" style:family="table-cell">
      <style:table-cell-properties fo:padding="0.097cm" fo:border-left="0.05pt solid #000000" fo:border-right="0.05pt solid #000000" fo:border-top="none" fo:border-bottom="0.05pt solid #000000"/>
    </style:style>
    <style:style style:name="Code.A88" style:family="table-cell">
      <style:table-cell-properties fo:padding="0.097cm" fo:border-left="0.05pt solid #000000" fo:border-right="none" fo:border-top="none" fo:border-bottom="0.05pt solid #000000"/>
    </style:style>
    <style:style style:name="Code.C88" style:family="table-cell">
      <style:table-cell-properties fo:padding="0.097cm" fo:border-left="0.05pt solid #000000" fo:border-right="none" fo:border-top="none" fo:border-bottom="0.05pt solid #000000"/>
    </style:style>
    <style:style style:name="Code.D88" style:family="table-cell">
      <style:table-cell-properties fo:padding="0.097cm" fo:border-left="0.05pt solid #000000" fo:border-right="0.05pt solid #000000" fo:border-top="none" fo:border-bottom="0.05pt solid #000000"/>
    </style:style>
    <style:style style:name="Code.A89" style:family="table-cell">
      <style:table-cell-properties fo:padding="0.097cm" fo:border-left="0.05pt solid #000000" fo:border-right="none" fo:border-top="none" fo:border-bottom="0.05pt solid #000000"/>
    </style:style>
    <style:style style:name="Code.C89" style:family="table-cell">
      <style:table-cell-properties fo:padding="0.097cm" fo:border-left="0.05pt solid #000000" fo:border-right="none" fo:border-top="none" fo:border-bottom="0.05pt solid #000000"/>
    </style:style>
    <style:style style:name="Code.D89" style:family="table-cell">
      <style:table-cell-properties fo:padding="0.097cm" fo:border-left="0.05pt solid #000000" fo:border-right="0.05pt solid #000000" fo:border-top="none" fo:border-bottom="0.05pt solid #000000"/>
    </style:style>
    <style:style style:name="Code.A90" style:family="table-cell">
      <style:table-cell-properties fo:padding="0.097cm" fo:border-left="0.05pt solid #000000" fo:border-right="none" fo:border-top="none" fo:border-bottom="0.05pt solid #000000"/>
    </style:style>
    <style:style style:name="Code.C90" style:family="table-cell">
      <style:table-cell-properties fo:padding="0.097cm" fo:border-left="0.05pt solid #000000" fo:border-right="none" fo:border-top="none" fo:border-bottom="0.05pt solid #000000"/>
    </style:style>
    <style:style style:name="Code.D90" style:family="table-cell">
      <style:table-cell-properties fo:padding="0.097cm" fo:border-left="0.05pt solid #000000" fo:border-right="0.05pt solid #000000" fo:border-top="none" fo:border-bottom="0.05pt solid #000000"/>
    </style:style>
    <style:style style:name="Code.A91" style:family="table-cell">
      <style:table-cell-properties fo:padding="0.097cm" fo:border-left="0.05pt solid #000000" fo:border-right="none" fo:border-top="none" fo:border-bottom="0.05pt solid #000000"/>
    </style:style>
    <style:style style:name="Code.C91" style:family="table-cell">
      <style:table-cell-properties fo:padding="0.097cm" fo:border-left="0.05pt solid #000000" fo:border-right="none" fo:border-top="none" fo:border-bottom="0.05pt solid #000000"/>
    </style:style>
    <style:style style:name="Code.D91" style:family="table-cell">
      <style:table-cell-properties fo:padding="0.097cm" fo:border-left="0.05pt solid #000000" fo:border-right="0.05pt solid #000000" fo:border-top="none" fo:border-bottom="0.05pt solid #000000"/>
    </style:style>
    <style:style style:name="Code.A92" style:family="table-cell">
      <style:table-cell-properties fo:padding="0.097cm" fo:border-left="0.05pt solid #000000" fo:border-right="none" fo:border-top="none" fo:border-bottom="0.05pt solid #000000"/>
    </style:style>
    <style:style style:name="Code.C92" style:family="table-cell">
      <style:table-cell-properties fo:padding="0.097cm" fo:border-left="0.05pt solid #000000" fo:border-right="none" fo:border-top="none" fo:border-bottom="0.05pt solid #000000"/>
    </style:style>
    <style:style style:name="Code.D92" style:family="table-cell">
      <style:table-cell-properties fo:padding="0.097cm" fo:border-left="0.05pt solid #000000" fo:border-right="0.05pt solid #000000" fo:border-top="none" fo:border-bottom="0.05pt solid #000000"/>
    </style:style>
    <style:style style:name="Code.A93" style:family="table-cell">
      <style:table-cell-properties fo:padding="0.097cm" fo:border-left="0.05pt solid #000000" fo:border-right="none" fo:border-top="none" fo:border-bottom="0.05pt solid #000000"/>
    </style:style>
    <style:style style:name="Code.C93" style:family="table-cell">
      <style:table-cell-properties fo:padding="0.097cm" fo:border-left="0.05pt solid #000000" fo:border-right="none" fo:border-top="none" fo:border-bottom="0.05pt solid #000000"/>
    </style:style>
    <style:style style:name="Code.D93" style:family="table-cell">
      <style:table-cell-properties fo:padding="0.097cm" fo:border-left="0.05pt solid #000000" fo:border-right="0.05pt solid #000000" fo:border-top="none" fo:border-bottom="0.05pt solid #000000"/>
    </style:style>
    <style:style style:name="Code.A94" style:family="table-cell">
      <style:table-cell-properties fo:padding="0.097cm" fo:border-left="0.05pt solid #000000" fo:border-right="none" fo:border-top="none" fo:border-bottom="0.05pt solid #000000"/>
    </style:style>
    <style:style style:name="Code.C94" style:family="table-cell">
      <style:table-cell-properties fo:padding="0.097cm" fo:border-left="0.05pt solid #000000" fo:border-right="none" fo:border-top="none" fo:border-bottom="0.05pt solid #000000"/>
    </style:style>
    <style:style style:name="Code.D94" style:family="table-cell">
      <style:table-cell-properties fo:padding="0.097cm" fo:border-left="0.05pt solid #000000" fo:border-right="0.05pt solid #000000" fo:border-top="none" fo:border-bottom="0.05pt solid #000000"/>
    </style:style>
    <style:style style:name="Code.A95" style:family="table-cell">
      <style:table-cell-properties fo:padding="0.097cm" fo:border-left="0.05pt solid #000000" fo:border-right="none" fo:border-top="none" fo:border-bottom="0.05pt solid #000000"/>
    </style:style>
    <style:style style:name="Code.C95" style:family="table-cell">
      <style:table-cell-properties fo:padding="0.097cm" fo:border-left="0.05pt solid #000000" fo:border-right="none" fo:border-top="none" fo:border-bottom="0.05pt solid #000000"/>
    </style:style>
    <style:style style:name="Code.D95" style:family="table-cell">
      <style:table-cell-properties fo:padding="0.097cm" fo:border-left="0.05pt solid #000000" fo:border-right="0.05pt solid #000000" fo:border-top="none" fo:border-bottom="0.05pt solid #000000"/>
    </style:style>
    <style:style style:name="Code.A96" style:family="table-cell">
      <style:table-cell-properties fo:padding="0.097cm" fo:border-left="0.05pt solid #000000" fo:border-right="none" fo:border-top="none" fo:border-bottom="0.05pt solid #000000"/>
    </style:style>
    <style:style style:name="Code.C96" style:family="table-cell">
      <style:table-cell-properties fo:padding="0.097cm" fo:border-left="0.05pt solid #000000" fo:border-right="none" fo:border-top="none" fo:border-bottom="0.05pt solid #000000"/>
    </style:style>
    <style:style style:name="Code.D96" style:family="table-cell">
      <style:table-cell-properties fo:padding="0.097cm" fo:border-left="0.05pt solid #000000" fo:border-right="0.05pt solid #000000" fo:border-top="none" fo:border-bottom="0.05pt solid #000000"/>
    </style:style>
    <style:style style:name="Code.A97" style:family="table-cell">
      <style:table-cell-properties fo:padding="0.097cm" fo:border-left="0.05pt solid #000000" fo:border-right="none" fo:border-top="none" fo:border-bottom="0.05pt solid #000000"/>
    </style:style>
    <style:style style:name="Code.C97" style:family="table-cell">
      <style:table-cell-properties fo:padding="0.097cm" fo:border-left="0.05pt solid #000000" fo:border-right="none" fo:border-top="none" fo:border-bottom="0.05pt solid #000000"/>
    </style:style>
    <style:style style:name="Code.D97" style:family="table-cell">
      <style:table-cell-properties fo:padding="0.097cm" fo:border-left="0.05pt solid #000000" fo:border-right="0.05pt solid #000000" fo:border-top="none" fo:border-bottom="0.05pt solid #000000"/>
    </style:style>
    <style:style style:name="Code.A98" style:family="table-cell">
      <style:table-cell-properties fo:padding="0.097cm" fo:border-left="0.05pt solid #000000" fo:border-right="none" fo:border-top="none" fo:border-bottom="0.05pt solid #000000"/>
    </style:style>
    <style:style style:name="Code.C98" style:family="table-cell">
      <style:table-cell-properties fo:padding="0.097cm" fo:border-left="0.05pt solid #000000" fo:border-right="none" fo:border-top="none" fo:border-bottom="0.05pt solid #000000"/>
    </style:style>
    <style:style style:name="Code.D98" style:family="table-cell">
      <style:table-cell-properties fo:padding="0.097cm" fo:border-left="0.05pt solid #000000" fo:border-right="0.05pt solid #000000" fo:border-top="none" fo:border-bottom="0.05pt solid #000000"/>
    </style:style>
    <style:style style:name="Code.A99" style:family="table-cell">
      <style:table-cell-properties fo:padding="0.097cm" fo:border-left="0.05pt solid #000000" fo:border-right="none" fo:border-top="none" fo:border-bottom="0.05pt solid #000000"/>
    </style:style>
    <style:style style:name="Code.C99" style:family="table-cell">
      <style:table-cell-properties fo:padding="0.097cm" fo:border-left="0.05pt solid #000000" fo:border-right="none" fo:border-top="none" fo:border-bottom="0.05pt solid #000000"/>
    </style:style>
    <style:style style:name="Code.D99" style:family="table-cell">
      <style:table-cell-properties fo:padding="0.097cm" fo:border-left="0.05pt solid #000000" fo:border-right="0.05pt solid #000000" fo:border-top="none" fo:border-bottom="0.05pt solid #000000"/>
    </style:style>
    <style:style style:name="Code.A100" style:family="table-cell">
      <style:table-cell-properties fo:padding="0.097cm" fo:border-left="0.05pt solid #000000" fo:border-right="none" fo:border-top="none" fo:border-bottom="0.05pt solid #000000"/>
    </style:style>
    <style:style style:name="Code.C100" style:family="table-cell">
      <style:table-cell-properties fo:padding="0.097cm" fo:border-left="0.05pt solid #000000" fo:border-right="none" fo:border-top="none" fo:border-bottom="0.05pt solid #000000"/>
    </style:style>
    <style:style style:name="Code.D100" style:family="table-cell">
      <style:table-cell-properties fo:padding="0.097cm" fo:border-left="0.05pt solid #000000" fo:border-right="0.05pt solid #000000" fo:border-top="none" fo:border-bottom="0.05pt solid #000000"/>
    </style:style>
    <style:style style:name="Code.A101" style:family="table-cell">
      <style:table-cell-properties fo:padding="0.097cm" fo:border-left="0.05pt solid #000000" fo:border-right="none" fo:border-top="none" fo:border-bottom="0.05pt solid #000000"/>
    </style:style>
    <style:style style:name="Code.C101" style:family="table-cell">
      <style:table-cell-properties fo:padding="0.097cm" fo:border-left="0.05pt solid #000000" fo:border-right="none" fo:border-top="none" fo:border-bottom="0.05pt solid #000000"/>
    </style:style>
    <style:style style:name="Code.D101" style:family="table-cell">
      <style:table-cell-properties fo:padding="0.097cm" fo:border-left="0.05pt solid #000000" fo:border-right="0.05pt solid #000000" fo:border-top="none" fo:border-bottom="0.05pt solid #000000"/>
    </style:style>
    <style:style style:name="Code.A102" style:family="table-cell">
      <style:table-cell-properties fo:padding="0.097cm" fo:border-left="0.05pt solid #000000" fo:border-right="none" fo:border-top="none" fo:border-bottom="0.05pt solid #000000"/>
    </style:style>
    <style:style style:name="Code.C102" style:family="table-cell">
      <style:table-cell-properties fo:padding="0.097cm" fo:border-left="0.05pt solid #000000" fo:border-right="none" fo:border-top="none" fo:border-bottom="0.05pt solid #000000"/>
    </style:style>
    <style:style style:name="Code.D102" style:family="table-cell">
      <style:table-cell-properties fo:padding="0.097cm" fo:border-left="0.05pt solid #000000" fo:border-right="0.05pt solid #000000" fo:border-top="none" fo:border-bottom="0.05pt solid #000000"/>
    </style:style>
    <style:style style:name="Code.A103" style:family="table-cell">
      <style:table-cell-properties fo:padding="0.097cm" fo:border-left="0.05pt solid #000000" fo:border-right="none" fo:border-top="none" fo:border-bottom="0.05pt solid #000000"/>
    </style:style>
    <style:style style:name="Code.C103" style:family="table-cell">
      <style:table-cell-properties fo:padding="0.097cm" fo:border-left="0.05pt solid #000000" fo:border-right="none" fo:border-top="none" fo:border-bottom="0.05pt solid #000000"/>
    </style:style>
    <style:style style:name="Code.D103" style:family="table-cell">
      <style:table-cell-properties fo:padding="0.097cm" fo:border-left="0.05pt solid #000000" fo:border-right="0.05pt solid #000000" fo:border-top="none" fo:border-bottom="0.05pt solid #000000"/>
    </style:style>
    <style:style style:name="Code.A104" style:family="table-cell">
      <style:table-cell-properties fo:padding="0.097cm" fo:border-left="0.05pt solid #000000" fo:border-right="none" fo:border-top="none" fo:border-bottom="0.05pt solid #000000"/>
    </style:style>
    <style:style style:name="Code.C104" style:family="table-cell">
      <style:table-cell-properties fo:padding="0.097cm" fo:border-left="0.05pt solid #000000" fo:border-right="none" fo:border-top="none" fo:border-bottom="0.05pt solid #000000"/>
    </style:style>
    <style:style style:name="Code.D104" style:family="table-cell">
      <style:table-cell-properties fo:padding="0.097cm" fo:border-left="0.05pt solid #000000" fo:border-right="0.05pt solid #000000" fo:border-top="none" fo:border-bottom="0.05pt solid #000000"/>
    </style:style>
    <style:style style:name="Code.A105" style:family="table-cell">
      <style:table-cell-properties fo:padding="0.097cm" fo:border-left="0.05pt solid #000000" fo:border-right="none" fo:border-top="none" fo:border-bottom="0.05pt solid #000000"/>
    </style:style>
    <style:style style:name="Code.C105" style:family="table-cell">
      <style:table-cell-properties fo:padding="0.097cm" fo:border-left="0.05pt solid #000000" fo:border-right="none" fo:border-top="none" fo:border-bottom="0.05pt solid #000000"/>
    </style:style>
    <style:style style:name="Code.D105" style:family="table-cell">
      <style:table-cell-properties fo:padding="0.097cm" fo:border-left="0.05pt solid #000000" fo:border-right="0.05pt solid #000000" fo:border-top="none" fo:border-bottom="0.05pt solid #000000"/>
    </style:style>
    <style:style style:name="Code.A106" style:family="table-cell">
      <style:table-cell-properties fo:padding="0.097cm" fo:border-left="0.05pt solid #000000" fo:border-right="none" fo:border-top="none" fo:border-bottom="0.05pt solid #000000"/>
    </style:style>
    <style:style style:name="Code.C106" style:family="table-cell">
      <style:table-cell-properties fo:padding="0.097cm" fo:border-left="0.05pt solid #000000" fo:border-right="none" fo:border-top="none" fo:border-bottom="0.05pt solid #000000"/>
    </style:style>
    <style:style style:name="Code.D106" style:family="table-cell">
      <style:table-cell-properties fo:padding="0.097cm" fo:border-left="0.05pt solid #000000" fo:border-right="0.05pt solid #000000" fo:border-top="none" fo:border-bottom="0.05pt solid #000000"/>
    </style:style>
    <style:style style:name="Code.A107" style:family="table-cell">
      <style:table-cell-properties fo:padding="0.097cm" fo:border-left="0.05pt solid #000000" fo:border-right="none" fo:border-top="none" fo:border-bottom="0.05pt solid #000000"/>
    </style:style>
    <style:style style:name="Code.C107" style:family="table-cell">
      <style:table-cell-properties fo:padding="0.097cm" fo:border-left="0.05pt solid #000000" fo:border-right="none" fo:border-top="none" fo:border-bottom="0.05pt solid #000000"/>
    </style:style>
    <style:style style:name="Code.D107" style:family="table-cell">
      <style:table-cell-properties fo:padding="0.097cm" fo:border-left="0.05pt solid #000000" fo:border-right="0.05pt solid #000000" fo:border-top="none" fo:border-bottom="0.05pt solid #000000"/>
    </style:style>
    <style:style style:name="Code.A108" style:family="table-cell">
      <style:table-cell-properties fo:padding="0.097cm" fo:border-left="0.05pt solid #000000" fo:border-right="none" fo:border-top="none" fo:border-bottom="0.05pt solid #000000"/>
    </style:style>
    <style:style style:name="Code.C108" style:family="table-cell">
      <style:table-cell-properties fo:padding="0.097cm" fo:border-left="0.05pt solid #000000" fo:border-right="none" fo:border-top="none" fo:border-bottom="0.05pt solid #000000"/>
    </style:style>
    <style:style style:name="Code.D108" style:family="table-cell">
      <style:table-cell-properties fo:padding="0.097cm" fo:border-left="0.05pt solid #000000" fo:border-right="0.05pt solid #000000" fo:border-top="none" fo:border-bottom="0.05pt solid #000000"/>
    </style:style>
    <style:style style:name="Code.A109" style:family="table-cell">
      <style:table-cell-properties fo:padding="0.097cm" fo:border-left="0.05pt solid #000000" fo:border-right="none" fo:border-top="none" fo:border-bottom="0.05pt solid #000000"/>
    </style:style>
    <style:style style:name="Code.C109" style:family="table-cell">
      <style:table-cell-properties fo:padding="0.097cm" fo:border-left="0.05pt solid #000000" fo:border-right="none" fo:border-top="none" fo:border-bottom="0.05pt solid #000000"/>
    </style:style>
    <style:style style:name="Code.D109" style:family="table-cell">
      <style:table-cell-properties fo:padding="0.097cm" fo:border-left="0.05pt solid #000000" fo:border-right="0.05pt solid #000000" fo:border-top="none" fo:border-bottom="0.05pt solid #000000"/>
    </style:style>
    <style:style style:name="Code.A110" style:family="table-cell">
      <style:table-cell-properties fo:padding="0.097cm" fo:border-left="0.05pt solid #000000" fo:border-right="none" fo:border-top="none" fo:border-bottom="0.05pt solid #000000"/>
    </style:style>
    <style:style style:name="Code.C110" style:family="table-cell">
      <style:table-cell-properties fo:padding="0.097cm" fo:border-left="0.05pt solid #000000" fo:border-right="none" fo:border-top="none" fo:border-bottom="0.05pt solid #000000"/>
    </style:style>
    <style:style style:name="Code.D110" style:family="table-cell">
      <style:table-cell-properties fo:padding="0.097cm" fo:border-left="0.05pt solid #000000" fo:border-right="0.05pt solid #000000" fo:border-top="none" fo:border-bottom="0.05pt solid #000000"/>
    </style:style>
    <style:style style:name="Code.A111" style:family="table-cell">
      <style:table-cell-properties fo:padding="0.097cm" fo:border-left="0.05pt solid #000000" fo:border-right="none" fo:border-top="none" fo:border-bottom="0.05pt solid #000000"/>
    </style:style>
    <style:style style:name="Code.C111" style:family="table-cell">
      <style:table-cell-properties fo:padding="0.097cm" fo:border-left="0.05pt solid #000000" fo:border-right="none" fo:border-top="none" fo:border-bottom="0.05pt solid #000000"/>
    </style:style>
    <style:style style:name="Code.D111" style:family="table-cell">
      <style:table-cell-properties fo:padding="0.097cm" fo:border-left="0.05pt solid #000000" fo:border-right="0.05pt solid #000000" fo:border-top="none" fo:border-bottom="0.05pt solid #000000"/>
    </style:style>
    <style:style style:name="Code.A112" style:family="table-cell">
      <style:table-cell-properties fo:padding="0.097cm" fo:border-left="0.05pt solid #000000" fo:border-right="none" fo:border-top="none" fo:border-bottom="0.05pt solid #000000"/>
    </style:style>
    <style:style style:name="Code.C112" style:family="table-cell">
      <style:table-cell-properties fo:padding="0.097cm" fo:border-left="0.05pt solid #000000" fo:border-right="none" fo:border-top="none" fo:border-bottom="0.05pt solid #000000"/>
    </style:style>
    <style:style style:name="Code.D112" style:family="table-cell">
      <style:table-cell-properties fo:padding="0.097cm" fo:border-left="0.05pt solid #000000" fo:border-right="0.05pt solid #000000" fo:border-top="none" fo:border-bottom="0.05pt solid #000000"/>
    </style:style>
    <style:style style:name="Code.A113" style:family="table-cell">
      <style:table-cell-properties fo:padding="0.097cm" fo:border-left="0.05pt solid #000000" fo:border-right="none" fo:border-top="none" fo:border-bottom="0.05pt solid #000000"/>
    </style:style>
    <style:style style:name="Code.C113" style:family="table-cell">
      <style:table-cell-properties fo:padding="0.097cm" fo:border-left="0.05pt solid #000000" fo:border-right="none" fo:border-top="none" fo:border-bottom="0.05pt solid #000000"/>
    </style:style>
    <style:style style:name="Code.D113" style:family="table-cell">
      <style:table-cell-properties fo:padding="0.097cm" fo:border-left="0.05pt solid #000000" fo:border-right="0.05pt solid #000000" fo:border-top="none" fo:border-bottom="0.05pt solid #000000"/>
    </style:style>
    <style:style style:name="Code.A114" style:family="table-cell">
      <style:table-cell-properties fo:padding="0.097cm" fo:border-left="0.05pt solid #000000" fo:border-right="none" fo:border-top="none" fo:border-bottom="0.05pt solid #000000"/>
    </style:style>
    <style:style style:name="Code.C114" style:family="table-cell">
      <style:table-cell-properties fo:padding="0.097cm" fo:border-left="0.05pt solid #000000" fo:border-right="none" fo:border-top="none" fo:border-bottom="0.05pt solid #000000"/>
    </style:style>
    <style:style style:name="Code.D114" style:family="table-cell">
      <style:table-cell-properties fo:padding="0.097cm" fo:border-left="0.05pt solid #000000" fo:border-right="0.05pt solid #000000" fo:border-top="none" fo:border-bottom="0.05pt solid #000000"/>
    </style:style>
    <style:style style:name="Code.A115" style:family="table-cell">
      <style:table-cell-properties fo:padding="0.097cm" fo:border-left="0.05pt solid #000000" fo:border-right="none" fo:border-top="none" fo:border-bottom="0.05pt solid #000000"/>
    </style:style>
    <style:style style:name="Code.C115" style:family="table-cell">
      <style:table-cell-properties fo:padding="0.097cm" fo:border-left="0.05pt solid #000000" fo:border-right="none" fo:border-top="none" fo:border-bottom="0.05pt solid #000000"/>
    </style:style>
    <style:style style:name="Code.D115" style:family="table-cell">
      <style:table-cell-properties fo:padding="0.097cm" fo:border-left="0.05pt solid #000000" fo:border-right="0.05pt solid #000000" fo:border-top="none" fo:border-bottom="0.05pt solid #000000"/>
    </style:style>
    <style:style style:name="Code.A116" style:family="table-cell">
      <style:table-cell-properties fo:padding="0.097cm" fo:border-left="0.05pt solid #000000" fo:border-right="none" fo:border-top="none" fo:border-bottom="0.05pt solid #000000"/>
    </style:style>
    <style:style style:name="Code.C116" style:family="table-cell">
      <style:table-cell-properties fo:padding="0.097cm" fo:border-left="0.05pt solid #000000" fo:border-right="none" fo:border-top="none" fo:border-bottom="0.05pt solid #000000"/>
    </style:style>
    <style:style style:name="Code.D116" style:family="table-cell">
      <style:table-cell-properties fo:padding="0.097cm" fo:border-left="0.05pt solid #000000" fo:border-right="0.05pt solid #000000" fo:border-top="none" fo:border-bottom="0.05pt solid #000000"/>
    </style:style>
    <style:style style:name="Code.A117" style:family="table-cell">
      <style:table-cell-properties fo:padding="0.097cm" fo:border-left="0.05pt solid #000000" fo:border-right="none" fo:border-top="none" fo:border-bottom="0.05pt solid #000000"/>
    </style:style>
    <style:style style:name="Code.C117" style:family="table-cell">
      <style:table-cell-properties fo:padding="0.097cm" fo:border-left="0.05pt solid #000000" fo:border-right="none" fo:border-top="none" fo:border-bottom="0.05pt solid #000000"/>
    </style:style>
    <style:style style:name="Code.D117" style:family="table-cell">
      <style:table-cell-properties fo:padding="0.097cm" fo:border-left="0.05pt solid #000000" fo:border-right="0.05pt solid #000000" fo:border-top="none" fo:border-bottom="0.05pt solid #000000"/>
    </style:style>
    <style:style style:name="Code.A118" style:family="table-cell">
      <style:table-cell-properties fo:padding="0.097cm" fo:border-left="0.05pt solid #000000" fo:border-right="none" fo:border-top="none" fo:border-bottom="0.05pt solid #000000"/>
    </style:style>
    <style:style style:name="Code.C118" style:family="table-cell">
      <style:table-cell-properties fo:padding="0.097cm" fo:border-left="0.05pt solid #000000" fo:border-right="none" fo:border-top="none" fo:border-bottom="0.05pt solid #000000"/>
    </style:style>
    <style:style style:name="Code.D118" style:family="table-cell">
      <style:table-cell-properties fo:padding="0.097cm" fo:border-left="0.05pt solid #000000" fo:border-right="0.05pt solid #000000" fo:border-top="none" fo:border-bottom="0.05pt solid #000000"/>
    </style:style>
    <style:style style:name="Code.A119" style:family="table-cell">
      <style:table-cell-properties fo:padding="0.097cm" fo:border-left="0.05pt solid #000000" fo:border-right="none" fo:border-top="none" fo:border-bottom="0.05pt solid #000000"/>
    </style:style>
    <style:style style:name="Code.C119" style:family="table-cell">
      <style:table-cell-properties fo:padding="0.097cm" fo:border-left="0.05pt solid #000000" fo:border-right="none" fo:border-top="none" fo:border-bottom="0.05pt solid #000000"/>
    </style:style>
    <style:style style:name="Code.D119" style:family="table-cell">
      <style:table-cell-properties fo:padding="0.097cm" fo:border-left="0.05pt solid #000000" fo:border-right="0.05pt solid #000000" fo:border-top="none" fo:border-bottom="0.05pt solid #000000"/>
    </style:style>
    <style:style style:name="Code.A120" style:family="table-cell">
      <style:table-cell-properties fo:padding="0.097cm" fo:border-left="0.05pt solid #000000" fo:border-right="none" fo:border-top="none" fo:border-bottom="0.05pt solid #000000"/>
    </style:style>
    <style:style style:name="Code.C120" style:family="table-cell">
      <style:table-cell-properties fo:padding="0.097cm" fo:border-left="0.05pt solid #000000" fo:border-right="none" fo:border-top="none" fo:border-bottom="0.05pt solid #000000"/>
    </style:style>
    <style:style style:name="Code.D120" style:family="table-cell">
      <style:table-cell-properties fo:padding="0.097cm" fo:border-left="0.05pt solid #000000" fo:border-right="0.05pt solid #000000" fo:border-top="none" fo:border-bottom="0.05pt solid #000000"/>
    </style:style>
    <style:style style:name="Code.A121" style:family="table-cell">
      <style:table-cell-properties fo:padding="0.097cm" fo:border-left="0.05pt solid #000000" fo:border-right="none" fo:border-top="none" fo:border-bottom="0.05pt solid #000000"/>
    </style:style>
    <style:style style:name="Code.C121" style:family="table-cell">
      <style:table-cell-properties fo:padding="0.097cm" fo:border-left="0.05pt solid #000000" fo:border-right="none" fo:border-top="none" fo:border-bottom="0.05pt solid #000000"/>
    </style:style>
    <style:style style:name="Code.D121" style:family="table-cell">
      <style:table-cell-properties fo:padding="0.097cm" fo:border-left="0.05pt solid #000000" fo:border-right="0.05pt solid #000000" fo:border-top="none" fo:border-bottom="0.05pt solid #000000"/>
    </style:style>
    <style:style style:name="Code.A122" style:family="table-cell">
      <style:table-cell-properties fo:padding="0.097cm" fo:border-left="0.05pt solid #000000" fo:border-right="none" fo:border-top="none" fo:border-bottom="0.05pt solid #000000"/>
    </style:style>
    <style:style style:name="Code.C122" style:family="table-cell">
      <style:table-cell-properties fo:padding="0.097cm" fo:border-left="0.05pt solid #000000" fo:border-right="none" fo:border-top="none" fo:border-bottom="0.05pt solid #000000"/>
    </style:style>
    <style:style style:name="Code.D122" style:family="table-cell">
      <style:table-cell-properties fo:padding="0.097cm" fo:border-left="0.05pt solid #000000" fo:border-right="0.05pt solid #000000" fo:border-top="none" fo:border-bottom="0.05pt solid #000000"/>
    </style:style>
    <style:style style:name="Code.A123" style:family="table-cell">
      <style:table-cell-properties fo:padding="0.097cm" fo:border-left="0.05pt solid #000000" fo:border-right="none" fo:border-top="none" fo:border-bottom="0.05pt solid #000000"/>
    </style:style>
    <style:style style:name="Code.C123" style:family="table-cell">
      <style:table-cell-properties fo:padding="0.097cm" fo:border-left="0.05pt solid #000000" fo:border-right="none" fo:border-top="none" fo:border-bottom="0.05pt solid #000000"/>
    </style:style>
    <style:style style:name="Code.D123" style:family="table-cell">
      <style:table-cell-properties fo:padding="0.097cm" fo:border-left="0.05pt solid #000000" fo:border-right="0.05pt solid #000000" fo:border-top="none" fo:border-bottom="0.05pt solid #000000"/>
    </style:style>
    <style:style style:name="Code.A124" style:family="table-cell">
      <style:table-cell-properties fo:padding="0.097cm" fo:border-left="0.05pt solid #000000" fo:border-right="none" fo:border-top="none" fo:border-bottom="0.05pt solid #000000"/>
    </style:style>
    <style:style style:name="Code.C124" style:family="table-cell">
      <style:table-cell-properties fo:padding="0.097cm" fo:border-left="0.05pt solid #000000" fo:border-right="none" fo:border-top="none" fo:border-bottom="0.05pt solid #000000"/>
    </style:style>
    <style:style style:name="Code.D124" style:family="table-cell">
      <style:table-cell-properties fo:padding="0.097cm" fo:border-left="0.05pt solid #000000" fo:border-right="0.05pt solid #000000" fo:border-top="none" fo:border-bottom="0.05pt solid #000000"/>
    </style:style>
    <style:style style:name="Code.A125" style:family="table-cell">
      <style:table-cell-properties fo:padding="0.097cm" fo:border-left="0.05pt solid #000000" fo:border-right="none" fo:border-top="none" fo:border-bottom="0.05pt solid #000000"/>
    </style:style>
    <style:style style:name="Code.C125" style:family="table-cell">
      <style:table-cell-properties fo:padding="0.097cm" fo:border-left="0.05pt solid #000000" fo:border-right="none" fo:border-top="none" fo:border-bottom="0.05pt solid #000000"/>
    </style:style>
    <style:style style:name="Code.D125" style:family="table-cell">
      <style:table-cell-properties fo:padding="0.097cm" fo:border-left="0.05pt solid #000000" fo:border-right="0.05pt solid #000000" fo:border-top="none" fo:border-bottom="0.05pt solid #000000"/>
    </style:style>
    <style:style style:name="Code.A126" style:family="table-cell">
      <style:table-cell-properties fo:padding="0.097cm" fo:border-left="0.05pt solid #000000" fo:border-right="none" fo:border-top="none" fo:border-bottom="0.05pt solid #000000"/>
    </style:style>
    <style:style style:name="Code.C126" style:family="table-cell">
      <style:table-cell-properties fo:padding="0.097cm" fo:border-left="0.05pt solid #000000" fo:border-right="none" fo:border-top="none" fo:border-bottom="0.05pt solid #000000"/>
    </style:style>
    <style:style style:name="Code.D126" style:family="table-cell">
      <style:table-cell-properties fo:padding="0.097cm" fo:border-left="0.05pt solid #000000" fo:border-right="0.05pt solid #000000" fo:border-top="none" fo:border-bottom="0.05pt solid #000000"/>
    </style:style>
    <style:style style:name="Code.A127" style:family="table-cell">
      <style:table-cell-properties fo:padding="0.097cm" fo:border-left="0.05pt solid #000000" fo:border-right="none" fo:border-top="none" fo:border-bottom="0.05pt solid #000000"/>
    </style:style>
    <style:style style:name="Code.C127" style:family="table-cell">
      <style:table-cell-properties fo:padding="0.097cm" fo:border-left="0.05pt solid #000000" fo:border-right="none" fo:border-top="none" fo:border-bottom="0.05pt solid #000000"/>
    </style:style>
    <style:style style:name="Code.D127" style:family="table-cell">
      <style:table-cell-properties fo:padding="0.097cm" fo:border-left="0.05pt solid #000000" fo:border-right="0.05pt solid #000000" fo:border-top="none" fo:border-bottom="0.05pt solid #000000"/>
    </style:style>
    <style:style style:name="Code.A128" style:family="table-cell">
      <style:table-cell-properties fo:padding="0.097cm" fo:border-left="0.05pt solid #000000" fo:border-right="none" fo:border-top="none" fo:border-bottom="0.05pt solid #000000"/>
    </style:style>
    <style:style style:name="Code.C128" style:family="table-cell">
      <style:table-cell-properties fo:padding="0.097cm" fo:border-left="0.05pt solid #000000" fo:border-right="none" fo:border-top="none" fo:border-bottom="0.05pt solid #000000"/>
    </style:style>
    <style:style style:name="Code.D128" style:family="table-cell">
      <style:table-cell-properties fo:padding="0.097cm" fo:border-left="0.05pt solid #000000" fo:border-right="0.05pt solid #000000" fo:border-top="none" fo:border-bottom="0.05pt solid #000000"/>
    </style:style>
    <style:style style:name="Code.A129" style:family="table-cell">
      <style:table-cell-properties fo:padding="0.097cm" fo:border-left="0.05pt solid #000000" fo:border-right="none" fo:border-top="none" fo:border-bottom="0.05pt solid #000000"/>
    </style:style>
    <style:style style:name="Code.C129" style:family="table-cell">
      <style:table-cell-properties fo:padding="0.097cm" fo:border-left="0.05pt solid #000000" fo:border-right="none" fo:border-top="none" fo:border-bottom="0.05pt solid #000000"/>
    </style:style>
    <style:style style:name="Code.D129" style:family="table-cell">
      <style:table-cell-properties fo:padding="0.097cm" fo:border-left="0.05pt solid #000000" fo:border-right="0.05pt solid #000000" fo:border-top="none" fo:border-bottom="0.05pt solid #000000"/>
    </style:style>
    <style:style style:name="Code.A130" style:family="table-cell">
      <style:table-cell-properties fo:padding="0.097cm" fo:border-left="0.05pt solid #000000" fo:border-right="none" fo:border-top="none" fo:border-bottom="0.05pt solid #000000"/>
    </style:style>
    <style:style style:name="Code.C130" style:family="table-cell">
      <style:table-cell-properties fo:padding="0.097cm" fo:border-left="0.05pt solid #000000" fo:border-right="none" fo:border-top="none" fo:border-bottom="0.05pt solid #000000"/>
    </style:style>
    <style:style style:name="Code.D130" style:family="table-cell">
      <style:table-cell-properties fo:padding="0.097cm" fo:border-left="0.05pt solid #000000" fo:border-right="0.05pt solid #000000" fo:border-top="none" fo:border-bottom="0.05pt solid #000000"/>
    </style:style>
    <style:style style:name="Code.A131" style:family="table-cell">
      <style:table-cell-properties fo:padding="0.097cm" fo:border-left="0.05pt solid #000000" fo:border-right="none" fo:border-top="none" fo:border-bottom="0.05pt solid #000000"/>
    </style:style>
    <style:style style:name="Code.C131" style:family="table-cell">
      <style:table-cell-properties fo:padding="0.097cm" fo:border-left="0.05pt solid #000000" fo:border-right="none" fo:border-top="none" fo:border-bottom="0.05pt solid #000000"/>
    </style:style>
    <style:style style:name="Code.D131" style:family="table-cell">
      <style:table-cell-properties fo:padding="0.097cm" fo:border-left="0.05pt solid #000000" fo:border-right="0.05pt solid #000000" fo:border-top="none" fo:border-bottom="0.05pt solid #000000"/>
    </style:style>
    <style:style style:name="Code.A132" style:family="table-cell">
      <style:table-cell-properties fo:padding="0.097cm" fo:border-left="0.05pt solid #000000" fo:border-right="none" fo:border-top="none" fo:border-bottom="0.05pt solid #000000"/>
    </style:style>
    <style:style style:name="Code.C132" style:family="table-cell">
      <style:table-cell-properties fo:padding="0.097cm" fo:border-left="0.05pt solid #000000" fo:border-right="none" fo:border-top="none" fo:border-bottom="0.05pt solid #000000"/>
    </style:style>
    <style:style style:name="Code.D132" style:family="table-cell">
      <style:table-cell-properties fo:padding="0.097cm" fo:border-left="0.05pt solid #000000" fo:border-right="0.05pt solid #000000" fo:border-top="none" fo:border-bottom="0.05pt solid #000000"/>
    </style:style>
    <style:style style:name="Code.A133" style:family="table-cell">
      <style:table-cell-properties fo:padding="0.097cm" fo:border-left="0.05pt solid #000000" fo:border-right="none" fo:border-top="none" fo:border-bottom="0.05pt solid #000000"/>
    </style:style>
    <style:style style:name="Code.C133" style:family="table-cell">
      <style:table-cell-properties fo:padding="0.097cm" fo:border-left="0.05pt solid #000000" fo:border-right="none" fo:border-top="none" fo:border-bottom="0.05pt solid #000000"/>
    </style:style>
    <style:style style:name="Code.D133" style:family="table-cell">
      <style:table-cell-properties fo:padding="0.097cm" fo:border-left="0.05pt solid #000000" fo:border-right="0.05pt solid #000000" fo:border-top="none" fo:border-bottom="0.05pt solid #000000"/>
    </style:style>
    <style:style style:name="Code.A134" style:family="table-cell">
      <style:table-cell-properties fo:padding="0.097cm" fo:border-left="0.05pt solid #000000" fo:border-right="none" fo:border-top="none" fo:border-bottom="0.05pt solid #000000"/>
    </style:style>
    <style:style style:name="Code.C134" style:family="table-cell">
      <style:table-cell-properties fo:padding="0.097cm" fo:border-left="0.05pt solid #000000" fo:border-right="none" fo:border-top="none" fo:border-bottom="0.05pt solid #000000"/>
    </style:style>
    <style:style style:name="Code.D134" style:family="table-cell">
      <style:table-cell-properties fo:padding="0.097cm" fo:border-left="0.05pt solid #000000" fo:border-right="0.05pt solid #000000" fo:border-top="none" fo:border-bottom="0.05pt solid #000000"/>
    </style:style>
    <style:style style:name="Code.A135" style:family="table-cell">
      <style:table-cell-properties fo:padding="0.097cm" fo:border-left="0.05pt solid #000000" fo:border-right="none" fo:border-top="none" fo:border-bottom="0.05pt solid #000000"/>
    </style:style>
    <style:style style:name="Code.C135" style:family="table-cell">
      <style:table-cell-properties fo:padding="0.097cm" fo:border-left="0.05pt solid #000000" fo:border-right="none" fo:border-top="none" fo:border-bottom="0.05pt solid #000000"/>
    </style:style>
    <style:style style:name="Code.D135" style:family="table-cell">
      <style:table-cell-properties fo:padding="0.097cm" fo:border-left="0.05pt solid #000000" fo:border-right="0.05pt solid #000000" fo:border-top="none" fo:border-bottom="0.05pt solid #000000"/>
    </style:style>
    <style:style style:name="Code.A136" style:family="table-cell">
      <style:table-cell-properties fo:padding="0.097cm" fo:border-left="0.05pt solid #000000" fo:border-right="none" fo:border-top="none" fo:border-bottom="0.05pt solid #000000"/>
    </style:style>
    <style:style style:name="Code.C136" style:family="table-cell">
      <style:table-cell-properties fo:padding="0.097cm" fo:border-left="0.05pt solid #000000" fo:border-right="none" fo:border-top="none" fo:border-bottom="0.05pt solid #000000"/>
    </style:style>
    <style:style style:name="Code.D136" style:family="table-cell">
      <style:table-cell-properties fo:padding="0.097cm" fo:border-left="0.05pt solid #000000" fo:border-right="0.05pt solid #000000" fo:border-top="none" fo:border-bottom="0.05pt solid #000000"/>
    </style:style>
    <style:style style:name="Code.A137" style:family="table-cell">
      <style:table-cell-properties fo:padding="0.097cm" fo:border-left="0.05pt solid #000000" fo:border-right="none" fo:border-top="none" fo:border-bottom="0.05pt solid #000000"/>
    </style:style>
    <style:style style:name="Code.C137" style:family="table-cell">
      <style:table-cell-properties fo:padding="0.097cm" fo:border-left="0.05pt solid #000000" fo:border-right="none" fo:border-top="none" fo:border-bottom="0.05pt solid #000000"/>
    </style:style>
    <style:style style:name="Code.D137" style:family="table-cell">
      <style:table-cell-properties fo:padding="0.097cm" fo:border-left="0.05pt solid #000000" fo:border-right="0.05pt solid #000000" fo:border-top="none" fo:border-bottom="0.05pt solid #000000"/>
    </style:style>
    <style:style style:name="Code.A138" style:family="table-cell">
      <style:table-cell-properties fo:padding="0.097cm" fo:border-left="0.05pt solid #000000" fo:border-right="none" fo:border-top="none" fo:border-bottom="0.05pt solid #000000"/>
    </style:style>
    <style:style style:name="Code.C138" style:family="table-cell">
      <style:table-cell-properties fo:padding="0.097cm" fo:border-left="0.05pt solid #000000" fo:border-right="none" fo:border-top="none" fo:border-bottom="0.05pt solid #000000"/>
    </style:style>
    <style:style style:name="Code.D138" style:family="table-cell">
      <style:table-cell-properties fo:padding="0.097cm" fo:border-left="0.05pt solid #000000" fo:border-right="0.05pt solid #000000" fo:border-top="none" fo:border-bottom="0.05pt solid #000000"/>
    </style:style>
    <style:style style:name="Code.A139" style:family="table-cell">
      <style:table-cell-properties fo:padding="0.097cm" fo:border-left="0.05pt solid #000000" fo:border-right="none" fo:border-top="none" fo:border-bottom="0.05pt solid #000000"/>
    </style:style>
    <style:style style:name="Code.C139" style:family="table-cell">
      <style:table-cell-properties fo:padding="0.097cm" fo:border-left="0.05pt solid #000000" fo:border-right="none" fo:border-top="none" fo:border-bottom="0.05pt solid #000000"/>
    </style:style>
    <style:style style:name="Code.D139" style:family="table-cell">
      <style:table-cell-properties fo:padding="0.097cm" fo:border-left="0.05pt solid #000000" fo:border-right="0.05pt solid #000000" fo:border-top="none" fo:border-bottom="0.05pt solid #000000"/>
    </style:style>
    <style:style style:name="Code.A140" style:family="table-cell">
      <style:table-cell-properties fo:padding="0.097cm" fo:border-left="0.05pt solid #000000" fo:border-right="none" fo:border-top="none" fo:border-bottom="0.05pt solid #000000"/>
    </style:style>
    <style:style style:name="Code.C140" style:family="table-cell">
      <style:table-cell-properties fo:padding="0.097cm" fo:border-left="0.05pt solid #000000" fo:border-right="none" fo:border-top="none" fo:border-bottom="0.05pt solid #000000"/>
    </style:style>
    <style:style style:name="Code.D140" style:family="table-cell">
      <style:table-cell-properties fo:padding="0.097cm" fo:border-left="0.05pt solid #000000" fo:border-right="0.05pt solid #000000" fo:border-top="none" fo:border-bottom="0.05pt solid #000000"/>
    </style:style>
    <style:style style:name="Code.A141" style:family="table-cell">
      <style:table-cell-properties fo:padding="0.097cm" fo:border-left="0.05pt solid #000000" fo:border-right="none" fo:border-top="none" fo:border-bottom="0.05pt solid #000000"/>
    </style:style>
    <style:style style:name="Code.C141" style:family="table-cell">
      <style:table-cell-properties fo:padding="0.097cm" fo:border-left="0.05pt solid #000000" fo:border-right="none" fo:border-top="none" fo:border-bottom="0.05pt solid #000000"/>
    </style:style>
    <style:style style:name="Code.D141" style:family="table-cell">
      <style:table-cell-properties fo:padding="0.097cm" fo:border-left="0.05pt solid #000000" fo:border-right="0.05pt solid #000000" fo:border-top="none" fo:border-bottom="0.05pt solid #000000"/>
    </style:style>
    <style:style style:name="Code.A142" style:family="table-cell">
      <style:table-cell-properties fo:padding="0.097cm" fo:border-left="0.05pt solid #000000" fo:border-right="none" fo:border-top="none" fo:border-bottom="0.05pt solid #000000"/>
    </style:style>
    <style:style style:name="Code.C142" style:family="table-cell">
      <style:table-cell-properties fo:padding="0.097cm" fo:border-left="0.05pt solid #000000" fo:border-right="none" fo:border-top="none" fo:border-bottom="0.05pt solid #000000"/>
    </style:style>
    <style:style style:name="Code.D142" style:family="table-cell">
      <style:table-cell-properties fo:padding="0.097cm" fo:border-left="0.05pt solid #000000" fo:border-right="0.05pt solid #000000" fo:border-top="none" fo:border-bottom="0.05pt solid #000000"/>
    </style:style>
    <style:style style:name="Code.A143" style:family="table-cell">
      <style:table-cell-properties fo:padding="0.097cm" fo:border-left="0.05pt solid #000000" fo:border-right="none" fo:border-top="none" fo:border-bottom="0.05pt solid #000000"/>
    </style:style>
    <style:style style:name="Code.C143" style:family="table-cell">
      <style:table-cell-properties fo:padding="0.097cm" fo:border-left="0.05pt solid #000000" fo:border-right="none" fo:border-top="none" fo:border-bottom="0.05pt solid #000000"/>
    </style:style>
    <style:style style:name="Code.D143" style:family="table-cell">
      <style:table-cell-properties fo:padding="0.097cm" fo:border-left="0.05pt solid #000000" fo:border-right="0.05pt solid #000000" fo:border-top="none" fo:border-bottom="0.05pt solid #000000"/>
    </style:style>
    <style:style style:name="Code.A144" style:family="table-cell">
      <style:table-cell-properties fo:padding="0.097cm" fo:border-left="0.05pt solid #000000" fo:border-right="none" fo:border-top="none" fo:border-bottom="0.05pt solid #000000"/>
    </style:style>
    <style:style style:name="Code.C144" style:family="table-cell">
      <style:table-cell-properties fo:padding="0.097cm" fo:border-left="0.05pt solid #000000" fo:border-right="none" fo:border-top="none" fo:border-bottom="0.05pt solid #000000"/>
    </style:style>
    <style:style style:name="Code.D144" style:family="table-cell">
      <style:table-cell-properties fo:padding="0.097cm" fo:border-left="0.05pt solid #000000" fo:border-right="0.05pt solid #000000" fo:border-top="none" fo:border-bottom="0.05pt solid #000000"/>
    </style:style>
    <style:style style:name="Code.A145" style:family="table-cell">
      <style:table-cell-properties fo:padding="0.097cm" fo:border-left="0.05pt solid #000000" fo:border-right="none" fo:border-top="none" fo:border-bottom="0.05pt solid #000000"/>
    </style:style>
    <style:style style:name="Code.C145" style:family="table-cell">
      <style:table-cell-properties fo:padding="0.097cm" fo:border-left="0.05pt solid #000000" fo:border-right="none" fo:border-top="none" fo:border-bottom="0.05pt solid #000000"/>
    </style:style>
    <style:style style:name="Code.D145" style:family="table-cell">
      <style:table-cell-properties fo:padding="0.097cm" fo:border-left="0.05pt solid #000000" fo:border-right="0.05pt solid #000000" fo:border-top="none" fo:border-bottom="0.05pt solid #000000"/>
    </style:style>
    <style:style style:name="Code.A146" style:family="table-cell">
      <style:table-cell-properties fo:padding="0.097cm" fo:border-left="0.05pt solid #000000" fo:border-right="none" fo:border-top="none" fo:border-bottom="0.05pt solid #000000"/>
    </style:style>
    <style:style style:name="Code.C146" style:family="table-cell">
      <style:table-cell-properties fo:padding="0.097cm" fo:border-left="0.05pt solid #000000" fo:border-right="none" fo:border-top="none" fo:border-bottom="0.05pt solid #000000"/>
    </style:style>
    <style:style style:name="Code.D146" style:family="table-cell">
      <style:table-cell-properties fo:padding="0.097cm" fo:border-left="0.05pt solid #000000" fo:border-right="0.05pt solid #000000" fo:border-top="none" fo:border-bottom="0.05pt solid #000000"/>
    </style:style>
    <style:style style:name="Code.A147" style:family="table-cell">
      <style:table-cell-properties fo:padding="0.097cm" fo:border-left="0.05pt solid #000000" fo:border-right="none" fo:border-top="none" fo:border-bottom="0.05pt solid #000000"/>
    </style:style>
    <style:style style:name="Code.C147" style:family="table-cell">
      <style:table-cell-properties fo:padding="0.097cm" fo:border-left="0.05pt solid #000000" fo:border-right="none" fo:border-top="none" fo:border-bottom="0.05pt solid #000000"/>
    </style:style>
    <style:style style:name="Code.D147" style:family="table-cell">
      <style:table-cell-properties fo:padding="0.097cm" fo:border-left="0.05pt solid #000000" fo:border-right="0.05pt solid #000000" fo:border-top="none" fo:border-bottom="0.05pt solid #000000"/>
    </style:style>
    <style:style style:name="Code.A148" style:family="table-cell">
      <style:table-cell-properties fo:padding="0.097cm" fo:border-left="0.05pt solid #000000" fo:border-right="none" fo:border-top="none" fo:border-bottom="0.05pt solid #000000"/>
    </style:style>
    <style:style style:name="Code.C148" style:family="table-cell">
      <style:table-cell-properties fo:padding="0.097cm" fo:border-left="0.05pt solid #000000" fo:border-right="none" fo:border-top="none" fo:border-bottom="0.05pt solid #000000"/>
    </style:style>
    <style:style style:name="Code.D148" style:family="table-cell">
      <style:table-cell-properties fo:padding="0.097cm" fo:border-left="0.05pt solid #000000" fo:border-right="0.05pt solid #000000" fo:border-top="none" fo:border-bottom="0.05pt solid #000000"/>
    </style:style>
    <style:style style:name="Code.A149" style:family="table-cell">
      <style:table-cell-properties fo:padding="0.097cm" fo:border-left="0.05pt solid #000000" fo:border-right="none" fo:border-top="none" fo:border-bottom="0.05pt solid #000000"/>
    </style:style>
    <style:style style:name="Code.C149" style:family="table-cell">
      <style:table-cell-properties fo:padding="0.097cm" fo:border-left="0.05pt solid #000000" fo:border-right="none" fo:border-top="none" fo:border-bottom="0.05pt solid #000000"/>
    </style:style>
    <style:style style:name="Code.D149" style:family="table-cell">
      <style:table-cell-properties fo:padding="0.097cm" fo:border-left="0.05pt solid #000000" fo:border-right="0.05pt solid #000000" fo:border-top="none" fo:border-bottom="0.05pt solid #000000"/>
    </style:style>
    <style:style style:name="Code.A150" style:family="table-cell">
      <style:table-cell-properties fo:padding="0.097cm" fo:border-left="0.05pt solid #000000" fo:border-right="none" fo:border-top="none" fo:border-bottom="0.05pt solid #000000"/>
    </style:style>
    <style:style style:name="Code.B150" style:family="table-cell">
      <style:table-cell-properties style:vertical-align="top" fo:padding="0.097cm" fo:border-left="0.05pt solid #000000" fo:border-right="none" fo:border-top="none" fo:border-bottom="0.05pt solid #000000"/>
    </style:style>
    <style:style style:name="Code.C150" style:family="table-cell">
      <style:table-cell-properties fo:padding="0.097cm" fo:border-left="0.05pt solid #000000" fo:border-right="none" fo:border-top="none" fo:border-bottom="0.05pt solid #000000"/>
    </style:style>
    <style:style style:name="Code.A151" style:family="table-cell">
      <style:table-cell-properties fo:padding="0.097cm" fo:border-left="0.05pt solid #000000" fo:border-right="none" fo:border-top="none" fo:border-bottom="0.05pt solid #000000"/>
    </style:style>
    <style:style style:name="Code.B151" style:family="table-cell">
      <style:table-cell-properties style:vertical-align="top" fo:padding="0.097cm" fo:border-left="0.05pt solid #000000" fo:border-right="none" fo:border-top="none" fo:border-bottom="0.05pt solid #000000"/>
    </style:style>
    <style:style style:name="Code.C151" style:family="table-cell">
      <style:table-cell-properties fo:padding="0.097cm" fo:border-left="0.05pt solid #000000" fo:border-right="none" fo:border-top="none" fo:border-bottom="0.05pt solid #000000"/>
    </style:style>
    <style:style style:name="Code.A152" style:family="table-cell">
      <style:table-cell-properties fo:padding="0.097cm" fo:border-left="0.05pt solid #000000" fo:border-right="none" fo:border-top="none" fo:border-bottom="0.05pt solid #000000"/>
    </style:style>
    <style:style style:name="Code.B152" style:family="table-cell">
      <style:table-cell-properties style:vertical-align="top" fo:padding="0.097cm" fo:border-left="0.05pt solid #000000" fo:border-right="none" fo:border-top="none" fo:border-bottom="0.05pt solid #000000"/>
    </style:style>
    <style:style style:name="Code.C152" style:family="table-cell">
      <style:table-cell-properties fo:padding="0.097cm" fo:border-left="0.05pt solid #000000" fo:border-right="none" fo:border-top="none" fo:border-bottom="0.05pt solid #000000"/>
    </style:style>
    <style:style style:name="Code.D152" style:family="table-cell">
      <style:table-cell-properties style:vertical-align="top" fo:padding="0.097cm" fo:border-left="0.05pt solid #000000" fo:border-right="0.05pt solid #000000" fo:border-top="none" fo:border-bottom="0.05pt solid #000000"/>
    </style:style>
    <style:style style:name="Code.A153" style:family="table-cell">
      <style:table-cell-properties fo:padding="0.097cm" fo:border-left="0.05pt solid #000000" fo:border-right="none" fo:border-top="none" fo:border-bottom="0.05pt solid #000000"/>
    </style:style>
    <style:style style:name="Code.C153" style:family="table-cell">
      <style:table-cell-properties fo:padding="0.097cm" fo:border-left="0.05pt solid #000000" fo:border-right="none" fo:border-top="none" fo:border-bottom="0.05pt solid #000000"/>
    </style:style>
    <style:style style:name="Code.D153" style:family="table-cell">
      <style:table-cell-properties style:vertical-align="top" fo:padding="0.097cm" fo:border-left="0.05pt solid #000000" fo:border-right="0.05pt solid #000000" fo:border-top="none" fo:border-bottom="0.05pt solid #000000"/>
    </style:style>
    <style:style style:name="Code.A154" style:family="table-cell">
      <style:table-cell-properties fo:padding="0.097cm" fo:border-left="0.05pt solid #000000" fo:border-right="none" fo:border-top="none" fo:border-bottom="0.05pt solid #000000"/>
    </style:style>
    <style:style style:name="Code.B154" style:family="table-cell">
      <style:table-cell-properties style:vertical-align="top" fo:padding="0.097cm" fo:border-left="0.05pt solid #000000" fo:border-right="none" fo:border-top="none" fo:border-bottom="0.05pt solid #000000"/>
    </style:style>
    <style:style style:name="Code.C154" style:family="table-cell">
      <style:table-cell-properties fo:padding="0.097cm" fo:border-left="0.05pt solid #000000" fo:border-right="none" fo:border-top="none" fo:border-bottom="0.05pt solid #000000"/>
    </style:style>
    <style:style style:name="Code.D154" style:family="table-cell">
      <style:table-cell-properties style:vertical-align="bottom" fo:padding="0.097cm" fo:border-left="0.05pt solid #000000" fo:border-right="0.05pt solid #000000" fo:border-top="none" fo:border-bottom="0.05pt solid #000000"/>
    </style:style>
    <style:style style:name="Code.A155" style:family="table-cell">
      <style:table-cell-properties fo:padding="0.097cm" fo:border-left="0.05pt solid #000000" fo:border-right="none" fo:border-top="none" fo:border-bottom="0.05pt solid #000000"/>
    </style:style>
    <style:style style:name="Code.B155" style:family="table-cell">
      <style:table-cell-properties style:vertical-align="top" fo:padding="0.097cm" fo:border-left="0.05pt solid #000000" fo:border-right="none" fo:border-top="none" fo:border-bottom="0.05pt solid #000000"/>
    </style:style>
    <style:style style:name="Code.C155" style:family="table-cell">
      <style:table-cell-properties fo:padding="0.097cm" fo:border-left="0.05pt solid #000000" fo:border-right="none" fo:border-top="none" fo:border-bottom="0.05pt solid #000000"/>
    </style:style>
    <style:style style:name="Code.A156" style:family="table-cell">
      <style:table-cell-properties fo:padding="0.097cm" fo:border-left="0.05pt solid #000000" fo:border-right="none" fo:border-top="none" fo:border-bottom="0.05pt solid #000000"/>
    </style:style>
    <style:style style:name="Code.C156" style:family="table-cell">
      <style:table-cell-properties fo:padding="0.097cm" fo:border-left="0.05pt solid #000000" fo:border-right="none" fo:border-top="none" fo:border-bottom="0.05pt solid #000000"/>
    </style:style>
    <style:style style:name="Code.A157" style:family="table-cell">
      <style:table-cell-properties fo:padding="0.097cm" fo:border-left="0.05pt solid #000000" fo:border-right="none" fo:border-top="none" fo:border-bottom="0.05pt solid #000000"/>
    </style:style>
    <style:style style:name="Code.C157" style:family="table-cell">
      <style:table-cell-properties fo:padding="0.097cm" fo:border-left="0.05pt solid #000000" fo:border-right="none" fo:border-top="none" fo:border-bottom="0.05pt solid #000000"/>
    </style:style>
    <style:style style:name="Code.A158" style:family="table-cell">
      <style:table-cell-properties fo:padding="0.097cm" fo:border-left="0.05pt solid #000000" fo:border-right="none" fo:border-top="none" fo:border-bottom="0.05pt solid #000000"/>
    </style:style>
    <style:style style:name="Code.C158" style:family="table-cell">
      <style:table-cell-properties fo:padding="0.097cm" fo:border-left="0.05pt solid #000000" fo:border-right="none" fo:border-top="none" fo:border-bottom="0.05pt solid #000000"/>
    </style:style>
    <style:style style:name="Code.A159" style:family="table-cell">
      <style:table-cell-properties fo:padding="0.097cm" fo:border-left="0.05pt solid #000000" fo:border-right="none" fo:border-top="none" fo:border-bottom="0.05pt solid #000000"/>
    </style:style>
    <style:style style:name="Code.C159" style:family="table-cell">
      <style:table-cell-properties fo:padding="0.097cm" fo:border-left="0.05pt solid #000000" fo:border-right="none" fo:border-top="none" fo:border-bottom="0.05pt solid #000000"/>
    </style:style>
    <style:style style:name="Code.A160" style:family="table-cell">
      <style:table-cell-properties fo:padding="0.097cm" fo:border-left="0.05pt solid #000000" fo:border-right="none" fo:border-top="none" fo:border-bottom="0.05pt solid #000000"/>
    </style:style>
    <style:style style:name="Code.B160" style:family="table-cell">
      <style:table-cell-properties style:vertical-align="top" fo:padding="0.097cm" fo:border-left="0.05pt solid #000000" fo:border-right="none" fo:border-top="none" fo:border-bottom="0.05pt solid #000000"/>
    </style:style>
    <style:style style:name="Code.C160" style:family="table-cell">
      <style:table-cell-properties fo:padding="0.097cm" fo:border-left="0.05pt solid #000000" fo:border-right="none" fo:border-top="none" fo:border-bottom="0.05pt solid #000000"/>
    </style:style>
    <style:style style:name="Code.D160" style:family="table-cell">
      <style:table-cell-properties fo:padding="0.097cm" fo:border-left="0.05pt solid #000000" fo:border-right="0.05pt solid #000000" fo:border-top="none" fo:border-bottom="0.05pt solid #000000"/>
    </style:style>
    <style:style style:name="Code.A161" style:family="table-cell">
      <style:table-cell-properties fo:padding="0.097cm" fo:border-left="0.05pt solid #000000" fo:border-right="none" fo:border-top="none" fo:border-bottom="0.05pt solid #000000"/>
    </style:style>
    <style:style style:name="Code.B161" style:family="table-cell">
      <style:table-cell-properties style:vertical-align="top" fo:padding="0.097cm" fo:border-left="0.05pt solid #000000" fo:border-right="none" fo:border-top="none" fo:border-bottom="0.05pt solid #000000"/>
    </style:style>
    <style:style style:name="Code.C161" style:family="table-cell">
      <style:table-cell-properties fo:padding="0.097cm" fo:border-left="0.05pt solid #000000" fo:border-right="none" fo:border-top="none" fo:border-bottom="0.05pt solid #000000"/>
    </style:style>
    <style:style style:name="Code.D161" style:family="table-cell">
      <style:table-cell-properties fo:padding="0.097cm" fo:border-left="0.05pt solid #000000" fo:border-right="0.05pt solid #000000" fo:border-top="none" fo:border-bottom="0.05pt solid #000000"/>
    </style:style>
    <style:style style:name="Code.A162" style:family="table-cell">
      <style:table-cell-properties fo:padding="0.097cm" fo:border-left="0.05pt solid #000000" fo:border-right="none" fo:border-top="none" fo:border-bottom="0.05pt solid #000000"/>
    </style:style>
    <style:style style:name="Code.B162" style:family="table-cell">
      <style:table-cell-properties style:vertical-align="top" fo:padding="0.097cm" fo:border-left="0.05pt solid #000000" fo:border-right="none" fo:border-top="none" fo:border-bottom="0.05pt solid #000000"/>
    </style:style>
    <style:style style:name="Code.C162" style:family="table-cell">
      <style:table-cell-properties fo:padding="0.097cm" fo:border-left="0.05pt solid #000000" fo:border-right="none" fo:border-top="none" fo:border-bottom="0.05pt solid #000000"/>
    </style:style>
    <style:style style:name="Code.D162" style:family="table-cell">
      <style:table-cell-properties fo:padding="0.097cm" fo:border-left="0.05pt solid #000000" fo:border-right="0.05pt solid #000000" fo:border-top="none" fo:border-bottom="0.05pt solid #000000"/>
    </style:style>
    <style:style style:name="Code.A163" style:family="table-cell">
      <style:table-cell-properties fo:padding="0.097cm" fo:border-left="0.05pt solid #000000" fo:border-right="none" fo:border-top="none" fo:border-bottom="0.05pt solid #000000"/>
    </style:style>
    <style:style style:name="Code.B163" style:family="table-cell">
      <style:table-cell-properties style:vertical-align="top" fo:padding="0.097cm" fo:border-left="0.05pt solid #000000" fo:border-right="none" fo:border-top="none" fo:border-bottom="0.05pt solid #000000"/>
    </style:style>
    <style:style style:name="Code.C163" style:family="table-cell">
      <style:table-cell-properties fo:padding="0.097cm" fo:border-left="0.05pt solid #000000" fo:border-right="none" fo:border-top="none" fo:border-bottom="0.05pt solid #000000"/>
    </style:style>
    <style:style style:name="Code.D163" style:family="table-cell" style:data-style-name="N0">
      <style:table-cell-properties fo:padding="0.097cm" fo:border-left="0.05pt solid #000000" fo:border-right="0.05pt solid #000000" fo:border-top="none" fo:border-bottom="0.05pt solid #000000"/>
    </style:style>
    <style:style style:name="Code.A164" style:family="table-cell">
      <style:table-cell-properties fo:padding="0.097cm" fo:border-left="0.05pt solid #000000" fo:border-right="none" fo:border-top="none" fo:border-bottom="0.05pt solid #000000"/>
    </style:style>
    <style:style style:name="Code.B164" style:family="table-cell">
      <style:table-cell-properties style:vertical-align="top" fo:padding="0.097cm" fo:border-left="0.05pt solid #000000" fo:border-right="none" fo:border-top="none" fo:border-bottom="0.05pt solid #000000"/>
    </style:style>
    <style:style style:name="Code.C164" style:family="table-cell">
      <style:table-cell-properties fo:padding="0.097cm" fo:border-left="0.05pt solid #000000" fo:border-right="none" fo:border-top="none" fo:border-bottom="0.05pt solid #000000"/>
    </style:style>
    <style:style style:name="Code.D164" style:family="table-cell">
      <style:table-cell-properties fo:padding="0.097cm" fo:border-left="0.05pt solid #000000" fo:border-right="0.05pt solid #000000" fo:border-top="none" fo:border-bottom="0.05pt solid #000000"/>
    </style:style>
    <style:style style:name="Code.A165" style:family="table-cell">
      <style:table-cell-properties fo:padding="0.097cm" fo:border-left="0.05pt solid #000000" fo:border-right="none" fo:border-top="none" fo:border-bottom="0.05pt solid #000000"/>
    </style:style>
    <style:style style:name="Code.B165" style:family="table-cell">
      <style:table-cell-properties style:vertical-align="top" fo:padding="0.097cm" fo:border-left="0.05pt solid #000000" fo:border-right="none" fo:border-top="none" fo:border-bottom="0.05pt solid #000000"/>
    </style:style>
    <style:style style:name="Code.C165" style:family="table-cell">
      <style:table-cell-properties fo:padding="0.097cm" fo:border-left="0.05pt solid #000000" fo:border-right="none" fo:border-top="none" fo:border-bottom="0.05pt solid #000000"/>
    </style:style>
    <style:style style:name="Code.A166" style:family="table-cell">
      <style:table-cell-properties fo:padding="0.097cm" fo:border-left="0.05pt solid #000000" fo:border-right="none" fo:border-top="none" fo:border-bottom="0.05pt solid #000000"/>
    </style:style>
    <style:style style:name="Code.B166" style:family="table-cell">
      <style:table-cell-properties style:vertical-align="top" fo:padding="0.097cm" fo:border-left="0.05pt solid #000000" fo:border-right="none" fo:border-top="none" fo:border-bottom="0.05pt solid #000000"/>
    </style:style>
    <style:style style:name="Code.C166" style:family="table-cell">
      <style:table-cell-properties fo:padding="0.097cm" fo:border-left="0.05pt solid #000000" fo:border-right="none" fo:border-top="none" fo:border-bottom="0.05pt solid #000000"/>
    </style:style>
    <style:style style:name="Code.D166" style:family="table-cell">
      <style:table-cell-properties fo:padding="0.097cm" fo:border-left="0.05pt solid #000000" fo:border-right="0.05pt solid #000000" fo:border-top="none" fo:border-bottom="0.05pt solid #000000"/>
    </style:style>
    <style:style style:name="Code.A167" style:family="table-cell">
      <style:table-cell-properties fo:padding="0.097cm" fo:border-left="0.05pt solid #000000" fo:border-right="none" fo:border-top="none" fo:border-bottom="0.05pt solid #000000"/>
    </style:style>
    <style:style style:name="Code.B167" style:family="table-cell">
      <style:table-cell-properties style:vertical-align="top" fo:padding="0.097cm" fo:border-left="0.05pt solid #000000" fo:border-right="none" fo:border-top="none" fo:border-bottom="0.05pt solid #000000"/>
    </style:style>
    <style:style style:name="Code.C167" style:family="table-cell">
      <style:table-cell-properties fo:padding="0.097cm" fo:border-left="0.05pt solid #000000" fo:border-right="none" fo:border-top="none" fo:border-bottom="0.05pt solid #000000"/>
    </style:style>
    <style:style style:name="Code.D167" style:family="table-cell">
      <style:table-cell-properties fo:padding="0.097cm" fo:border-left="0.05pt solid #000000" fo:border-right="0.05pt solid #000000" fo:border-top="none" fo:border-bottom="0.05pt solid #000000"/>
    </style:style>
    <style:style style:name="Code.A168" style:family="table-cell">
      <style:table-cell-properties fo:padding="0.097cm" fo:border-left="0.05pt solid #000000" fo:border-right="none" fo:border-top="none" fo:border-bottom="0.05pt solid #000000"/>
    </style:style>
    <style:style style:name="Code.B168" style:family="table-cell">
      <style:table-cell-properties style:vertical-align="top" fo:padding="0.097cm" fo:border-left="0.05pt solid #000000" fo:border-right="none" fo:border-top="none" fo:border-bottom="0.05pt solid #000000"/>
    </style:style>
    <style:style style:name="Code.C168" style:family="table-cell">
      <style:table-cell-properties fo:padding="0.097cm" fo:border-left="0.05pt solid #000000" fo:border-right="none" fo:border-top="none" fo:border-bottom="0.05pt solid #000000"/>
    </style:style>
    <style:style style:name="Code.A169" style:family="table-cell">
      <style:table-cell-properties fo:padding="0.097cm" fo:border-left="0.05pt solid #000000" fo:border-right="none" fo:border-top="none" fo:border-bottom="0.05pt solid #000000"/>
    </style:style>
    <style:style style:name="Code.B169" style:family="table-cell">
      <style:table-cell-properties style:vertical-align="top" fo:padding="0.097cm" fo:border-left="0.05pt solid #000000" fo:border-right="none" fo:border-top="none" fo:border-bottom="0.05pt solid #000000"/>
    </style:style>
    <style:style style:name="Code.C169" style:family="table-cell">
      <style:table-cell-properties fo:padding="0.097cm" fo:border-left="0.05pt solid #000000" fo:border-right="none" fo:border-top="none" fo:border-bottom="0.05pt solid #000000"/>
    </style:style>
    <style:style style:name="Code.A170" style:family="table-cell">
      <style:table-cell-properties fo:padding="0.097cm" fo:border-left="0.05pt solid #000000" fo:border-right="none" fo:border-top="none" fo:border-bottom="0.05pt solid #000000"/>
    </style:style>
    <style:style style:name="Code.B170" style:family="table-cell">
      <style:table-cell-properties style:vertical-align="top" fo:padding="0.097cm" fo:border-left="0.05pt solid #000000" fo:border-right="none" fo:border-top="none" fo:border-bottom="0.05pt solid #000000"/>
    </style:style>
    <style:style style:name="Code.C170" style:family="table-cell">
      <style:table-cell-properties fo:padding="0.097cm" fo:border-left="0.05pt solid #000000" fo:border-right="none" fo:border-top="none" fo:border-bottom="0.05pt solid #000000"/>
    </style:style>
    <style:style style:name="Code.A171" style:family="table-cell">
      <style:table-cell-properties fo:padding="0.097cm" fo:border-left="0.05pt solid #000000" fo:border-right="none" fo:border-top="none" fo:border-bottom="0.05pt solid #000000"/>
    </style:style>
    <style:style style:name="Code.B171" style:family="table-cell">
      <style:table-cell-properties style:vertical-align="top" fo:padding="0.097cm" fo:border-left="0.05pt solid #000000" fo:border-right="none" fo:border-top="none" fo:border-bottom="0.05pt solid #000000"/>
    </style:style>
    <style:style style:name="Code.C171" style:family="table-cell">
      <style:table-cell-properties fo:padding="0.097cm" fo:border-left="0.05pt solid #000000" fo:border-right="none" fo:border-top="none" fo:border-bottom="0.05pt solid #000000"/>
    </style:style>
    <style:style style:name="Code.A172" style:family="table-cell">
      <style:table-cell-properties fo:padding="0.097cm" fo:border-left="0.05pt solid #000000" fo:border-right="none" fo:border-top="none" fo:border-bottom="0.05pt solid #000000"/>
    </style:style>
    <style:style style:name="Code.B172" style:family="table-cell">
      <style:table-cell-properties style:vertical-align="top" fo:padding="0.097cm" fo:border-left="0.05pt solid #000000" fo:border-right="none" fo:border-top="none" fo:border-bottom="0.05pt solid #000000"/>
    </style:style>
    <style:style style:name="Code.C172" style:family="table-cell">
      <style:table-cell-properties fo:padding="0.097cm" fo:border-left="0.05pt solid #000000" fo:border-right="none" fo:border-top="none" fo:border-bottom="0.05pt solid #000000"/>
    </style:style>
    <style:style style:name="Code.D172" style:family="table-cell">
      <style:table-cell-properties fo:padding="0.097cm" fo:border-left="0.05pt solid #000000" fo:border-right="0.05pt solid #000000" fo:border-top="none" fo:border-bottom="0.05pt solid #000000"/>
    </style:style>
    <style:style style:name="Code.A173" style:family="table-cell">
      <style:table-cell-properties fo:padding="0.097cm" fo:border-left="0.05pt solid #000000" fo:border-right="none" fo:border-top="none" fo:border-bottom="0.05pt solid #000000"/>
    </style:style>
    <style:style style:name="Code.B173" style:family="table-cell">
      <style:table-cell-properties style:vertical-align="top" fo:padding="0.097cm" fo:border-left="0.05pt solid #000000" fo:border-right="none" fo:border-top="none" fo:border-bottom="0.05pt solid #000000"/>
    </style:style>
    <style:style style:name="Code.C173" style:family="table-cell">
      <style:table-cell-properties fo:padding="0.097cm" fo:border-left="0.05pt solid #000000" fo:border-right="none" fo:border-top="none" fo:border-bottom="0.05pt solid #000000"/>
    </style:style>
    <style:style style:name="Code.D173" style:family="table-cell">
      <style:table-cell-properties fo:padding="0.097cm" fo:border-left="0.05pt solid #000000" fo:border-right="0.05pt solid #000000" fo:border-top="none" fo:border-bottom="0.05pt solid #000000"/>
    </style:style>
    <style:style style:name="Code.A174" style:family="table-cell">
      <style:table-cell-properties fo:padding="0.097cm" fo:border-left="0.05pt solid #000000" fo:border-right="none" fo:border-top="none" fo:border-bottom="0.05pt solid #000000"/>
    </style:style>
    <style:style style:name="Code.B174" style:family="table-cell">
      <style:table-cell-properties style:vertical-align="top" fo:padding="0.097cm" fo:border-left="0.05pt solid #000000" fo:border-right="none" fo:border-top="none" fo:border-bottom="0.05pt solid #000000"/>
    </style:style>
    <style:style style:name="Code.C174" style:family="table-cell">
      <style:table-cell-properties fo:padding="0.097cm" fo:border-left="0.05pt solid #000000" fo:border-right="none" fo:border-top="none" fo:border-bottom="0.05pt solid #000000"/>
    </style:style>
    <style:style style:name="Code.D174" style:family="table-cell">
      <style:table-cell-properties fo:padding="0.097cm" fo:border-left="0.05pt solid #000000" fo:border-right="0.05pt solid #000000" fo:border-top="none" fo:border-bottom="0.05pt solid #000000"/>
    </style:style>
    <style:style style:name="Code.A175" style:family="table-cell">
      <style:table-cell-properties fo:padding="0.097cm" fo:border-left="0.05pt solid #000000" fo:border-right="none" fo:border-top="none" fo:border-bottom="0.05pt solid #000000"/>
    </style:style>
    <style:style style:name="Code.B175" style:family="table-cell">
      <style:table-cell-properties style:vertical-align="top" fo:padding="0.097cm" fo:border-left="0.05pt solid #000000" fo:border-right="none" fo:border-top="none" fo:border-bottom="0.05pt solid #000000"/>
    </style:style>
    <style:style style:name="Code.C175" style:family="table-cell">
      <style:table-cell-properties fo:padding="0.097cm" fo:border-left="0.05pt solid #000000" fo:border-right="none" fo:border-top="none" fo:border-bottom="0.05pt solid #000000"/>
    </style:style>
    <style:style style:name="Code.A176" style:family="table-cell">
      <style:table-cell-properties fo:padding="0.097cm" fo:border-left="0.05pt solid #000000" fo:border-right="none" fo:border-top="none" fo:border-bottom="0.05pt solid #000000"/>
    </style:style>
    <style:style style:name="Code.B176" style:family="table-cell">
      <style:table-cell-properties style:vertical-align="top" fo:padding="0.097cm" fo:border-left="0.05pt solid #000000" fo:border-right="none" fo:border-top="none" fo:border-bottom="0.05pt solid #000000"/>
    </style:style>
    <style:style style:name="Code.C176" style:family="table-cell">
      <style:table-cell-properties fo:padding="0.097cm" fo:border-left="0.05pt solid #000000" fo:border-right="none" fo:border-top="none" fo:border-bottom="0.05pt solid #000000"/>
    </style:style>
    <style:style style:name="Code.D176" style:family="table-cell">
      <style:table-cell-properties fo:padding="0.097cm" fo:border-left="0.05pt solid #000000" fo:border-right="0.05pt solid #000000" fo:border-top="none" fo:border-bottom="0.05pt solid #000000"/>
    </style:style>
    <style:style style:name="Code.A177" style:family="table-cell">
      <style:table-cell-properties fo:padding="0.097cm" fo:border-left="0.05pt solid #000000" fo:border-right="none" fo:border-top="none" fo:border-bottom="0.05pt solid #000000"/>
    </style:style>
    <style:style style:name="Code.B177" style:family="table-cell">
      <style:table-cell-properties style:vertical-align="top" fo:padding="0.097cm" fo:border-left="0.05pt solid #000000" fo:border-right="none" fo:border-top="none" fo:border-bottom="0.05pt solid #000000"/>
    </style:style>
    <style:style style:name="Code.C177" style:family="table-cell">
      <style:table-cell-properties fo:padding="0.097cm" fo:border-left="0.05pt solid #000000" fo:border-right="none" fo:border-top="none" fo:border-bottom="0.05pt solid #000000"/>
    </style:style>
    <style:style style:name="Code.D177" style:family="table-cell">
      <style:table-cell-properties fo:padding="0.097cm" fo:border-left="0.05pt solid #000000" fo:border-right="0.05pt solid #000000" fo:border-top="none" fo:border-bottom="0.05pt solid #000000"/>
    </style:style>
    <style:style style:name="Code.A178" style:family="table-cell">
      <style:table-cell-properties fo:padding="0.097cm" fo:border-left="0.05pt solid #000000" fo:border-right="none" fo:border-top="none" fo:border-bottom="0.05pt solid #000000"/>
    </style:style>
    <style:style style:name="Code.B178" style:family="table-cell">
      <style:table-cell-properties style:vertical-align="top" fo:padding="0.097cm" fo:border-left="0.05pt solid #000000" fo:border-right="none" fo:border-top="none" fo:border-bottom="0.05pt solid #000000"/>
    </style:style>
    <style:style style:name="Code.C178" style:family="table-cell">
      <style:table-cell-properties fo:padding="0.097cm" fo:border-left="0.05pt solid #000000" fo:border-right="none" fo:border-top="none" fo:border-bottom="0.05pt solid #000000"/>
    </style:style>
    <style:style style:name="Code.D178" style:family="table-cell">
      <style:table-cell-properties fo:padding="0.097cm" fo:border-left="0.05pt solid #000000" fo:border-right="0.05pt solid #000000" fo:border-top="none" fo:border-bottom="0.05pt solid #000000"/>
    </style:style>
    <style:style style:name="Code.A179" style:family="table-cell">
      <style:table-cell-properties fo:padding="0.097cm" fo:border-left="0.05pt solid #000000" fo:border-right="none" fo:border-top="none" fo:border-bottom="0.05pt solid #000000"/>
    </style:style>
    <style:style style:name="Code.B179" style:family="table-cell">
      <style:table-cell-properties style:vertical-align="top" fo:padding="0.097cm" fo:border-left="0.05pt solid #000000" fo:border-right="none" fo:border-top="none" fo:border-bottom="0.05pt solid #000000"/>
    </style:style>
    <style:style style:name="Code.C179" style:family="table-cell">
      <style:table-cell-properties fo:padding="0.097cm" fo:border-left="0.05pt solid #000000" fo:border-right="none" fo:border-top="none" fo:border-bottom="0.05pt solid #000000"/>
    </style:style>
    <style:style style:name="Code.D179" style:family="table-cell">
      <style:table-cell-properties fo:padding="0.097cm" fo:border-left="0.05pt solid #000000" fo:border-right="0.05pt solid #000000" fo:border-top="none" fo:border-bottom="0.05pt solid #000000"/>
    </style:style>
    <style:style style:name="Code.A180" style:family="table-cell">
      <style:table-cell-properties fo:padding="0.097cm" fo:border-left="0.05pt solid #000000" fo:border-right="none" fo:border-top="none" fo:border-bottom="0.05pt solid #000000"/>
    </style:style>
    <style:style style:name="Code.C180" style:family="table-cell">
      <style:table-cell-properties fo:padding="0.097cm" fo:border-left="0.05pt solid #000000" fo:border-right="none" fo:border-top="none" fo:border-bottom="0.05pt solid #000000"/>
    </style:style>
    <style:style style:name="Code.D180" style:family="table-cell">
      <style:table-cell-properties fo:padding="0.097cm" fo:border-left="0.05pt solid #000000" fo:border-right="0.05pt solid #000000" fo:border-top="none" fo:border-bottom="0.05pt solid #000000"/>
    </style:style>
    <style:style style:name="Tableau9" style:family="table">
      <style:table-properties style:width="17.657cm" fo:margin-left="0cm" fo:margin-right="0.042cm" fo:break-before="auto" fo:break-after="auto" table:align="margins"/>
    </style:style>
    <style:style style:name="Tableau9.A" style:family="table-column">
      <style:table-column-properties style:column-width="5.68cm" style:rel-column-width="21083*"/>
    </style:style>
    <style:style style:name="Tableau9.B" style:family="table-column">
      <style:table-column-properties style:column-width="2.612cm" style:rel-column-width="9693*"/>
    </style:style>
    <style:style style:name="Tableau9.C" style:family="table-column">
      <style:table-column-properties style:column-width="9.364cm" style:rel-column-width="34759*"/>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style:vertical-align="top"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top"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C19" style:family="table-cell">
      <style:table-cell-properties fo:padding="0.097cm" fo:border-left="0.05pt solid #000000" fo:border-right="0.05pt solid #000000" fo:border-top="none" fo:border-bottom="0.05pt solid #000000"/>
    </style:style>
    <style:style style:name="Tableau9.A20" style:family="table-cell">
      <style:table-cell-properties fo:padding="0.097cm" fo:border-left="0.05pt solid #000000" fo:border-right="none" fo:border-top="none" fo:border-bottom="0.05pt solid #000000"/>
    </style:style>
    <style:style style:name="Tableau9.C20" style:family="table-cell">
      <style:table-cell-properties fo:padding="0.097cm" fo:border-left="0.05pt solid #000000" fo:border-right="0.05pt solid #000000" fo:border-top="none" fo:border-bottom="0.05pt solid #000000"/>
    </style:style>
    <style:style style:name="Tableau9.A21" style:family="table-cell">
      <style:table-cell-properties fo:padding="0.097cm" fo:border-left="0.05pt solid #000000" fo:border-right="none" fo:border-top="none" fo:border-bottom="0.05pt solid #000000"/>
    </style:style>
    <style:style style:name="Tableau9.C21" style:family="table-cell">
      <style:table-cell-properties fo:padding="0.097cm" fo:border-left="0.05pt solid #000000" fo:border-right="0.05pt solid #000000" fo:border-top="none" fo:border-bottom="0.05pt solid #000000"/>
    </style:style>
    <style:style style:name="Tableau9.A22" style:family="table-cell">
      <style:table-cell-properties fo:padding="0.097cm" fo:border-left="0.05pt solid #000000" fo:border-right="none" fo:border-top="none" fo:border-bottom="0.05pt solid #000000"/>
    </style:style>
    <style:style style:name="Tableau9.C22" style:family="table-cell">
      <style:table-cell-properties fo:padding="0.097cm" fo:border-left="0.05pt solid #000000" fo:border-right="0.05pt solid #000000" fo:border-top="none" fo:border-bottom="0.05pt solid #000000"/>
    </style:style>
    <style:style style:name="Tableau9.A23" style:family="table-cell">
      <style:table-cell-properties fo:padding="0.097cm" fo:border-left="0.05pt solid #000000" fo:border-right="none" fo:border-top="none" fo:border-bottom="0.05pt solid #000000"/>
    </style:style>
    <style:style style:name="Tableau9.C23" style:family="table-cell">
      <style:table-cell-properties fo:padding="0.097cm" fo:border-left="0.05pt solid #000000" fo:border-right="0.05pt solid #000000" fo:border-top="none" fo:border-bottom="0.05pt solid #000000"/>
    </style:style>
    <style:style style:name="Tableau9.A24" style:family="table-cell">
      <style:table-cell-properties fo:padding="0.097cm" fo:border-left="0.05pt solid #000000" fo:border-right="none" fo:border-top="none" fo:border-bottom="0.05pt solid #000000"/>
    </style:style>
    <style:style style:name="Tableau9.C24" style:family="table-cell">
      <style:table-cell-properties fo:padding="0.097cm" fo:border-left="0.05pt solid #000000" fo:border-right="0.05pt solid #000000" fo:border-top="none" fo:border-bottom="0.05pt solid #000000"/>
    </style:style>
    <style:style style:name="Tableau9.A25" style:family="table-cell">
      <style:table-cell-properties fo:padding="0.097cm" fo:border-left="0.05pt solid #000000" fo:border-right="none" fo:border-top="none" fo:border-bottom="0.05pt solid #000000"/>
    </style:style>
    <style:style style:name="Tableau9.C25" style:family="table-cell">
      <style:table-cell-properties fo:padding="0.097cm" fo:border-left="0.05pt solid #000000" fo:border-right="0.05pt solid #000000" fo:border-top="none" fo:border-bottom="0.05pt solid #000000"/>
    </style:style>
    <style:style style:name="Tableau9.A26" style:family="table-cell">
      <style:table-cell-properties fo:padding="0.097cm" fo:border-left="0.05pt solid #000000" fo:border-right="none" fo:border-top="none" fo:border-bottom="0.05pt solid #000000"/>
    </style:style>
    <style:style style:name="Tableau9.C26" style:family="table-cell">
      <style:table-cell-properties fo:padding="0.097cm" fo:border-left="0.05pt solid #000000" fo:border-right="0.05pt solid #000000" fo:border-top="none" fo:border-bottom="0.05pt solid #000000"/>
    </style:style>
    <style:style style:name="Tableau9.A27" style:family="table-cell">
      <style:table-cell-properties fo:padding="0.097cm" fo:border-left="0.05pt solid #000000" fo:border-right="none" fo:border-top="none" fo:border-bottom="0.05pt solid #000000"/>
    </style:style>
    <style:style style:name="Tableau9.C27" style:family="table-cell">
      <style:table-cell-properties fo:padding="0.097cm" fo:border-left="0.05pt solid #000000" fo:border-right="0.05pt solid #000000" fo:border-top="none" fo:border-bottom="0.05pt solid #000000"/>
    </style:style>
    <style:style style:name="Tableau9.A28" style:family="table-cell">
      <style:table-cell-properties fo:padding="0.097cm" fo:border-left="0.05pt solid #000000" fo:border-right="none" fo:border-top="none" fo:border-bottom="0.05pt solid #000000"/>
    </style:style>
    <style:style style:name="Tableau9.C28" style:family="table-cell">
      <style:table-cell-properties fo:padding="0.097cm" fo:border-left="0.05pt solid #000000" fo:border-right="0.05pt solid #000000" fo:border-top="none" fo:border-bottom="0.05pt solid #000000"/>
    </style:style>
    <style:style style:name="Tableau9.A29" style:family="table-cell">
      <style:table-cell-properties fo:padding="0.097cm" fo:border-left="0.05pt solid #000000" fo:border-right="none" fo:border-top="none" fo:border-bottom="0.05pt solid #000000"/>
    </style:style>
    <style:style style:name="Tableau9.C29" style:family="table-cell">
      <style:table-cell-properties fo:padding="0.097cm" fo:border-left="0.05pt solid #000000" fo:border-right="0.05pt solid #000000" fo:border-top="none" fo:border-bottom="0.05pt solid #000000"/>
    </style:style>
    <style:style style:name="Tableau9.A30" style:family="table-cell">
      <style:table-cell-properties fo:padding="0.097cm" fo:border-left="0.05pt solid #000000" fo:border-right="none" fo:border-top="none" fo:border-bottom="0.05pt solid #000000"/>
    </style:style>
    <style:style style:name="Tableau9.C30" style:family="table-cell">
      <style:table-cell-properties fo:padding="0.097cm" fo:border-left="0.05pt solid #000000" fo:border-right="0.05pt solid #000000" fo:border-top="none" fo:border-bottom="0.05pt solid #000000"/>
    </style:style>
    <style:style style:name="Tableau9.A31" style:family="table-cell">
      <style:table-cell-properties fo:padding="0.097cm" fo:border-left="0.05pt solid #000000" fo:border-right="none" fo:border-top="none" fo:border-bottom="0.05pt solid #000000"/>
    </style:style>
    <style:style style:name="Tableau9.C31" style:family="table-cell">
      <style:table-cell-properties fo:padding="0.097cm" fo:border-left="0.05pt solid #000000" fo:border-right="0.05pt solid #000000" fo:border-top="none" fo:border-bottom="0.05pt solid #000000"/>
    </style:style>
    <style:style style:name="Tableau9.A32" style:family="table-cell">
      <style:table-cell-properties fo:padding="0.097cm" fo:border-left="0.05pt solid #000000" fo:border-right="none" fo:border-top="none" fo:border-bottom="0.05pt solid #000000"/>
    </style:style>
    <style:style style:name="Tableau9.C32" style:family="table-cell">
      <style:table-cell-properties fo:padding="0.097cm" fo:border-left="0.05pt solid #000000" fo:border-right="0.05pt solid #000000" fo:border-top="none" fo:border-bottom="0.05pt solid #000000"/>
    </style:style>
    <style:style style:name="Tableau9.A33" style:family="table-cell">
      <style:table-cell-properties fo:padding="0.097cm" fo:border-left="0.05pt solid #000000" fo:border-right="none" fo:border-top="none" fo:border-bottom="0.05pt solid #000000"/>
    </style:style>
    <style:style style:name="Tableau9.C33" style:family="table-cell">
      <style:table-cell-properties fo:padding="0.097cm" fo:border-left="0.05pt solid #000000" fo:border-right="0.05pt solid #000000" fo:border-top="none" fo:border-bottom="0.05pt solid #000000"/>
    </style:style>
    <style:style style:name="Tableau9.A34" style:family="table-cell">
      <style:table-cell-properties fo:padding="0.097cm" fo:border-left="0.05pt solid #000000" fo:border-right="none" fo:border-top="none" fo:border-bottom="0.05pt solid #000000"/>
    </style:style>
    <style:style style:name="Tableau9.C34" style:family="table-cell">
      <style:table-cell-properties fo:padding="0.097cm" fo:border-left="0.05pt solid #000000" fo:border-right="0.05pt solid #000000" fo:border-top="none" fo:border-bottom="0.05pt solid #000000"/>
    </style:style>
    <style:style style:name="Tableau9.A35" style:family="table-cell">
      <style:table-cell-properties fo:padding="0.097cm" fo:border-left="0.05pt solid #000000" fo:border-right="none" fo:border-top="none" fo:border-bottom="0.05pt solid #000000"/>
    </style:style>
    <style:style style:name="Tableau9.C35" style:family="table-cell">
      <style:table-cell-properties fo:padding="0.097cm" fo:border-left="0.05pt solid #000000" fo:border-right="0.05pt solid #000000" fo:border-top="none" fo:border-bottom="0.05pt solid #000000"/>
    </style:style>
    <style:style style:name="Tableau9.A36" style:family="table-cell">
      <style:table-cell-properties fo:padding="0.097cm" fo:border-left="0.05pt solid #000000" fo:border-right="none" fo:border-top="none" fo:border-bottom="0.05pt solid #000000"/>
    </style:style>
    <style:style style:name="Tableau9.C36" style:family="table-cell">
      <style:table-cell-properties fo:padding="0.097cm" fo:border-left="0.05pt solid #000000" fo:border-right="0.05pt solid #000000" fo:border-top="none" fo:border-bottom="0.05pt solid #000000"/>
    </style:style>
    <style:style style:name="Tableau9.A37" style:family="table-cell">
      <style:table-cell-properties fo:padding="0.097cm" fo:border-left="0.05pt solid #000000" fo:border-right="none" fo:border-top="none" fo:border-bottom="0.05pt solid #000000"/>
    </style:style>
    <style:style style:name="Tableau9.C37" style:family="table-cell">
      <style:table-cell-properties fo:padding="0.097cm" fo:border-left="0.05pt solid #000000" fo:border-right="0.05pt solid #000000" fo:border-top="none" fo:border-bottom="0.05pt solid #000000"/>
    </style:style>
    <style:style style:name="Tableau9.A38" style:family="table-cell">
      <style:table-cell-properties fo:padding="0.097cm" fo:border-left="0.05pt solid #000000" fo:border-right="none" fo:border-top="none" fo:border-bottom="0.05pt solid #000000"/>
    </style:style>
    <style:style style:name="Tableau9.C38" style:family="table-cell">
      <style:table-cell-properties fo:padding="0.097cm" fo:border-left="0.05pt solid #000000" fo:border-right="0.05pt solid #000000" fo:border-top="none" fo:border-bottom="0.05pt solid #000000"/>
    </style:style>
    <style:style style:name="Tableau9.A39" style:family="table-cell">
      <style:table-cell-properties fo:padding="0.097cm" fo:border-left="0.05pt solid #000000" fo:border-right="none" fo:border-top="none" fo:border-bottom="0.05pt solid #000000"/>
    </style:style>
    <style:style style:name="Tableau9.C39" style:family="table-cell">
      <style:table-cell-properties fo:padding="0.097cm" fo:border-left="0.05pt solid #000000" fo:border-right="0.05pt solid #000000" fo:border-top="none" fo:border-bottom="0.05pt solid #000000"/>
    </style:style>
    <style:style style:name="Tableau9.A40" style:family="table-cell">
      <style:table-cell-properties fo:padding="0.097cm" fo:border-left="0.05pt solid #000000" fo:border-right="none" fo:border-top="none" fo:border-bottom="0.05pt solid #000000"/>
    </style:style>
    <style:style style:name="Tableau9.C40" style:family="table-cell">
      <style:table-cell-properties style:vertical-align="" fo:padding="0.097cm" fo:border-left="0.05pt solid #000000" fo:border-right="0.05pt solid #000000" fo:border-top="none" fo:border-bottom="0.05pt solid #000000"/>
    </style:style>
    <style:style style:name="Tableau9.A41" style:family="table-cell">
      <style:table-cell-properties fo:padding="0.097cm" fo:border-left="0.05pt solid #000000" fo:border-right="none" fo:border-top="none" fo:border-bottom="0.05pt solid #000000"/>
    </style:style>
    <style:style style:name="Tableau9.C41" style:family="table-cell">
      <style:table-cell-properties fo:padding="0.097cm" fo:border-left="0.05pt solid #000000" fo:border-right="0.05pt solid #000000" fo:border-top="none" fo:border-bottom="0.05pt solid #000000"/>
    </style:style>
    <style:style style:name="Tableau14" style:family="table">
      <style:table-properties style:width="17.648cm" fo:margin-left="0cm" fo:margin-right="0.051cm" fo:break-before="auto" fo:break-after="auto" table:align="margins"/>
    </style:style>
    <style:style style:name="Tableau14.A" style:family="table-column">
      <style:table-column-properties style:column-width="3.182cm" style:rel-column-width="11815*"/>
    </style:style>
    <style:style style:name="Tableau14.B" style:family="table-column">
      <style:table-column-properties style:column-width="2.515cm" style:rel-column-width="9338*"/>
    </style:style>
    <style:style style:name="Tableau14.C" style:family="table-column">
      <style:table-column-properties style:column-width="9.509cm" style:rel-column-width="35310*"/>
    </style:style>
    <style:style style:name="Tableau14.D" style:family="table-column">
      <style:table-column-properties style:column-width="2.443cm" style:rel-column-width="9072*"/>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style:vertical-align="top"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style:vertical-align="top"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7" style:family="table">
      <style:table-properties style:width="17.667cm" fo:margin-left="0cm" fo:margin-right="0.032cm" fo:break-before="auto" fo:break-after="auto" table:align="margins"/>
    </style:style>
    <style:style style:name="Tableau7.A" style:family="table-column">
      <style:table-column-properties style:column-width="3.182cm" style:rel-column-width="11801*"/>
    </style:style>
    <style:style style:name="Tableau7.B" style:family="table-column">
      <style:table-column-properties style:column-width="2.514cm" style:rel-column-width="9327*"/>
    </style:style>
    <style:style style:name="Tableau7.C" style:family="table-column">
      <style:table-column-properties style:column-width="9.511cm" style:rel-column-width="35281*"/>
    </style:style>
    <style:style style:name="Tableau7.D" style:family="table-column">
      <style:table-column-properties style:column-width="2.461cm" style:rel-column-width="912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top"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top"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5*"/>
    </style:style>
    <style:style style:name="Table2.B" style:family="table-column">
      <style:table-column-properties style:column-width="2.515cm" style:rel-column-width="9338*"/>
    </style:style>
    <style:style style:name="Table2.C" style:family="table-column">
      <style:table-column-properties style:column-width="9.509cm" style:rel-column-width="35310*"/>
    </style:style>
    <style:style style:name="Table2.D" style:family="table-column">
      <style:table-column-properties style:column-width="2.443cm" style:rel-column-width="907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au8" style:family="table">
      <style:table-properties style:width="17.699cm" fo:margin-left="0cm" fo:margin-right="0cm" fo:break-before="auto" fo:break-after="auto" table:align="margins"/>
    </style:style>
    <style:style style:name="Tableau8.A" style:family="table-column">
      <style:table-column-properties style:column-width="3.182cm" style:rel-column-width="11780*"/>
    </style:style>
    <style:style style:name="Tableau8.B" style:family="table-column">
      <style:table-column-properties style:column-width="2.514cm" style:rel-column-width="9310*"/>
    </style:style>
    <style:style style:name="Tableau8.C" style:family="table-column">
      <style:table-column-properties style:column-width="9.562cm" style:rel-column-width="35407*"/>
    </style:style>
    <style:style style:name="Tableau8.D" style:family="table-column">
      <style:table-column-properties style:column-width="2.441cm" style:rel-column-width="903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top"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top"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style:vertical-align="top"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style:vertical-align="top"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9" style:family="table-row">
      <style:table-row-properties style:min-row-height="5.078cm"/>
    </style:style>
    <style:style style:name="Tableau8.A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11" style:family="table-row">
      <style:table-row-properties style:min-row-height="3.35cm"/>
    </style:style>
    <style:style style:name="Tableau8.A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Tableau8.A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C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8.A23" style:family="table-cell">
      <style:table-cell-properties fo:padding="0.097cm" fo:border-left="0.05pt solid #000000" fo:border-right="none" fo:border-top="none" fo:border-bottom="0.05pt solid #000000"/>
    </style:style>
    <style:style style:name="Tableau8.C23" style:family="table-cell">
      <style:table-cell-properties fo:padding="0.097cm" fo:border-left="0.05pt solid #000000" fo:border-right="none" fo:border-top="none" fo:border-bottom="0.05pt solid #000000"/>
    </style:style>
    <style:style style:name="Tableau8.D23" style:family="table-cell">
      <style:table-cell-properties fo:padding="0.097cm" fo:border-left="0.05pt solid #000000" fo:border-right="0.05pt solid #000000" fo:border-top="none" fo:border-bottom="0.05pt solid #000000"/>
    </style:style>
    <style:style style:name="Tableau8.A24" style:family="table-cell">
      <style:table-cell-properties fo:padding="0.097cm" fo:border-left="0.05pt solid #000000" fo:border-right="none" fo:border-top="none" fo:border-bottom="0.05pt solid #000000"/>
    </style:style>
    <style:style style:name="Tableau8.C24" style:family="table-cell">
      <style:table-cell-properties fo:padding="0.097cm" fo:border-left="0.05pt solid #000000" fo:border-right="none" fo:border-top="none" fo:border-bottom="0.05pt solid #000000"/>
    </style:style>
    <style:style style:name="Tableau8.D24" style:family="table-cell">
      <style:table-cell-properties fo:padding="0.097cm" fo:border-left="0.05pt solid #000000" fo:border-right="0.05pt solid #000000" fo:border-top="none" fo:border-bottom="0.05pt solid #000000"/>
    </style:style>
    <style:style style:name="Tableau8.A25" style:family="table-cell">
      <style:table-cell-properties fo:padding="0.097cm" fo:border-left="0.05pt solid #000000" fo:border-right="none" fo:border-top="none" fo:border-bottom="0.05pt solid #000000"/>
    </style:style>
    <style:style style:name="Tableau8.C25" style:family="table-cell">
      <style:table-cell-properties fo:padding="0.097cm" fo:border-left="0.05pt solid #000000" fo:border-right="none" fo:border-top="none" fo:border-bottom="0.05pt solid #000000"/>
    </style:style>
    <style:style style:name="Tableau8.D25" style:family="table-cell">
      <style:table-cell-properties fo:padding="0.097cm" fo:border-left="0.05pt solid #000000" fo:border-right="0.05pt solid #000000" fo:border-top="none" fo:border-bottom="0.05pt solid #000000"/>
    </style:style>
    <style:style style:name="Tableau8.A26" style:family="table-cell">
      <style:table-cell-properties fo:padding="0.097cm" fo:border-left="0.05pt solid #000000" fo:border-right="none" fo:border-top="none" fo:border-bottom="0.05pt solid #000000"/>
    </style:style>
    <style:style style:name="Tableau8.C26" style:family="table-cell">
      <style:table-cell-properties fo:padding="0.097cm" fo:border-left="0.05pt solid #000000" fo:border-right="none" fo:border-top="none" fo:border-bottom="0.05pt solid #000000"/>
    </style:style>
    <style:style style:name="Tableau8.D26" style:family="table-cell">
      <style:table-cell-properties fo:padding="0.097cm" fo:border-left="0.05pt solid #000000" fo:border-right="0.05pt solid #000000" fo:border-top="none" fo:border-bottom="0.05pt solid #000000"/>
    </style:style>
    <style:style style:name="Tableau8.A27" style:family="table-cell">
      <style:table-cell-properties fo:padding="0.097cm" fo:border-left="0.05pt solid #000000" fo:border-right="none" fo:border-top="none" fo:border-bottom="0.05pt solid #000000"/>
    </style:style>
    <style:style style:name="Tableau8.C27" style:family="table-cell">
      <style:table-cell-properties fo:padding="0.097cm" fo:border-left="0.05pt solid #000000" fo:border-right="none" fo:border-top="none" fo:border-bottom="0.05pt solid #000000"/>
    </style:style>
    <style:style style:name="Tableau8.D27" style:family="table-cell">
      <style:table-cell-properties fo:padding="0.097cm" fo:border-left="0.05pt solid #000000" fo:border-right="0.05pt solid #000000" fo:border-top="none" fo:border-bottom="0.05pt solid #000000"/>
    </style:style>
    <style:style style:name="Tableau8.A28" style:family="table-cell">
      <style:table-cell-properties fo:padding="0.097cm" fo:border-left="0.05pt solid #000000" fo:border-right="none" fo:border-top="none" fo:border-bottom="0.05pt solid #000000"/>
    </style:style>
    <style:style style:name="Tableau8.C28" style:family="table-cell">
      <style:table-cell-properties fo:padding="0.097cm" fo:border-left="0.05pt solid #000000" fo:border-right="none" fo:border-top="none" fo:border-bottom="0.05pt solid #000000"/>
    </style:style>
    <style:style style:name="Tableau8.D28" style:family="table-cell">
      <style:table-cell-properties fo:padding="0.097cm" fo:border-left="0.05pt solid #000000" fo:border-right="0.05pt solid #000000" fo:border-top="none" fo:border-bottom="0.05pt solid #000000"/>
    </style:style>
    <style:style style:name="Tableau8.A29" style:family="table-cell">
      <style:table-cell-properties fo:padding="0.097cm" fo:border-left="0.05pt solid #000000" fo:border-right="none" fo:border-top="none" fo:border-bottom="0.05pt solid #000000"/>
    </style:style>
    <style:style style:name="Tableau8.C29" style:family="table-cell">
      <style:table-cell-properties fo:padding="0.097cm" fo:border-left="0.05pt solid #000000" fo:border-right="none" fo:border-top="none" fo:border-bottom="0.05pt solid #000000"/>
    </style:style>
    <style:style style:name="Tableau8.D29" style:family="table-cell">
      <style:table-cell-properties fo:padding="0.097cm" fo:border-left="0.05pt solid #000000" fo:border-right="0.05pt solid #000000" fo:border-top="none" fo:border-bottom="0.05pt solid #000000"/>
    </style:style>
    <style:style style:name="Tableau8.A30" style:family="table-cell">
      <style:table-cell-properties fo:padding="0.097cm" fo:border-left="0.05pt solid #000000" fo:border-right="none" fo:border-top="none" fo:border-bottom="0.05pt solid #000000"/>
    </style:style>
    <style:style style:name="Tableau8.C30" style:family="table-cell">
      <style:table-cell-properties fo:padding="0.097cm" fo:border-left="0.05pt solid #000000" fo:border-right="none" fo:border-top="none" fo:border-bottom="0.05pt solid #000000"/>
    </style:style>
    <style:style style:name="Tableau8.D30" style:family="table-cell">
      <style:table-cell-properties fo:padding="0.097cm" fo:border-left="0.05pt solid #000000" fo:border-right="0.05pt solid #000000" fo:border-top="none" fo:border-bottom="0.05pt solid #000000"/>
    </style:style>
    <style:style style:name="Tableau8.A31" style:family="table-cell">
      <style:table-cell-properties fo:padding="0.097cm" fo:border-left="0.05pt solid #000000" fo:border-right="none" fo:border-top="none" fo:border-bottom="0.05pt solid #000000"/>
    </style:style>
    <style:style style:name="Tableau8.C31" style:family="table-cell">
      <style:table-cell-properties fo:padding="0.097cm" fo:border-left="0.05pt solid #000000" fo:border-right="none" fo:border-top="none" fo:border-bottom="0.05pt solid #000000"/>
    </style:style>
    <style:style style:name="Tableau8.D31" style:family="table-cell">
      <style:table-cell-properties fo:padding="0.097cm" fo:border-left="0.05pt solid #000000" fo:border-right="0.05pt solid #000000" fo:border-top="none" fo:border-bottom="0.05pt solid #000000"/>
    </style:style>
    <style:style style:name="Tableau8.A32" style:family="table-cell">
      <style:table-cell-properties fo:padding="0.097cm" fo:border-left="0.05pt solid #000000" fo:border-right="none" fo:border-top="none" fo:border-bottom="0.05pt solid #000000"/>
    </style:style>
    <style:style style:name="Tableau8.C32" style:family="table-cell">
      <style:table-cell-properties fo:padding="0.097cm" fo:border-left="0.05pt solid #000000" fo:border-right="none" fo:border-top="none" fo:border-bottom="0.05pt solid #000000"/>
    </style:style>
    <style:style style:name="Tableau8.D32" style:family="table-cell">
      <style:table-cell-properties fo:padding="0.097cm" fo:border-left="0.05pt solid #000000" fo:border-right="0.05pt solid #000000" fo:border-top="none" fo:border-bottom="0.05pt solid #000000"/>
    </style:style>
    <style:style style:name="Tableau10" style:family="table">
      <style:table-properties style:width="17.667cm" fo:margin-left="0cm" fo:margin-right="0.032cm" fo:break-before="auto" fo:break-after="auto" table:align="margins"/>
    </style:style>
    <style:style style:name="Tableau10.A" style:family="table-column">
      <style:table-column-properties style:column-width="3.182cm" style:rel-column-width="11801*"/>
    </style:style>
    <style:style style:name="Tableau10.B" style:family="table-column">
      <style:table-column-properties style:column-width="2.514cm" style:rel-column-width="9327*"/>
    </style:style>
    <style:style style:name="Tableau10.C" style:family="table-column">
      <style:table-column-properties style:column-width="9.511cm" style:rel-column-width="35281*"/>
    </style:style>
    <style:style style:name="Tableau10.D" style:family="table-column">
      <style:table-column-properties style:column-width="2.461cm" style:rel-column-width="912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top"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top"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10.D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none" fo:border-top="none" fo:border-bottom="0.05pt solid #000000"/>
    </style:style>
    <style:style style:name="Tableau10.D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none" fo:border-top="none" fo:border-bottom="0.05pt solid #000000"/>
    </style:style>
    <style:style style:name="Tableau10.D7" style:family="table-cell">
      <style:table-cell-properties fo:padding="0.097cm" fo:border-left="0.05pt solid #000000" fo:border-right="0.05pt solid #000000" fo:border-top="none" fo:border-bottom="0.05pt solid #000000"/>
    </style:style>
    <style:style style:name="Tableau11" style:family="table">
      <style:table-properties style:width="17.667cm" fo:margin-left="0cm" fo:margin-right="0.032cm" fo:break-before="auto" fo:break-after="auto" table:align="margins"/>
    </style:style>
    <style:style style:name="Tableau11.A" style:family="table-column">
      <style:table-column-properties style:column-width="3.182cm" style:rel-column-width="11801*"/>
    </style:style>
    <style:style style:name="Tableau11.B" style:family="table-column">
      <style:table-column-properties style:column-width="2.514cm" style:rel-column-width="9327*"/>
    </style:style>
    <style:style style:name="Tableau11.C" style:family="table-column">
      <style:table-column-properties style:column-width="9.511cm" style:rel-column-width="35281*"/>
    </style:style>
    <style:style style:name="Tableau11.D" style:family="table-column">
      <style:table-column-properties style:column-width="2.461cm" style:rel-column-width="9126*"/>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top"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style:vertical-align="top"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none" fo:border-top="none" fo:border-bottom="0.05pt solid #000000"/>
    </style:style>
    <style:style style:name="Tableau11.D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none" fo:border-top="none" fo:border-bottom="0.05pt solid #000000"/>
    </style:style>
    <style:style style:name="Tableau11.D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C7" style:family="table-cell">
      <style:table-cell-properties fo:padding="0.097cm" fo:border-left="0.05pt solid #000000" fo:border-right="none" fo:border-top="none" fo:border-bottom="0.05pt solid #000000"/>
    </style:style>
    <style:style style:name="Tableau11.D7" style:family="table-cell">
      <style:table-cell-properties fo:padding="0.097cm" fo:border-left="0.05pt solid #000000" fo:border-right="0.05pt solid #000000" fo:border-top="none" fo:border-bottom="0.05pt solid #000000"/>
    </style:style>
    <style:style style:name="Tableau17" style:family="table">
      <style:table-properties style:width="17.667cm" fo:margin-left="0cm" fo:margin-right="0.032cm" fo:break-before="auto" fo:break-after="auto" table:align="margins"/>
    </style:style>
    <style:style style:name="Tableau17.A" style:family="table-column">
      <style:table-column-properties style:column-width="3.182cm" style:rel-column-width="11801*"/>
    </style:style>
    <style:style style:name="Tableau17.B" style:family="table-column">
      <style:table-column-properties style:column-width="2.514cm" style:rel-column-width="9327*"/>
    </style:style>
    <style:style style:name="Tableau17.C" style:family="table-column">
      <style:table-column-properties style:column-width="9.511cm" style:rel-column-width="35281*"/>
    </style:style>
    <style:style style:name="Tableau17.D" style:family="table-column">
      <style:table-column-properties style:column-width="2.461cm" style:rel-column-width="9126*"/>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style:vertical-align="top"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style:vertical-align="top"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1" style:family="table">
      <style:table-properties style:width="17.667cm" fo:margin-left="0cm" fo:margin-right="0.032cm" fo:break-before="auto" fo:break-after="auto" table:align="margins"/>
    </style:style>
    <style:style style:name="Table1.A" style:family="table-column">
      <style:table-column-properties style:column-width="3.182cm" style:rel-column-width="11801*"/>
    </style:style>
    <style:style style:name="Table1.B" style:family="table-column">
      <style:table-column-properties style:column-width="2.514cm" style:rel-column-width="9327*"/>
    </style:style>
    <style:style style:name="Table1.C" style:family="table-column">
      <style:table-column-properties style:column-width="9.511cm" style:rel-column-width="35281*"/>
    </style:style>
    <style:style style:name="Table1.D" style:family="table-column">
      <style:table-column-properties style:column-width="2.461cm" style:rel-column-width="912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style:vertical-align="top"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au2" style:family="table">
      <style:table-properties style:width="17.648cm" fo:margin-left="0cm" fo:margin-right="0.051cm" table:align="margins"/>
    </style:style>
    <style:style style:name="Tableau2.A" style:family="table-column">
      <style:table-column-properties style:column-width="3.182cm" style:rel-column-width="11815*"/>
    </style:style>
    <style:style style:name="Tableau2.B" style:family="table-column">
      <style:table-column-properties style:column-width="2.515cm" style:rel-column-width="9338*"/>
    </style:style>
    <style:style style:name="Tableau2.C" style:family="table-column">
      <style:table-column-properties style:column-width="9.509cm" style:rel-column-width="35310*"/>
    </style:style>
    <style:style style:name="Tableau2.D" style:family="table-column">
      <style:table-column-properties style:column-width="2.443cm" style:rel-column-width="907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top"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top"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B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0.05pt solid #000000" fo:border-top="none" fo:border-bottom="0.05pt solid #000000"/>
    </style:style>
    <style:style style:name="Tableau2.A26" style:family="table-cell">
      <style:table-cell-properties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0.05pt solid #000000" fo:border-top="none" fo:border-bottom="0.05pt solid #000000"/>
    </style:style>
    <style:style style:name="Tableau2.A30" style:family="table-cell">
      <style:table-cell-properties fo:padding="0.097cm" fo:border-left="0.05pt solid #000000" fo:border-right="none" fo:border-top="none" fo:border-bottom="0.05pt solid #000000"/>
    </style:style>
    <style:style style:name="Tableau2.C30" style:family="table-cell">
      <style:table-cell-properties fo:padding="0.097cm" fo:border-left="0.05pt solid #000000" fo:border-right="none" fo:border-top="none" fo:border-bottom="0.05pt solid #000000"/>
    </style:style>
    <style:style style:name="Tableau2.D30" style:family="table-cell">
      <style:table-cell-properties fo:padding="0.097cm" fo:border-left="0.05pt solid #000000" fo:border-right="0.05pt solid #000000" fo:border-top="none" fo:border-bottom="0.05pt solid #000000"/>
    </style:style>
    <style:style style:name="Tableau2.A31" style:family="table-cell">
      <style:table-cell-properties fo:padding="0.097cm" fo:border-left="0.05pt solid #000000" fo:border-right="none" fo:border-top="none" fo:border-bottom="0.05pt solid #000000"/>
    </style:style>
    <style:style style:name="Tableau2.C31" style:family="table-cell">
      <style:table-cell-properties fo:padding="0.097cm" fo:border-left="0.05pt solid #000000" fo:border-right="none" fo:border-top="none" fo:border-bottom="0.05pt solid #000000"/>
    </style:style>
    <style:style style:name="Tableau2.D31" style:family="table-cell">
      <style:table-cell-properties fo:padding="0.097cm" fo:border-left="0.05pt solid #000000" fo:border-right="0.05pt solid #000000" fo:border-top="none" fo:border-bottom="0.05pt solid #000000"/>
    </style:style>
    <style:style style:name="Tableau2.A32" style:family="table-cell">
      <style:table-cell-properties fo:padding="0.097cm" fo:border-left="0.05pt solid #000000" fo:border-right="none" fo:border-top="none" fo:border-bottom="0.05pt solid #000000"/>
    </style:style>
    <style:style style:name="Tableau2.C32" style:family="table-cell">
      <style:table-cell-properties fo:padding="0.097cm" fo:border-left="0.05pt solid #000000" fo:border-right="none" fo:border-top="none" fo:border-bottom="0.05pt solid #000000"/>
    </style:style>
    <style:style style:name="Tableau2.D32" style:family="table-cell">
      <style:table-cell-properties fo:padding="0.097cm" fo:border-left="0.05pt solid #000000" fo:border-right="0.05pt solid #000000" fo:border-top="none" fo:border-bottom="0.05pt solid #000000"/>
    </style:style>
    <style:style style:name="Tableau2.A33" style:family="table-cell">
      <style:table-cell-properties fo:padding="0.097cm" fo:border-left="0.05pt solid #000000" fo:border-right="none" fo:border-top="none" fo:border-bottom="0.05pt solid #000000"/>
    </style:style>
    <style:style style:name="Tableau2.C33" style:family="table-cell">
      <style:table-cell-properties fo:padding="0.097cm" fo:border-left="0.05pt solid #000000" fo:border-right="none" fo:border-top="none" fo:border-bottom="0.05pt solid #000000"/>
    </style:style>
    <style:style style:name="Tableau2.D33" style:family="table-cell">
      <style:table-cell-properties fo:padding="0.097cm" fo:border-left="0.05pt solid #000000" fo:border-right="0.05pt solid #000000" fo:border-top="none" fo:border-bottom="0.05pt solid #000000"/>
    </style:style>
    <style:style style:name="Tableau2.A34" style:family="table-cell">
      <style:table-cell-properties fo:padding="0.097cm" fo:border-left="0.05pt solid #000000" fo:border-right="none" fo:border-top="none" fo:border-bottom="0.05pt solid #000000"/>
    </style:style>
    <style:style style:name="Tableau2.C34" style:family="table-cell">
      <style:table-cell-properties fo:padding="0.097cm" fo:border-left="0.05pt solid #000000" fo:border-right="none" fo:border-top="none" fo:border-bottom="0.05pt solid #000000"/>
    </style:style>
    <style:style style:name="Tableau2.D34" style:family="table-cell">
      <style:table-cell-properties fo:padding="0.097cm" fo:border-left="0.05pt solid #000000" fo:border-right="0.05pt solid #000000" fo:border-top="none" fo:border-bottom="0.05pt solid #000000"/>
    </style:style>
    <style:style style:name="Tableau2.A35" style:family="table-cell">
      <style:table-cell-properties fo:padding="0.097cm" fo:border-left="0.05pt solid #000000" fo:border-right="none" fo:border-top="none" fo:border-bottom="0.05pt solid #000000"/>
    </style:style>
    <style:style style:name="Tableau2.C35" style:family="table-cell">
      <style:table-cell-properties fo:padding="0.097cm" fo:border-left="0.05pt solid #000000" fo:border-right="none" fo:border-top="none" fo:border-bottom="0.05pt solid #000000"/>
    </style:style>
    <style:style style:name="Tableau2.D35" style:family="table-cell">
      <style:table-cell-properties fo:padding="0.097cm" fo:border-left="0.05pt solid #000000" fo:border-right="0.05pt solid #000000" fo:border-top="none" fo:border-bottom="0.05pt solid #000000"/>
    </style:style>
    <style:style style:name="Tableau2.A36" style:family="table-cell">
      <style:table-cell-properties fo:padding="0.097cm" fo:border-left="0.05pt solid #000000" fo:border-right="none" fo:border-top="none" fo:border-bottom="0.05pt solid #000000"/>
    </style:style>
    <style:style style:name="Tableau2.B36" style:family="table-cell">
      <style:table-cell-properties style:vertical-align="top" fo:padding="0.097cm" fo:border-left="0.05pt solid #000000" fo:border-right="none" fo:border-top="none" fo:border-bottom="0.05pt solid #000000"/>
    </style:style>
    <style:style style:name="Tableau2.C36" style:family="table-cell">
      <style:table-cell-properties fo:padding="0.097cm" fo:border-left="0.05pt solid #000000" fo:border-right="none" fo:border-top="none" fo:border-bottom="0.05pt solid #000000"/>
    </style:style>
    <style:style style:name="Tableau2.D36" style:family="table-cell">
      <style:table-cell-properties fo:padding="0.097cm" fo:border-left="0.05pt solid #000000" fo:border-right="0.05pt solid #000000" fo:border-top="none" fo:border-bottom="0.05pt solid #000000"/>
    </style:style>
    <style:style style:name="Tableau2.A37" style:family="table-cell">
      <style:table-cell-properties fo:padding="0.097cm" fo:border-left="0.05pt solid #000000" fo:border-right="none" fo:border-top="none" fo:border-bottom="0.05pt solid #000000"/>
    </style:style>
    <style:style style:name="Tableau2.B37" style:family="table-cell">
      <style:table-cell-properties style:vertical-align="top" fo:padding="0.097cm" fo:border-left="0.05pt solid #000000" fo:border-right="none" fo:border-top="none" fo:border-bottom="0.05pt solid #000000"/>
    </style:style>
    <style:style style:name="Tableau2.C37" style:family="table-cell">
      <style:table-cell-properties fo:padding="0.097cm" fo:border-left="0.05pt solid #000000" fo:border-right="none" fo:border-top="none" fo:border-bottom="0.05pt solid #000000"/>
    </style:style>
    <style:style style:name="Tableau2.D37" style:family="table-cell">
      <style:table-cell-properties fo:padding="0.097cm" fo:border-left="0.05pt solid #000000" fo:border-right="0.05pt solid #000000" fo:border-top="none" fo:border-bottom="0.05pt solid #000000"/>
    </style:style>
    <style:style style:name="Tableau2.A38" style:family="table-cell">
      <style:table-cell-properties fo:padding="0.097cm" fo:border-left="0.05pt solid #000000" fo:border-right="none" fo:border-top="none" fo:border-bottom="0.05pt solid #000000"/>
    </style:style>
    <style:style style:name="Tableau2.C38" style:family="table-cell">
      <style:table-cell-properties fo:padding="0.097cm" fo:border-left="0.05pt solid #000000" fo:border-right="none" fo:border-top="none" fo:border-bottom="0.05pt solid #000000"/>
    </style:style>
    <style:style style:name="Tableau2.D38" style:family="table-cell">
      <style:table-cell-properties fo:padding="0.097cm" fo:border-left="0.05pt solid #000000" fo:border-right="0.05pt solid #000000" fo:border-top="none" fo:border-bottom="0.05pt solid #000000"/>
    </style:style>
    <style:style style:name="Tableau2.A39" style:family="table-cell">
      <style:table-cell-properties fo:padding="0.097cm" fo:border-left="0.05pt solid #000000" fo:border-right="0.05pt solid #000000" fo:border-top="none" fo:border-bottom="0.05pt solid #000000"/>
    </style:style>
    <style:style style:name="Tableau2.A40" style:family="table-cell">
      <style:table-cell-properties fo:padding="0.097cm" fo:border-left="0.05pt solid #000000" fo:border-right="none" fo:border-top="none" fo:border-bottom="0.05pt solid #000000"/>
    </style:style>
    <style:style style:name="Tableau2.C40" style:family="table-cell">
      <style:table-cell-properties fo:padding="0.097cm" fo:border-left="0.05pt solid #000000" fo:border-right="none" fo:border-top="none" fo:border-bottom="0.05pt solid #000000"/>
    </style:style>
    <style:style style:name="Tableau2.D40" style:family="table-cell">
      <style:table-cell-properties fo:padding="0.097cm" fo:border-left="0.05pt solid #000000" fo:border-right="0.05pt solid #000000" fo:border-top="none" fo:border-bottom="0.05pt solid #000000"/>
    </style:style>
    <style:style style:name="Tableau2.A41" style:family="table-cell">
      <style:table-cell-properties fo:padding="0.097cm" fo:border-left="0.05pt solid #000000" fo:border-right="none" fo:border-top="none" fo:border-bottom="0.05pt solid #000000"/>
    </style:style>
    <style:style style:name="Tableau2.C41" style:family="table-cell">
      <style:table-cell-properties fo:padding="0.097cm" fo:border-left="0.05pt solid #000000" fo:border-right="none" fo:border-top="none" fo:border-bottom="0.05pt solid #000000"/>
    </style:style>
    <style:style style:name="Tableau2.D41" style:family="table-cell">
      <style:table-cell-properties fo:padding="0.097cm" fo:border-left="0.05pt solid #000000" fo:border-right="0.05pt solid #000000" fo:border-top="none" fo:border-bottom="0.05pt solid #000000"/>
    </style:style>
    <style:style style:name="Tableau2.A42" style:family="table-cell">
      <style:table-cell-properties fo:padding="0.097cm" fo:border-left="0.05pt solid #000000" fo:border-right="none" fo:border-top="none" fo:border-bottom="0.05pt solid #000000"/>
    </style:style>
    <style:style style:name="Tableau2.C42" style:family="table-cell">
      <style:table-cell-properties fo:padding="0.097cm" fo:border-left="0.05pt solid #000000" fo:border-right="none" fo:border-top="none" fo:border-bottom="0.05pt solid #000000"/>
    </style:style>
    <style:style style:name="Tableau2.D42" style:family="table-cell">
      <style:table-cell-properties fo:padding="0.097cm" fo:border-left="0.05pt solid #000000" fo:border-right="0.05pt solid #000000" fo:border-top="none" fo:border-bottom="0.05pt solid #000000"/>
    </style:style>
    <style:style style:name="Tableau2.A43" style:family="table-cell">
      <style:table-cell-properties fo:padding="0.097cm" fo:border-left="0.05pt solid #000000" fo:border-right="none" fo:border-top="none" fo:border-bottom="0.05pt solid #000000"/>
    </style:style>
    <style:style style:name="Tableau2.C43" style:family="table-cell">
      <style:table-cell-properties fo:padding="0.097cm" fo:border-left="0.05pt solid #000000" fo:border-right="none" fo:border-top="none" fo:border-bottom="0.05pt solid #000000"/>
    </style:style>
    <style:style style:name="Tableau2.D43" style:family="table-cell">
      <style:table-cell-properties fo:padding="0.097cm" fo:border-left="0.05pt solid #000000" fo:border-right="0.05pt solid #000000" fo:border-top="none" fo:border-bottom="0.05pt solid #000000"/>
    </style:style>
    <style:style style:name="Tableau2.A44" style:family="table-cell">
      <style:table-cell-properties fo:padding="0.097cm" fo:border-left="0.05pt solid #000000" fo:border-right="none" fo:border-top="none" fo:border-bottom="0.05pt solid #000000"/>
    </style:style>
    <style:style style:name="Tableau2.C44" style:family="table-cell">
      <style:table-cell-properties fo:padding="0.097cm" fo:border-left="0.05pt solid #000000" fo:border-right="none" fo:border-top="none" fo:border-bottom="0.05pt solid #000000"/>
    </style:style>
    <style:style style:name="Tableau2.D44" style:family="table-cell">
      <style:table-cell-properties fo:padding="0.097cm" fo:border-left="0.05pt solid #000000" fo:border-right="0.05pt solid #000000" fo:border-top="none" fo:border-bottom="0.05pt solid #000000"/>
    </style:style>
    <style:style style:name="Tableau12" style:family="table">
      <style:table-properties style:width="17.667cm" fo:margin-left="0cm" fo:margin-right="0.032cm" fo:break-before="auto" fo:break-after="auto" table:align="margins"/>
    </style:style>
    <style:style style:name="Tableau12.A" style:family="table-column">
      <style:table-column-properties style:column-width="3.182cm" style:rel-column-width="11801*"/>
    </style:style>
    <style:style style:name="Tableau12.B" style:family="table-column">
      <style:table-column-properties style:column-width="2.514cm" style:rel-column-width="9327*"/>
    </style:style>
    <style:style style:name="Tableau12.C" style:family="table-column">
      <style:table-column-properties style:column-width="9.511cm" style:rel-column-width="35281*"/>
    </style:style>
    <style:style style:name="Tableau12.D" style:family="table-column">
      <style:table-column-properties style:column-width="2.461cm" style:rel-column-width="9126*"/>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style:vertical-align="top"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style:vertical-align="top" fo:padding="0.097cm" fo:border-left="0.05pt solid #000000" fo:border-right="none" fo:border-top="none" fo:border-bottom="0.05pt solid #000000"/>
    </style:style>
    <style:style style:name="Tableau12.C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padding="0.097cm" fo:border-left="0.05pt solid #000000" fo:border-right="0.05pt solid #000000" fo:border-top="none" fo:border-bottom="0.05pt solid #000000"/>
    </style:style>
    <style:style style:name="Tableau4" style:family="table">
      <style:table-properties style:width="17.648cm" fo:margin-left="0cm" fo:margin-right="0.051cm" fo:break-before="auto" fo:break-after="auto" table:align="margins"/>
    </style:style>
    <style:style style:name="Tableau4.A" style:family="table-column">
      <style:table-column-properties style:column-width="3.18cm" style:rel-column-width="11812*"/>
    </style:style>
    <style:style style:name="Tableau4.B" style:family="table-column">
      <style:table-column-properties style:column-width="2.514cm" style:rel-column-width="9335*"/>
    </style:style>
    <style:style style:name="Tableau4.C" style:family="table-column">
      <style:table-column-properties style:column-width="9.511cm" style:rel-column-width="35319*"/>
    </style:style>
    <style:style style:name="Tableau4.D" style:family="table-column">
      <style:table-column-properties style:column-width="2.443cm" style:rel-column-width="9069*"/>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1.1" style:family="table-cell">
      <style:table-cell-properties fo:padding="0.097cm" fo:border-left="0.05pt solid #000000" fo:border-right="none" fo:border-top="none" fo:border-bottom="0.05pt solid #000000"/>
    </style:style>
    <style:style style:name="Tableau4.C2.1.2" style:family="table-cell">
      <style:table-cell-properties fo:padding="0.097cm" fo:border-left="0.05pt solid #000000" fo:border-right="none" fo:border-top="none" fo:border-bottom="0.05pt solid #000000"/>
    </style:style>
    <style:style style:name="Tableau4.C2.1.3" style:family="table-cell">
      <style:table-cell-properties fo:padding="0.097cm" fo:border-left="0.05pt solid #000000" fo:border-right="none" fo:border-top="none" fo:border-bottom="0.05pt solid #000000"/>
    </style:style>
    <style:style style:name="Tableau4.C2.1.4"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elle1" style:family="table">
      <style:table-properties style:width="17.648cm" fo:margin-left="0cm" fo:margin-right="0.051cm" fo:break-before="auto" fo:break-after="auto" table:align="margins"/>
    </style:style>
    <style:style style:name="Tabelle1.A" style:family="table-column">
      <style:table-column-properties style:column-width="3.18cm" style:rel-column-width="11812*"/>
    </style:style>
    <style:style style:name="Tabelle1.B" style:family="table-column">
      <style:table-column-properties style:column-width="2.514cm" style:rel-column-width="9335*"/>
    </style:style>
    <style:style style:name="Tabelle1.C" style:family="table-column">
      <style:table-column-properties style:column-width="9.511cm" style:rel-column-width="35319*"/>
    </style:style>
    <style:style style:name="Tabelle1.D" style:family="table-column">
      <style:table-column-properties style:column-width="2.443cm" style:rel-column-width="906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leau20" style:family="table">
      <style:table-properties style:width="17.648cm" fo:margin-left="0cm" fo:margin-right="0.051cm" fo:break-before="auto" fo:break-after="auto" table:align="margins"/>
    </style:style>
    <style:style style:name="Tableau20.A" style:family="table-column">
      <style:table-column-properties style:column-width="3.18cm" style:rel-column-width="11812*"/>
    </style:style>
    <style:style style:name="Tableau20.B" style:family="table-column">
      <style:table-column-properties style:column-width="2.514cm" style:rel-column-width="9335*"/>
    </style:style>
    <style:style style:name="Tableau20.C" style:family="table-column">
      <style:table-column-properties style:column-width="9.511cm" style:rel-column-width="35319*"/>
    </style:style>
    <style:style style:name="Tableau20.D" style:family="table-column">
      <style:table-column-properties style:column-width="2.443cm" style:rel-column-width="9069*"/>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style:vertical-align="top" fo:padding="0.097cm" fo:border-left="0.05pt solid #000000" fo:border-right="none" fo:border-top="0.05pt solid #000000" fo:border-bottom="0.05pt solid #000000"/>
    </style:style>
    <style:style style:name="Tableau20.D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style:vertical-align="top" fo:padding="0.097cm" fo:border-left="0.05pt solid #000000" fo:border-right="none" fo:border-top="none" fo:border-bottom="0.05pt solid #000000"/>
    </style:style>
    <style:style style:name="Tableau20.C2" style:family="table-cell">
      <style:table-cell-properties fo:padding="0.097cm" fo:border-left="0.05pt solid #000000" fo:border-right="none" fo:border-top="none" fo:border-bottom="0.05pt solid #000000"/>
    </style:style>
    <style:style style:name="Tableau20.D2" style:family="table-cell">
      <style:table-cell-properties fo:padding="0.097cm" fo:border-left="0.05pt solid #000000" fo:border-right="0.05pt solid #000000" fo:border-top="none" fo:border-bottom="0.05pt solid #000000"/>
    </style:style>
    <style:style style:name="Tableau13" style:family="table">
      <style:table-properties style:width="17.648cm" fo:margin-left="0cm" fo:margin-right="0.051cm" fo:break-before="auto" fo:break-after="auto" table:align="margins"/>
    </style:style>
    <style:style style:name="Tableau13.A" style:family="table-column">
      <style:table-column-properties style:column-width="3.18cm" style:rel-column-width="11812*"/>
    </style:style>
    <style:style style:name="Tableau13.B" style:family="table-column">
      <style:table-column-properties style:column-width="2.514cm" style:rel-column-width="9335*"/>
    </style:style>
    <style:style style:name="Tableau13.C" style:family="table-column">
      <style:table-column-properties style:column-width="9.511cm" style:rel-column-width="35319*"/>
    </style:style>
    <style:style style:name="Tableau13.D" style:family="table-column">
      <style:table-column-properties style:column-width="2.443cm" style:rel-column-width="9069*"/>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style:vertical-align="top"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style:vertical-align="top"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9" style:family="table">
      <style:table-properties style:width="17.648cm" fo:margin-left="0cm" fo:margin-right="0.051cm" fo:break-before="auto" fo:break-after="auto" table:align="margins"/>
    </style:style>
    <style:style style:name="Tableau19.A" style:family="table-column">
      <style:table-column-properties style:column-width="3.18cm" style:rel-column-width="11812*"/>
    </style:style>
    <style:style style:name="Tableau19.B" style:family="table-column">
      <style:table-column-properties style:column-width="2.514cm" style:rel-column-width="9335*"/>
    </style:style>
    <style:style style:name="Tableau19.C" style:family="table-column">
      <style:table-column-properties style:column-width="9.511cm" style:rel-column-width="35319*"/>
    </style:style>
    <style:style style:name="Tableau19.D" style:family="table-column">
      <style:table-column-properties style:column-width="2.443cm" style:rel-column-width="9069*"/>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style:vertical-align="top"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style:vertical-align="top"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5" style:family="table">
      <style:table-properties style:width="17.648cm" fo:margin-left="0cm" fo:margin-right="0.051cm" fo:break-before="auto" fo:break-after="auto" table:align="margins"/>
    </style:style>
    <style:style style:name="Tableau15.A" style:family="table-column">
      <style:table-column-properties style:column-width="3.18cm" style:rel-column-width="11812*"/>
    </style:style>
    <style:style style:name="Tableau15.B" style:family="table-column">
      <style:table-column-properties style:column-width="2.514cm" style:rel-column-width="9335*"/>
    </style:style>
    <style:style style:name="Tableau15.C" style:family="table-column">
      <style:table-column-properties style:column-width="9.511cm" style:rel-column-width="35319*"/>
    </style:style>
    <style:style style:name="Tableau15.D" style:family="table-column">
      <style:table-column-properties style:column-width="2.443cm" style:rel-column-width="9069*"/>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top"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top"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0.05pt solid #000000" fo:border-top="none" fo:border-bottom="0.05pt solid #000000"/>
    </style:style>
    <style:style style:name="Tableau18" style:family="table">
      <style:table-properties style:width="17.648cm" fo:margin-left="0cm" fo:margin-right="0.051cm" fo:break-before="auto" fo:break-after="auto" table:align="margins"/>
    </style:style>
    <style:style style:name="Tableau18.A" style:family="table-column">
      <style:table-column-properties style:column-width="3.18cm" style:rel-column-width="11812*"/>
    </style:style>
    <style:style style:name="Tableau18.B" style:family="table-column">
      <style:table-column-properties style:column-width="2.514cm" style:rel-column-width="9335*"/>
    </style:style>
    <style:style style:name="Tableau18.C" style:family="table-column">
      <style:table-column-properties style:column-width="9.511cm" style:rel-column-width="35319*"/>
    </style:style>
    <style:style style:name="Tableau18.D" style:family="table-column">
      <style:table-column-properties style:column-width="2.443cm" style:rel-column-width="9069*"/>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style:vertical-align="top"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style:vertical-align="top" fo:padding="0.097cm" fo:border-left="0.05pt solid #000000" fo:border-right="none" fo:border-top="none" fo:border-bottom="0.05pt solid #000000"/>
    </style:style>
    <style:style style:name="Tableau18.C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none" fo:border-top="none" fo:border-bottom="0.05pt solid #000000"/>
    </style:style>
    <style:style style:name="Tableau18.D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C4" style:family="table-cell">
      <style:table-cell-properties fo:padding="0.097cm" fo:border-left="0.05pt solid #000000" fo:border-right="none" fo:border-top="none" fo:border-bottom="0.05pt solid #000000"/>
    </style:style>
    <style:style style:name="Tableau18.D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C5" style:family="table-cell">
      <style:table-cell-properties fo:padding="0.097cm" fo:border-left="0.05pt solid #000000" fo:border-right="none" fo:border-top="none" fo:border-bottom="0.05pt solid #000000"/>
    </style:style>
    <style:style style:name="Tableau18.D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C6" style:family="table-cell">
      <style:table-cell-properties fo:padding="0.097cm" fo:border-left="0.05pt solid #000000" fo:border-right="none" fo:border-top="none" fo:border-bottom="0.05pt solid #000000"/>
    </style:style>
    <style:style style:name="Tableau18.D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C7" style:family="table-cell">
      <style:table-cell-properties fo:padding="0.097cm" fo:border-left="0.05pt solid #000000" fo:border-right="none" fo:border-top="none" fo:border-bottom="0.05pt solid #000000"/>
    </style:style>
    <style:style style:name="Tableau18.D7" style:family="table-cell">
      <style:table-cell-properties fo:padding="0.097cm" fo:border-left="0.05pt solid #000000" fo:border-right="0.05pt solid #000000" fo:border-top="none" fo:border-bottom="0.05pt solid #000000"/>
    </style:style>
    <style:style style:name="Table3" style:family="table">
      <style:table-properties style:width="17.648cm" fo:margin-left="0cm" fo:margin-right="0.051cm" fo:break-before="auto" fo:break-after="auto" table:align="margins"/>
    </style:style>
    <style:style style:name="Table3.A" style:family="table-column">
      <style:table-column-properties style:column-width="3.182cm" style:rel-column-width="11815*"/>
    </style:style>
    <style:style style:name="Table3.B" style:family="table-column">
      <style:table-column-properties style:column-width="2.515cm" style:rel-column-width="9338*"/>
    </style:style>
    <style:style style:name="Table3.C" style:family="table-column">
      <style:table-column-properties style:column-width="9.509cm" style:rel-column-width="35310*"/>
    </style:style>
    <style:style style:name="Table3.D" style:family="table-column">
      <style:table-column-properties style:column-width="2.443cm" style:rel-column-width="907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size="8pt" fo:font-weight="bold" style:font-size-asian="8pt" style:font-size-complex="8pt"/>
    </style:style>
    <style:style style:name="P5" style:family="paragraph" style:parent-style-name="Standard">
      <style:text-properties fo:font-weight="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text-line-through-style="none" style:text-line-through-type="none"/>
    </style:style>
    <style:style style:name="P8" style:family="paragraph" style:parent-style-name="Text_20_body">
      <style:text-properties style:use-window-font-color="true" style:text-line-through-style="none" style:text-line-through-type="none"/>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style>
    <style:style style:name="P12" style:family="paragraph" style:parent-style-name="Text_20_body">
      <style:text-properties style:font-name="Tahoma2"/>
    </style:style>
    <style:style style:name="P13" style:family="paragraph" style:parent-style-name="Text_20_body">
      <style:text-properties style:font-name="Tahoma2" fo:font-weight="normal" style:font-weight-asian="normal" style:font-weight-complex="normal"/>
    </style:style>
    <style:style style:name="P14" style:family="paragraph" style:parent-style-name="Text_20_body">
      <style:paragraph-properties fo:margin-top="0cm" fo:margin-bottom="0.199cm" loext:contextual-spacing="false"/>
      <style:text-properties style:text-underline-style="none"/>
    </style:style>
    <style:style style:name="P15" style:family="paragraph" style:parent-style-name="Text_20_body">
      <style:paragraph-properties fo:margin-left="0cm" fo:margin-right="0cm" fo:text-indent="0cm" style:auto-text-indent="false"/>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style:font-name="Arial1" fo:font-size="8pt" style:font-name-asian="Monospace" style:font-size-asian="8pt" style:font-name-complex="Monospace" style:font-size-complex="8pt"/>
    </style:style>
    <style:style style:name="P17" style:family="paragraph" style:parent-style-name="Table_20_Heading">
      <style:text-properties fo:font-style="normal" style:font-style-asian="normal" style:font-style-complex="normal"/>
    </style:style>
    <style:style style:name="P18" style:family="paragraph" style:parent-style-name="Table_20_Contents">
      <style:text-properties style:font-name="Arial1"/>
    </style:style>
    <style:style style:name="P19" style:family="paragraph" style:parent-style-name="Table_20_Contents">
      <style:text-properties style:font-name="Arial1" fo:font-size="8pt" style:font-name-asian="Monospace" style:font-size-asian="8pt" style:font-name-complex="Monospace" style:font-size-complex="8pt"/>
    </style:style>
    <style:style style:name="P20" style:family="paragraph" style:parent-style-name="Table_20_Contents">
      <style:paragraph-properties style:text-autospace="none"/>
      <style:text-properties style:font-name="Arial1" fo:font-size="8pt" style:font-name-asian="Monospace" style:font-size-asian="8pt" style:font-name-complex="Monospace" style:font-size-complex="8pt"/>
    </style:style>
    <style:style style:name="P21" style:family="paragraph" style:parent-style-name="Table_20_Contents">
      <style:text-properties fo:font-size="8pt" style:font-size-asian="8pt" style:font-size-complex="8pt"/>
    </style:style>
    <style:style style:name="P22" style:family="paragraph" style:parent-style-name="Table_20_Contents">
      <style:text-properties style:use-window-font-color="true" fo:font-style="normal" style:font-style-asian="normal" style:font-style-complex="normal"/>
    </style:style>
    <style:style style:name="P23" style:family="paragraph" style:parent-style-name="Table_20_Contents">
      <style:text-properties fo:font-weight="bold"/>
    </style:style>
    <style:style style:name="P24" style:family="paragraph" style:parent-style-name="Table_20_Contents">
      <style:paragraph-properties fo:text-align="justify" style:justify-single-word="false"/>
      <style:text-properties fo:font-weight="bol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weight="bold" style:font-weight-asian="normal" style:font-weight-complex="normal"/>
    </style:style>
    <style:style style:name="P27" style:family="paragraph" style:parent-style-name="Table_20_Contents">
      <style:paragraph-properties fo:text-align="justify" style:justify-single-word="false"/>
    </style:style>
    <style:style style:name="P28" style:family="paragraph" style:parent-style-name="Table_20_Contents">
      <style:text-properties style:text-underline-style="none"/>
    </style:style>
    <style:style style:name="P29" style:family="paragraph" style:parent-style-name="Table_20_Contents">
      <style:text-properties fo:font-style="italic"/>
    </style:style>
    <style:style style:name="P30" style:family="paragraph" style:parent-style-name="Table_20_Contents">
      <style:text-properties fo:font-style="italic" style:font-style-asian="italic" style:font-style-complex="italic"/>
    </style:style>
    <style:style style:name="P31" style:family="paragraph" style:parent-style-name="Table_20_Contents">
      <style:text-properties fo:font-style="italic" style:font-style-asian="normal" style:font-style-complex="normal"/>
    </style:style>
    <style:style style:name="P32" style:family="paragraph" style:parent-style-name="Table_20_Contents">
      <style:text-properties fo:font-style="italic" fo:font-weight="normal"/>
    </style:style>
    <style:style style:name="P33" style:family="paragraph" style:parent-style-name="Table_20_Contents">
      <style:text-properties fo:font-style="italic" fo:font-weight="normal" style:font-style-asian="italic" style:font-style-complex="italic"/>
    </style:style>
    <style:style style:name="P34" style:family="paragraph" style:parent-style-name="Table_20_Contents">
      <style:text-properties fo:font-style="italic" fo:font-weight="normal" style:font-style-asian="normal" style:font-style-complex="normal"/>
    </style:style>
    <style:style style:name="P35" style:family="paragraph" style:parent-style-name="Table_20_Contents">
      <style:text-properties fo:font-style="italic" style:text-underline-style="solid" style:text-underline-type="double" style:text-underline-width="auto" style:text-underline-color="font-color" style:font-style-asian="italic" style:font-style-complex="italic"/>
    </style:style>
    <style:style style:name="P36" style:family="paragraph" style:parent-style-name="Table_20_Contents">
      <style:text-properties fo:font-style="normal"/>
    </style:style>
    <style:style style:name="P37" style:family="paragraph" style:parent-style-name="Table_20_Contents">
      <style:text-properties fo:font-style="normal" style:font-style-asian="normal" style:font-style-complex="normal"/>
    </style:style>
    <style:style style:name="P38" style:family="paragraph" style:parent-style-name="Table_20_Contents">
      <style:text-properties fo:font-style="normal" style:text-underline-style="none" style:font-style-asian="normal" style:font-style-complex="normal"/>
    </style:style>
    <style:style style:name="P39" style:family="paragraph" style:parent-style-name="Table_20_Contents">
      <style:text-properties fo:font-style="normal" fo:font-weight="normal"/>
    </style:style>
    <style:style style:name="P40" style:family="paragraph" style:parent-style-name="Table_20_Contents">
      <style:text-properties fo:font-style="normal" fo:font-weight="normal" style:font-style-asian="normal" style:font-style-complex="normal"/>
    </style:style>
    <style:style style:name="P41" style:family="paragraph" style:parent-style-name="Table_20_Contents">
      <style:text-properties style:text-line-through-style="solid" style:text-line-through-type="single"/>
    </style:style>
    <style:style style:name="P42" style:family="paragraph" style:parent-style-name="Table_20_Contents">
      <style:text-properties style:text-line-through-style="solid" style:text-line-through-type="single" fo:font-style="normal" style:font-style-asian="normal" style:font-style-complex="normal"/>
    </style:style>
    <style:style style:name="P43" style:family="paragraph" style:parent-style-name="Table_20_Contents">
      <style:text-properties style:text-line-through-style="none" style:text-line-through-type="none"/>
    </style:style>
    <style:style style:name="P44" style:family="paragraph" style:parent-style-name="Table_20_Contents">
      <style:text-properties style:text-line-through-style="none" style:text-line-through-type="none" fo:font-style="normal" style:font-style-asian="normal" style:font-style-complex="normal"/>
    </style:style>
    <style:style style:name="P45" style:family="paragraph" style:parent-style-name="Table_20_Contents">
      <style:text-properties style:text-line-through-style="none" style:text-line-through-type="none" fo:font-weight="normal"/>
    </style:style>
    <style:style style:name="P46" style:family="paragraph" style:parent-style-name="Table_20_Contents">
      <style:text-properties style:text-line-through-style="none" style:text-line-through-type="none" fo:font-weight="bold"/>
    </style:style>
    <style:style style:name="P47" style:family="paragraph" style:parent-style-name="Table_20_Contents">
      <style:paragraph-properties fo:text-align="end" style:justify-single-word="false"/>
    </style:style>
    <style:style style:name="P48" style:family="paragraph" style:parent-style-name="Table_20_Contents">
      <style:text-properties fo:font-weight="normal"/>
    </style:style>
    <style:style style:name="P49" style:family="paragraph" style:parent-style-name="Table_20_Contents">
      <style:text-properties fo:font-weight="normal" style:font-weight-asian="normal" style:font-weight-complex="normal"/>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margin-left="-0.009cm" fo:margin-right="0.062cm" fo:text-indent="0cm" style:auto-text-indent="false"/>
      <style:text-properties fo:font-style="normal" style:text-underline-style="none" style:font-style-asian="normal" style:font-style-complex="normal"/>
    </style:style>
    <style:style style:name="P52" style:family="paragraph" style:parent-style-name="Table_20_Contents">
      <style:paragraph-properties fo:margin-left="-0.009cm" fo:margin-right="0.062cm" fo:text-indent="0cm" style:auto-text-indent="false"/>
      <style:text-properties style:text-underline-style="none"/>
    </style:style>
    <style:style style:name="P53" style:family="paragraph" style:parent-style-name="Table_20_Contents_2f_PRE">
      <style:text-properties style:font-name="Cumberland" fo:font-size="8pt" style:font-size-asian="8pt" style:font-size-complex="8pt"/>
    </style:style>
    <style:style style:name="P54" style:family="paragraph" style:parent-style-name="Table_20_Contents_2f_PRE">
      <style:text-properties fo:font-weight="bold"/>
    </style:style>
    <style:style style:name="P55" style:family="paragraph" style:parent-style-name="Table_20_Contents_2f_PRE">
      <style:paragraph-properties fo:text-align="justify" style:justify-single-word="false"/>
      <style:text-properties fo:font-weight="bold"/>
    </style:style>
    <style:style style:name="P56" style:family="paragraph" style:parent-style-name="Table_20_Contents_2f_PRE">
      <style:text-properties fo:font-weight="normal"/>
    </style:style>
    <style:style style:name="P57" style:family="paragraph" style:parent-style-name="Table_20_Contents_2f_PRE">
      <style:text-properties fo:font-weight="normal" style:font-weight-asian="normal" style:font-weight-complex="normal"/>
    </style:style>
    <style:style style:name="P58" style:family="paragraph" style:parent-style-name="Table_20_Contents_2f_PRE">
      <style:text-properties fo:font-style="normal" style:font-style-asian="normal" style:font-style-complex="normal"/>
    </style:style>
    <style:style style:name="P59" style:family="paragraph" style:parent-style-name="Table_20_Contents_2f_PRE">
      <style:text-properties fo:font-style="normal" fo:font-weight="normal"/>
    </style:style>
    <style:style style:name="P60" style:family="paragraph" style:parent-style-name="Table_20_Contents_2f_PRE">
      <style:text-properties fo:font-style="normal" fo:font-weight="normal" style:font-style-asian="normal" style:font-style-complex="normal"/>
    </style:style>
    <style:style style:name="P61" style:family="paragraph" style:parent-style-name="Table_20_Contents_2f_PRE">
      <style:text-properties style:font-name="monospace"/>
    </style:style>
    <style:style style:name="P62" style:family="paragraph" style:parent-style-name="Table_20_Contents_2f_PRE">
      <style:text-properties style:text-line-through-style="none" style:text-line-through-type="none"/>
    </style:style>
    <style:style style:name="P63" style:family="paragraph" style:parent-style-name="Contents_20_1">
      <style:paragraph-properties>
        <style:tab-stops>
          <style:tab-stop style:position="17.699cm" style:type="right" style:leader-style="dotted" style:leader-text="."/>
        </style:tab-stops>
      </style:paragraph-properties>
    </style:style>
    <style:style style:name="P64" style:family="paragraph" style:parent-style-name="Contents_20_2">
      <style:paragraph-properties>
        <style:tab-stops>
          <style:tab-stop style:position="17.2cm" style:type="right" style:leader-style="dotted" style:leader-text="."/>
        </style:tab-stops>
      </style:paragraph-properties>
    </style:style>
    <style:style style:name="P65" style:family="paragraph" style:parent-style-name="Contents_20_3">
      <style:paragraph-properties>
        <style:tab-stops>
          <style:tab-stop style:position="16.701cm" style:type="right" style:leader-style="dotted" style:leader-text="."/>
        </style:tab-stops>
      </style:paragraph-properties>
    </style:style>
    <style:style style:name="P66" style:family="paragraph" style:parent-style-name="Heading_20_1" style:master-page-name="">
      <style:paragraph-properties fo:text-align="start" style:justify-single-word="false" style:page-number="auto" fo:break-before="auto" fo:break-after="auto"/>
    </style:style>
    <style:style style:name="P67" style:family="paragraph" style:parent-style-name="Heading_20_3">
      <style:text-properties style:text-underline-style="none"/>
    </style:style>
    <style:style style:name="P68" style:family="paragraph" style:parent-style-name="Heading_20_3">
      <style:text-properties fo:font-weight="bold" style:font-weight-asian="bold" style:font-weight-complex="bold"/>
    </style:style>
    <style:style style:name="P69" style:family="paragraph" style:parent-style-name="Preformatted_20_Text">
      <style:text-properties style:text-line-through-style="none" style:text-line-through-type="none"/>
    </style:style>
    <style:style style:name="P70" style:family="paragraph" style:parent-style-name="Preformatted_20_Text" style:list-style-name="L7"/>
    <style:style style:name="P71" style:family="paragraph" style:parent-style-name="Preformatted_20_Text" style:list-style-name="L11"/>
    <style:style style:name="P72" style:family="paragraph" style:parent-style-name="Preformatted_20_Text">
      <style:text-properties fo:font-weight="normal" style:font-weight-asian="normal" style:font-weight-complex="normal"/>
    </style:style>
    <style:style style:name="P73" style:family="paragraph" style:parent-style-name="Preformatted_20_Text">
      <style:text-properties style:font-name="Arial2"/>
    </style:style>
    <style:style style:name="P74" style:family="paragraph" style:parent-style-name="Preformatted_20_Text">
      <style:paragraph-properties fo:margin-top="0cm" fo:margin-bottom="0.499cm" loext:contextual-spacing="false"/>
    </style:style>
    <style:style style:name="P75" style:family="paragraph" style:parent-style-name="Preformatted_20_Text">
      <style:paragraph-properties fo:margin-top="0cm" fo:margin-bottom="0.499cm" loext:contextual-spacing="false"/>
      <style:text-properties style:font-name="Arial2"/>
    </style:style>
    <style:style style:name="P76" style:family="paragraph" style:parent-style-name="Preformatted_20_Text">
      <style:paragraph-properties fo:margin-left="2.501cm" fo:margin-right="0cm" fo:text-indent="0cm" style:auto-text-indent="false"/>
    </style:style>
    <style:style style:name="P77" style:family="paragraph" style:parent-style-name="Preformatted_20_Text">
      <style:paragraph-properties fo:margin-left="2.501cm" fo:margin-right="0cm" fo:margin-top="0cm" fo:margin-bottom="0.499cm" loext:contextual-spacing="false" fo:text-indent="0cm" style:auto-text-indent="false"/>
    </style:style>
    <style:style style:name="P78" style:family="paragraph" style:parent-style-name="Standard" style:list-style-name="L7"/>
    <style:style style:name="P79" style:family="paragraph" style:parent-style-name="Standard" style:list-style-name="L11"/>
    <style:style style:name="P80" style:family="paragraph" style:parent-style-name="Standard" style:list-style-name="L17"/>
    <style:style style:name="P81" style:family="paragraph" style:parent-style-name="Standard" style:list-style-name="L17">
      <style:text-properties style:font-name="Tahoma2"/>
    </style:style>
    <style:style style:name="P82" style:family="paragraph" style:parent-style-name="Table_20_Contents" style:list-style-name="L12"/>
    <style:style style:name="P83" style:family="paragraph" style:parent-style-name="Table_20_Contents" style:list-style-name="L13"/>
    <style:style style:name="P84" style:family="paragraph" style:parent-style-name="Table_20_Contents" style:list-style-name="L14"/>
    <style:style style:name="P85" style:family="paragraph" style:parent-style-name="Table_20_Contents" style:list-style-name="L15"/>
    <style:style style:name="P86" style:family="paragraph" style:parent-style-name="Table_20_Contents" style:list-style-name="L12">
      <style:paragraph-properties fo:margin-left="0cm" fo:margin-right="0cm" fo:text-indent="0cm" style:auto-text-indent="false"/>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
      <style:text-properties style:text-underline-style="none"/>
    </style:style>
    <style:style style:name="P94" style:family="paragraph" style:parent-style-name="Text_20_body" style:list-style-name=""/>
    <style:style style:name="P95" style:family="paragraph" style:parent-style-name="Text_20_body" style:list-style-name=""/>
    <style:style style:name="P96" style:family="paragraph" style:parent-style-name="Text_20_body" style:list-style-name="L8"/>
    <style:style style:name="P97" style:family="paragraph" style:parent-style-name="Text_20_body" style:list-style-name="L16">
      <style:text-properties fo:font-weight="normal" style:font-weight-asian="normal" style:font-weight-complex="normal"/>
    </style:style>
    <style:style style:name="P98" style:family="paragraph" style:parent-style-name="Text_20_body" style:list-style-name="L17">
      <style:text-properties style:font-name="Tahoma2" fo:font-weight="bold" style:font-weight-asian="bold" style:font-weight-complex="bold"/>
    </style:style>
    <style:style style:name="P99" style:family="paragraph" style:parent-style-name="Text_20_body" style:list-style-name="L17">
      <style:text-properties style:font-name="Tahoma2" fo:font-weight="normal" style:font-weight-asian="normal" style:font-weight-complex="normal"/>
    </style:style>
    <style:style style:name="P100" style:family="paragraph" style:parent-style-name="Text_20_body" style:list-style-name="L17">
      <style:text-properties style:font-name="Arial2" fo:font-weight="bold" style:font-weight-asian="bold" style:font-weight-complex="bold"/>
    </style:style>
    <style:style style:name="P101" style:family="paragraph" style:parent-style-name="Text_20_body" style:list-style-name="L18"/>
    <style:style style:name="P102" style:family="paragraph" style:parent-style-name="Text_20_body" style:list-style-name="L1">
      <style:paragraph-properties fo:margin-top="0cm" fo:margin-bottom="0.199cm" loext:contextual-spacing="false"/>
    </style:style>
    <style:style style:name="P103" style:family="paragraph" style:parent-style-name="Text_20_body" style:list-style-name="L7">
      <style:paragraph-properties fo:margin-left="0cm" fo:margin-right="0cm" fo:text-indent="0cm" style:auto-text-indent="false"/>
    </style:style>
    <style:style style:name="P104" style:family="paragraph" style:parent-style-name="Text_20_body" style:list-style-name="L9">
      <style:paragraph-properties fo:margin-left="1.251cm" fo:margin-right="0cm" fo:text-indent="0cm" style:auto-text-indent="false"/>
    </style:style>
    <style:style style:name="P105" style:family="paragraph" style:parent-style-name="Text_20_body" style:list-style-name="L10">
      <style:paragraph-properties fo:margin-left="1.251cm" fo:margin-right="0cm" fo:text-indent="0cm" style:auto-text-indent="false"/>
    </style:style>
    <style:style style:name="P106" style:family="paragraph" style:parent-style-name="Text_20_body" style:list-style-name="L9">
      <style:paragraph-properties fo:margin-left="2.501cm" fo:margin-right="0cm" fo:text-indent="0cm" style:auto-text-indent="false"/>
    </style:style>
    <style:style style:name="P107" style:family="paragraph">
      <style:paragraph-properties fo:text-align="center"/>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use-window-font-color="true"/>
    </style:style>
    <style:style style:name="T9" style:family="text">
      <style:text-properties style:use-window-font-color="true" style:font-name="Tahoma2" fo:font-size="9pt" fo:font-style="normal" fo:font-weight="normal" style:font-name-asian="TimesNewRomanPS-BoldItalicMT" style:font-size-asian="9pt" style:font-style-asian="normal" style:font-weight-asian="normal" style:font-name-complex="TimesNewRomanPS-BoldItalicMT" style:font-size-complex="9pt" style:font-style-complex="normal" style:font-weight-complex="normal"/>
    </style:style>
    <style:style style:name="T10" style:family="text">
      <style:text-properties style:use-window-font-color="true" fo:font-size="9pt" fo:font-style="normal" fo:font-weight="normal" style:font-name-asian="TimesNewRomanPS-BoldItalicMT" style:font-size-asian="9pt" style:font-style-asian="normal" style:font-weight-asian="normal" style:font-name-complex="TimesNewRomanPS-BoldItalicMT" style:font-size-complex="9pt" style:font-style-complex="normal" style:font-weight-complex="normal"/>
    </style:style>
    <style:style style:name="T11" style:family="text">
      <style:text-properties style:text-line-through-style="none" style:text-line-through-type="none"/>
    </style:style>
    <style:style style:name="T12" style:family="text">
      <style:text-properties style:text-line-through-style="none" style:text-line-through-type="none" officeooo:rsid="004eab56"/>
    </style:style>
    <style:style style:name="T13" style:family="text">
      <style:text-properties style:text-line-through-style="none" style:text-line-through-type="none" officeooo:rsid="004ffa17"/>
    </style:style>
    <style:style style:name="T14" style:family="text">
      <style:text-properties style:text-line-through-style="none" style:text-line-through-type="none" officeooo:rsid="00506040"/>
    </style:style>
    <style:style style:name="T15" style:family="text">
      <style:text-properties style:text-line-through-style="none" style:text-line-through-type="none" officeooo:rsid="00514893"/>
    </style:style>
    <style:style style:name="T16" style:family="text">
      <style:text-properties style:text-line-through-style="none" style:text-line-through-type="none" officeooo:rsid="005201df"/>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font-name="Arial1"/>
    </style:style>
    <style:style style:name="T20" style:family="text">
      <style:text-properties style:font-name="Arial1" fo:font-size="8pt" style:font-size-asian="8pt" style:font-size-complex="8pt"/>
    </style:style>
    <style:style style:name="T21" style:family="text">
      <style:text-properties style:font-name="Arial1" officeooo:rsid="00389d91"/>
    </style:style>
    <style:style style:name="T22" style:family="text">
      <style:text-properties style:font-name="Arial1" officeooo:rsid="0038d58a"/>
    </style:style>
    <style:style style:name="T23" style:family="text">
      <style:text-properties style:font-name="Arial1" officeooo:rsid="003a7820"/>
    </style:style>
    <style:style style:name="T24" style:family="text">
      <style:text-properties style:font-name="Arial1" officeooo:rsid="003bb7b5"/>
    </style:style>
    <style:style style:name="T25" style:family="text">
      <style:text-properties fo:color="#000000" style:font-name="Arial1" fo:font-size="8pt" style:font-name-asian="Monospace" style:font-size-asian="8pt" style:font-name-complex="Monospace" style:font-size-complex="8pt"/>
    </style:style>
    <style:style style:name="T26" style:family="text">
      <style:text-properties style:text-underline-style="solid" style:text-underline-width="auto" style:text-underline-color="font-color"/>
    </style:style>
    <style:style style:name="T27" style:family="text">
      <style:text-properties style:font-name="Cumberland"/>
    </style:style>
    <style:style style:name="T28" style:family="text">
      <style:text-properties style:font-name="Cumberland" fo:font-size="8pt" style:font-name-asian="Monospace" style:font-size-asian="8pt" style:font-name-complex="Monospace" style:font-size-complex="8pt"/>
    </style:style>
    <style:style style:name="T29" style:family="text">
      <style:text-properties style:font-name="Cumberland" officeooo:rsid="003081c9"/>
    </style:style>
    <style:style style:name="T30" style:family="text">
      <style:text-properties style:font-name="Cumberland" officeooo:rsid="0034dfcf"/>
    </style:style>
    <style:style style:name="T31" style:family="text">
      <style:text-properties style:font-name="Cumberland" officeooo:rsid="0034f4f3"/>
    </style:style>
    <style:style style:name="T32" style:family="text">
      <style:text-properties style:font-name="Cumberland" officeooo:rsid="0036adc7"/>
    </style:style>
    <style:style style:name="T33" style:family="text">
      <style:text-properties style:font-name-asian="Monospace" style:font-name-complex="Monospace"/>
    </style:style>
    <style:style style:name="T34" style:family="text">
      <style:text-properties style:text-underline-style="none"/>
    </style:style>
    <style:style style:name="T35" style:family="text">
      <style:text-properties style:font-name="Tahoma2"/>
    </style:style>
    <style:style style:name="T36" style:family="text">
      <style:text-properties style:font-name="monospace"/>
    </style:style>
    <style:style style:name="T37" style:family="text">
      <style:text-properties style:font-name="monospace" fo:font-style="normal" style:font-style-asian="normal" style:font-style-complex="normal"/>
    </style:style>
    <style:style style:name="T38" style:family="text">
      <style:text-properties officeooo:rsid="00285486"/>
    </style:style>
    <style:style style:name="T39" style:family="text">
      <style:text-properties officeooo:rsid="00286212"/>
    </style:style>
    <style:style style:name="T40" style:family="text">
      <style:text-properties officeooo:rsid="002d9f7e"/>
    </style:style>
    <style:style style:name="T41" style:family="text">
      <style:text-properties officeooo:rsid="003081c9"/>
    </style:style>
    <style:style style:name="T42" style:family="text">
      <style:text-properties officeooo:rsid="0036d716"/>
    </style:style>
    <style:style style:name="T43" style:family="text">
      <style:text-properties officeooo:rsid="003c9691"/>
    </style:style>
    <style:style style:name="T44" style:family="text">
      <style:text-properties officeooo:rsid="003f5b1e"/>
    </style:style>
    <style:style style:name="T45" style:family="text">
      <style:text-properties officeooo:rsid="00410bb4"/>
    </style:style>
    <style:style style:name="T46" style:family="text">
      <style:text-properties officeooo:rsid="00417287"/>
    </style:style>
    <style:style style:name="T47" style:family="text">
      <style:text-properties officeooo:rsid="00431c86"/>
    </style:style>
    <style:style style:name="T48" style:family="text">
      <style:text-properties officeooo:rsid="0044744f"/>
    </style:style>
    <style:style style:name="T49" style:family="text">
      <style:text-properties officeooo:rsid="0044d6e9"/>
    </style:style>
    <style:style style:name="T50" style:family="text">
      <style:text-properties officeooo:rsid="0045ff5f"/>
    </style:style>
    <style:style style:name="T51" style:family="text">
      <style:text-properties officeooo:rsid="004ab186"/>
    </style:style>
    <style:style style:name="T52" style:family="text">
      <style:text-properties officeooo:rsid="004aba2e"/>
    </style:style>
    <style:style style:name="T53" style:family="text">
      <style:text-properties officeooo:rsid="004c0ebf"/>
    </style:style>
    <style:style style:name="T54" style:family="text">
      <style:text-properties officeooo:rsid="004dff82"/>
    </style:style>
    <style:style style:name="T55" style:family="text">
      <style:text-properties officeooo:rsid="004eab56"/>
    </style:style>
    <style:style style:name="T56" style:family="text">
      <style:text-properties officeooo:rsid="0055e488"/>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P66" text:outline-level="1"><text:bookmark-start text:name="__RefHeading__17683_1782085564"/><text:title>EXT: Shop System</text:title><text:bookmark-end text:name="__RefHeading__17683_1782085564"/></text:h>
      <text:p text:style-name="P3">Extension Key: <text:subject>tt_products</text:subject></text:p>
      <text:p text:style-name="P3">Language: <text:user-defined style:data-style-name="N0" text:name="language (en, de, fr, nl, dk, es, ... )">en</text:user-defined></text:p>
      <text:p text:style-name="P3">Keywords: <text:keywords>forAdmins, forIntermediates</text:keywords></text:p>
      <text:p text:style-name="P3">Copyright 201<text:span text:style-name="T50">5</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text:a xlink:type="simple" xlink:href="#__RefHeading__17683_1782085564" text:style-name="Internet_20_link" text:visited-style-name="Internet_20_link">EXT: Shop System<text:tab/>1</text:a></text:p>
          <text:p text:style-name="P64"><text:a xlink:type="simple" xlink:href="#__RefHeading__17685_1782085564" text:style-name="Internet_20_link" text:visited-style-name="Internet_20_link">Introduction<text:tab/>3</text:a></text:p>
          <text:p text:style-name="P65"><text:a xlink:type="simple" xlink:href="#__RefHeading__17687_1782085564" text:style-name="Internet_20_link" text:visited-style-name="Internet_20_link">Version<text:tab/>3</text:a></text:p>
          <text:p text:style-name="P65"><text:a xlink:type="simple" xlink:href="#__RefHeading__17689_1782085564" text:style-name="Internet_20_link" text:visited-style-name="Internet_20_link">Cease and Desist Letters<text:tab/>3</text:a></text:p>
          <text:p text:style-name="P65"><text:a xlink:type="simple" xlink:href="#__RefHeading__17691_1782085564" text:style-name="Internet_20_link" text:visited-style-name="Internet_20_link">Translations<text:tab/>3</text:a></text:p>
          <text:p text:style-name="P65"><text:a xlink:type="simple" xlink:href="#__RefHeading__17693_1782085564" text:style-name="Internet_20_link" text:visited-style-name="Internet_20_link">Upgrade<text:tab/>3</text:a></text:p>
          <text:p text:style-name="P65"><text:a xlink:type="simple" xlink:href="#__RefHeading__17695_1782085564" text:style-name="Internet_20_link" text:visited-style-name="Internet_20_link">What does it do?<text:tab/>3</text:a></text:p>
          <text:p text:style-name="P65"><text:a xlink:type="simple" xlink:href="#__RefHeading__17697_1782085564" text:style-name="Internet_20_link" text:visited-style-name="Internet_20_link">Developers<text:tab/>4</text:a></text:p>
          <text:p text:style-name="P65"><text:a xlink:type="simple" xlink:href="#__RefHeading__17699_1782085564" text:style-name="Internet_20_link" text:visited-style-name="Internet_20_link">Sponsors <text:tab/>4</text:a></text:p>
          <text:p text:style-name="P65"><text:a xlink:type="simple" xlink:href="#__RefHeading__17701_1782085564" text:style-name="Internet_20_link" text:visited-style-name="Internet_20_link">Support<text:tab/>4</text:a></text:p>
          <text:p text:style-name="P64"><text:a xlink:type="simple" xlink:href="#__RefHeading__17703_1782085564" text:style-name="Internet_20_link" text:visited-style-name="Internet_20_link">Users manual<text:tab/>5</text:a></text:p>
          <text:p text:style-name="P65"><text:a xlink:type="simple" xlink:href="#__RefHeading__17705_1782085564" text:style-name="Internet_20_link" text:visited-style-name="Internet_20_link">Note:<text:tab/>5</text:a></text:p>
          <text:p text:style-name="P65"><text:a xlink:type="simple" xlink:href="#__RefHeading__17707_1782085564" text:style-name="Internet_20_link" text:visited-style-name="Internet_20_link">Mini-Basket:<text:tab/>5</text:a></text:p>
          <text:p text:style-name="P65"><text:a xlink:type="simple" xlink:href="#__RefHeading__17709_1782085564" text:style-name="Internet_20_link" text:visited-style-name="Internet_20_link">Calculation script:<text:tab/>6</text:a></text:p>
          <text:p text:style-name="P65"><text:a xlink:type="simple" xlink:href="#__RefHeading__17711_1782085564" text:style-name="Internet_20_link" text:visited-style-name="Internet_20_link">Discount:<text:tab/>6</text:a></text:p>
          <text:p text:style-name="P65"><text:a xlink:type="simple" xlink:href="#__RefHeading__17713_1782085564" text:style-name="Internet_20_link" text:visited-style-name="Internet_20_link">Link for products of the last X days<text:tab/>6</text:a></text:p>
          <text:p text:style-name="P65"><text:a xlink:type="simple" xlink:href="#__RefHeading__17715_1782085564" text:style-name="Internet_20_link" text:visited-style-name="Internet_20_link">Offers and highlights<text:tab/>6</text:a></text:p>
          <text:p text:style-name="P65"><text:a xlink:type="simple" xlink:href="#__RefHeading__17717_1782085564" text:style-name="Internet_20_link" text:visited-style-name="Internet_20_link">AGB General Trading Conditions<text:tab/>6</text:a></text:p>
          <text:p text:style-name="P65"><text:a xlink:type="simple" xlink:href="#__RefHeading__17719_1782085564" text:style-name="Internet_20_link" text:visited-style-name="Internet_20_link">Right of Revocation<text:tab/>6</text:a></text:p>
          <text:p text:style-name="P65"><text:a xlink:type="simple" xlink:href="#__RefHeading__17721_1782085564" text:style-name="Internet_20_link" text:visited-style-name="Internet_20_link">MEMO page <text:tab/>6</text:a></text:p>
          <text:p text:style-name="P65"><text:a xlink:type="simple" xlink:href="#__RefHeading__17723_1782085564" text:style-name="Internet_20_link" text:visited-style-name="Internet_20_link">Voucher System<text:tab/>6</text:a></text:p>
          <text:p text:style-name="P65"><text:a xlink:type="simple" xlink:href="#__RefHeading__17725_1782085564" text:style-name="Internet_20_link" text:visited-style-name="Internet_20_link">Creditpoint System<text:tab/>7</text:a></text:p>
          <text:p text:style-name="P65"><text:a xlink:type="simple" xlink:href="#__RefHeading__17727_1782085564" text:style-name="Internet_20_link" text:visited-style-name="Internet_20_link">Gift Certificates<text:tab/>7</text:a></text:p>
          <text:p text:style-name="P65"><text:a xlink:type="simple" xlink:href="#__RefHeading__18531_2121584579" text:style-name="Internet_20_link" text:visited-style-name="Internet_20_link">Modify the page menu<text:tab/>7</text:a></text:p>
          <text:p text:style-name="P65"><text:a xlink:type="simple" xlink:href="#__RefHeading__18533_2121584579" text:style-name="Internet_20_link" text:visited-style-name="Internet_20_link">You can add the number of products found in the subpages to your page menu.<text:tab/>7</text:a></text:p>
          <text:p text:style-name="P65"><text:a xlink:type="simple" xlink:href="#__RefHeading__18535_2121584579" text:style-name="Internet_20_link" text:visited-style-name="Internet_20_link">Example:<text:tab/>7</text:a></text:p>
          <text:p text:style-name="P65"><text:a xlink:type="simple" xlink:href="#__RefHeading__17731_1782085564" text:style-name="Internet_20_link" text:visited-style-name="Internet_20_link">Product Articles with Special Prices<text:tab/>7</text:a></text:p>
          <text:p text:style-name="P65"><text:a xlink:type="simple" xlink:href="#__RefHeading__27101_2121584579" text:style-name="Internet_20_link" text:visited-style-name="Internet_20_link">Edit Variant<text:tab/>9</text:a></text:p>
          <text:p text:style-name="P64"><text:a xlink:type="simple" xlink:href="#__RefHeading__17733_1782085564" text:style-name="Internet_20_link" text:visited-style-name="Internet_20_link">Administration<text:tab/>10</text:a></text:p>
          <text:p text:style-name="P65"><text:a xlink:type="simple" xlink:href="#__RefHeading__17735_1782085564" text:style-name="Internet_20_link" text:visited-style-name="Internet_20_link">Installation<text:tab/>10</text:a></text:p>
          <text:p text:style-name="P65"><text:a xlink:type="simple" xlink:href="#__RefHeading__17737_1782085564" text:style-name="Internet_20_link" text:visited-style-name="Internet_20_link">Handling of Categories<text:tab/>10</text:a></text:p>
          <text:p text:style-name="P65"><text:a xlink:type="simple" xlink:href="#__RefHeading__17739_1782085564" text:style-name="Internet_20_link" text:visited-style-name="Internet_20_link">Handling of Images<text:tab/>10</text:a></text:p>
          <text:p text:style-name="P65"><text:a xlink:type="simple" xlink:href="#__RefHeading__17741_1782085564" text:style-name="Internet_20_link" text:visited-style-name="Internet_20_link">Important<text:tab/>10</text:a></text:p>
          <text:p text:style-name="P65"><text:a xlink:type="simple" xlink:href="#__RefHeading__17743_1782085564" text:style-name="Internet_20_link" text:visited-style-name="Internet_20_link">Template markers<text:tab/>11</text:a></text:p>
          <text:p text:style-name="P65"><text:a xlink:type="simple" xlink:href="#__RefHeading__17745_1782085564" text:style-name="Internet_20_link" text:visited-style-name="Internet_20_link">Automatic creation of frontend users and address fields<text:tab/>13</text:a></text:p>
          <text:p text:style-name="P65"><text:a xlink:type="simple" xlink:href="#__RefHeading__17747_1782085564" text:style-name="Internet_20_link" text:visited-style-name="Internet_20_link">Product properties:<text:tab/>14</text:a></text:p>
          <text:p text:style-name="P64"><text:a xlink:type="simple" xlink:href="#__RefHeading__17749_1782085564" text:style-name="Internet_20_link" text:visited-style-name="Internet_20_link">Configuration<text:tab/>16</text:a></text:p>
          <text:p text:style-name="P65"><text:a xlink:type="simple" xlink:href="#__RefHeading__17751_1782085564" text:style-name="Internet_20_link" text:visited-style-name="Internet_20_link">FAQ<text:tab/>16</text:a></text:p>
          <text:p text:style-name="P65"><text:a xlink:type="simple" xlink:href="#__RefHeading__17753_1782085564" text:style-name="Internet_20_link" text:visited-style-name="Internet_20_link">Files<text:tab/>16</text:a></text:p>
          <text:p text:style-name="P65"><text:a xlink:type="simple" xlink:href="#__RefHeading__17755_1782085564" text:style-name="Internet_20_link" text:visited-style-name="Internet_20_link">Description<text:tab/>16</text:a></text:p>
          <text:p text:style-name="P65"><text:a xlink:type="simple" xlink:href="#__RefHeading__17757_1782085564" text:style-name="Internet_20_link" text:visited-style-name="Internet_20_link">Reference<text:tab/>16</text:a></text:p>
          <text:p text:style-name="P65"><text:a xlink:type="simple" xlink:href="#__RefHeading__17759_1782085564" text:style-name="Internet_20_link" text:visited-style-name="Internet_20_link">Display Modes (CODE)<text:tab/>28</text:a></text:p>
          <text:p text:style-name="P65"><text:a xlink:type="simple" xlink:href="#__RefHeading__17761_1782085564" text:style-name="Internet_20_link" text:visited-style-name="Internet_20_link">CSS configuration<text:tab/>30</text:a></text:p>
          <text:p text:style-name="P65"><text:a xlink:type="simple" xlink:href="#__RefHeading__8534_1211256328" text:style-name="Internet_20_link" text:visited-style-name="Internet_20_link">Javascript configuration<text:tab/>30</text:a></text:p>
          <text:p text:style-name="P65"><text:a xlink:type="simple" xlink:href="#__RefHeading__17763_1782085564" text:style-name="Internet_20_link" text:visited-style-name="Internet_20_link">Configuration of Articles, Products, Categories, Pages, Addresses and Images<text:tab/>31</text:a></text:p>
          <text:p text:style-name="P65"><text:a xlink:type="simple" xlink:href="#__RefHeading__17765_1782085564" text:style-name="Internet_20_link" text:visited-style-name="Internet_20_link">Form configuration<text:tab/>38</text:a></text:p>
          <text:p text:style-name="P65"><text:a xlink:type="simple" xlink:href="#__RefHeading__17767_1782085564" text:style-name="Internet_20_link" text:visited-style-name="Internet_20_link">Basket configuration<text:tab/>39</text:a></text:p>
          <text:p text:style-name="P65"><text:a xlink:type="simple" xlink:href="#__RefHeading__17769_1782085564" text:style-name="Internet_20_link" text:visited-style-name="Internet_20_link">Control configuration<text:tab/>40</text:a></text:p>
          <text:p text:style-name="P65"><text:a xlink:type="simple" xlink:href="#__RefHeading__17771_1782085564" text:style-name="Internet_20_link" text:visited-style-name="Internet_20_link">Download configuration<text:tab/>40</text:a></text:p>
          <text:p text:style-name="P65"><text:a xlink:type="simple" xlink:href="#__RefHeading__17773_1782085564" text:style-name="Internet_20_link" text:visited-style-name="Internet_20_link">Payment, shipping and handling configuration<text:tab/>41</text:a></text:p>
          <text:p text:style-name="P65"><text:a xlink:type="simple" xlink:href="#__RefHeading__17775_1782085564" text:style-name="Internet_20_link" text:visited-style-name="Internet_20_link">Shipping Cost Calculation shippingcalc / handlingcalc<text:tab/>47</text:a></text:p>
          <text:p text:style-name="P65"><text:a xlink:type="simple" xlink:href="#__RefHeading__17777_1782085564" text:style-name="Internet_20_link" text:visited-style-name="Internet_20_link">Pricecalc, discountprice and creditpoints configuration<text:tab/>48</text:a></text:p>
          <text:p text:style-name="P65"><text:a xlink:type="simple" xlink:href="#__RefHeading__17779_1782085564" text:style-name="Internet_20_link" text:visited-style-name="Internet_20_link">Graduated price configuration<text:tab/>50</text:a></text:p>
          <text:p text:style-name="P65"><text:a xlink:type="simple" xlink:href="#__RefHeading__17781_1782085564" text:style-name="Internet_20_link" text:visited-style-name="Internet_20_link">Voucher System Configuration<text:tab/>50</text:a></text:p>
          <text:p text:style-name="P65"><text:a xlink:type="simple" xlink:href="#__RefHeading__17783_1782085564" text:style-name="Internet_20_link" text:visited-style-name="Internet_20_link">Order Confirmation Configuration<text:tab/>51</text:a></text:p>
          <text:p text:style-name="P65"><text:a xlink:type="simple" xlink:href="#__RefHeading__17785_1782085564" text:style-name="Internet_20_link" text:visited-style-name="Internet_20_link">Bill and Delivery Configuration<text:tab/>51</text:a></text:p>
          <text:p text:style-name="P65"><text:a xlink:type="simple" xlink:href="#__RefHeading__17787_1782085564" text:style-name="Internet_20_link" text:visited-style-name="Internet_20_link">Tracking Configuration<text:tab/>52</text:a></text:p>
          <text:p text:style-name="P65"><text:a xlink:type="simple" xlink:href="#__RefHeading__8536_1211256328" text:style-name="Internet_20_link" text:visited-style-name="Internet_20_link">Error configuration<text:tab/>52</text:a></text:p>
          <text:p text:style-name="P64"><text:a xlink:type="simple" xlink:href="#__RefHeading__17789_1782085564" text:style-name="Internet_20_link" text:visited-style-name="Internet_20_link">Known problems<text:tab/>53</text:a></text:p>
          <text:p text:style-name="P65"><text:a xlink:type="simple" xlink:href="#__RefHeading__17791_1782085564" text:style-name="Internet_20_link" text:visited-style-name="Internet_20_link">Checklist:<text:tab/>53</text:a></text:p>
          <text:p text:style-name="P65"><text:a xlink:type="simple" xlink:href="#__RefHeading__17793_1782085564" text:style-name="Internet_20_link" text:visited-style-name="Internet_20_link">General:<text:tab/>53</text:a></text:p>
          <text:p text:style-name="P64"><text:a xlink:type="simple" xlink:href="#__RefHeading__17795_1782085564" text:style-name="Internet_20_link" text:visited-style-name="Internet_20_link">To-Do list<text:tab/>54</text:a></text:p>
          <text:p text:style-name="P64"><text:a xlink:type="simple" xlink:href="#__RefHeading__17797_1782085564" text:style-name="Internet_20_link" text:visited-style-name="Internet_20_link">Changelog<text:tab/>55</text:a></text:p>
        </text:index-body>
      </text:table-of-content>
      <text:p text:style-name="Text_20_body"/>
      <text:h text:style-name="Heading_20_2" text:outline-level="2"><text:bookmark-start text:name="__RefHeading__17685_1782085564"/>Introduction<text:bookmark-end text:name="__RefHeading__17685_1782085564"/></text:h>
      <text:p text:style-name="Text_20_body"/>
      <text:p text:style-name="Text_20_body">You should read the <text:a xlink:type="simple" xlink:href="http://typo3.org/documentation/document-library/extension-manuals/tut_ttproducts_de/current/view/" text:style-name="Internet_20_link" text:visited-style-name="Visited_20_Internet_20_Link">German tutorial</text:a> or <text:a xlink:type="simple" xlink:href="http://typo3.org/documentation/document-library/extension-manuals/tut_ttproducts_it/1.0.0/view/toc/0/" text:style-name="Internet_20_link" text:visited-style-name="Visited_20_Internet_20_Link">Italian tutorial</text:a> or one of the books <text:a xlink:type="simple" xlink:href="http://www.fosdoc.de/downloads/OSP_typo3webshop" text:style-name="Internet_20_link" text:visited-style-name="Visited_20_Internet_20_Link">'Der TYPO3 Webshop'</text:a> and '<text:a xlink:type="simple" xlink:href="https://www.packtpub.com/design-build-feature-rich-online-store-using-typo3-4-2-e-commerce/book" text:style-name="Internet_20_link" text:visited-style-name="Visited_20_Internet_20_Link">TYPO3 4.2 E-Commerce</text:a>' before you start with it. Watch this <text:a xlink:type="simple" xlink:href="http://www.youtube.com/watch?v=IQFDvgVJDXA" text:style-name="Internet_20_link" text:visited-style-name="Visited_20_Internet_20_Link">introduction video</text:a><text:a xlink:type="simple" xlink:href="http://www.youtube.com/watch?v=IQFDvgVJDXA" text:style-name="Internet_20_link" text:visited-style-name="Visited_20_Internet_20_Link">.</text:a> See the extension addons_tt_products for newer example template files.</text:p>
      <text:p text:style-name="Text_20_body">This extension only works with PHP5.</text:p>
      <text:h text:style-name="Heading_20_3" text:outline-level="3"><text:bookmark-start text:name="__RefHeading__17687_1782085564"/>Version<text:bookmark-end text:name="__RefHeading__17687_1782085564"/></text:h>
      <text:p text:style-name="Text_20_body">This document is for version 2.10.0 of tt_products. You can get the code of the next version of tt_products at <text:a xlink:type="simple" xlink:href="http://ttproducts.de/" text:style-name="Internet_20_link" text:visited-style-name="Visited_20_Internet_20_Link">ttproducts.de</text:a> .</text:p>
      <text:h text:style-name="Heading_20_3" text:outline-level="3"><text:bookmark-start text:name="__RefHeading__17689_1782085564"/>Cease and Desist Letters<text:bookmark-end text:name="__RefHeading__17689_1782085564"/></text:h>
      <text:p text:style-name="Text_20_body">Do not use trademarks, photographs and maps in your shop which you do not own and made by yourself. Do not forget any texts in your shops which are required. Be very careful when you link to other pages.<text:line-break/>Hundreds of lawyers are continuously searching the Internet for your mistakes in order to get much more money from you than you could ever imagine. <text:span text:style-name="T5">That would be damn stupid for you.</text:span></text:p>
      <text:p text:style-name="Text_20_body"><text:a xlink:type="simple" xlink:href="http://www.legalshop.co.uk/" text:style-name="Internet_20_link" text:visited-style-name="Visited_20_Internet_20_Link">http://www.legalshop.co.uk</text:a></text:p>
      <text:h text:style-name="Heading_20_3" text:outline-level="3"><text:bookmark-start text:name="__RefHeading__17691_1782085564"/>Translations<text:bookmark-end text:name="__RefHeading__17691_1782085564"/></text:h>
      <text:p text:style-name="Text_20_body">A German translation of this document is available under the extension key <text:a xlink:type="simple" xlink:href="http://typo3.org/documentation/document-library/extension-manuals/doc_ttproducts_de/current/view/" text:style-name="Internet_20_link" text:visited-style-name="Visited_20_Internet_20_Link">doc_ttproducts_de</text:a>. A French translation is under development at <text:a xlink:type="simple" xlink:href="http://typo3.org/documentation/document-library/extension-manuals/doc_ttproducts_fr/current/" text:style-name="Internet_20_link" text:visited-style-name="Visited_20_Internet_20_Link">doc_ttproducts_fr</text:a>.</text:p>
      <text:h text:style-name="Heading_20_3" text:outline-level="3"><text:bookmark-start text:name="__RefHeading__17693_1782085564"/>Upgrade<text:bookmark-end text:name="__RefHeading__17693_1782085564"/></text:h>
      <text:p text:style-name="Text_20_body">If you upgrade from Version 1.2.7 you have to do all the administrative steps under the topic 'Important'.</text:p>
      <text:h text:style-name="Heading_20_3" text:outline-level="3"><text:bookmark-start text:name="__RefHeading__17695_1782085564"/>What does it do?<text:bookmark-end text:name="__RefHeading__17695_1782085564"/></text:h>
      <text:p text:style-name="Text_20_body">The Typo3 shop extension gives you the facility for...</text:p>
      <text:list xml:id="list3601681118" text:style-name="L1">
        <text:list-item>
          <text:p text:style-name="P102">Product listings with multiple images, details and languages</text:p>
        </text:list-item>
        <text:list-item>
          <text:p text:style-name="P102">Shopping basket</text:p>
        </text:list-item>
        <text:list-item>
          <text:p text:style-name="P102">Payment page - The orders will be indicated and can be checked over before the products are finalized.</text:p>
        </text:list-item>
        <text:list-item>
          <text:p text:style-name="P102">sponsors only: Payment gateways with Payment Library extension - Paypal and Transaction Central</text:p>
        </text:list-item>
        <text:list-item>
          <text:p text:style-name="P102">Tracking customers order status</text:p>
        </text:list-item>
        <text:list-item>
          <text:p text:style-name="P102">Automatic creation of bill and delivery sheet</text:p>
        </text:list-item>
        <text:list-item>
          <text:p text:style-name="P102">Different tax percentages per item, shipping and payment</text:p>
        </text:list-item>
        <text:list-item>
          <text:p text:style-name="P102">basic stock management</text:p>
        </text:list-item>
        <text:list-item>
          <text:p text:style-name="P102">Send a CSV for each order to the shop admin (2 choosable file formats)</text:p>
        </text:list-item>
        <text:list-item>
          <text:p text:style-name="P102">E-Mail-Attachments for the confirmation mails (for example AGB in German = General trading conditions)</text:p>
        </text:list-item>
        <text:list-item>
          <text:p text:style-name="P102">choosable item variants (colo<text:span text:style-name="T50">u</text:span>rs, sizes, gradings, description<text:span text:style-name="T50">s</text:span>, materials and qualities)</text:p>
        </text:list-item>
        <text:list-item>
          <text:p text:style-name="P102">Force customer to accept the General trading conditions (AGB) per checkbox</text:p>
        </text:list-item>
        <text:list-item>
          <text:p text:style-name="P102">Offers, highlights and newly added items</text:p>
        </text:list-item>
        <text:list-item>
          <text:p text:style-name="P102">Special preparation, weight and bulkily (can be used to calculate the shipping fee)</text:p>
        </text:list-item>
        <text:list-item>
          <text:p text:style-name="P102">Ability to limit payment methods to specific user groups</text:p>
        </text:list-item>
        <text:list-item>
          <text:p text:style-name="P102">Automatic creation of frontend users at first order</text:p>
        </text:list-item>
        <text:list-item>
          <text:p text:style-name="P102">Remember items in a memo, when a user is logged in</text:p>
        </text:list-item>
        <text:list-item>
          <text:p text:style-name="P102">Discount percentage per user</text:p>
        </text:list-item>
        <text:list-item>
          <text:p text:style-name="P102">Some methods for price calculation with rebate for resellers</text:p>
        </text:list-item>
        <text:list-item>
          <text:p text:style-name="P102">Display orders: order can be displayed on per fe-user basis (CODE=ORDERS)</text:p>
        </text:list-item>
        <text:list-item>
          <text:p text:style-name="P87">Creditpoint system: customers can save credit points per each order. Saved points will give them a discount for newer orders or certain products can be "bought" with these points. </text:p>
        </text:list-item>
        <text:list-item>
          <text:p text:style-name="P87"><text:soft-page-break/>Voucher system: if a new customer indicates when registrating that she/he was tipped by another existing customer, this customers gets a credit point bonus. The new customer gets a discount on first order.</text:p>
        </text:list-item>
        <text:list-item>
          <text:p text:style-name="P87">Gift certificate: Users can buy certificates and send them as gifts to their friends. After signing on as front end users they can transform their gift certificates into creditpoints.</text:p>
        </text:list-item>
      </text:list>
      <text:h text:style-name="Heading_20_3" text:outline-level="3"><text:bookmark-start text:name="__RefHeading__17697_1782085564"/>Developers<text:bookmark-end text:name="__RefHeading__17697_1782085564"/></text:h>
      <text:list xml:id="list2770059272" text:style-name="L2">
        <text:list-item>
          <text:p text:style-name="P88">Kasper Skårhøj: 1<text:span text:style-name="T7">st</text:span> developer 1.2.7 / TYPO3 3.8</text:p>
        </text:list-item>
        <text:list-item>
          <text:p text:style-name="P88">René Fritz: 1<text:span text:style-name="T7">st</text:span> developer 1.2.7 / TYPO3 3.8</text:p>
        </text:list-item>
        <text:list-item>
          <text:p text:style-name="P88">Franz Holzinger (trainer): price calculation, discount price, gift certificates, e-mail table for notification, error correction, billing, receipts, multi-column listings, product/articles tables, multiple languages, DAM list and <text:s/>category list</text:p>
        </text:list-item>
        <text:list-item>
          <text:p text:style-name="P88">Klaus Zierer (trainer of zk_products): more sizes and colo<text:span text:style-name="T50">u</text:span>rs, entry lists, automatic registration of front-end users, category pages. In zk_products you can find a good example shop template.</text:p>
        </text:list-item>
      </text:list>
      <text:h text:style-name="Heading_20_3" text:outline-level="3"><text:bookmark-start text:name="__RefHeading__17699_1782085564"/>Sponsors <text:bookmark-end text:name="__RefHeading__17699_1782085564"/></text:h>
      <text:list xml:id="list2145165515" text:style-name="L3">
        <text:list-item>
          <text:p text:style-name="P89"><text:a xlink:type="simple" xlink:href="http://www.pil.dk/" text:style-name="Internet_20_link" text:visited-style-name="Visited_20_Internet_20_Link">pil.dk - Professionelle Internet Løsninger ApS</text:a> is a main sponsor of the code for the Payment Library extension.</text:p>
        </text:list-item>
        <text:list-item>
          <text:p text:style-name="P89">Multi-categories per product with multilingual listings, import scripts for XML files from inventory control systems, custom shop tables, advanced search mask with producer select box, traffic light symbols to display the availability of articles. Sponsored by <text:a xlink:type="simple" xlink:href="http://www.Geo.net/" text:style-name="Internet_20_link" text:visited-style-name="Visited_20_Internet_20_Link">Geo.net IT GmbH</text:a>.</text:p>
        </text:list-item>
      </text:list>
      <text:list xml:id="list4081417182" text:style-name="L4">
        <text:list-item>
          <text:p text:style-name="P90"><text:a xlink:type="simple" xlink:href="http://www.pharmaline.de/" text:style-name="Internet_20_link" text:visited-style-name="Visited_20_Internet_20_Link">Websolutions für Apotheke und Pharmazie</text:a><text:line-break/>TYPO3 FullService * Konzeptionierung * Realisierung * TYPO3 Hosting *<text:line-break/>pharmaline - Internet für die Apotheke, Apotheker Christian Platt, Kupferdreher Str 150, 45257 Essen</text:p>
        </text:list-item>
      </text:list>
      <text:h text:style-name="Heading_20_3" text:outline-level="3"><text:bookmark-start text:name="__RefHeading__17701_1782085564"/>Support<text:bookmark-end text:name="__RefHeading__17701_1782085564"/></text:h>
      <text:p text:style-name="Text_20_body">You can get support for this extension at <text:a xlink:type="simple" xlink:href="http://www.jambage.com/kontakt/forum.html" text:style-name="Internet_20_link" text:visited-style-name="Visited_20_Internet_20_Link">http://www.jambage.com/kontakt/forum.html</text:a> .</text:p>
      <text:p text:style-name="P14">You can download all needed extensions from the TYPO3 TER, <text:a xlink:type="simple" xlink:href="http://typo3.org/" text:style-name="Internet_20_link" text:visited-style-name="Visited_20_Internet_20_Link">http://typo3.org</text:a> or from <text:a xlink:type="simple" xlink:href="http://www.jambage.com/typo3-cms/shop.html" text:style-name="Internet_20_link" text:visited-style-name="Visited_20_Internet_20_Link">http://www.jambage.com/typo3-cms/shop.html</text:a> .</text:p>
      <text:h text:style-name="Heading_20_2" text:outline-level="2"><text:bookmark-start text:name="__RefHeading__17703_1782085564"/>Users manual<text:bookmark-end text:name="__RefHeading__17703_1782085564"/></text:h>
      <text:h text:style-name="Heading_20_3" text:outline-level="3"><text:bookmark-start text:name="__RefHeading__17705_1782085564"/>Note:<text:bookmark-end text:name="__RefHeading__17705_1782085564"/></text:h>
      <text:p text:style-name="Text_20_body">The data path is renamed from 'pi' to 'pi1', thereby tt_products will now be put together like standard TYPO3 extensions. If paths have been employed from previous versions 1.2.x of tt_products then these must now be renamed in TypoScript setup. If you newly installl or update the extension, please observe the Depencies in TER (online repository of the extension manager).</text:p>
      <text:p text:style-name="Text_20_body">You must fill in the product's 'In Stock (pcs)' field of your product properties, or no item will be shown in your frontend list if set to 0. This has been changed to the older version.</text:p>
      <text:p text:style-name="P12"><text:span text:style-name="T10">However, you should store the prices with included tax in the database; it makes it easier for you to reenter the price as well as for the customer to see the prices as you entered them. These prices should finally have the convention of pricing </text:span>like 89.99 and not 89.72.</text:p>
      <text:p text:style-name="Text_20_body">Before you start entering the prices of your products you have to decide whether you want to enter the prices with or without tax (see <text:span text:style-name="T11">TAXincluded). All the calculations and configurations will use the prices as they have been stored into the price field of the tt_products table.<text:line-break/>You should use a template with multiple columns (</text:span></text:p>
      <text:h text:style-name="P69" text:outline-level="5">plugin.tt_products.conf.tt_products.LIST.displayColumns.1 = 3</text:h>
      <text:p text:style-name="P7"><text:s/>or higher) even if you only have one column in the list table.</text:p>
      <text:p text:style-name="P7">Use an example template from the directory tt_products/template, like the template, example_template_bill_de.tmpl, when you start your shop. You have to change the page id in the links (after the 'id=...') to the page id of the basket on your site. The marker ###DOMAIN### is the placeholder for your url. There are several placeholders for the different page ids of the shop. This is sensible because different hosting environments will be used. In the setup of the shop templates, the domain marker must become mydomain.com by using the following TypoScript : plugin.domain=mydomain.com).</text:p>
      <text:p text:style-name="P7">tt_products is based on the Table Library (table) and Static Methods for Extensions since 2007 (div2007). So you have to always update to the latest versions of these extensions when you update tt_products.</text:p>
      <text:p text:style-name="P7">If you want to use the variant fields (colo<text:span text:style-name="T50">u</text:span>r, quantity ...), you must also set the constants 'selectColor' and 'selectSize' at 0 or 1, <text:span text:style-name="T56">2, 3</text:span>. Otherwise, the count in the product list of articles will be calculated incorrectly.</text:p>
      <text:p text:style-name="P7"/>
      <text:p text:style-name="P7">Many adaptations can be undertaken by way of the constant editor. For entering in the shop page, most should be directed in the template's setup field and constant editor. </text:p>
      <text:p text:style-name="P8"/>
      <text:h text:style-name="Heading_20_3" text:outline-level="3"><text:bookmark-start text:name="__RefHeading__17707_1782085564"/>Mini-Basket:<text:bookmark-end text:name="__RefHeading__17707_1782085564"/></text:h>
      <text:p text:style-name="Text_20_body">Beside the "normal" basket which shows a complete list of added products and some order options, there is also a "mini-basket" which only shows the number of products in the basket and the total price. This shows or indicates the actualization of the contents of the mini-basket displayed above the normal view (or as desired) while the process in shop steadily continues. The progress of accumulation that the mini-basket indicates can be controlled via typoscript. To use this mini-basket, insert a new content element "Plugin: Products" and in the display view insert 'Basket: overview' or if you use typo3script set the CODE-field to OVERVIEW.</text:p>
      <text:p text:style-name="Text_20_body"/>
      <text:p text:style-name="Text_20_body">Use the following markers in your tt_products template to enable and customize this mini-basket:</text:p>
      <text:p text:style-name="Text_20_body"><text:span text:style-name="Strong_20_Emphasis">Code Listing:</text:span></text:p>
      <text:h text:style-name="Preformatted_20_Text" text:outline-level="5">&lt;!-- ###BASKET_OVERVIEW_TEMPLATE### begin --&gt;</text:h>
      <text:h text:style-name="Preformatted_20_Text" text:outline-level="5"><text:s text:c="2"/>&lt;div class="shop_minibasket"&gt;</text:h>
      <text:h text:style-name="Preformatted_20_Text" text:outline-level="5"><text:s text:c="5"/>&lt;div class="shop_minibasket_image"&gt;&lt;!--###LINK_BASKET###--&gt;###IMAGE_BASKET###&lt;!--###LINK_BASKET###--&gt;&lt;/div&gt;</text:h>
      <text:h text:style-name="Preformatted_20_Text" text:outline-level="5"><text:s text:c="4"/>&lt;p&gt;###NUMBER_GOODSTOTAL### Products (EUR ###PRICE_GOODSTOTAL_TAX###.-)&lt;/p&gt;</text:h>
      <text:h text:style-name="Preformatted_20_Text" text:outline-level="5">&lt;!-- ###BASKET_OVERVIEW_TEMPLATE### end --&gt;</text:h>
      <text:h text:style-name="Preformatted_20_Text" text:outline-level="5"/>
      <text:h text:style-name="Preformatted_20_Text" text:outline-level="5"/>
      <text:h text:style-name="Preformatted_20_Text" text:outline-level="5"/>
      <text:h text:style-name="Preformatted_20_Text" text:outline-level="5">&lt;!-- ###BASKET_OVERVIEW_EMPTY### begin --&gt;</text:h>
      <text:h text:style-name="Preformatted_20_Text" text:outline-level="5"><text:s text:c="2"/>&lt;p&gt;No products in basket.&lt;/p&gt;</text:h>
      <text:h text:style-name="Preformatted_20_Text" text:outline-level="5">&lt;!-- ###BASKET_OVERVIEW_EMPTY### end --&gt;</text:h>
      <text:h text:style-name="Preformatted_20_Text" text:outline-level="5"><text:s text:c="3"/>&lt;/div&gt;</text:h>
      <text:h text:style-name="P74" text:outline-level="5"/>
      <text:h text:style-name="P74" text:outline-level="5"/>
      <text:h text:style-name="Heading_20_3" text:outline-level="3"><text:bookmark-start text:name="__RefHeading__17709_1782085564"/><text:soft-page-break/>Calculation script:<text:bookmark-end text:name="__RefHeading__17709_1782085564"/></text:h>
      <text:p text:style-name="Text_20_body">If you write and use your own calculation scripts, then you should always use only the price variables. The priceTax and priceNoTax variables will be deleted in August 2008 because they can be calculated from the price variables and the TAXpercentage and TAXincluded constants.<text:line-break/>You can use the global PHP variables $this-&gt;calculatedArray and $this-&gt;itemArray to make your own price calculations.</text:p>
      <text:p text:style-name="Table_20_Contents_2f_PRE">10.calculationScript = EXT:tt_products/pi1/products_comp_calcScript.inc</text:p>
      <text:h text:style-name="Heading_20_3" text:outline-level="3"><text:bookmark-start text:name="__RefHeading__17711_1782085564"/>Discount:<text:bookmark-end text:name="__RefHeading__17711_1782085564"/></text:h>
      <text:p text:style-name="Text_20_body">There are several methods to get a discount.</text:p>
      <text:list xml:id="list2900625370" text:style-name="L5">
        <text:list-item>
          <text:p text:style-name="P91">Use the discount field for a frontend user and enter the percent of discount.</text:p>
        </text:list-item>
        <text:list-item>
          <text:p text:style-name="P91">Use the price2 field for special feuser groups or other things. This setting is done in TypoScript via the IF-statement.</text:p>
        </text:list-item>
        <text:list-item>
          <text:p text:style-name="P91">Use the discountprice calculation where the discount depends on the value of the total number of the products which have a special price. This will be available for the frontend user group '<text:span text:style-name="T3">discountGroupName'.</text:span></text:p>
        </text:list-item>
      </text:list>
      <text:h text:style-name="Heading_20_3" text:outline-level="3"><text:bookmark-start text:name="__RefHeading__17713_1782085564"/>Link for products of the last X days<text:bookmark-end text:name="__RefHeading__17713_1782085564"/></text:h>
      <text:p text:style-name="Text_20_body">This is practical for “What is new?” pages. Create simply a link to the SEARCH page and add "newitemdays" as parameters. <text:line-break/><text:a xlink:type="simple" xlink:href="http://www.big-typo3-shop.com/index.php?id=8&amp;newitemdays=10" text:style-name="Internet_20_link" text:visited-style-name="Visited_20_Internet_20_Link">http://www.big-typo3-shop.com/index.php?id=8&amp;newitemdays=10</text:a><text:line-break/><text:line-break/>The search result will contain all the products of the last 10 days.<text:line-break/>You have to use the plugin code LISTNEWITEMS. You can also set the constant "<text:span text:style-name="T5">newItemDays</text:span>".</text:p>
      <text:h text:style-name="Heading_20_3" text:outline-level="3"><text:bookmark-start text:name="__RefHeading__17715_1782085564"/>Offers and highlights<text:bookmark-end text:name="__RefHeading__17715_1782085564"/></text:h>
      <text:p text:style-name="Text_20_body">You have to use the plugin code LISTOFFERS for the items marked as 'offer' and LISTHIGHLIGHTS for the newest items. <text:line-break/></text:p>
      <text:h text:style-name="Heading_20_3" text:outline-level="3"><text:bookmark-start text:name="__RefHeading__17717_1782085564"/>AGB General Trading Conditions<text:bookmark-end text:name="__RefHeading__17717_1782085564"/></text:h>
      <text:p text:style-name="Text_20_body">You have to accept the general trading conditions before you can make an order and continue with the process. A page can be defined for this with "PIDagb". The AGBs have to be displayed there. You can set the target for a link by "AGBtarget".</text:p>
      <text:p text:style-name="Text_20_body">A document (e.g. a PDF file) on the server containing the AGB can be set by "AGBattachment". This will be set to the customer as an email with an attachment to the order confirmation. The shop administration will not get this file. (he can get a CSV file of the order data instead, if wanted).</text:p>
      <text:h text:style-name="Heading_20_3" text:outline-level="3"><text:bookmark-start text:name="__RefHeading__17719_1782085564"/>Right of Revocation<text:bookmark-end text:name="__RefHeading__17719_1782085564"/></text:h>
      <text:p text:style-name="Text_20_body">In Germany you must add a link to a page with the display of the right of revocation. A page can be defined for this with "PIDrevocation". The right of revocation has to be displayed there.</text:p>
      <text:h text:style-name="Heading_20_3" text:outline-level="3"><text:bookmark-start text:name="__RefHeading__17721_1782085564"/>MEMO page <text:bookmark-end text:name="__RefHeading__17721_1782085564"/></text:h>
      <text:p text:style-name="Text_20_body">You can add items to a memo page when a user is logged in or not. This memo page will be saved in the fe_user table or in the FE session. <text:line-break/><text:line-break/>Simply create a new page with the Shop plugin as content and enter the code "MEMO". You must set the starting point there too, like in the SEARCH pages. </text:p>
      <text:h text:style-name="Heading_20_3" text:outline-level="3"><text:bookmark-start text:name="__RefHeading__17723_1782085564"/>Voucher System<text:bookmark-end text:name="__RefHeading__17723_1782085564"/></text:h>
      <text:p text:style-name="Text_20_body">An interested customer is obtained through invitation by e-mail to visit a shop and purchase products. This e-mail is attached to a unique code which corresponds to a certain amount of credit points (voucher). When they make a purchase, they can redeem these credit points by inputing the unique code. </text:p>
      <text:p text:style-name="Text_20_body">If a customer states in his registration that he has been recruited by another customer, then the referring customer gets credit points. The new customer gets a discount with his first order. </text:p>
      <text:p text:style-name="Text_20_body">Somebody (lets say user 1) can enter a voucher code if he concludes an order. Then user 1 will obtain a discount. This credit entry code undergoes a change with each different user name (which is the e-mail <text:soft-page-break/>address). Let's say user 2 gets 5 credit points altogether and applies his code to his purchase. Only one entry code out of a voucher system can be used by each user. In fe_users table there is a field given for this "tt_products_vouchercode" which contains the used credit entry code (e-mail of user 2).</text:p>
      <text:h text:style-name="Heading_20_3" text:outline-level="3"><text:bookmark-start text:name="__RefHeading__17725_1782085564"/>Creditpoint System<text:bookmark-end text:name="__RefHeading__17725_1782085564"/></text:h>
      <text:p text:style-name="Text_20_body">If a customer purchases a certain number of items, then he gains credit points which are stored in his user's account. If he purchases more items at a later time, he can redeem credit points against the purchase price. The customer can gather credit points with each purchase.</text:p>
      <text:h text:style-name="Preformatted_20_Text" text:outline-level="5">creditpoints { <text:line-break/> pricefactor = 0.5</text:h>
      <text:h text:style-name="Preformatted_20_Text" text:outline-level="5"><text:s/>10.type = price <text:line-break/> 10.prod.1 <text:s text:c="2"/>= 0.02 <text:line-break/> 10.prod.101 = 0.04 <text:line-break/> 10.prod.501 = 0.06 <text:line-break/>} </text:h>
      <text:h text:style-name="Heading_20_3" text:outline-level="3"><text:bookmark-start text:name="__RefHeading__17727_1782085564"/>Gift Certificates<text:bookmark-end text:name="__RefHeading__17727_1782085564"/></text:h>
      <text:p text:style-name="P6">A shop manager can sell, for example, electronic gift certificates for wine bottles. A client may order a certificate that corresponds to 50 credit points (=25 Euros) to send to someone as a gift. To redeem this gift certificate, then one must register as a shop customer and input the certificate code. Thereby, haveing 50 credit points credited to his account. This customer can purchase a particular product with these credit points. </text:p>
      <text:p text:style-name="Text_20_body">Anyone can buy, for example:</text:p>
      <text:list xml:id="list3839286616" text:style-name="L6">
        <text:list-item>
          <text:p text:style-name="P92">3 certificates @ 25 credit points</text:p>
        </text:list-item>
        <text:list-item>
          <text:p text:style-name="P92">5 certificates @ 50 credit points</text:p>
        </text:list-item>
        <text:list-item>
          <text:p text:style-name="P92"><text:span text:style-name="T9">8 certificates @ 75 credit points</text:span><text:span text:style-name="T35"><text:line-break/> <text:line-break/>.</text:span>..all within the same order.</text:p>
        </text:list-item>
      </text:list>
      <text:h text:style-name="P67" text:outline-level="3"><text:bookmark-start text:name="__RefHeading__18531_2121584579"/>Modify the page menu<text:bookmark-end text:name="__RefHeading__18531_2121584579"/></text:h>
      <text:h text:style-name="P93" text:outline-level="3"><text:bookmark-start text:name="__RefHeading__18533_2121584579"/>You can add the number of products found in the subpages to your page menu.<text:bookmark-end text:name="__RefHeading__18533_2121584579"/></text:h>
      <text:h text:style-name="P94" text:outline-level="3"><text:bookmark-start text:name="__RefHeading__18535_2121584579"/><text:span text:style-name="Strong_20_Emphasis"><text:span text:style-name="T34">Example:</text:span></text:span><text:bookmark-end text:name="__RefHeading__18535_2121584579"/></text:h>
      <text:h text:style-name="Preformatted_20_Text" text:outline-level="5">includeLibs.tt_products_ts = EXT:tt_products/api/class.tx_ttproducts_ts.php</text:h>
      <text:h text:style-name="Preformatted_20_Text" text:outline-level="5"/>
      <text:h text:style-name="Preformatted_20_Text" text:outline-level="5">lib.menu_top.2 = TMENU</text:h>
      <text:h text:style-name="Preformatted_20_Text" text:outline-level="5">lib.menu_top.2.IProcFunc = tx_ttproducts_ts-&gt;pageProductCount_IProcFunc</text:h>
      <text:h text:style-name="Preformatted_20_Text" text:outline-level="5"/>
      <text:h text:style-name="P67" text:outline-level="3"><text:bookmark-start text:name="__RefHeading__17731_1782085564"/>Product Articles with Special Prices<text:bookmark-end text:name="__RefHeading__17731_1782085564"/></text:h>
      <text:p text:style-name="P15">This example shows you how to have different sizes at different prices. The same procedure can be used with colo<text:span text:style-name="T50">u</text:span>r and other variants. Make sure 'Show secondary options (palettes)' is tagged, otherwise some of the fields will not be available.</text:p>
      <text:h text:style-name="Heading_20_4" text:outline-level="4">variants:</text:h>
      <text:p text:style-name="Text_20_body"/>
      <text:p text:style-name="P15">Colo<text:span text:style-name="T50">u</text:span>r (variant 1)</text:p>
      <text:p text:style-name="P15">2nd Colo<text:span text:style-name="T50">u</text:span>r (variant 6)</text:p>
      <text:p text:style-name="P15">3rd Colo<text:span text:style-name="T50">u</text:span>r (variant 7)</text:p>
      <text:p text:style-name="P15">Size Lenght (variant 2)</text:p>
      <text:p text:style-name="P15">2nd Size Width (variant 8)</text:p>
      <text:p text:style-name="P15">3rd Size Height (variant 9)</text:p>
      <text:p text:style-name="P15">Description (variant 3)</text:p>
      <text:p text:style-name="P15">Gradings (variant 4)</text:p>
      <text:p text:style-name="P15">Material (variant 10)</text:p>
      <text:p text:style-name="P15">Quality (variant 11)</text:p>
      <text:p text:style-name="P15">Additional (special variant 5)</text:p>
      <text:p text:style-name="P15"><text:soft-page-break/></text:p>
      <text:list xml:id="list2177525502" text:style-name="L7">
        <text:list-item>
          <text:p text:style-name="P78">In the TSSetup for the template add</text:p>
          <text:h text:style-name="P70" text:outline-level="5">plugin.tt_products.useArticles = 1 </text:h>
          <text:h text:style-name="P70" text:outline-level="5">plugin.tt_products.selectSize = 1</text:h>
          <text:p text:style-name="P103">If you are using columns to List your products like in the Bananaguard example, you also need</text:p>
          <text:h text:style-name="P70" text:outline-level="5">plugin.tt_products.conf.tt_products.LIST.displayColumns = 1</text:h>
          <text:p text:style-name="P103">All this tells TYPO3 to read from the product articles and display a dropdown selection box if variants are used. </text:p>
        </text:list-item>
        <text:list-item>
          <text:p text:style-name="P103">Add the parent product. <text:line-break/>This is the primary information that is displayed in the frontend List and Single views, ie description, image etc. Create a new entry in the Web &gt; List mode. Select Product from the available options. <text:line-break/>You will need to fill out the following fields: <text:line-break/>Title </text:p>
        </text:list-item>
      </text:list>
      <text:list xml:id="list1531709670" text:style-name="L8">
        <text:list-item>
          <text:list>
            <text:list-item>
              <text:p text:style-name="P96">InStock (must have at least 1 to display in the frontend) </text:p>
            </text:list-item>
            <text:list-item>
              <text:p text:style-name="P96">Category (if applicable)</text:p>
            </text:list-item>
            <text:list-item>
              <text:p text:style-name="P96">Price (this should be the cheapest price for the cheapest size - corresponding to the cheapest product article which we will set up next)</text:p>
            </text:list-item>
            <text:list-item>
              <text:p text:style-name="P96">Size (same applies for Color/Description/Grading if applicable) <text:line-break/>This is crucial - in order for the frontend to be able to select a product variant you need to list all the size options here first, separated by a semi-colon e.g. S;M;X;XL - this will correspond to the product articles we'll create next.</text:p>
            </text:list-item>
            <text:list-item>
              <text:p text:style-name="P96">Note</text:p>
            </text:list-item>
            <text:list-item>
              <text:p text:style-name="P96">Image</text:p>
            </text:list-item>
          </text:list>
        </text:list-item>
      </text:list>
      <text:list xml:id="list221051318157869" text:continue-list="list2177525502" text:style-name="L7">
        <text:list-item text:start-value="1">
          <text:p text:style-name="P103">Datasheet (if applicable).</text:p>
        </text:list-item>
      </text:list>
      <text:p text:style-name="P15"><text:tab/>Add the product variants<text:line-break/>Here we create the different <text:s/>sizes for the parent product. The information is pretty basic, you use <text:s/>to clarify different prices, item numbers (for keeping track of stock), amount of stock etc. Each product variant must relate to one of the sizes (or colo<text:span text:style-name="T50">u</text:span>r etc) we listed in the parent product. </text:p>
      <text:list xml:id="list1024547184" text:style-name="L9">
        <text:list-item>
          <text:p text:style-name="P104">Create a new entry in the Web &gt; List mode. </text:p>
        </text:list-item>
        <text:list-item>
          <text:p text:style-name="P104">Select Product Articles from the available options. </text:p>
        </text:list-item>
        <text:list-item>
          <text:p text:style-name="P104">Fill out the Title (this will appear in the shopping basket) and</text:p>
        </text:list-item>
        <text:list-item>
          <text:p text:style-name="P106">Instock</text:p>
        </text:list-item>
        <text:list-item>
          <text:p text:style-name="P106">Price</text:p>
          <text:p text:style-name="P106">If this variant is the cheapest version this should be the same as the price listed in the Parent Product.</text:p>
        </text:list-item>
      </text:list>
      <text:list xml:id="list221049922625520" text:continue-list="list221051318157869" text:style-name="L7">
        <text:list-item text:start-value="1">
          <text:p text:style-name="P103">Changes to the html template <text:line-break/>This is the last thing to do. </text:p>
        </text:list-item>
      </text:list>
      <text:list xml:id="list868924225" text:style-name="L10">
        <text:list-item>
          <text:p text:style-name="P105">You'll need to add new fields to the ###ITEM_LIST_TEMPLATE### and ###ITEM_SINGLE_DISPLAY###. </text:p>
        </text:list-item>
        <text:list-item>
          <text:p text:style-name="P105">The Code Listing below for the variant selection box needs to be added and must sit inside of the form tags. Also note that any information between ###display_variant1### or ###display_variant2### tags will not be displayed if that variant is not used. This is a useful feature as we can use this to display or hide the word 'From' before the ###PRICE_TAX### <text:s/>value by putting the ###display_variant2### tags either side, giving us for example 'From $200' when $200 is the cheapest size (this is why the cheapest price is entered in the product parent - by default the parent product price is displayed in the List and Single view, the variant price is only displayed in the shopping basket once a size (or color etc) has been selected.) When no variant options are available the word From is hidden.<text:line-break/><text:line-break/><text:span text:style-name="Strong_20_Emphasis">Code Listing:</text:span></text:p>
        </text:list-item>
      </text:list>
      <text:h text:style-name="P76" text:outline-level="5">&lt;!-- ###display_variant1### --&gt; </text:h>
      <text:h text:style-name="P76" text:outline-level="5">Color:&gt;&lt;select name="###FIELD_COLOR_NAME###" rows="1"&gt;###PRODUCT_COLOR###&lt;/select&gt;</text:h>
      <text:list xml:id="list221051293487036" text:continue-list="list1024547184" text:style-name="L9">
        <text:list-item text:start-value="1">
          <text:p text:style-name="P106">Product </text:p>
          <text:p text:style-name="P106">Very important, you need to select the parent product using the Element Browser, otherwise the price will not be changed in the shopping basket when a size is selected <text:line-break/>Size (or Color, Grading is applicable) <text:line-break/><text:soft-page-break/>This must correspond to one of the sizes that was listed in the Product Parent eg XL, if the spelling is incorrect it will not work.</text:p>
        </text:list-item>
      </text:list>
      <text:h text:style-name="P76" text:outline-level="5">&lt;!-- ###display_variant1### --&gt;&lt;!-- ###display_variant2### --&gt; </text:h>
      <text:h text:style-name="P76" text:outline-level="5">Size:&gt;&lt;select name="###FIELD_SIZE_NAME###" rows="1"&gt;###PRODUCT_SIZE###&lt;/select&gt;</text:h>
      <text:h text:style-name="P77" text:outline-level="5">&lt;!-- ###display_variant2### --&gt;</text:h>
      <text:h text:style-name="Heading_20_3" text:outline-level="3"><text:bookmark-start text:name="__RefHeading__27101_2121584579"/>Edit Variant<text:bookmark-end text:name="__RefHeading__27101_2121584579"/></text:h>
      <text:p text:style-name="Text_20_body">You can add entry fields on the product level. You can enter a string or digital value which will be listed separately as a product variant on the basket list views. You can change the number of items for each edit variant as you can do this for other product variants.</text:p>
      <text:p text:style-name="Text_20_body"/>
      <text:p text:style-name="P10">Example:</text:p>
      <text:p text:style-name="P6">The product with the uid 52 will get a text entry field for a web domain. The web domain will be verified for validity.</text:p>
      <text:h text:style-name="Heading_20_4" text:outline-level="4">Setup:</text:h>
      <text:h text:style-name="Preformatted_20_Text" text:outline-level="5">plugin.tt_products {</text:h>
      <text:h text:style-name="Preformatted_20_Text" text:outline-level="5"><text:tab/>### DOMAIN</text:h>
      <text:h text:style-name="Preformatted_20_Text" text:outline-level="5"/>
      <text:h text:style-name="Preformatted_20_Text" text:outline-level="5"><text:tab/>marks {</text:h>
      <text:h text:style-name="Preformatted_20_Text" text:outline-level="5"><text:tab/><text:tab/>p_domain = Domain</text:h>
      <text:h text:style-name="Preformatted_20_Text" text:outline-level="5"><text:tab/>}</text:h>
      <text:h text:style-name="Preformatted_20_Text" text:outline-level="5"/>
      <text:h text:style-name="Preformatted_20_Text" text:outline-level="5"><text:tab/>editVariant {</text:h>
      <text:h text:style-name="Preformatted_20_Text" text:outline-level="5"><text:tab/><text:tab/>10 {</text:h>
      <text:h text:style-name="Preformatted_20_Text" text:outline-level="5"><text:tab/><text:tab/><text:tab/>sql.where = uid = 52</text:h>
      <text:h text:style-name="Preformatted_20_Text" text:outline-level="5"><text:tab/><text:tab/><text:tab/>suffix = domain</text:h>
      <text:h text:style-name="Preformatted_20_Text" text:outline-level="5"><text:tab/><text:tab/><text:tab/>evalValues {</text:h>
      <text:h text:style-name="Preformatted_20_Text" text:outline-level="5"><text:tab/><text:tab/><text:tab/><text:tab/>1 = required, wwwURL</text:h>
      <text:h text:style-name="Preformatted_20_Text" text:outline-level="5"><text:tab/><text:tab/><text:tab/>}</text:h>
      <text:h text:style-name="Preformatted_20_Text" text:outline-level="5"><text:tab/><text:tab/><text:tab/>error = &lt;div class="fehlerbox"&gt;&lt;div style="font-size:16px;"&gt; Hint:&lt;/div&gt; You must enter a valid Internet &lt;span style="color:red;"&gt;Domain&lt;/span&gt;.&lt;/div&gt;&lt;/div&gt;</text:h>
      <text:h text:style-name="Preformatted_20_Text" text:outline-level="5"><text:tab/><text:tab/>}</text:h>
      <text:h text:style-name="Preformatted_20_Text" text:outline-level="5"><text:tab/>}</text:h>
      <text:h text:style-name="Preformatted_20_Text" text:outline-level="5">}</text:h>
      <text:p text:style-name="Text_20_body"/>
      <text:h text:style-name="Heading_20_4" text:outline-level="4">HTML:</text:h>
      <text:h text:style-name="P94" text:outline-level="5">See the example HTML template EXT:tt_products/template/example_locallang_xml.html .</text:h>
      <text:h text:style-name="P94" text:outline-level="5">You must add the following subpart markers and text markers.</text:h>
      <text:h text:style-name="P94" text:outline-level="5"><text:bookmark-start text:name="__RefHeading__17538_2121584579"/>Single/List view of the product's part:<text:bookmark-end text:name="__RefHeading__17538_2121584579"/></text:h>
      <text:h text:style-name="Preformatted_20_Text" text:outline-level="5"><text:bookmark-start text:name="__RefHeading__17670_2121584579"/>&lt;!-- ###edit_variant_domain### begin --&gt;<text:line-break/>&lt;b&gt;###P_DOMAIN###&lt;/b&gt; ###EDIT_VARIANT###<text:line-break/>&lt;br /&gt;<text:line-break/>&lt;!-- ###edit_variant_domain### end --&gt;<text:bookmark-end text:name="__RefHeading__17670_2121584579"/></text:h>
      <text:h text:style-name="P94" text:outline-level="5"><text:bookmark-start text:name="__RefHeading__17672_2121584579"/><text:line-break/>Basket view of the product's part:<text:bookmark-end text:name="__RefHeading__17672_2121584579"/></text:h>
      <text:h text:style-name="Preformatted_20_Text" text:outline-level="5"><text:bookmark-start text:name="__RefHeading__17674_2121584579"/>&lt;!-- ###edit_variant_domain### begin --&gt;<text:line-break/>###P_DOMAIN###<text:line-break/>###EDIT_VARIANT###&lt;br /&gt;<text:line-break/>&lt;!-- ###edit_variant_domain### end --&gt;<text:line-break/><text:bookmark-end text:name="__RefHeading__17674_2121584579"/></text:h>
      <text:h text:style-name="P94" text:outline-level="5"><text:bookmark-start text:name="__RefHeading__17676_2121584579"/>Payment view of the product's part:<text:bookmark-end text:name="__RefHeading__17676_2121584579"/></text:h>
      <text:h text:style-name="Preformatted_20_Text" text:outline-level="5"><text:bookmark-start text:name="__RefHeading__17678_2121584579"/>&lt;td valign=top colspan=3&gt;&lt;b&gt;###PRODUCT_TITLE### &lt;!-- ###edit_variant_domain### begin --&gt;| ###EDIT_VARIANT###&lt;!-- ###edit_variant_domain### end --&gt;&lt;/b&gt;<text:line-break/><text:bookmark-end text:name="__RefHeading__17678_2121584579"/></text:h>
      <text:h text:style-name="P94" text:outline-level="5"><text:bookmark-start text:name="__RefHeading__17680_2121584579"/>Order confirmation view of the product's part:<text:bookmark-end text:name="__RefHeading__17680_2121584579"/></text:h>
      <text:h text:style-name="Preformatted_20_Text" text:outline-level="5">&lt;td valign=top&gt;&lt;b&gt;###PRODUCT_TITLE### &lt;!-- ###edit_variant_domain### begin --&gt;| ###EDIT_VARIANT###&lt;!-- ###edit_variant_domain### end --&gt;&lt;/b&gt;<text:line-break/></text:h>
      <text:h text:style-name="Heading_20_2" text:outline-level="2"><text:bookmark-start text:name="__RefHeading__17733_1782085564"/>Administration<text:bookmark-end text:name="__RefHeading__17733_1782085564"/></text:h>
      <text:p text:style-name="Text_20_body">In the normal case the categories from the category table and its enhancements are used. You have to set</text:p>
      <text:p text:style-name="Text_20_body">$TYPO3_CONF_VARS['EXTCONF']['tt_products']['pageAsCategory'] = 0</text:p>
      <text:p text:style-name="Text_20_body">to be able to use them. Otherwise the pages will form the category and the category will be used as subcategory (=1) or not used at all but replaced by the page (=2). </text:p>
      <text:p text:style-name="Text_20_body">Activate now the flexforms in the backup. The code field will be replaced by a graphical user interface. However you have to reenter all your code fields.</text:p>
      <text:p text:style-name="Text_20_body">$TYPO3_CONF_VARS['EXTCONF']['tt_products']['useFlexforms'] = 1</text:p>
      <text:h text:style-name="Heading_20_3" text:outline-level="3"><text:bookmark-start text:name="__RefHeading__17735_1782085564"/>Installation<text:bookmark-end text:name="__RefHeading__17735_1782085564"/></text:h>
      <text:p text:style-name="Text_20_body">Install the extension with the extension manager. If you already use an older version of tt_products that's installed in the “global” location (typo3/ext/), it's recommended to install the new extension into the “local” folder (typo3conf/ext/) without overwriting the old one. By doing this you can easily switch back to the former version.</text:p>
      <text:p text:style-name="Text_20_body">Deinstall the extension from the Extension Manager. Then download the version of your choice from the Online Repository with the Extension Manager. <text:line-break/>Then use the Extension Manager's "Available extensions to install" and add the Shop system again. </text:p>
      <text:p text:style-name="Text_20_body">This extension works best in union with static_info_tables, static_info_tables_taxes, sr_feuser_register,<text:span text:style-name="T3"> </text:span><text:span text:style-name="Emphasis"><text:span text:style-name="T3">rtehtmlarea, mbi_products_categories, paymentlib and</text:span></text:span> <text:span text:style-name="Emphasis"><text:span text:style-name="T3">conf_userts.</text:span></text:span></text:p>
      <text:h text:style-name="Heading_20_3" text:outline-level="3"><text:bookmark-start text:name="__RefHeading__17737_1782085564"/>Handling of Categories<text:bookmark-end text:name="__RefHeading__17737_1782085564"/></text:h>
      <text:p text:style-name="Text_20_body">There are multiple ways to create a shop. The usual way is to create sysfolders for the products and lists and single sites where the products are displayed. If you want to do a bigger shop with TYPO3, this will become a little bit unhandy.</text:p>
      <text:p text:style-name="Text_20_body">If you want to make bigger shops with hierarchical categories you shall install the mbi_products_categories and maybe also the <text:s/>nsb_cat2menu extension. Sponsors will get an enhanced version of mbi_products_categories with which you can assign many categories to one products via a mm-table. Only with this it will be possible to list DAM images.</text:p>
      <text:p text:style-name="P9">Example of tt_products/ext_localconf.php:</text:p>
      <text:h text:style-name="Preformatted_20_Text" text:outline-level="5">$TYPO3_CONF_VARS['EXTCONF']['tt_products']['pageAsCategory'] = 0;</text:h>
      <text:h text:style-name="Heading_20_3" text:outline-level="3"><text:bookmark-start text:name="__RefHeading__17739_1782085564"/>Handling of Images<text:bookmark-end text:name="__RefHeading__17739_1782085564"/></text:h>
      <text:p text:style-name="Text_20_body">There are ways to use and display the infos about images of the DAM extension.</text:p>
      <text:h text:style-name="Heading_20_3" text:outline-level="3"><text:bookmark-start text:name="__RefHeading__17741_1782085564"/>Important<text:bookmark-end text:name="__RefHeading__17741_1782085564"/></text:h>
      <text:p text:style-name="Text_20_body">This should be fully downwards compatible to the former tt_products 1.2.7. But it needs some adaption to the template file. In ###BASKET_TEMPLATE### you must have the lines</text:p>
      <text:h text:style-name="Preformatted_20_Text" text:outline-level="5">&lt;input type="hidden" name="mode_update" value="1"&gt; </text:h>
      <text:h text:style-name="Preformatted_20_Text" text:outline-level="5">&lt;input type="submit" name="products_update" value="update basket"&gt; </text:h>
      <text:h text:style-name="Preformatted_20_Text" text:outline-level="5"/>
      <text:p text:style-name="Text_20_body"><text:span text:style-name="T11">You have to rename the marker </text:span>###FIELD_NAME###<text:span text:style-name="T11"> to </text:span>###FIELD_NAME_BASKET###<text:span text:style-name="T11"> in the BASKET_TEMPLATE.</text:span></text:p>
      <text:p text:style-name="Text_20_body">This is compatible with zk_products 1.3.2.<text:line-break/></text:p>
      <text:p text:style-name="P7">Some of the TypoScript settings do not function via the constants field and must be entered in the setup field. Only those settings which can be found using the Constants Editor or in the file <text:span text:style-name="T8">static/old_style/constants.txt</text:span> are valid constants. You must include the<text:span text:style-name="T8"> 'Shop System Old Style' into your 'static template records' of your TYPO3 template.</text:span></text:p>
      <text:p text:style-name="P8">A negative value of a product at 'in stock' does not have any more a special function. This has been replaced by a checkbox 'always on stock'.</text:p>
      <text:p text:style-name="P8">Change the former input fields for a search into</text:p>
      <text:p text:style-name="P8">&lt;INPUT size="30" maxlength="100" type="text" name="sword" value="###SWORD###"&gt;</text:p>
      <text:p text:style-name="P8">The marker ###SWORDS### must be changed into ###SWORD###, and the name into 'sword'.</text:p>
      <text:h text:style-name="Heading_20_4" text:outline-level="4"><text:soft-page-break/>Template files</text:h>
      <text:p text:style-name="Text_20_body">In your template files for the shop you need to make the following settings so it will work:</text:p>
      <text:p text:style-name="Text_20_body">&lt;input type="hidden" name="mode_update" value="1"&gt;</text:p>
      <text:p text:style-name="Text_20_body">&lt;input type="submit" name="products_update" value="update basket"&gt;</text:p>
      <text:p text:style-name="Text_20_body">Put this into your FORM-attributes of the BASKET_TEMPLATE.</text:p>
      <text:p text:style-name="Text_20_body"/>
      <text:h text:style-name="Heading_20_3" text:outline-level="3"><text:bookmark-start text:name="__RefHeading__17743_1782085564"/>Template markers<text:bookmark-end text:name="__RefHeading__17743_1782085564"/></text:h>
      <text:p text:style-name="Text_20_body">The following template markers for the tmpl-file are used. You have to put ### before and after them. There are more markers, so look into the example template files.</text:p>
      <text:p text:style-name="Text_20_body">See: <text:a xlink:type="simple" xlink:href="http://wiki.typo3.org/Tt_products_marker" text:style-name="Internet_20_link" text:visited-style-name="Visited_20_Internet_20_Link">http://wiki.typo3.org/Tt_products_marker</text:a></text:p>
      <text:h text:style-name="Heading_20_4" text:outline-level="4">area markers:</text:h>
      <table:table table:name="Tableau6" table:style-name="Tableau6">
        <table:table-column table:style-name="Tableau6.A"/>
        <table:table-column table:style-name="Tableau6.B"/>
        <table:table-column table:style-name="Tableau6.C"/>
        <table:table-header-rows>
          <table:table-row table:style-name="TableLine101447712">
            <table:table-cell table:style-name="Tableau6.A1" office:value-type="string">
              <text:p text:style-name="Table_20_Heading">Marker:</text:p>
            </table:table-cell>
            <table:table-cell table:style-name="Tableau6.B1" office:value-type="string">
              <text:p text:style-name="Table_20_Heading">Description:</text:p>
            </table:table-cell>
            <table:table-cell table:style-name="Tableau6.C1" office:value-type="string">
              <text:p text:style-name="Table_20_Heading">Area:</text:p>
            </table:table-cell>
          </table:table-row>
        </table:table-header-rows>
        <table:table-row table:style-name="TableLine101533840">
          <table:table-cell table:style-name="Tableau6.A2" office:value-type="string">
            <text:p text:style-name="Table_20_Contents">BASKET_TEMPLATE</text:p>
          </table:table-cell>
          <table:table-cell table:style-name="Tableau6.B2" office:value-type="string">
            <text:p text:style-name="Table_20_Contents"/>
          </table:table-cell>
          <table:table-cell table:style-name="Tableau6.C2" office:value-type="string">
            <text:p text:style-name="Table_20_Contents">top</text:p>
          </table:table-cell>
        </table:table-row>
        <table:table-row table:style-name="TableLine101535984">
          <table:table-cell table:style-name="Tableau6.A3" office:value-type="string">
            <text:p text:style-name="Table_20_Contents">BASKET_INFO_TEMPLATE</text:p>
          </table:table-cell>
          <table:table-cell table:style-name="Tableau6.B2" office:value-type="string">
            <text:p text:style-name="Table_20_Contents">This is normally used to let people enter address information separately from the real basket.</text:p>
            <text:p text:style-name="P19">Exact same features as BASKET_TEMPLATE.</text:p>
          </table:table-cell>
          <table:table-cell table:style-name="Tableau6.C3" office:value-type="string">
            <text:p text:style-name="Table_20_Contents">top</text:p>
          </table:table-cell>
        </table:table-row>
        <table:table-row table:style-name="TableLine101538080">
          <table:table-cell table:style-name="Tableau6.A4" office:value-type="string">
            <text:p text:style-name="Table_20_Contents">BASKET_ORDERCONFIRMATION_TEMPLATE</text:p>
          </table:table-cell>
          <table:table-cell table:style-name="Tableau6.B2" office:value-type="string">
            <text:p text:style-name="Table_20_Contents">the final page after the order has been processed. It will not be used for the display, if PIDthanks is set. But this will always be used for the text in HTML emails.</text:p>
            <text:p text:style-name="Table_20_Contents">see: BASKET_ORDERTHANKS_TEMPLATE</text:p>
          </table:table-cell>
          <table:table-cell table:style-name="Tableau6.C31" office:value-type="string">
            <text:p text:style-name="Table_20_Contents"/>
          </table:table-cell>
        </table:table-row>
        <table:table-row table:style-name="TableLine101540272">
          <table:table-cell table:style-name="Tableau6.A5" office:value-type="string">
            <text:p text:style-name="Table_20_Contents">BASKET_ORDERCONFIRMATION_NOSAVE_TEMPLATE</text:p>
          </table:table-cell>
          <table:table-cell table:style-name="Tableau6.B2" office:value-type="string">
            <text:p text:style-name="Table_20_Contents">This HTML data will be added to the display after the order has been stored to the database.</text:p>
          </table:table-cell>
          <table:table-cell table:style-name="Tableau6.C31" office:value-type="string">
            <text:p text:style-name="Table_20_Contents"/>
          </table:table-cell>
        </table:table-row>
        <table:table-row table:style-name="TableLine101542208">
          <table:table-cell table:style-name="Tableau6.A6" office:value-type="string">
            <text:p text:style-name="Table_20_Contents">BASKET_ORDERTHANKS_TEMPLATE</text:p>
          </table:table-cell>
          <table:table-cell table:style-name="Tableau6.B2" office:value-type="string">
            <text:p text:style-name="P21">Used for displaying a thanks page, when PIDthanks is set. This will not be used in the HTML emails.b</text:p>
            <text:p text:style-name="P21">see BASKET_ORDERCONFIRMATION_TEMPLATE</text:p>
          </table:table-cell>
          <table:table-cell table:style-name="Tableau6.C31" office:value-type="string">
            <text:p text:style-name="Table_20_Contents"/>
          </table:table-cell>
        </table:table-row>
        <table:table-row table:style-name="TableLine101544096">
          <table:table-cell table:style-name="Tableau6.A7" office:value-type="string">
            <text:p text:style-name="Table_20_Contents">BASKET_OVERVIEW_EMPTY</text:p>
          </table:table-cell>
          <table:table-cell table:style-name="Tableau6.B2" office:value-type="string">
            <text:p text:style-name="P21">message 'your basket is empty' for OVERVIEW</text:p>
          </table:table-cell>
          <table:table-cell table:style-name="Tableau6.C31" office:value-type="string">
            <text:p text:style-name="Table_20_Contents"/>
          </table:table-cell>
        </table:table-row>
        <table:table-row table:style-name="TableLine101546032">
          <table:table-cell table:style-name="Tableau6.A8" office:value-type="string">
            <text:p text:style-name="Table_20_Contents">BASKET_OVERVIEW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547472">
          <table:table-cell table:style-name="Tableau6.A9" office:value-type="string">
            <text:p text:style-name="Table_20_Contents">BASKET_PAYMENT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548832">
          <table:table-cell table:style-name="Tableau6.A10" office:value-type="string">
            <text:p text:style-name="Table_20_Contents">BASKET_REQUIRED_INFO_MISSING</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550272">
          <table:table-cell table:style-name="Tableau6.A11" office:value-type="string">
            <text:p text:style-name="Table_20_Contents">BASKET_TEMPLATE_EMPTY</text:p>
          </table:table-cell>
          <table:table-cell table:style-name="Tableau6.B2" office:value-type="string">
            <text:p text:style-name="Table_20_Contents">message 'your basket is empty'</text:p>
          </table:table-cell>
          <table:table-cell table:style-name="Tableau6.C31" office:value-type="string">
            <text:p text:style-name="Table_20_Contents"/>
          </table:table-cell>
        </table:table-row>
        <table:table-row table:style-name="TableLine101552208">
          <table:table-cell table:style-name="Tableau6.A12" office:value-type="string">
            <text:p text:style-name="Table_20_Contents">BASKET_TEMPLATE_NOT_LOGGED_IN</text:p>
          </table:table-cell>
          <table:table-cell table:style-name="Tableau6.B2" office:value-type="string">
            <text:p text:style-name="Table_20_Contents">error message that the user has not logged in</text:p>
          </table:table-cell>
          <table:table-cell table:style-name="Tableau6.C31" office:value-type="string">
            <text:p text:style-name="Table_20_Contents"/>
          </table:table-cell>
        </table:table-row>
        <table:table-row table:style-name="TableLine101554144">
          <table:table-cell table:style-name="Tableau6.A13" office:value-type="string">
            <text:p text:style-name="Table_20_Contents">BASKET_TEMPLATE_INVALID_GIFT_UNIQUE_ID</text:p>
          </table:table-cell>
          <table:table-cell table:style-name="Tableau6.B2" office:value-type="string">
            <text:p text:style-name="Table_20_Contents">error message that a wrong unique id for a gift product has been entered</text:p>
          </table:table-cell>
          <table:table-cell table:style-name="Tableau6.C31" office:value-type="string">
            <text:p text:style-name="Table_20_Contents"/>
          </table:table-cell>
        </table:table-row>
        <table:table-row table:style-name="TableLine101556080">
          <table:table-cell table:style-name="Tableau6.A14" office:value-type="string">
            <text:p text:style-name="Table_20_Contents">BILL_TEMPLATE</text:p>
          </table:table-cell>
          <table:table-cell table:style-name="Tableau6.B2" office:value-type="string">
            <text:p text:style-name="Table_20_Contents">how <text:s/>your bill file will look like</text:p>
          </table:table-cell>
          <table:table-cell table:style-name="Tableau6.C31" office:value-type="string">
            <text:p text:style-name="Table_20_Contents"/>
          </table:table-cell>
        </table:table-row>
        <table:table-row table:style-name="TableLine101558016">
          <table:table-cell table:style-name="Tableau6.A15" office:value-type="string">
            <text:p text:style-name="Table_20_Contents">DELIVERY_TEMPLATE</text:p>
          </table:table-cell>
          <table:table-cell table:style-name="Tableau6.B2" office:value-type="string">
            <text:p text:style-name="Table_20_Contents">for the file of your delivery sheet</text:p>
          </table:table-cell>
          <table:table-cell table:style-name="Tableau6.C31" office:value-type="string">
            <text:p text:style-name="Table_20_Contents"/>
          </table:table-cell>
        </table:table-row>
        <table:table-row table:style-name="TableLine101559952">
          <table:table-cell table:style-name="Tableau6.A16" office:value-type="string">
            <text:p text:style-name="Table_20_Contents">EMAIL_PLAINTEXT_TEMPLATE</text:p>
          </table:table-cell>
          <table:table-cell table:style-name="Tableau6.B2" office:value-type="string">
            <text:p text:style-name="Table_20_Contents">the email notification text </text:p>
            <text:p text:style-name="Table_20_Contents">The first line is the subject.</text:p>
          </table:table-cell>
          <table:table-cell table:style-name="Tableau6.C31" office:value-type="string">
            <text:p text:style-name="Table_20_Contents"/>
          </table:table-cell>
        </table:table-row>
        <table:table-row table:style-name="TableLine101561888">
          <table:table-cell table:style-name="Tableau6.A17" office:value-type="string">
            <text:p text:style-name="Table_20_Contents">EMAIL_NEWUSER_TEMPLATE</text:p>
          </table:table-cell>
          <table:table-cell table:style-name="Tableau6.B2" office:value-type="string">
            <text:p text:style-name="Table_20_Contents">email after creation of new frontend use</text:p>
          </table:table-cell>
          <table:table-cell table:style-name="Tableau6.C31" office:value-type="string">
            <text:p text:style-name="Table_20_Contents"/>
          </table:table-cell>
        </table:table-row>
        <table:table-row table:style-name="TableLine101563824">
          <table:table-cell table:style-name="Tableau6.A18" office:value-type="string">
            <text:p text:style-name="Table_20_Contents">ITEM_LIST_TEMPLATE</text:p>
          </table:table-cell>
          <table:table-cell table:style-name="Tableau6.B2" office:value-type="string">
            <text:p text:style-name="Table_20_Contents">the listing of products on the starting LIST page</text:p>
          </table:table-cell>
          <table:table-cell table:style-name="Tableau6.C31" office:value-type="string">
            <text:p text:style-name="Table_20_Contents"/>
          </table:table-cell>
        </table:table-row>
        <table:table-row table:style-name="TableLine101565760">
          <table:table-cell table:style-name="Tableau6.A19" office:value-type="string">
            <text:p text:style-name="Table_20_Contents">ITEM_LIST_GIFTS_TEMPLATE</text:p>
          </table:table-cell>
          <table:table-cell table:style-name="Tableau6.B2" office:value-type="string">
            <text:p text:style-name="Table_20_Contents">listing of the gift products </text:p>
          </table:table-cell>
          <table:table-cell table:style-name="Tableau6.C31" office:value-type="string">
            <text:p text:style-name="Table_20_Contents"/>
          </table:table-cell>
        </table:table-row>
        <table:table-row table:style-name="TableLine101567696">
          <table:table-cell table:style-name="Tableau6.A20" office:value-type="string">
            <text:p text:style-name="Table_20_Contents">ITEM_SEARCH</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569136">
          <table:table-cell table:style-name="Tableau6.A21" office:value-type="string">
            <text:p text:style-name="Table_20_Contents">ITEM_SEARCH_EMPTY</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570576">
          <table:table-cell table:style-name="Tableau6.A22" office:value-type="string">
            <text:p text:style-name="Table_20_Contents">ITEM_SINGLE_DISPLAY</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0909600">
          <table:table-cell table:style-name="Tableau6.A23" office:value-type="string">
            <text:p text:style-name="Table_20_Contents">ITEM_SINGLE_DISPLAY_GIFT</text:p>
          </table:table-cell>
          <table:table-cell table:style-name="Tableau6.B2" office:value-type="string">
            <text:p text:style-name="Table_20_Contents">single display used when this is a gift product</text:p>
          </table:table-cell>
          <table:table-cell table:style-name="Tableau6.C31" office:value-type="string">
            <text:p text:style-name="Table_20_Contents"/>
          </table:table-cell>
        </table:table-row>
        <text:soft-page-break/>
        <table:table-row table:style-name="TableLine100859632">
          <table:table-cell table:style-name="Tableau6.A24" office:value-type="string">
            <text:p text:style-name="Table_20_Contents">ITEM_SINGLE_DISPLAY_NOT_IN_STOCK</text:p>
          </table:table-cell>
          <table:table-cell table:style-name="Tableau6.B2" office:value-type="string">
            <text:p text:style-name="Table_20_Contents">single display when item is not in stock</text:p>
          </table:table-cell>
          <table:table-cell table:style-name="Tableau6.C31" office:value-type="string">
            <text:p text:style-name="Table_20_Contents"/>
          </table:table-cell>
        </table:table-row>
        <table:table-row table:style-name="TableLine100962704">
          <table:table-cell table:style-name="Tableau6.A25" office:value-type="string">
            <text:p text:style-name="Table_20_Contents">ITEM_SINGLE_DISPLAY_RECORDINSERT</text:p>
          </table:table-cell>
          <table:table-cell table:style-name="Tableau6.B2" office:value-type="string">
            <text:p text:style-name="Table_20_Contents">see displayCurrentRecord: render the $cObj-&gt;data</text:p>
          </table:table-cell>
          <table:table-cell table:style-name="Tableau6.C31" office:value-type="string">
            <text:p text:style-name="Table_20_Contents"/>
          </table:table-cell>
        </table:table-row>
        <table:table-row table:style-name="TableLine100972816">
          <table:table-cell table:style-name="Tableau6.A26" office:value-type="string">
            <text:p text:style-name="Table_20_Contents">MEMO_TEMPLATE</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0977520">
          <table:table-cell table:style-name="Tableau6.A27" office:value-type="string">
            <text:p text:style-name="Table_20_Contents">MEMO_NOT_LOGGED_IN</text:p>
          </table:table-cell>
          <table:table-cell table:style-name="Tableau6.B2" office:value-type="string">
            <text:p text:style-name="Table_20_Contents">error message that use has not been logged in for MEMO</text:p>
          </table:table-cell>
          <table:table-cell table:style-name="Tableau6.C31" office:value-type="string">
            <text:p text:style-name="Table_20_Contents"/>
          </table:table-cell>
        </table:table-row>
        <table:table-row table:style-name="TableLine100986016">
          <table:table-cell table:style-name="Tableau6.A28" office:value-type="string">
            <text:p text:style-name="Table_20_Contents">ORDERS_LIST_TEMPLATE</text:p>
          </table:table-cell>
          <table:table-cell table:style-name="Tableau6.B2" office:value-type="string">
            <text:p text:style-name="Table_20_Contents">display of the order list</text:p>
          </table:table-cell>
          <table:table-cell table:style-name="Tableau6.C31" office:value-type="string">
            <text:p text:style-name="Table_20_Contents"/>
          </table:table-cell>
        </table:table-row>
        <table:table-row table:style-name="TableLine101041344">
          <table:table-cell table:style-name="Tableau6.A29" office:value-type="string">
            <text:p text:style-name="Table_20_Contents">TRACKING_EMAIL_GIFTNOTIFY_TEMPLATE</text:p>
          </table:table-cell>
          <table:table-cell table:style-name="Tableau6.B2" office:value-type="string">
            <text:p text:style-name="Table_20_Contents">notification to the gift recipient in the order tracking</text:p>
          </table:table-cell>
          <table:table-cell table:style-name="Tableau6.C31" office:value-type="string">
            <text:p text:style-name="Table_20_Contents"/>
          </table:table-cell>
        </table:table-row>
        <table:table-row table:style-name="TableLine101053760">
          <table:table-cell table:style-name="Tableau6.A30" office:value-type="string">
            <text:p text:style-name="Table_20_Contents">TRACKING_ENTER_NUMBER</text:p>
          </table:table-cell>
          <table:table-cell table:style-name="Tableau6.B2" office:value-type="string">
            <text:p text:style-name="Table_20_Contents"/>
          </table:table-cell>
          <table:table-cell table:style-name="Tableau6.C31" office:value-type="string">
            <text:p text:style-name="Table_20_Contents"/>
          </table:table-cell>
        </table:table-row>
        <table:table-row table:style-name="TableLine101063584">
          <table:table-cell table:style-name="Tableau6.A31" office:value-type="string">
            <text:p text:style-name="Table_20_Contents">TRACKING_WRONG_NUMBER</text:p>
          </table:table-cell>
          <table:table-cell table:style-name="Tableau6.B2" office:value-type="string">
            <text:p text:style-name="Table_20_Contents"/>
          </table:table-cell>
          <table:table-cell table:style-name="Tableau6.C31" office:value-type="string">
            <text:p text:style-name="Table_20_Contents"/>
          </table:table-cell>
        </table:table-row>
      </table:table>
      <text:p text:style-name="Text_20_body"/>
      <text:h text:style-name="Heading_20_4" text:outline-level="4">single markers</text:h>
      <text:p text:style-name="Text_20_body"><text:span text:style-name="T5">Example</text:span> for a wrap:</text:p>
      <text:h text:style-name="P74" text:outline-level="5">&lt;!-- ###PRODUCT_LINK_DATASHEET### begin --&gt; datasheet for the product &lt;!-- ###PRODUCT_LINK_DATASHEET### end --&gt;</text:h>
      <table:table table:name="Tableau5" table:style-name="Tableau5">
        <table:table-column table:style-name="Tableau5.A"/>
        <table:table-column table:style-name="Tableau5.B"/>
        <table:table-column table:style-name="Tableau5.C"/>
        <table:table-column table:style-name="Tableau5.D"/>
        <table:table-header-rows>
          <table:table-row table:style-name="TableLine101573568">
            <table:table-cell table:style-name="Tableau5.A1" office:value-type="string">
              <text:p text:style-name="Table_20_Heading">Marker:</text:p>
            </table:table-cell>
            <table:table-cell table:style-name="Tableau5.B1" office:value-type="string">
              <text:p text:style-name="Table_20_Heading">Type:</text:p>
            </table:table-cell>
            <table:table-cell table:style-name="Tableau5.A1" office:value-type="string">
              <text:p text:style-name="Table_20_Heading">Description:</text:p>
            </table:table-cell>
            <table:table-cell table:style-name="Tableau5.D1" office:value-type="string">
              <text:p text:style-name="Table_20_Heading">Area:</text:p>
            </table:table-cell>
          </table:table-row>
        </table:table-header-rows>
        <table:table-row table:style-name="TableLine101642544">
          <table:table-cell table:style-name="Tableau5.A2" office:value-type="string">
            <text:p text:style-name="Table_20_Contents">BROWSE_LINKS</text:p>
          </table:table-cell>
          <table:table-cell table:style-name="Tableau5.B2" office:value-type="string">
            <text:p text:style-name="Table_20_Contents"/>
          </table:table-cell>
          <table:table-cell table:style-name="Tableau5.C2" office:value-type="string">
            <text:p text:style-name="Table_20_Contents">for browsing the display list over several pages</text:p>
          </table:table-cell>
          <table:table-cell table:style-name="Tableau5.D17" office:value-type="string">
            <text:p text:style-name="Table_20_Contents"/>
          </table:table-cell>
        </table:table-row>
        <table:table-row table:style-name="TableLine101645232">
          <table:table-cell table:style-name="Tableau5.A3" office:value-type="string">
            <text:p text:style-name="Table_20_Contents">DELIVERYCOSTS</text:p>
          </table:table-cell>
          <table:table-cell table:style-name="Tableau5.B2" office:value-type="string">
            <text:p text:style-name="Table_20_Contents">value</text:p>
          </table:table-cell>
          <table:table-cell table:style-name="Tableau5.C3" office:value-type="string">
            <text:p text:style-name="Table_20_Contents">sum of delivery costs and payment costs</text:p>
          </table:table-cell>
          <table:table-cell table:style-name="Tableau5.D17" office:value-type="string">
            <text:p text:style-name="Table_20_Contents"/>
          </table:table-cell>
        </table:table-row>
        <table:table-row table:style-name="TableLine101647440">
          <table:table-cell table:style-name="Tableau5.A4" office:value-type="string">
            <text:p text:style-name="Table_20_Contents">DELIVERY_...<text:line-break/>NOTE<text:line-break/>NOTE_DISPLAY<text:line-break/>DESIRED_DATE</text:p>
          </table:table-cell>
          <table:table-cell table:style-name="Tableau5.B2" office:value-type="string">
            <text:p text:style-name="Table_20_Contents">value</text:p>
          </table:table-cell>
          <table:table-cell table:style-name="Tableau5.C4" office:value-type="string">
            <text:p text:style-name="Table_20_Contents">see also PERSON_...</text:p>
            <text:p text:style-name="Table_20_Contents">input field note for order<text:line-break/>output field note with &lt;br&gt; instead of linebreaks<text:line-break/>desired delivery date of the order</text:p>
          </table:table-cell>
          <table:table-cell table:style-name="Tableau5.D4" office:value-type="string">
            <text:p text:style-name="Table_20_Contents">BASKET_INFO_TEMPLATE</text:p>
          </table:table-cell>
        </table:table-row>
        <table:table-row table:style-name="TableLine101650384">
          <table:table-cell table:style-name="Tableau5.A5" office:value-type="string">
            <text:p text:style-name="Table_20_Contents">EXTERNAL_COBJECT</text:p>
          </table:table-cell>
          <table:table-cell table:style-name="Tableau5.B2" office:value-type="string">
            <text:p text:style-name="Table_20_Contents">value</text:p>
          </table:table-cell>
          <table:table-cell table:style-name="Tableau5.C5" office:value-type="string">
            <text:p text:style-name="Table_20_Contents">extra preprocessing Cobject</text:p>
          </table:table-cell>
          <table:table-cell table:style-name="Tableau5.D17" office:value-type="string">
            <text:p text:style-name="Table_20_Contents"/>
          </table:table-cell>
        </table:table-row>
        <table:table-row table:style-name="TableLine101653120">
          <table:table-cell table:style-name="Tableau5.A6" office:value-type="string">
            <text:p text:style-name="Table_20_Contents">FIELD_NAME</text:p>
          </table:table-cell>
          <table:table-cell table:style-name="Tableau5.B2" office:value-type="string">
            <text:p text:style-name="Table_20_Contents">value in form</text:p>
          </table:table-cell>
          <table:table-cell table:style-name="Tableau5.C6" office:value-type="string">
            <text:p text:style-name="Table_20_Contents">the name of a field in a form</text:p>
          </table:table-cell>
          <table:table-cell table:style-name="Tableau5.D17" office:value-type="string">
            <text:p text:style-name="Table_20_Contents"/>
          </table:table-cell>
        </table:table-row>
        <table:table-row table:style-name="TableLine101655616">
          <table:table-cell table:style-name="Tableau5.A7" office:value-type="string">
            <text:p text:style-name="Table_20_Contents">FIELD_NAME_BASKET</text:p>
          </table:table-cell>
          <table:table-cell table:style-name="Tableau5.B2" office:value-type="string">
            <text:p text:style-name="Table_20_Contents">value in form</text:p>
          </table:table-cell>
          <table:table-cell table:style-name="Tableau5.C7" office:value-type="string">
            <text:p text:style-name="Table_20_Contents">the basket data in encrypted format</text:p>
          </table:table-cell>
          <table:table-cell table:style-name="Tableau5.D17" office:value-type="string">
            <text:p text:style-name="Table_20_Contents"/>
          </table:table-cell>
        </table:table-row>
        <table:table-row table:style-name="TableLine101658160">
          <table:table-cell table:style-name="Tableau5.A8" office:value-type="string">
            <text:p text:style-name="P20">GC1, GC2, GC3</text:p>
          </table:table-cell>
          <table:table-cell table:style-name="Tableau5.B2" office:value-type="string">
            <text:p text:style-name="Table_20_Contents">value</text:p>
          </table:table-cell>
          <table:table-cell table:style-name="Tableau5.C8" office:value-type="string">
            <text:p text:style-name="Table_20_Contents">global colo<text:span text:style-name="T50">u</text:span>rs</text:p>
          </table:table-cell>
          <table:table-cell table:style-name="Tableau5.D8" office:value-type="string">
            <text:p text:style-name="Table_20_Contents">all</text:p>
          </table:table-cell>
        </table:table-row>
        <table:table-row table:style-name="TableLine101661200">
          <table:table-cell table:style-name="Tableau5.A9" office:value-type="string">
            <text:p text:style-name="P20">GW1B, GW2B, GW1E, GW2E</text:p>
          </table:table-cell>
          <table:table-cell table:style-name="Tableau5.B2" office:value-type="string">
            <text:p text:style-name="Table_20_Contents">wrap</text:p>
          </table:table-cell>
          <table:table-cell table:style-name="Tableau5.C9" office:value-type="string">
            <text:p text:style-name="Table_20_Contents">global wraps</text:p>
          </table:table-cell>
          <table:table-cell table:style-name="Tableau5.D9" office:value-type="string">
            <text:p text:style-name="Table_20_Contents">all</text:p>
          </table:table-cell>
        </table:table-row>
        <table:table-row table:style-name="TableLine101664160">
          <table:table-cell table:style-name="Tableau5.A10" office:value-type="string">
            <text:p text:style-name="P20">PRICE_TAX</text:p>
            <text:p text:style-name="P20">PRICE_NO_TAX</text:p>
            <text:p text:style-name="P20">PRICE_ONLY_TAX</text:p>
            <text:p text:style-name="P20">PRICE2_TAX</text:p>
            <text:p text:style-name="P20">PRICE2_NO_TAX</text:p>
            <text:p text:style-name="P20">PRICE2_ONLY_TAX</text:p>
          </table:table-cell>
          <table:table-cell table:style-name="Tableau5.B2" office:value-type="string">
            <text:p text:style-name="Table_20_Contents">value</text:p>
          </table:table-cell>
          <table:table-cell table:style-name="Tableau5.C10" office:value-type="string">
            <text:p text:style-name="Table_20_Contents">price/price2 of the item with, without and only VAT</text:p>
          </table:table-cell>
          <table:table-cell table:style-name="Tableau5.D10" office:value-type="string">
            <text:p text:style-name="Table_20_Contents">ITEM_SINGLE</text:p>
          </table:table-cell>
        </table:table-row>
        <table:table-row table:style-name="TableLine101667200">
          <table:table-cell table:style-name="Tableau5.A11" office:value-type="string">
            <text:p text:style-name="P20">PRICE_TOTAL_TAX</text:p>
            <text:p text:style-name="P20">PRICE_TOTAL_NO_TAX</text:p>
            <text:p text:style-name="P20">PRICE_TOTAL_ONLY_TAX</text:p>
          </table:table-cell>
          <table:table-cell table:style-name="Tableau5.B2" office:value-type="string">
            <text:p text:style-name="Table_20_Contents">value</text:p>
          </table:table-cell>
          <table:table-cell table:style-name="Tableau5.C11" office:value-type="string">
            <text:p text:style-name="Table_20_Contents">total sum of the items with shipping and payment costs</text:p>
          </table:table-cell>
          <table:table-cell table:style-name="Tableau5.D11" office:value-type="string">
            <text:p text:style-name="Table_20_Contents">all</text:p>
          </table:table-cell>
        </table:table-row>
        <table:table-row table:style-name="TableLine101670240">
          <table:table-cell table:style-name="Tableau5.A12" office:value-type="string">
            <text:p text:style-name="P20">PRICE_GOODSTOTAL_TAX</text:p>
            <text:p text:style-name="P20">PRICE_GOODSTOTAL_NO_TAX</text:p>
            <text:p text:style-name="P20">PRICE2_GOODSTOTAL_TAX</text:p>
            <text:p text:style-name="P20">PRICE2_GOODSTOTAL_NO_TAX</text:p>
          </table:table-cell>
          <table:table-cell table:style-name="Tableau5.B2" office:value-type="string">
            <text:p text:style-name="Table_20_Contents">value</text:p>
          </table:table-cell>
          <table:table-cell table:style-name="Tableau5.C12" office:value-type="string">
            <text:p text:style-name="Table_20_Contents">total sum ot the items for price or price2</text:p>
          </table:table-cell>
          <table:table-cell table:style-name="Tableau5.D12" office:value-type="string">
            <text:p text:style-name="Table_20_Contents">all</text:p>
          </table:table-cell>
        </table:table-row>
        <table:table-row table:style-name="TableLine101673280">
          <table:table-cell table:style-name="Tableau5.A13" office:value-type="string">
            <text:p text:style-name="P20">LINK_BASKET</text:p>
          </table:table-cell>
          <table:table-cell table:style-name="Tableau5.B2" office:value-type="string">
            <text:p text:style-name="Table_20_Contents">wrap</text:p>
          </table:table-cell>
          <table:table-cell table:style-name="Tableau5.C13" office:value-type="string">
            <text:p text:style-name="Table_20_Contents">link to the basket page</text:p>
          </table:table-cell>
          <table:table-cell table:style-name="Tableau5.D13" office:value-type="string">
            <text:p text:style-name="Table_20_Contents">basket</text:p>
          </table:table-cell>
        </table:table-row>
        <text:soft-page-break/>
        <table:table-row table:style-name="TableLine101676320">
          <table:table-cell table:style-name="Tableau5.A14" office:value-type="string">
            <text:p text:style-name="Table_20_Contents">PRODUCT_LINK_DATASHEET</text:p>
          </table:table-cell>
          <table:table-cell table:style-name="Tableau5.B2" office:value-type="string">
            <text:p text:style-name="Table_20_Contents">wrap</text:p>
          </table:table-cell>
          <table:table-cell table:style-name="Tableau5.C14" office:value-type="string">
            <text:p text:style-name="Table_20_Contents">link to the datasheet file set in the constant file.datasheetIcon.</text:p>
            <text:p text:style-name="Table_20_Contents"/>
            <text:p text:style-name="Table_20_Contents"><text:span text:style-name="T5">Example</text:span>:</text:p>
            <text:p text:style-name="Table_20_Contents">&lt;!-- ###PRODUCT_LINK_DATASHEET1### begin --&gt;</text:p>
            <text:p text:style-name="Table_20_Contents"><text:tab/><text:tab/>###GW1B######P_DATASHEET### 1: ###GW1E### &lt;font size="1"&gt;&lt;b&gt;&lt;i&gt;###PRODUCT_DATASHEET1###&lt;/i&gt;&lt;/b&gt;&lt;/font&gt;###ICON_DATASHEET###&lt;/p&gt;</text:p>
            <text:p text:style-name="Table_20_Contents">&lt;!-- ###PRODUCT_LINK_DATASHEET1### end --&gt;</text:p>
            <text:p text:style-name="Table_20_Contents"/>
            <text:p text:style-name="Table_20_Contents"/>
            <text:p text:style-name="Table_20_Contents">&lt;!-- ###PRODUCT_LINK_DATASHEET2### begin --&gt;</text:p>
            <text:p text:style-name="Table_20_Contents">###GW1B######P_DATASHEET### 2: ###GW1E### &lt;font size="1"&gt;&lt;b&gt;&lt;i&gt;###PRODUCT_DATASHEET2###&lt;/i&gt;&lt;/b&gt;&lt;/font&gt;###ICON_DATASHEET###&lt;/p&gt;</text:p>
            <text:p text:style-name="Table_20_Contents">&lt;!-- ###PRODUCT_LINK_DATASHEET2### end --&gt;</text:p>
          </table:table-cell>
          <table:table-cell table:style-name="Tableau5.D17" office:value-type="string">
            <text:p text:style-name="Table_20_Contents"/>
          </table:table-cell>
        </table:table-row>
        <table:table-row table:style-name="TableLine101678864">
          <table:table-cell table:style-name="Tableau5.A15" office:value-type="string">
            <text:p text:style-name="Table_20_Contents">ORDER_STATUS_TIME, </text:p>
            <text:p text:style-name="Table_20_Contents">ORDER_STATUS, ORDER_STATUS_INFO, ORDER_STATUS_COMMENT</text:p>
          </table:table-cell>
          <table:table-cell table:style-name="Tableau5.B2" office:value-type="string">
            <text:p text:style-name="Table_20_Contents">value</text:p>
          </table:table-cell>
          <table:table-cell table:style-name="Tableau5.C15" office:value-type="string">
            <text:p text:style-name="Table_20_Contents">order values</text:p>
          </table:table-cell>
          <table:table-cell table:style-name="Tableau5.D15" office:value-type="string">
            <text:p text:style-name="Table_20_Contents">TRACKING_DISPLAY_INFO</text:p>
          </table:table-cell>
        </table:table-row>
        <table:table-row table:style-name="TableLine101681904">
          <table:table-cell table:style-name="Tableau5.A16" office:value-type="string">
            <text:p text:style-name="Table_20_Contents">PERSON_...<text:line-break/>NAME,<text:line-break/>ADDRESS,<text:line-break/>TELEPHONE,</text:p>
            <text:p text:style-name="Table_20_Contents">FAX,<text:line-break/>EMAIL,</text:p>
            <text:p text:style-name="Table_20_Contents">COMPANY,</text:p>
            <text:p text:style-name="Table_20_Contents">CITY,</text:p>
            <text:p text:style-name="Table_20_Contents">ZIP,</text:p>
            <text:p text:style-name="Table_20_Contents">STATE,</text:p>
            <text:p text:style-name="Table_20_Contents">COUNTRY</text:p>
          </table:table-cell>
          <table:table-cell table:style-name="Tableau5.B2" office:value-type="string">
            <text:p text:style-name="Table_20_Contents">value</text:p>
          </table:table-cell>
          <table:table-cell table:style-name="Tableau5.C16" office:value-type="string">
            <text:p text:style-name="Table_20_Contents">address information fields<text:line-break/>have to be connected with a prefix<text:line-break/>PERSON_... <text:s/>the customer of the order</text:p>
            <text:p text:style-name="Table_20_Contents">DELIVERY_... the recipient of the order</text:p>
          </table:table-cell>
          <table:table-cell table:style-name="Tableau5.D17" office:value-type="string">
            <text:p text:style-name="Table_20_Contents"/>
          </table:table-cell>
        </table:table-row>
        <table:table-row table:style-name="TableLine101684448">
          <table:table-cell table:style-name="Tableau5.A17" office:value-type="string">
            <text:p text:style-name="Table_20_Contents">PID_TRACKING</text:p>
          </table:table-cell>
          <table:table-cell table:style-name="Tableau5.B2" office:value-type="string">
            <text:p text:style-name="Table_20_Contents">value</text:p>
          </table:table-cell>
          <table:table-cell table:style-name="Tableau5.C17" office:value-type="string">
            <text:p text:style-name="Table_20_Contents">the tracking pid</text:p>
          </table:table-cell>
          <table:table-cell table:style-name="Tableau5.D17" office:value-type="string">
            <text:p text:style-name="Table_20_Contents"/>
          </table:table-cell>
        </table:table-row>
        <table:table-row table:style-name="TableLine101140032">
          <table:table-cell table:style-name="Tableau5.A18" office:value-type="string">
            <text:p text:style-name="Table_20_Contents">STATUS_CODE_60 </text:p>
          </table:table-cell>
          <table:table-cell table:style-name="Tableau5.B2" office:value-type="string">
            <text:p text:style-name="Table_20_Contents">wrap</text:p>
          </table:table-cell>
          <table:table-cell table:style-name="Tableau5.C18" office:value-type="string">
            <text:p text:style-name="Table_20_Contents">used to allow the disappearance of the text with status code by the shop</text:p>
          </table:table-cell>
          <table:table-cell table:style-name="Tableau5.D18" office:value-type="string">
            <text:p text:style-name="Table_20_Contents">TRACKING_DISPLAY_INFO</text:p>
          </table:table-cell>
        </table:table-row>
        <table:table-row table:style-name="TableLine101173344">
          <table:table-cell table:style-name="Tableau5.A19" office:value-type="string">
            <text:p text:style-name="Table_20_Contents">STATUS_OPTIONS</text:p>
          </table:table-cell>
          <table:table-cell table:style-name="Tableau5.B2" office:value-type="string">
            <text:p text:style-name="Table_20_Contents">value</text:p>
          </table:table-cell>
          <table:table-cell table:style-name="Tableau5.C19" office:value-type="string">
            <text:p text:style-name="Table_20_Contents">Select menu of state options</text:p>
          </table:table-cell>
          <table:table-cell table:style-name="Tableau5.D19" office:value-type="string">
            <text:p text:style-name="P22">ADMIN_CONTROL inside TRACKING_DISPLAY_INFO</text:p>
          </table:table-cell>
        </table:table-row>
        <table:table-row table:style-name="TableLine101182096">
          <table:table-cell table:style-name="Tableau5.A20" office:value-type="string">
            <text:p text:style-name="Table_20_Contents">SHOPADMIN_EMAIL</text:p>
          </table:table-cell>
          <table:table-cell table:style-name="Tableau5.B2" office:value-type="string">
            <text:p text:style-name="Table_20_Contents">value</text:p>
          </table:table-cell>
          <table:table-cell table:style-name="Tableau5.C20" office:value-type="string">
            <text:p text:style-name="Table_20_Contents">Email-Address of the shop admin</text:p>
          </table:table-cell>
          <table:table-cell table:style-name="Tableau5.D20" office:value-type="string">
            <text:p text:style-name="P22">all</text:p>
          </table:table-cell>
        </table:table-row>
      </table:table>
      <text:h text:style-name="Heading_20_4" text:outline-level="4">global markers</text:h>
      <text:p text:style-name="Text_20_body">The global markers are allowed to be used with all subparts. You can even define new markers.</text:p>
      <text:p text:style-name="P23">Example:</text:p>
      <text:h text:style-name="Preformatted_20_Text" text:outline-level="5">plugin.tt_products.marks {</text:h>
      <text:p text:style-name="P58"><text:s text:c="3"/>my_marker = Come soon back to our shop!</text:p>
      <text:p text:style-name="Table_20_Contents_2f_PRE">}</text:p>
      <text:p text:style-name="Table_20_Contents_2f_PRE"/>
      <text:p text:style-name="Table_20_Contents_2f_PRE">###MY_MARKER###</text:p>
      <text:p text:style-name="Table_20_Contents_2f_PRE"/>
      <table:table table:name="Tableau16" table:style-name="Tableau16">
        <table:table-column table:style-name="Tableau16.A"/>
        <table:table-column table:style-name="Tableau16.B"/>
        <table:table-column table:style-name="Tableau16.C"/>
        <table:table-column table:style-name="Tableau16.D"/>
        <table:table-header-rows>
          <table:table-row table:style-name="TableLine101689232">
            <table:table-cell table:style-name="Tableau16.A1" office:value-type="string">
              <text:p text:style-name="Table_20_Heading">Property:</text:p>
            </table:table-cell>
            <table:table-cell table:style-name="Tableau16.B1" office:value-type="string">
              <text:p text:style-name="Table_20_Heading">Data type:</text:p>
            </table:table-cell>
            <table:table-cell table:style-name="Tableau16.A1" office:value-type="string">
              <text:p text:style-name="Table_20_Heading">Description:</text:p>
            </table:table-cell>
            <table:table-cell table:style-name="Tableau16.D1" office:value-type="string">
              <text:p text:style-name="Table_20_Heading">Default:</text:p>
            </table:table-cell>
          </table:table-row>
        </table:table-header-rows>
        <table:table-row table:style-name="TableLine101698400">
          <table:table-cell table:style-name="Tableau16.A2" office:value-type="string">
            <text:p text:style-name="P37">marks</text:p>
          </table:table-cell>
          <table:table-cell table:style-name="Tableau16.B2" office:value-type="string">
            <text:p text:style-name="Table_20_Contents">array</text:p>
          </table:table-cell>
          <table:table-cell table:style-name="Tableau16.C2" office:value-type="string">
            <text:p text:style-name="Table_20_Contents">self defined markers</text:p>
          </table:table-cell>
          <table:table-cell table:style-name="Tableau16.D3" office:value-type="string">
            <text:p text:style-name="Table_20_Contents"/>
          </table:table-cell>
        </table:table-row>
        <table:table-row table:style-name="TableLine101700752">
          <table:table-cell table:style-name="Tableau16.A3" office:value-type="string">
            <text:p text:style-name="Table_20_Contents">markerFile<text:line-break/><text:span text:style-name="T18">Constants:</text:span><text:line-break/>file.markerFile</text:p>
          </table:table-cell>
          <table:table-cell table:style-name="Tableau16.B2" office:value-type="string">
            <text:p text:style-name="Table_20_Contents">resource / <text:span text:style-name="T18">array of string</text:span></text:p>
          </table:table-cell>
          <table:table-cell table:style-name="Tableau16.C3" office:value-type="string">
            <text:p text:style-name="Table_20_Contents">The marker file with the translations. </text:p>
            <text:p text:style-name="P24">Example: <text:span text:style-name="T40">(Setup)</text:span></text:p>
            <text:p text:style-name="Table_20_Contents_2f_PRE">plugin.tt_products.markerFile = EXT:myext/marker/fr.locallang.xml</text:p>
          </table:table-cell>
          <table:table-cell table:style-name="Tableau16.D3" office:value-type="string">
            <text:p text:style-name="Table_20_Contents"/>
          </table:table-cell>
        </table:table-row>
      </table:table>
      <text:p text:style-name="Table_20_Contents"/>
      <text:h text:style-name="Heading_20_3" text:outline-level="3"><text:bookmark-start text:name="__RefHeading__17745_1782085564"/>Automatic creation of frontend users and address fields<text:bookmark-end text:name="__RefHeading__17745_1782085564"/></text:h>
      <text:p text:style-name="Text_20_body">It is possible to create frontend users automatically after each order. You have to set "createUsers" to "1", enter the PID of the sysfolder as PIDuserFolder in the Setup field. Then you have to set memberOfGroup to the ID of your frontend user group. <text:line-break/>The customer will get an email with his account data after his first order. This email will contain his account name which is his email address, and his <text:s/>automatically created password.</text:p>
      <text:p text:style-name="Text_20_body"><text:soft-page-break/>If you do not want to use a single addreliss field, but the address field for the name of the street and the housenumber and additional fields for the ZIP, city and country, then you have to set these in your template file. If you install static_info_tables and set “useStaticInfoCountry=1” then the small field static_info_country of the fe_users will be used instead of country. This is useful to make a select box for the country.</text:p>
      <text:h text:style-name="Heading_20_3" text:outline-level="3"><text:bookmark-start text:name="__RefHeading__17747_1782085564"/>Product properties:<text:bookmark-end text:name="__RefHeading__17747_1782085564"/></text:h>
      <text:h text:style-name="Heading_20_4" text:outline-level="4">Colo<text:span text:style-name="T50">u</text:span>r, Size, Additional and Gradings</text:h>
      <text:p text:style-name="Text_20_body">To enter variants of products you have to separate the values by a semicolon. So for t-shirts with different colo<text:span text:style-name="T50">u</text:span>r and size enter "red;green;blue" in variant1 and "S;X;XL;XXL" in variant2.<text:line-break/>Colo<text:span text:style-name="T50">u</text:span>r (Variant 1) and Size (Variant 2): enter here values with title and values separated by semicolon ';' like </text:p>
      <text:h text:style-name="Preformatted_20_Text" text:outline-level="5">M;L;XL;XXL</text:h>
      <text:p text:style-name="Text_20_body"><text:line-break/>Change the template to support this:</text:p>
      <text:h text:style-name="Preformatted_20_Text" text:outline-level="5"><text:s text:c="2"/>&lt;!-- ###display_variant1### --&gt;</text:h>
      <text:h text:style-name="Preformatted_20_Text" text:outline-level="5"><text:s text:c="2"/>###GW2B### Colo<text:span text:style-name="T50">u</text:span>r: ###GW2E### &lt;select style="font-size: 10px"</text:h>
      <text:h text:style-name="Preformatted_20_Text" text:outline-level="5"><text:s text:c="2"/>name="###FIELD_COLOR_NAME###" rows="1"&gt;###PRODUCT_COLOR###&lt;/select&gt;&lt;br&gt;</text:h>
      <text:h text:style-name="Preformatted_20_Text" text:outline-level="5"><text:s text:c="2"/>&lt;!-- ###display_variant1### --&gt;</text:h>
      <text:h text:style-name="Preformatted_20_Text" text:outline-level="5"><text:s text:c="2"/>&lt;!-- ###display_variant2### --&gt;</text:h>
      <text:h text:style-name="Preformatted_20_Text" text:outline-level="5"><text:s text:c="2"/>###GW2B### Size: ###GW2E### &lt;select style="font-size: 10px"</text:h>
      <text:h text:style-name="Preformatted_20_Text" text:outline-level="5"><text:s text:c="2"/>name="###FIELD_SIZE_NAME###" rows="1"&gt;###PRODUCT_SIZE###&lt;/select&gt;&lt;br&gt;<text:line-break/> <text:s/>&lt;!-- ###display_variant2### --&gt;<text:line-break/></text:h>
      <text:p text:style-name="Text_20_body">If you do not make colo<text:span text:style-name="T50">u</text:span>rs or size selectable, you have to set selectColor or selectSize to 0 and only use the ###PRODUCT_COLOR### <text:s/>and ###PRODUCT_SIZE### <text:s/>markers and within the template itself delete the corresponding ###display_variant### marker. You can, however, use markers as representations of the colo<text:span text:style-name="T50">u</text:span>rs, also if no different colo<text:span text:style-name="T50">u</text:span>rs can be chosen.</text:p>
      <text:p text:style-name="Text_20_body"/>
      <text:p text:style-name="Text_20_body">The field name of all the fields in the list view and the basket view will be addressed with the marker ###FIELD_NAME###. The markers will be internally replaced in shop through a field name with which the field can be chosen and attributed correctly.</text:p>
      <text:p text:style-name="Text_20_body">When you have products with different mixes of colo<text:span text:style-name="T50">u</text:span>rs, sizes, and gradations, then you must replace the notation ###FIELD_NAME#### in the field BASKET_TEMPLATE with the notation ###FIELD_NAME_BASKET###.</text:p>
      <text:p text:style-name="Text_20_body">In the list view of the web module, you can now complete the readily available items with the variant, for example colo<text:span text:style-name="T50">u</text:span>r. For that purpose, you select the table product article.</text:p>
      <text:p text:style-name="Text_20_body">You must set useArticles=1 in the template setup in order to apply the article attributes/properties.</text:p>
      <text:p text:style-name="Text_20_body">When you have prepared products, having arranged product qualities of different colo<text:span text:style-name="T50">u</text:span>r, you use only one article number and one price, etc. for this product. However, when you need, for example, different colo<text:span text:style-name="T50">u</text:span>rs, different article numbers, and perhaps prices, etc then this arrangement occurs in the article property (web module, list, product article table). The advantage is that you do not need to create a completely "new" product. The default quality will be transmitted. You only give the colo<text:span text:style-name="T50">u</text:span>r a new article number and a new price. All other product statements will be accepted. Leave a field empty so the default product quality field content will be accepted.</text:p>
      <text:p text:style-name="Text_20_body">It makes a differene, if an article with different colo<text:span text:style-name="T50">u</text:span>rs or sizes in the product list or shopping cart can be selected. A colo<text:span text:style-name="T50">u</text:span>r or size normally will be chosen by way of a selection box. The quantity for the first colo<text:span text:style-name="T50">u</text:span>r/size will be indicated in the product list. The products in all variables will be, however, individually listed. The lists of products in the basket and in the payment page are, therefore, nearly the same, but will be handled otherwise/differently. You must deactivate selectSize and selectColor whenever you do not want to have selection boxes in the product list.</text:p>
      <text:h text:style-name="Heading_20_4" text:outline-level="4">Weight, bulk and special preparation </text:h>
      <text:p text:style-name="Text_20_body">Each product can have weight (kg) and bulkily (Yes/No). The total weight is calculated and can be used in the price calculation for the shipping costs.<text:line-break/></text:p>
      <text:p text:style-name="Text_20_body">If an item has been marked as 'bulkily' then a warning message will be displays ('bulkilyWarning' in setup). By setting 'bulkilyAddition' in setup you can add an additional shipping price for this bulkily item.<text:line-break/><text:line-break/>Special preparation does generally not have a function. Only a marker (like with BulkilyWarning) will be written. You can set here a link to the mail form page. <text:line-break/><text:span text:style-name="T5">Example: </text:span></text:p>
      <text:h text:style-name="Preformatted_20_Text" text:outline-level="5">specialPreparation = special preparation is possible! </text:h>
      <text:h text:style-name="Preformatted_20_Text" text:outline-level="5"><text:soft-page-break/>&lt;a href="index.php?id=999&amp;tt_products=###PRODUCT_ID###"&gt;Order here&lt;/a&gt;. </text:h>
      <text:h text:style-name="Heading_20_4" text:outline-level="4">Basic stock management</text:h>
      <text:p text:style-name="Text_20_body"><text:line-break/>The field inStock can be used for a stock administration. If "in stock" is at "0", the item will not be visible for the customers any more. <text:line-break/>After each order the number of the ordered items will be erased from "in stock". <text:line-break/></text:p>
      <text:p text:style-name="Text_20_body">If a new item gets created, its number will be set to '1' by default. If you have set 'alwaysInStock=1' then this item will always be available and visible. Otherwise the number of products will be reducted with each order. </text:p>
      <text:p text:style-name="Text_20_body">You can fill in the checkbox for each product to have it always in stock.<text:line-break/><text:line-break/>You can define the unit on the store by "inStockPieces" like "pieces". </text:p>
      <text:h text:style-name="Heading_20_4" text:outline-level="4">Several tax rates</text:h>
      <text:p text:style-name="Text_20_body"><text:line-break/>Each item can have its own tax. But you have to enter this separately for each item.</text:p>
      <text:h text:style-name="Heading_20_4" text:outline-level="4">Deletion of the basket</text:h>
      <text:p text:style-name="Text_20_body"/>
      <text:p text:style-name="Text_20_body">To enter a delete icon for a product you can enter the following into the shop template:</text:p>
      <text:h text:style-name="Preformatted_20_Text" text:outline-level="5">&lt;input type="submit" value="delete" onclick="this.form.###FIELD_NAME_BASKET###.value='0'"&gt;</text:h>
      <text:h text:style-name="Heading_20_2" text:outline-level="2"><text:bookmark-start text:name="__RefHeading__17749_1782085564"/>Configuration<text:bookmark-end text:name="__RefHeading__17749_1782085564"/></text:h>
      <text:h text:style-name="Heading_20_3" text:outline-level="3"><text:bookmark-start text:name="__RefHeading__17751_1782085564"/>FAQ<text:bookmark-end text:name="__RefHeading__17751_1782085564"/></text:h>
      <text:list xml:id="list2536329716" text:style-name="L11">
        <text:list-item>
          <text:p text:style-name="P79">If you do not use the Constant Editor to configure the extension, please note the form of the constants assignments in the constants section of your TS template:</text:p>
          <text:h text:style-name="P71" text:outline-level="5">plugin.tt_products { <text:line-break/> <text:s text:c="4"/>property = value <text:line-break/>}</text:h>
        </text:list-item>
      </text:list>
      <text:h text:style-name="Heading_20_3" text:outline-level="3"><text:bookmark-start text:name="__RefHeading__17753_1782085564"/>Files<text:bookmark-end text:name="__RefHeading__17753_1782085564"/></text:h>
      <table:table table:name="Tableau1" table:style-name="Tableau1">
        <table:table-column table:style-name="Tableau1.A"/>
        <table:table-column table:style-name="Tableau1.B"/>
        <table:table-header-rows>
          <table:table-row table:style-name="TableLine101372080">
            <table:table-cell table:style-name="Tableau1.A1" office:value-type="string">
              <text:p text:style-name="Table_20_Heading">File:</text:p>
            </table:table-cell>
            <table:table-cell table:style-name="Tableau1.B1" office:value-type="string">
              <text:p text:style-name="Table_20_Heading">Description:</text:p>
            </table:table-cell>
          </table:table-row>
        </table:table-header-rows>
        <table:table-row table:style-name="TableLine101770288">
          <table:table-cell table:style-name="Tableau1.A2" office:value-type="string">
            <text:p text:style-name="Table_20_Contents">class.tx_ttproducts.php</text:p>
          </table:table-cell>
          <table:table-cell table:style-name="Tableau1.B2" office:value-type="string">
            <text:p text:style-name="Table_20_Contents">Main class used to display the product list or the shopping basket.</text:p>
            <text:p text:style-name="Table_20_Contents">Call it from a USER cObject with 'userFunc = user_products-&gt;main_products'</text:p>
          </table:table-cell>
        </table:table-row>
        <table:table-row table:style-name="TableLine101771616">
          <table:table-cell table:style-name="Tableau1.A2" office:value-type="string">
            <text:p text:style-name="Table_20_Contents">products_comp_calcScript.inc</text:p>
          </table:table-cell>
          <table:table-cell table:style-name="Tableau1.B2" office:value-type="string">
            <text:p text:style-name="Table_20_Contents">Example 'calculationScript'</text:p>
          </table:table-cell>
        </table:table-row>
        <table:table-row table:style-name="TableLine101773072">
          <table:table-cell table:style-name="Tableau1.A2" office:value-type="string">
            <text:p text:style-name="Table_20_Contents">products_template.tmpl</text:p>
            <text:p text:style-name="Table_20_Contents">products_template_htmlmail.tmpl</text:p>
          </table:table-cell>
          <table:table-cell table:style-name="Tableau1.B2" office:value-type="string">
            <text:p text:style-name="Table_20_Contents">Example templates in English.</text:p>
            <text:p text:style-name="Table_20_Contents">'.._htmlmail.tmpl' is a HTML-wrap for the HTML-emails sent.</text:p>
          </table:table-cell>
        </table:table-row>
        <table:table-row table:style-name="TableLine101774624">
          <table:table-cell table:style-name="Tableau1.A2" office:value-type="string">
            <text:p text:style-name="Table_20_Contents">example_template_bill_de.tmpl</text:p>
          </table:table-cell>
          <table:table-cell table:style-name="Tableau1.B2" office:value-type="string">
            <text:p text:style-name="Table_20_Contents">bananaguard.de template with examples for bill and delivery sheet in German</text:p>
          </table:table-cell>
        </table:table-row>
        <table:table-row table:style-name="TableLine101776128">
          <table:table-cell table:style-name="Tableau1.A2" office:value-type="string">
            <text:p text:style-name="Table_20_Contents">product_detail.tmpl<text:line-break/>product_proefpakketten.tmpl<text:line-break/>shop-a-box.tmpl<text:line-break/>producten.tmpl</text:p>
          </table:table-cell>
          <table:table-cell table:style-name="Tableau1.B2" office:value-type="string">
            <text:p text:style-name="Table_20_Contents">Example templates for gift certificates, creditpoints and voucher system in Dutch</text:p>
          </table:table-cell>
        </table:table-row>
        <table:table-row table:style-name="TableLine101777792">
          <table:table-cell table:style-name="Tableau1.A2" office:value-type="string">
            <text:p text:style-name="Table_20_Contents">products_css_en.html</text:p>
          </table:table-cell>
          <table:table-cell table:style-name="Tableau1.B2" office:value-type="string">
            <text:p text:style-name="Table_20_Contents">CSS styled template. Use this if you need a barrier-free shop.</text:p>
          </table:table-cell>
        </table:table-row>
      </table:table>
      <text:p text:style-name="Text_20_body">[tsref:(cObject).TEST]</text:p>
      <text:h text:style-name="Heading_20_3" text:outline-level="3"><text:bookmark-start text:name="__RefHeading__17755_1782085564"/>Description<text:bookmark-end text:name="__RefHeading__17755_1782085564"/></text:h>
      <text:p text:style-name="Text_20_body">Built-in shopping basket and products display within TYPO3. Has a clearing interface which lets you write your own implementation with existing payment-gateways. </text:p>
      <text:p text:style-name="Text_20_body">Currently there's an implementation with DIBS in Denmark, found at <text:a xlink:type="simple" xlink:href="http://www.architrade.dk/" text:style-name="Internet_20_link" text:visited-style-name="Visited_20_Internet_20_Link">www.architrade.dk</text:a> .</text:p>
      <text:h text:style-name="Heading_20_3" text:outline-level="3"><text:bookmark-start text:name="__RefHeading__17757_1782085564"/>Reference<text:bookmark-end text:name="__RefHeading__17757_1782085564"/></text:h>
      <table:table table:name="Code" table:style-name="Code">
        <table:table-column table:style-name="Code.A"/>
        <table:table-column table:style-name="Code.B"/>
        <table:table-column table:style-name="Code.C"/>
        <table:table-column table:style-name="Code.D"/>
        <table:table-header-rows>
          <table:table-row table:style-name="TableLine101785792">
            <table:table-cell table:style-name="Code.A1" office:value-type="string">
              <text:p text:style-name="Table_20_Heading">Property:</text:p>
            </table:table-cell>
            <table:table-cell table:style-name="Code.B1" office:value-type="string">
              <text:p text:style-name="Table_20_Heading">Data type:</text:p>
            </table:table-cell>
            <table:table-cell table:style-name="Code.A1" office:value-type="string">
              <text:p text:style-name="Table_20_Heading">Description:</text:p>
            </table:table-cell>
            <table:table-cell table:style-name="Code.D1" office:value-type="string">
              <text:p text:style-name="Table_20_Heading">Default:</text:p>
            </table:table-cell>
          </table:table-row>
        </table:table-header-rows>
        <table:table-row table:style-name="TableLine101339808">
          <table:table-cell table:style-name="Code.A2" office:value-type="string">
            <text:p text:style-name="Table_20_Contents">templateFile</text:p>
            <text:p text:style-name="Table_20_Contents"><text:line-break/><text:span text:style-name="T18">Constants:</text:span><text:line-break/>file.templateFile</text:p>
          </table:table-cell>
          <table:table-cell table:style-name="Code.B2" office:value-type="string">
            <text:p text:style-name="Table_20_Contents">resource</text:p>
          </table:table-cell>
          <table:table-cell table:style-name="Code.C2" office:value-type="string">
            <text:p text:style-name="Table_20_Contents">The template-file. </text:p>
            <text:p text:style-name="Table_20_Contents">See example in 'tt_products/template/products_template.tmpl'</text:p>
            <text:p text:style-name="Table_20_Contents">You can also specify a CODE and ERROR for error cases.</text:p>
            <text:p text:style-name="Table_20_Contents">(siehe display mode)</text:p>
            <text:p text:style-name="P24">Example:</text:p>
            <text:p text:style-name="Table_20_Contents_2f_PRE">plugin.tt_products.templateFile = EXT:tt_products/template/example_template_bill_de.tmpl</text:p>
            <text:p text:style-name="Table_20_Contents_2f_PRE">plugin.tt_products.templateFile.LIST = EXT:tt_products/template/products_template_dk.tmpl</text:p>
          </table:table-cell>
          <table:table-cell table:style-name="Code.D149" office:value-type="string">
            <text:p text:style-name="Table_20_Contents"/>
          </table:table-cell>
        </table:table-row>
        <table:table-row table:style-name="TableLine101324336">
          <table:table-cell table:style-name="Code.A3" office:value-type="string">
            <text:p text:style-name="Table_20_Contents">templateSuffix - <text:span text:style-name="T18">Setup</text:span></text:p>
          </table:table-cell>
          <table:table-cell table:style-name="Code.B2" office:value-type="string">
            <text:p text:style-name="Table_20_Contents">string</text:p>
          </table:table-cell>
          <table:table-cell table:style-name="Code.C3" office:value-type="string">
            <text:p text:style-name="Table_20_Contents">This suffix is appended to all template's major subparts.</text:p>
          </table:table-cell>
          <table:table-cell table:style-name="Code.D149" office:value-type="string">
            <text:p text:style-name="Table_20_Contents"/>
          </table:table-cell>
        </table:table-row>
        <table:table-row table:style-name="TableLine101133952">
          <table:table-cell table:style-name="Code.A4" office:value-type="string">
            <text:p text:style-name="Table_20_Contents">fe</text:p>
          </table:table-cell>
          <table:table-cell table:style-name="Code.B2" office:value-type="string">
            <text:p text:style-name="Table_20_Contents">boolean</text:p>
          </table:table-cell>
          <table:table-cell table:style-name="Code.C4" office:value-type="string">
            <text:p text:style-name="Table_20_Contents">If FE output is used. You can turn the FE output off. This is usefull for a callback script (see CODE SCRIPT). No template file is needed in this case.</text:p>
          </table:table-cell>
          <table:table-cell table:style-name="Code.D4" office:value-type="string">
            <text:p text:style-name="Table_20_Contents">TRUE</text:p>
          </table:table-cell>
        </table:table-row>
        <table:table-row table:style-name="TableLine101073280">
          <table:table-cell table:style-name="Code.A5" office:value-type="string">
            <text:p text:style-name="Table_20_Contents">pid_list</text:p>
          </table:table-cell>
          <table:table-cell table:style-name="Code.B2" office:value-type="string">
            <text:p text:style-name="Table_20_Contents">string /stdWrap</text:p>
          </table:table-cell>
          <table:table-cell table:style-name="Code.C5" office:value-type="string">
            <text:p text:style-name="Table_20_Contents">The pids from where to fetch categories, products and so on. Default is the current page. Accepts multiple pid's separated by comma.</text:p>
          </table:table-cell>
          <table:table-cell table:style-name="Code.D149" office:value-type="string">
            <text:p text:style-name="Table_20_Contents"/>
          </table:table-cell>
        </table:table-row>
        <table:table-row table:style-name="TableLine101344816">
          <table:table-cell table:style-name="Code.A6" office:value-type="string">
            <text:p text:style-name="Table_20_Contents">defaultCode</text:p>
          </table:table-cell>
          <table:table-cell table:style-name="Code.B2" office:value-type="string">
            <text:p text:style-name="Table_20_Contents">string</text:p>
          </table:table-cell>
          <table:table-cell table:style-name="Code.C6" office:value-type="string">
            <text:p text:style-name="P27">The default code (see below) if the value is empty. By default it's not set and a help screen will appear. You should not set anything here.</text:p>
            <text:p text:style-name="P27"/>
            <text:p text:style-name="P24">Example:</text:p>
            <text:p text:style-name="Table_20_Contents_2f_PRE">plugin.tt_products.defaultCode = HELP</text:p>
          </table:table-cell>
          <table:table-cell table:style-name="Code.D149" office:value-type="string">
            <text:p text:style-name="Table_20_Contents"/>
          </table:table-cell>
        </table:table-row>
        <table:table-row table:style-name="TableLine101403616">
          <table:table-cell table:style-name="Code.A7" office:value-type="string">
            <text:p text:style-name="Table_20_Contents">code</text:p>
          </table:table-cell>
          <table:table-cell table:style-name="Code.B2" office:value-type="string">
            <text:p text:style-name="Table_20_Contents">string /stdWrap</text:p>
          </table:table-cell>
          <table:table-cell table:style-name="Code.C7" office:value-type="string">
            <text:p text:style-name="P28">see chapter 'display mode'</text:p>
            <text:p text:style-name="P28"/>
          </table:table-cell>
          <table:table-cell table:style-name="Code.D7" office:value-type="string">
            <text:p text:style-name="Table_20_Contents">HELP</text:p>
          </table:table-cell>
        </table:table-row>
        <text:soft-page-break/>
        <table:table-row table:style-name="TableLine101087344">
          <table:table-cell table:style-name="Code.A8" office:value-type="string">
            <text:p text:style-name="Table_20_Contents">defaultArticleID</text:p>
          </table:table-cell>
          <table:table-cell table:style-name="Code.B2" office:value-type="string">
            <text:p text:style-name="Table_20_Contents">int+</text:p>
          </table:table-cell>
          <table:table-cell table:style-name="Code.C8" office:value-type="string">
            <text:p text:style-name="P27">The default article uid number for the single display is used when the link to the script did not contain a 'tt_products[article]' parameter.</text:p>
          </table:table-cell>
          <table:table-cell table:style-name="Code.D149" office:value-type="string">
            <text:p text:style-name="Table_20_Contents"/>
          </table:table-cell>
        </table:table-row>
        <table:table-row table:style-name="TableLine101411664">
          <table:table-cell table:style-name="Code.A9" office:value-type="string">
            <text:p text:style-name="Table_20_Contents">defaultProductID</text:p>
          </table:table-cell>
          <table:table-cell table:style-name="Code.B2" office:value-type="string">
            <text:p text:style-name="Table_20_Contents">int+</text:p>
          </table:table-cell>
          <table:table-cell table:style-name="Code.C9" office:value-type="string">
            <text:p text:style-name="P27">The default product uid number for the single display is used when the link to the script did not contain a 'tt_products[product]' parameter.</text:p>
            <text:p text:style-name="P27">Set this default value when you get an error message l<text:span text:style-name="T20">ike: <text:line-break/>“</text:span><text:span text:style-name="T25">GET/POST var 'tt_products[product]' was missing</text:span><text:span text:style-name="T20">.”</text:span></text:p>
          </table:table-cell>
          <table:table-cell table:style-name="Code.D149" office:value-type="string">
            <text:p text:style-name="Table_20_Contents"/>
          </table:table-cell>
        </table:table-row>
        <table:table-row table:style-name="TableLine101250144">
          <table:table-cell table:style-name="Code.A10" office:value-type="string">
            <text:p text:style-name="Table_20_Contents">defaultCategoryID</text:p>
          </table:table-cell>
          <table:table-cell table:style-name="Code.B2" office:value-type="string">
            <text:p text:style-name="Table_20_Contents">int+</text:p>
          </table:table-cell>
          <table:table-cell table:style-name="Code.C10" office:value-type="string">
            <text:p text:style-name="P27">The default category uid number for the list display is used when the link to the script did not contain a 'tt_products[cat]' parameter. Use this if you want only products of this category displayed in the list view as a default.</text:p>
          </table:table-cell>
          <table:table-cell table:style-name="Code.D149" office:value-type="string">
            <text:p text:style-name="Table_20_Contents"/>
          </table:table-cell>
        </table:table-row>
        <table:table-row table:style-name="TableLine101316016">
          <table:table-cell table:style-name="Code.A11" office:value-type="string">
            <text:p text:style-name="Table_20_Contents">defaultPageID</text:p>
          </table:table-cell>
          <table:table-cell table:style-name="Code.B2" office:value-type="string">
            <text:p text:style-name="Table_20_Contents">int+</text:p>
          </table:table-cell>
          <table:table-cell table:style-name="Code.C11" office:value-type="string">
            <text:p text:style-name="P27">The default category uid number for the list display is used when the link to the script did not contain a 'tt_products[pid]' parameter. Use this if you use pages as categories and want only products of this category displayed in the list view as a default.</text:p>
          </table:table-cell>
          <table:table-cell table:style-name="Code.D149" office:value-type="string">
            <text:p text:style-name="Table_20_Contents"/>
          </table:table-cell>
        </table:table-row>
        <table:table-row table:style-name="TableLine102378944">
          <table:table-cell table:style-name="Code.A12" office:value-type="string">
            <text:p text:style-name="Table_20_Contents">defaultDAMCategoryID</text:p>
          </table:table-cell>
          <table:table-cell table:style-name="Code.B2" office:value-type="string">
            <text:p text:style-name="Table_20_Contents">int+</text:p>
          </table:table-cell>
          <table:table-cell table:style-name="Code.C12" office:value-type="string">
            <text:p text:style-name="P27">See defaultCategoryID, but for DAM categories and the 'tt_products[damcat]' parameter.</text:p>
          </table:table-cell>
          <table:table-cell table:style-name="Code.D149" office:value-type="string">
            <text:p text:style-name="Table_20_Contents"/>
          </table:table-cell>
        </table:table-row>
        <table:table-row table:style-name="TableLine102659264">
          <table:table-cell table:style-name="Code.A13" office:value-type="string">
            <text:p text:style-name="Table_20_Contents">productDAMCategoryID</text:p>
          </table:table-cell>
          <table:table-cell table:style-name="Code.B2" office:value-type="string">
            <text:p text:style-name="Table_20_Contents">int+</text:p>
          </table:table-cell>
          <table:table-cell table:style-name="Code.C13" office:value-type="string">
            <text:p text:style-name="P27">DAM category of products to be used in DAM lists.</text:p>
          </table:table-cell>
          <table:table-cell table:style-name="Code.D149" office:value-type="string">
            <text:p text:style-name="Table_20_Contents"/>
          </table:table-cell>
        </table:table-row>
        <table:table-row table:style-name="TableLine102661808">
          <table:table-cell table:style-name="Code.A14" office:value-type="string">
            <text:p text:style-name="Table_20_Contents">rootAddressID</text:p>
          </table:table-cell>
          <table:table-cell table:style-name="Code.B2" office:value-type="string">
            <text:p text:style-name="Table_20_Contents">int+</text:p>
          </table:table-cell>
          <table:table-cell table:style-name="Code.C14" office:value-type="string">
            <text:p text:style-name="P27">The upper most address ID from where you want to start to list addresses.</text:p>
          </table:table-cell>
          <table:table-cell table:style-name="Code.D149" office:value-type="string">
            <text:p text:style-name="Table_20_Contents"/>
          </table:table-cell>
        </table:table-row>
        <table:table-row table:style-name="TableLine102664352">
          <table:table-cell table:style-name="Code.A15" office:value-type="string">
            <text:p text:style-name="Table_20_Contents">rootCategoryID</text:p>
          </table:table-cell>
          <table:table-cell table:style-name="Code.B2" office:value-type="string">
            <text:p text:style-name="Table_20_Contents">int+</text:p>
          </table:table-cell>
          <table:table-cell table:style-name="Code.C15" office:value-type="string">
            <text:p text:style-name="P27">The upper most category ID from where you want to start to list categories.</text:p>
          </table:table-cell>
          <table:table-cell table:style-name="Code.D149" office:value-type="string">
            <text:p text:style-name="Table_20_Contents"/>
          </table:table-cell>
        </table:table-row>
        <table:table-row table:style-name="TableLine102666896">
          <table:table-cell table:style-name="Code.A16" office:value-type="string">
            <text:p text:style-name="Table_20_Contents">rootDAMCategoryID</text:p>
          </table:table-cell>
          <table:table-cell table:style-name="Code.B2" office:value-type="string">
            <text:p text:style-name="Table_20_Contents">int+</text:p>
          </table:table-cell>
          <table:table-cell table:style-name="Code.C16" office:value-type="string">
            <text:p text:style-name="P27">The upper most DAM category ID from where you want to start to list DAM categories.</text:p>
          </table:table-cell>
          <table:table-cell table:style-name="Code.D149" office:value-type="string">
            <text:p text:style-name="Table_20_Contents"/>
          </table:table-cell>
        </table:table-row>
        <table:table-row table:style-name="TableLine102669440">
          <table:table-cell table:style-name="Code.A17" office:value-type="string">
            <text:p text:style-name="Table_20_Contents">rootPageID</text:p>
          </table:table-cell>
          <table:table-cell table:style-name="Code.B2" office:value-type="string">
            <text:p text:style-name="Table_20_Contents">int+</text:p>
          </table:table-cell>
          <table:table-cell table:style-name="Code.C17" office:value-type="string">
            <text:p text:style-name="P27">The upper most page ID from where you want to start to list them as categories.</text:p>
          </table:table-cell>
          <table:table-cell table:style-name="Code.D149" office:value-type="string">
            <text:p text:style-name="Table_20_Contents"/>
          </table:table-cell>
        </table:table-row>
        <table:table-row table:style-name="TableLine102671984">
          <table:table-cell table:style-name="Code.A18" office:value-type="string">
            <text:p text:style-name="Table_20_Contents">recursive</text:p>
          </table:table-cell>
          <table:table-cell table:style-name="Code.B2" office:value-type="string">
            <text:p text:style-name="Table_20_Contents">int+</text:p>
          </table:table-cell>
          <table:table-cell table:style-name="Code.C18" office:value-type="string">
            <text:p text:style-name="P27">Number of recursive sublevels of pids to select tt_products from in lists.</text:p>
          </table:table-cell>
          <table:table-cell table:style-name="Code.D18" office:value-type="string">
            <text:p text:style-name="Table_20_Contents">99</text:p>
          </table:table-cell>
        </table:table-row>
        <table:table-row table:style-name="TableLine102675024">
          <table:table-cell table:style-name="Code.A19" office:value-type="string">
            <text:p text:style-name="Table_20_Contents">domain</text:p>
          </table:table-cell>
          <table:table-cell table:style-name="Code.B2" office:value-type="string">
            <text:p text:style-name="Table_20_Contents">string</text:p>
          </table:table-cell>
          <table:table-cell table:style-name="Code.C19" office:value-type="string">
            <text:p text:style-name="Table_20_Contents">The url of the shop. If not set, it will be detected automatically. Will replace ###DOMAIN### markers.</text:p>
          </table:table-cell>
          <table:table-cell table:style-name="Code.D149" office:value-type="string">
            <text:p text:style-name="Table_20_Contents"/>
          </table:table-cell>
        </table:table-row>
        <table:table-row table:style-name="TableLine102677568">
          <table:table-cell table:style-name="Code.A20" office:value-type="string">
            <text:p text:style-name="Table_20_Contents">altMainMarkers</text:p>
          </table:table-cell>
          <table:table-cell table:style-name="Code.B2" office:value-type="string">
            <text:p text:style-name="P29">(array of strings)</text:p>
          </table:table-cell>
          <table:table-cell table:style-name="Code.C20" office:value-type="string">
            <text:p text:style-name="Table_20_Contents">Lets you specify alternative subpart markers for the various main template designs in the shopping basket system.</text:p>
            <text:p text:style-name="P27">This is the list of main subparts you can override:<text:line-break/><text:span text:style-name="T4">Properties:</text:span></text:p>
            <text:p text:style-name="Table_20_Contents_2f_PRE">TRACKING_WRONG_NUMBER</text:p>
            <text:p text:style-name="Table_20_Contents_2f_PRE">TRACKING_ENTER_NUMBER</text:p>
            <text:p text:style-name="Table_20_Contents_2f_PRE">BASKET_REQUIRED_INFO_MISSING</text:p>
            <text:p text:style-name="Table_20_Contents_2f_PRE">BASKET_TEMP</text:p>
            <text:p text:style-name="Table_20_Contents_2f_PRE">ITEM_SINGLE_DISPLAY_RECORDINSERT</text:p>
            <text:p text:style-name="Table_20_Contents_2f_PRE">ITEM_SINGLE_DISPLAY</text:p>
            <text:p text:style-name="Table_20_Contents_2f_PRE">ITEM_SEARCH</text:p>
            <text:p text:style-name="Table_20_Contents_2f_PRE">ITEM_LIST_TEMPLATE</text:p>
            <text:p text:style-name="Table_20_Contents_2f_PRE">ITEM_LIST_GIFTS_TEMPLATE</text:p>
            <text:p text:style-name="Table_20_Contents_2f_PRE">ITEM_SEARCH_EMPTY</text:p>
            <text:p text:style-name="Table_20_Contents_2f_PRE">BASKET_TEMPLATE</text:p>
            <text:p text:style-name="Table_20_Contents_2f_PRE">BASKET_INFO_TEMPLATE</text:p>
            <text:p text:style-name="Table_20_Contents_2f_PRE">BASKET_PAYMENT_TEMPLATE</text:p>
            <text:p text:style-name="Table_20_Contents_2f_PRE">BASKET_ORDERCONFIRMATION_TEMPLATE</text:p>
            <text:p text:style-name="Table_20_Contents_2f_PRE">EMAIL_PLAINTEXT_TEMPLATE</text:p>
            <text:p text:style-name="Table_20_Contents_2f_PRE">BILL_TEMPLATE</text:p>
            <text:p text:style-name="Table_20_Contents_2f_PRE">DELIVERY_TEMPLATE</text:p>
            <text:p text:style-name="Table_20_Contents_2f_PRE"/>
            <text:p text:style-name="Table_20_Contents_2f_PRE">/+ stdWrap</text:p>
            <text:p text:style-name="Table_20_Contents"/>
            <text:p text:style-name="P24">Example:</text:p>
            <text:p text:style-name="Table_20_Contents_2f_PRE">altMainMarkers.BASKET_TEMPLATE = <text:s/>BASKET_DESIGN2</text:p>
            <text:p text:style-name="Table_20_Contents_2f_PRE">altMainMarkers.BASKET_TEMPLATE.wrap = ### | ###</text:p>
            <text:p text:style-name="Table_20_Contents_2f_PRE"/>
            <text:p text:style-name="Table_20_Contents">This example changes the main subpart marker for the regular basket display from the default ###BASKET_TEMPLATE### to the custom supplied design ###BASKET_DESIGN2### (found in the same template HTML-file)</text:p>
          </table:table-cell>
          <table:table-cell table:style-name="Code.D149" office:value-type="string">
            <text:p text:style-name="Table_20_Contents"/>
          </table:table-cell>
        </table:table-row>
        <table:table-row table:style-name="TableLine102680112">
          <table:table-cell table:style-name="Code.A21" office:value-type="string">
            <text:p text:style-name="Table_20_Contents">stdSearchFieldExt</text:p>
          </table:table-cell>
          <table:table-cell table:style-name="Code.B2" office:value-type="string">
            <text:p text:style-name="P29">list of fields</text:p>
          </table:table-cell>
          <table:table-cell table:style-name="Code.C21" office:value-type="string">
            <text:p text:style-name="Table_20_Contents">Search fields</text:p>
            <text:p text:style-name="Table_20_Contents">Default internal list is title,subtitle,note. You can specify your default fields here.</text:p>
          </table:table-cell>
          <table:table-cell table:style-name="Code.D149" office:value-type="string">
            <text:p text:style-name="Table_20_Contents"/>
          </table:table-cell>
        </table:table-row>
        <text:soft-page-break/>
        <table:table-row table:style-name="TableLine102682656">
          <table:table-cell table:style-name="Code.A22" office:value-type="string">
            <text:p text:style-name="Table_20_Contents">limit</text:p>
          </table:table-cell>
          <table:table-cell table:style-name="Code.B2" office:value-type="string">
            <text:p text:style-name="P37">int+</text:p>
          </table:table-cell>
          <table:table-cell table:style-name="Code.C22" office:value-type="string">
            <text:p text:style-name="Table_20_Contents">Max items displayed. The maximum number of items displayed on one page. </text:p>
          </table:table-cell>
          <table:table-cell table:style-name="Code.D22" office:value-type="string">
            <text:p text:style-name="Table_20_Contents">50</text:p>
          </table:table-cell>
        </table:table-row>
        <table:table-row table:style-name="TableLine102685504">
          <table:table-cell table:style-name="Code.A23" office:value-type="string">
            <text:p text:style-name="P41">limitImage</text:p>
          </table:table-cell>
          <table:table-cell table:style-name="Code.B2" office:value-type="string">
            <text:p text:style-name="P37">int+</text:p>
          </table:table-cell>
          <table:table-cell table:style-name="Code.C23" office:value-type="string">
            <text:p text:style-name="Table_20_Contents">Max image items displayed. The maximum number of images for one item displayed on the list view.</text:p>
            <text:p text:style-name="Table_20_Contents"><text:span text:style-name="T5">Deprecated. </text:span>See article/product configuration</text:p>
            <text:p text:style-name="Table_20_Contents">Use this instead:</text:p>
            <text:h text:style-name="Preformatted_20_Text" text:outline-level="5">plugin.tt_products.conf.tt_products.ALL.limitImage = 1</text:h>
          </table:table-cell>
          <table:table-cell table:style-name="Code.D23" office:value-type="string">
            <text:p text:style-name="Table_20_Contents">3</text:p>
          </table:table-cell>
        </table:table-row>
        <table:table-row table:style-name="TableLine102688544">
          <table:table-cell table:style-name="Code.A24" office:value-type="string">
            <text:p text:style-name="P41">limitImageSingle</text:p>
          </table:table-cell>
          <table:table-cell table:style-name="Code.B2" office:value-type="string">
            <text:p text:style-name="P37">int+</text:p>
          </table:table-cell>
          <table:table-cell table:style-name="Code.C24" office:value-type="string">
            <text:p text:style-name="Table_20_Contents">The maximum number of images for one item displayed on the single view.</text:p>
            <text:p text:style-name="Table_20_Contents"><text:span text:style-name="T5">Deprecated. </text:span><text:span text:style-name="T6">See article/product configuration</text:span></text:p>
            <text:p text:style-name="Table_20_Contents">Use this instead:</text:p>
            <text:h text:style-name="P72" text:outline-level="5">plugin.tt_products.conf.tt_products.SINGLE.limitImage = 1</text:h>
          </table:table-cell>
          <table:table-cell table:style-name="Code.D24" office:value-type="string">
            <text:p text:style-name="Table_20_Contents">10</text:p>
          </table:table-cell>
        </table:table-row>
        <table:table-row table:style-name="TableLine102691584">
          <table:table-cell table:style-name="Code.A25" office:value-type="string">
            <text:p text:style-name="P41">usePageContentImage</text:p>
          </table:table-cell>
          <table:table-cell table:style-name="Code.B2" office:value-type="string">
            <text:p text:style-name="P42">boolean</text:p>
          </table:table-cell>
          <table:table-cell table:style-name="Code.C25" office:value-type="string">
            <text:p text:style-name="Table_20_Contents"><text:span text:style-name="T5">Deprecated. </text:span>See article/product configuration</text:p>
            <text:p text:style-name="Table_20_Contents">Use this instead:</text:p>
            <text:h text:style-name="Preformatted_20_Text" text:outline-level="5">plugin.tt_products.conf.tt_products.ALL.fetchImage {</text:h>
            <text:p text:style-name="Table_20_Contents_2f_PRE"><text:s text:c="4"/>type = foreigntable</text:p>
            <text:p text:style-name="Table_20_Contents_2f_PRE"><text:s text:c="4"/>table = tt_content</text:p>
            <text:p text:style-name="Table_20_Contents_2f_PRE">}</text:p>
          </table:table-cell>
          <table:table-cell table:style-name="Code.D149" office:value-type="string">
            <text:p text:style-name="Table_20_Contents"/>
          </table:table-cell>
        </table:table-row>
        <table:table-row table:style-name="TableLine102694128">
          <table:table-cell table:style-name="Code.A26" office:value-type="string">
            <text:p text:style-name="Table_20_Contents">separateImage</text:p>
          </table:table-cell>
          <table:table-cell table:style-name="Code.B2" office:value-type="string">
            <text:p text:style-name="P37">boolean</text:p>
          </table:table-cell>
          <table:table-cell table:style-name="Code.C26" office:value-type="string">
            <text:p text:style-name="Table_20_Contents">Normally all images are displayed together. With separateImage=on you can use a ###PRODUCT_IMAGE3### for each image number (starting with 1) separatly.</text:p>
          </table:table-cell>
          <table:table-cell table:style-name="Code.D26" office:value-type="string">
            <text:p text:style-name="Table_20_Contents"/>
          </table:table-cell>
        </table:table-row>
        <table:table-row table:style-name="TableLine102697216">
          <table:table-cell table:style-name="Code.A27" office:value-type="string">
            <text:p text:style-name="Table_20_Contents">image</text:p>
          </table:table-cell>
          <table:table-cell table:style-name="Code.B2" office:value-type="string">
            <text:p text:style-name="Table_20_Contents">IMAGE cObject</text:p>
          </table:table-cell>
          <table:table-cell table:style-name="Code.C27" office:value-type="string">
            <text:p text:style-name="Table_20_Contents">The image configuration in single display</text:p>
          </table:table-cell>
          <table:table-cell table:style-name="Code.D149" office:value-type="string">
            <text:p text:style-name="Table_20_Contents"/>
          </table:table-cell>
        </table:table-row>
        <table:table-row table:style-name="TableLine102699760">
          <table:table-cell table:style-name="Code.A28" office:value-type="string">
            <text:p text:style-name="Table_20_Contents">listImage</text:p>
          </table:table-cell>
          <table:table-cell table:style-name="Code.B2" office:value-type="string">
            <text:p text:style-name="P37">IMAGE cObject</text:p>
          </table:table-cell>
          <table:table-cell table:style-name="Code.C28" office:value-type="string">
            <text:p text:style-name="Table_20_Contents">The image configuration in list display<text:line-break/></text:p>
            <text:p text:style-name="Table_20_Contents_2f_PRE">listImage &gt;<text:line-break/>listImage {<text:line-break/> <text:s/>altImgResource.import = uploads/media/<text:line-break/> <text:s/>altImgResource.import.field = media<text:line-break/> <text:s/>altImgResource.import.listNum = 0</text:p>
            <text:p text:style-name="Table_20_Contents_2f_PRE"><text:s text:c="2"/>altText.data = field:title<text:line-break/>}<text:line-break/></text:p>
            <text:p text:style-name="Table_20_Contents">That way, attached images are not copied to and displayed from </text:p>
            <text:p text:style-name="Table_20_Contents"><text:span text:style-name="T17">/typo3temp/</text:span> (which gives trouble with transparant backgrounds) but directly linked from /uploads/pics/.</text:p>
            <text:p text:style-name="Table_20_Contents">The line with altText leads to the drawing of an alternative text.</text:p>
          </table:table-cell>
          <table:table-cell table:style-name="Code.D149" office:value-type="string">
            <text:p text:style-name="Table_20_Contents"/>
          </table:table-cell>
        </table:table-row>
        <table:table-row table:style-name="TableLine102702304">
          <table:table-cell table:style-name="Code.A29" office:value-type="string">
            <text:p text:style-name="Table_20_Contents">listImageHasChilds</text:p>
          </table:table-cell>
          <table:table-cell table:style-name="Code.B2" office:value-type="string">
            <text:p text:style-name="P37">IMAGE cObject</text:p>
          </table:table-cell>
          <table:table-cell table:style-name="Code.C29" office:value-type="string">
            <text:p text:style-name="Table_20_Contents">DAM only:</text:p>
            <text:p text:style-name="Table_20_Contents">The image configuration in list display if there is a filter for a category on the page and this category has childs.<text:line-break/></text:p>
            <text:p text:style-name="Table_20_Contents_2f_PRE">listImage &gt;<text:line-break/>listImage {<text:line-break/> <text:s/>altImgResource.import = uploads/media/<text:line-break/> <text:s/>altImgResource.import.field = media<text:line-break/> <text:s/>altImgResource.import.listNum = 0</text:p>
            <text:p text:style-name="Table_20_Contents_2f_PRE"><text:s text:c="2"/>altText.data = field:title<text:line-break/>}<text:line-break/></text:p>
            <text:p text:style-name="Table_20_Contents">see listImage</text:p>
          </table:table-cell>
          <table:table-cell table:style-name="Code.D149" office:value-type="string">
            <text:p text:style-name="Table_20_Contents"/>
          </table:table-cell>
        </table:table-row>
        <table:table-row table:style-name="TableLine102704848">
          <table:table-cell table:style-name="Code.A30" office:value-type="string">
            <text:p text:style-name="Table_20_Contents">basketImage</text:p>
          </table:table-cell>
          <table:table-cell table:style-name="Code.B2" office:value-type="string">
            <text:p text:style-name="P37">IMAGE cObject</text:p>
          </table:table-cell>
          <table:table-cell table:style-name="Code.C30" office:value-type="string">
            <text:p text:style-name="Table_20_Contents">The image configuration in basket display</text:p>
          </table:table-cell>
          <table:table-cell table:style-name="Code.D149" office:value-type="string">
            <text:p text:style-name="Table_20_Contents"/>
          </table:table-cell>
        </table:table-row>
        <table:table-row table:style-name="TableLine102707392">
          <table:table-cell table:style-name="Code.A31" office:value-type="string">
            <text:p text:style-name="Table_20_Contents">datasheetIcon</text:p>
          </table:table-cell>
          <table:table-cell table:style-name="Code.B2" office:value-type="string">
            <text:p text:style-name="P37">IMAGE cObject / <text:span text:style-name="T17">Array of integers (only setup)</text:span></text:p>
          </table:table-cell>
          <table:table-cell table:style-name="Code.C31" office:value-type="string">
            <text:p text:style-name="Table_20_Contents">The image icon for the datasheet. Replaces ###ICON_DATASHEET###</text:p>
            <text:p text:style-name="Table_20_Contents"/>
            <text:p text:style-name="Table_20_Contents">If it is an array, then it consists of a file type and a file name.</text:p>
            <text:p text:style-name="Table_20_Contents"/>
            <text:p text:style-name="Table_20_Contents"><text:span text:style-name="T5">Example</text:span>:</text:p>
            <text:p text:style-name="Table_20_Contents_2f_PRE">plugin.tt_products.datasheetIcon {</text:p>
            <text:p text:style-name="Table_20_Contents_2f_PRE"><text:s text:c="7"/>10.fileext = pdf</text:p>
            <text:p text:style-name="Table_20_Contents_2f_PRE"><text:s text:c="7"/>10.file = fileadmin/img/pdf-icon.png</text:p>
            <text:p text:style-name="Table_20_Contents_2f_PRE"><text:s text:c="7"/>20.fileext = doc</text:p>
            <text:p text:style-name="Table_20_Contents_2f_PRE"><text:s text:c="7"/>20.file = fileadmin/img/msword-icon.png</text:p>
            <text:p text:style-name="Table_20_Contents_2f_PRE">}</text:p>
          </table:table-cell>
          <table:table-cell table:style-name="Code.D149" office:value-type="string">
            <text:p text:style-name="Table_20_Contents"/>
          </table:table-cell>
        </table:table-row>
        <table:table-row table:style-name="TableLine102709936">
          <table:table-cell table:style-name="Code.A32" office:value-type="string">
            <text:p text:style-name="Table_20_Contents">basketPic</text:p>
          </table:table-cell>
          <table:table-cell table:style-name="Code.B2" office:value-type="string">
            <text:p text:style-name="P37">string</text:p>
          </table:table-cell>
          <table:table-cell table:style-name="Code.C32" office:value-type="string">
            <text:p text:style-name="Table_20_Contents">URL link to the basket image</text:p>
          </table:table-cell>
          <table:table-cell table:style-name="Code.D149" office:value-type="string">
            <text:p text:style-name="Table_20_Contents"/>
          </table:table-cell>
        </table:table-row>
        <table:table-row table:style-name="TableLine102712480">
          <table:table-cell table:style-name="Code.A33" office:value-type="string">
            <text:p text:style-name="Table_20_Contents">clickIntoBasket</text:p>
          </table:table-cell>
          <table:table-cell table:style-name="Code.B2" office:value-type="string">
            <text:p text:style-name="P37">boolean</text:p>
          </table:table-cell>
          <table:table-cell table:style-name="Code.C33" office:value-type="string">
            <text:p text:style-name="Table_20_Contents">If set you will be directed into the basket page after putting a product into the basket. This only works if PIDbasket has been set.</text:p>
          </table:table-cell>
          <table:table-cell table:style-name="Code.D149" office:value-type="string">
            <text:p text:style-name="Table_20_Contents"/>
          </table:table-cell>
        </table:table-row>
        <text:soft-page-break/>
        <table:table-row table:style-name="TableLine102717088">
          <table:table-cell table:style-name="Code.A34" office:value-type="string">
            <text:p text:style-name="Table_20_Contents">clickIntoList</text:p>
          </table:table-cell>
          <table:table-cell table:style-name="Code.B2" office:value-type="string">
            <text:p text:style-name="P37">boolean</text:p>
          </table:table-cell>
          <table:table-cell table:style-name="Code.C34" office:value-type="string">
            <text:p text:style-name="Table_20_Contents">If set you will be directed into the list page from the single view after putting a product into the basket. This only works if PIDlistDisplay has been set.</text:p>
          </table:table-cell>
          <table:table-cell table:style-name="Code.D149" office:value-type="string">
            <text:p text:style-name="Table_20_Contents"/>
          </table:table-cell>
        </table:table-row>
        <table:table-row table:style-name="TableLine102719632">
          <table:table-cell table:style-name="Code.A35" office:value-type="string">
            <text:p text:style-name="P41">clickIntoSubmenu</text:p>
          </table:table-cell>
          <table:table-cell table:style-name="Code.B2" office:value-type="string">
            <text:p text:style-name="P37">boolean</text:p>
          </table:table-cell>
          <table:table-cell table:style-name="Code.C35" office:value-type="string">
            <text:p text:style-name="Table_20_Contents"><text:span text:style-name="T5">Deprecated. </text:span>See onlyChildsOfCurrent and rootChildsOfCurrent of the category configuration</text:p>
            <text:p text:style-name="P41">If set, the submenues in the LISTCAT category list will only be listed for the current category.</text:p>
          </table:table-cell>
          <table:table-cell table:style-name="Code.D149" office:value-type="string">
            <text:p text:style-name="Table_20_Contents"/>
          </table:table-cell>
        </table:table-row>
        <table:table-row table:style-name="TableLine102722176">
          <table:table-cell table:style-name="Code.A36" office:value-type="string">
            <text:p text:style-name="P28">basketMaxQuantity</text:p>
          </table:table-cell>
          <table:table-cell table:style-name="Code.B2" office:value-type="string">
            <text:p text:style-name="P37">int+ / string</text:p>
          </table:table-cell>
          <table:table-cell table:style-name="Code.C36" office:value-type="string">
            <text:p text:style-name="Table_20_Contents">The maximum integer value for the quantity of an item in the basket.<text:line-break/>'inStock': Only the number of items which are currently in stock can be put into the basket.</text:p>
            <text:p text:style-name="Table_20_Contents">'creditpoint': Items can only be put into the basket if the FE user has enough credit points.</text:p>
          </table:table-cell>
          <table:table-cell table:style-name="Code.D36" office:value-type="string">
            <text:p text:style-name="Table_20_Contents">100000</text:p>
          </table:table-cell>
        </table:table-row>
        <table:table-row table:style-name="TableLine102725216">
          <table:table-cell table:style-name="Code.A37" office:value-type="string">
            <text:p text:style-name="P28">quantityIsFloat</text:p>
          </table:table-cell>
          <table:table-cell table:style-name="Code.B2" office:value-type="string">
            <text:p text:style-name="P37">boolean</text:p>
          </table:table-cell>
          <table:table-cell table:style-name="Code.C37" office:value-type="string">
            <text:p text:style-name="Table_20_Contents">If set the basket count can be a float value.</text:p>
          </table:table-cell>
          <table:table-cell table:style-name="Code.D149" office:value-type="string">
            <text:p text:style-name="Table_20_Contents"/>
          </table:table-cell>
        </table:table-row>
        <table:table-row table:style-name="TableLine102727760">
          <table:table-cell table:style-name="Code.A38" office:value-type="string">
            <text:p text:style-name="Table_20_Contents">noImageAvailable </text:p>
          </table:table-cell>
          <table:table-cell table:style-name="Code.B2" office:value-type="string">
            <text:p text:style-name="P37">resource</text:p>
          </table:table-cell>
          <table:table-cell table:style-name="Code.C38" office:value-type="string">
            <text:p text:style-name="Table_20_Contents">The image file displayed if no image was attached to a product. This image is processed by the IMAGE cObject which is active in the actual display of that image. That is, one of the above IMAGE cObjects.</text:p>
          </table:table-cell>
          <table:table-cell table:style-name="Code.D149" office:value-type="string">
            <text:p text:style-name="Table_20_Contents"/>
          </table:table-cell>
        </table:table-row>
        <table:table-row table:style-name="TableLine102730304">
          <table:table-cell table:style-name="Code.A39" office:value-type="string">
            <text:p text:style-name="Table_20_Contents">displayListCatHeader</text:p>
          </table:table-cell>
          <table:table-cell table:style-name="Code.B2" office:value-type="string">
            <text:p text:style-name="P37">boolean</text:p>
          </table:table-cell>
          <table:table-cell table:style-name="Code.C39" office:value-type="string">
            <text:p text:style-name="Table_20_Contents">Display <text:span text:style-name="T5">Category</text:span> Header in list</text:p>
            <text:p text:style-name="Table_20_Contents">If this option is set, the category headers (page titles) will automatically be displayed in the product lists. This is not always convenient because you might have chosen a header-title for the "list" content element.</text:p>
          </table:table-cell>
          <table:table-cell table:style-name="Code.D39" office:value-type="string">
            <text:p text:style-name="Table_20_Contents">1</text:p>
          </table:table-cell>
        </table:table-row>
        <table:table-row table:style-name="TableLine102733344">
          <table:table-cell table:style-name="Code.A40" office:value-type="string">
            <text:p text:style-name="Table_20_Contents">displayBasketCatHeader</text:p>
          </table:table-cell>
          <table:table-cell table:style-name="Code.B2" office:value-type="string">
            <text:p text:style-name="P37">boolean</text:p>
          </table:table-cell>
          <table:table-cell table:style-name="Code.C40" office:value-type="string">
            <text:p text:style-name="Table_20_Contents">Display Category Header in basket.</text:p>
            <text:p text:style-name="Table_20_Contents">If this option is set, the category headers (page titles) will automatically be displayed in the basket lists.</text:p>
          </table:table-cell>
          <table:table-cell table:style-name="Code.D40" office:value-type="string">
            <text:p text:style-name="Table_20_Contents">0</text:p>
          </table:table-cell>
        </table:table-row>
        <table:table-row table:style-name="TableLine102736384">
          <table:table-cell table:style-name="Code.A41" office:value-type="string">
            <text:p text:style-name="P43">displayCatListType</text:p>
          </table:table-cell>
          <table:table-cell table:style-name="Code.B2" office:value-type="string">
            <text:p text:style-name="P37">string</text:p>
          </table:table-cell>
          <table:table-cell table:style-name="Code.C41" office:value-type="string">
            <text:p text:style-name="P43">Define the HTML main tag for the display of the categories in the category list view.</text:p>
            <text:p text:style-name="P43">Use the new plugin 'Categories: menu' instead of the former displayCatListType=ul.</text:p>
          </table:table-cell>
          <table:table-cell table:style-name="Code.D41" office:value-type="string">
            <text:p text:style-name="Table_20_Contents">ul</text:p>
          </table:table-cell>
        </table:table-row>
        <table:table-row table:style-name="TableLine102739424">
          <table:table-cell table:style-name="Code.A42" office:value-type="string">
            <text:p text:style-name="P43">substitutePagetitle</text:p>
          </table:table-cell>
          <table:table-cell table:style-name="Code.B2" office:value-type="string">
            <text:p text:style-name="P37">Int+</text:p>
          </table:table-cell>
          <table:table-cell table:style-name="Code.C42" office:value-type="string">
            <text:p text:style-name="P43">Set the page title in single view</text:p>
            <text:p text:style-name="P43">1 <text:s text:c="3"/>… product title</text:p>
            <text:p text:style-name="P43">2 <text:s text:c="3"/>… product subtitle</text:p>
            <text:p text:style-name="P43">12 … product title and subtitle</text:p>
            <text:p text:style-name="P43">21 … product subtitle and title</text:p>
            <text:p text:style-name="P43">3 <text:s text:c="3"/>… bread crumb</text:p>
          </table:table-cell>
          <table:table-cell table:style-name="Code.D149" office:value-type="string">
            <text:p text:style-name="Table_20_Contents"/>
          </table:table-cell>
        </table:table-row>
        <table:table-row table:style-name="TableLine102741968">
          <table:table-cell table:style-name="Code.A43" office:value-type="string">
            <text:p text:style-name="P41">displayBasketColumns</text:p>
          </table:table-cell>
          <table:table-cell table:style-name="Code.B2" office:value-type="string">
            <text:p text:style-name="P37">int+</text:p>
          </table:table-cell>
          <table:table-cell table:style-name="Code.C43" office:value-type="string">
            <text:p text:style-name="Table_20_Contents"><text:span text:style-name="T5">Deprecated. </text:span>see table configuration: displayColumns</text:p>
            <text:p text:style-name="Table_20_Contents"/>
            <text:p text:style-name="Table_20_Contents">Number of columns for the LIST, SEARCH listing of items in a table. You have to adapt your template using special template markers. The ITEM_SINGLE_PRE_HTML and ITEM_SINGLE_POST_HTML must surround your &lt;td&gt;-&lt;/td&gt; tags, so the table will be created correctly.</text:p>
            <text:p text:style-name="Table_20_Contents"/>
            <text:p text:style-name="P24">Example:</text:p>
            <text:p text:style-name="Table_20_Contents_2f_PRE">&lt;!-- ###ITEM_SINGLE### begin--&gt; <text:line-break/> ###ITEM_SINGLE_PRE_HTML### <text:line-break/> &lt;td height="150" bgcolor="###GC1###" valign="bottom" align="center"&gt; <text:line-break/> &lt;!--###LINK_ITEM###--&gt; ###GW1B###&lt;b&gt;###PRODUCT_TITLE###&lt;/b&gt;###GW1E### <text:line-break/> &lt;!--###LINK_ITEM###--&gt; <text:line-break/> &lt;br&gt; <text:line-break/> ###PRODUCT_IMAGE### &lt;br&gt; <text:line-break/> ###GW1B### item count: ###GW1E### &lt;INPUT size="3" maxlength="4" type="text" name="###FIELD_NAME###" value="###FIELD_QTY###"&gt; <text:line-break/> &lt;p&gt; &lt;/td&gt; <text:line-break/> ###ITEM_SINGLE_POST_HTML### <text:line-break/> &lt;!-- ###ITEM_SINGLE### end --&gt; </text:p>
          </table:table-cell>
          <table:table-cell table:style-name="Code.D149" office:value-type="string">
            <text:p text:style-name="Table_20_Contents"/>
          </table:table-cell>
        </table:table-row>
        <table:table-row table:style-name="TableLine102744512">
          <table:table-cell table:style-name="Code.A44" office:value-type="string">
            <text:p text:style-name="Table_20_Contents">CSS</text:p>
          </table:table-cell>
          <table:table-cell table:style-name="Code.B2" office:value-type="string">
            <text:p text:style-name="P30">see below</text:p>
          </table:table-cell>
          <table:table-cell table:style-name="Code.C44" office:value-type="string">
            <text:p text:style-name="Table_20_Contents">Cascading Stylesheets settings</text:p>
          </table:table-cell>
          <table:table-cell table:style-name="Code.D149" office:value-type="string">
            <text:p text:style-name="Table_20_Contents"/>
          </table:table-cell>
        </table:table-row>
        <table:table-row table:style-name="TableLine102747056">
          <table:table-cell table:style-name="Code.A45" office:value-type="string">
            <text:p text:style-name="Table_20_Contents">js</text:p>
          </table:table-cell>
          <table:table-cell table:style-name="Code.B2" office:value-type="string">
            <text:p text:style-name="P30">see below</text:p>
          </table:table-cell>
          <table:table-cell table:style-name="Code.C45" office:value-type="string">
            <text:p text:style-name="Table_20_Contents">JavaScript settings</text:p>
          </table:table-cell>
          <table:table-cell table:style-name="Code.D149" office:value-type="string">
            <text:p text:style-name="Table_20_Contents"/>
          </table:table-cell>
        </table:table-row>
        <table:table-row table:style-name="TableLine102749600">
          <table:table-cell table:style-name="Code.A46" office:value-type="string">
            <text:p text:style-name="Table_20_Contents">conf</text:p>
          </table:table-cell>
          <table:table-cell table:style-name="Code.B2" office:value-type="string">
            <text:p text:style-name="P30">see below</text:p>
          </table:table-cell>
          <table:table-cell table:style-name="Code.C46" office:value-type="string">
            <text:p text:style-name="Table_20_Contents">configurations of the tables</text:p>
          </table:table-cell>
          <table:table-cell table:style-name="Code.D149" office:value-type="string">
            <text:p text:style-name="Table_20_Contents"/>
          </table:table-cell>
        </table:table-row>
        <table:table-row table:style-name="TableLine102752144">
          <table:table-cell table:style-name="Code.A47" office:value-type="string">
            <text:p text:style-name="Table_20_Contents">NoSingleViewOnList</text:p>
          </table:table-cell>
          <table:table-cell table:style-name="Code.B2" office:value-type="string">
            <text:p text:style-name="P37">boolean</text:p>
          </table:table-cell>
          <table:table-cell table:style-name="Code.C47" office:value-type="string">
            <text:p text:style-name="Table_20_Contents">Usually you get the link to the single item view on the display page of the LIST code. If you however want to create your own pages for single view with SINGLE code you must set this to 1.</text:p>
          </table:table-cell>
          <table:table-cell table:style-name="Code.D149" office:value-type="string">
            <text:p text:style-name="Table_20_Contents"/>
          </table:table-cell>
        </table:table-row>
        <text:soft-page-break/>
        <table:table-row table:style-name="TableLine102754688">
          <table:table-cell table:style-name="Code.A48" office:value-type="string">
            <text:p text:style-name="Table_20_Contents">itemMarkerArrayFunc</text:p>
          </table:table-cell>
          <table:table-cell table:style-name="Code.B2" office:value-type="string">
            <text:p text:style-name="Table_20_Contents">function-name</text:p>
          </table:table-cell>
          <table:table-cell table:style-name="Code.C48" office:value-type="string">
            <text:p text:style-name="Table_20_Contents">Every time a product is displayed be it in the basket, list or single view, the method getItemMarkerArray() in tx_ttproducts_marker is called. This function fills in and returns an array, so called markerArray(), with key/values for template substitution.</text:p>
            <text:p text:style-name="Table_20_Contents">If you enter a valid function name here (see datatype 'function-name' for details!) that array will be passed to that function as the second parameter. The first parameter will be the TypoScript properties to itemMarkerArrayFunc.</text:p>
            <text:p text:style-name="Table_20_Contents"/>
            <text:p text:style-name="P23">Parent PHP-Object reference:</text:p>
            <text:p text:style-name="Table_20_Contents">.parentObj property is <text:span text:style-name="T26">hardcoded</text:span> to be a reference to the calling user_products object (PHP). </text:p>
            <text:p text:style-name="Table_20_Contents"/>
            <text:p text:style-name="P23">Example:</text:p>
            <text:p text:style-name="Table_20_Contents">(provided that a function or class is included!)</text:p>
            <text:p text:style-name="Table_20_Contents"/>
            <text:p text:style-name="Table_20_Contents_2f_PRE">itemMarkerArrayFunc = user_addFieldsMarkerArr</text:p>
            <text:p text:style-name="Table_20_Contents_2f_PRE">itemMarkerArrayFunc.simpleOption = 1</text:p>
          </table:table-cell>
          <table:table-cell table:style-name="Code.D149" office:value-type="string">
            <text:p text:style-name="Table_20_Contents"/>
          </table:table-cell>
        </table:table-row>
        <table:table-row table:style-name="TableLine102757232">
          <table:table-cell table:style-name="Code.A49" office:value-type="string">
            <text:p text:style-name="Table_20_Contents">PIDitemDisplay</text:p>
          </table:table-cell>
          <table:table-cell table:style-name="Code.B2" office:value-type="string">
            <text:p text:style-name="Table_20_Contents">int+/<text:span text:style-name="T17">Array of integers</text:span></text:p>
          </table:table-cell>
          <table:table-cell table:style-name="Code.C49" office:value-type="string">
            <text:p text:style-name="Table_20_Contents">PID for single item display.</text:p>
            <text:p text:style-name="Table_20_Contents">If you want a certain page to be used for display of item details, please enter the PID (page-uid) here. If you set the type to sql, you can use conditions using several lines. The where string can contain the AND condition. The pid for the first fulfilled condition will be returned.</text:p>
            <text:p text:style-name="Table_20_Contents_2f_PRE"><text:line-break/>PIDitemDisplay {</text:p>
            <text:p text:style-name="Table_20_Contents_2f_PRE"><text:s/>10.type = sql <text:line-break/> 10.where = color=red<text:line-break/> 10.pid = 142 <text:line-break/> 20.type = sql <text:line-break/> 20.where = color=white <text:line-break/> 20.pid = 143 <text:line-break/>}<text:line-break/></text:p>
            <text:p text:style-name="Table_20_Contents">If you set the type to pid then the pid of the record will be used.</text:p>
            <text:p text:style-name="Table_20_Contents_2f_PRE">PIDitemDisplay {</text:p>
            <text:p text:style-name="Table_20_Contents_2f_PRE"><text:s/>10.type = pid</text:p>
            <text:p text:style-name="Table_20_Contents_2f_PRE">}</text:p>
          </table:table-cell>
          <table:table-cell table:style-name="Code.D149" office:value-type="string">
            <text:p text:style-name="Table_20_Contents"/>
          </table:table-cell>
        </table:table-row>
        <table:table-row table:style-name="TableLine102759776">
          <table:table-cell table:style-name="Code.A50" office:value-type="string">
            <text:p text:style-name="Table_20_Contents">PIDlistDisplay</text:p>
          </table:table-cell>
          <table:table-cell table:style-name="Code.B2" office:value-type="string">
            <text:p text:style-name="Table_20_Contents">int+/<text:span text:style-name="T17">Array of integers</text:span></text:p>
          </table:table-cell>
          <table:table-cell table:style-name="Code.C50" office:value-type="string">
            <text:p text:style-name="Table_20_Contents">PID for the item list display</text:p>
            <text:p text:style-name="Table_20_Contents">Similar to PIDitemDisplay, however the category table is used here.</text:p>
          </table:table-cell>
          <table:table-cell table:style-name="Code.D149" office:value-type="string">
            <text:p text:style-name="Table_20_Contents"/>
          </table:table-cell>
        </table:table-row>
        <table:table-row table:style-name="TableLine102762320">
          <table:table-cell table:style-name="Code.A51" office:value-type="string">
            <text:p text:style-name="Table_20_Contents">PIDsearch</text:p>
          </table:table-cell>
          <table:table-cell table:style-name="Code.B2" office:value-type="string">
            <text:p text:style-name="Table_20_Contents">int+</text:p>
          </table:table-cell>
          <table:table-cell table:style-name="Code.C51" office:value-type="string">
            <text:p text:style-name="Table_20_Contents">PID for search page.</text:p>
            <text:p text:style-name="Table_20_Contents">If you want all product searches to go to a specific page, enter the PID it here! NOTE: If you set this PID, all searchqueries will (must) be handled with a list content element with the display mode "Products: search" on that page.</text:p>
          </table:table-cell>
          <table:table-cell table:style-name="Code.D149" office:value-type="string">
            <text:p text:style-name="Table_20_Contents"/>
          </table:table-cell>
        </table:table-row>
        <table:table-row table:style-name="TableLine102764864">
          <table:table-cell table:style-name="Code.A52" office:value-type="string">
            <text:p text:style-name="Table_20_Contents">PIDbasket </text:p>
          </table:table-cell>
          <table:table-cell table:style-name="Code.B2" office:value-type="string">
            <text:p text:style-name="P37">int+</text:p>
          </table:table-cell>
          <table:table-cell table:style-name="Code.C52" office:value-type="string">
            <text:p text:style-name="Table_20_Contents">PID for the basket page.</text:p>
            <text:p text:style-name="Table_20_Contents">If you want ever change the number of items anywhere to go to a specific page (eg. the shopping basket page), enter the PID here.</text:p>
          </table:table-cell>
          <table:table-cell table:style-name="Code.D149" office:value-type="string">
            <text:p text:style-name="Table_20_Contents"/>
          </table:table-cell>
        </table:table-row>
        <table:table-row table:style-name="TableLine102767408">
          <table:table-cell table:style-name="Code.A53" office:value-type="string">
            <text:p text:style-name="Table_20_Contents">PIDstoreRoot </text:p>
          </table:table-cell>
          <table:table-cell table:style-name="Code.B2" office:value-type="string">
            <text:p text:style-name="Table_20_Contents">int+</text:p>
          </table:table-cell>
          <table:table-cell table:style-name="Code.C53" office:value-type="string">
            <text:p text:style-name="Table_20_Contents">PID for store root.</text:p>
            <text:p text:style-name="Table_20_Contents">This is the PID of the rootPage of the store. If not set the store will operate over all pages from the root of the site. But if the site has many pages, performance may improve.</text:p>
            <text:p text:style-name="Table_20_Contents">You should better set pid_list instead of it.</text:p>
          </table:table-cell>
          <table:table-cell table:style-name="Code.D149" office:value-type="string">
            <text:p text:style-name="Table_20_Contents"/>
          </table:table-cell>
        </table:table-row>
        <table:table-row table:style-name="TableLine102769952">
          <table:table-cell table:style-name="Code.A54" office:value-type="string">
            <text:p text:style-name="Table_20_Contents">PID_sys_products_orders</text:p>
          </table:table-cell>
          <table:table-cell table:style-name="Code.B2" office:value-type="string">
            <text:p text:style-name="Table_20_Contents">int+</text:p>
          </table:table-cell>
          <table:table-cell table:style-name="Code.C54" office:value-type="string">
            <text:p text:style-name="Table_20_Contents">PID for the sys_products_orders records. By default they will get the pid of the payment (finalize) page.</text:p>
          </table:table-cell>
          <table:table-cell table:style-name="Code.D149" office:value-type="string">
            <text:p text:style-name="Table_20_Contents"/>
          </table:table-cell>
        </table:table-row>
        <table:table-row table:style-name="TableLine102772496">
          <table:table-cell table:style-name="Code.A55" office:value-type="string">
            <text:p text:style-name="Table_20_Contents">PIDGiftsTable</text:p>
          </table:table-cell>
          <table:table-cell table:style-name="Code.B2" office:value-type="string">
            <text:p text:style-name="Table_20_Contents">int+</text:p>
          </table:table-cell>
          <table:table-cell table:style-name="Code.C55" office:value-type="string">
            <text:p text:style-name="Table_20_Contents">PID for the tt_products_gifts table. The gift orders are stored here.</text:p>
          </table:table-cell>
          <table:table-cell table:style-name="Code.D149" office:value-type="string">
            <text:p text:style-name="Table_20_Contents"/>
          </table:table-cell>
        </table:table-row>
        <table:table-row table:style-name="TableLine102775040">
          <table:table-cell table:style-name="Code.A56" office:value-type="string">
            <text:p text:style-name="Table_20_Contents">PIDinfo</text:p>
          </table:table-cell>
          <table:table-cell table:style-name="Code.B2" office:value-type="string">
            <text:p text:style-name="Table_20_Contents">int+</text:p>
          </table:table-cell>
          <table:table-cell table:style-name="Code.C56" office:value-type="string">
            <text:p text:style-name="Table_20_Contents">PID for the info page where name and address is entered.</text:p>
          </table:table-cell>
          <table:table-cell table:style-name="Code.D149" office:value-type="string">
            <text:p text:style-name="Table_20_Contents"/>
          </table:table-cell>
        </table:table-row>
        <table:table-row table:style-name="TableLine102777584">
          <table:table-cell table:style-name="Code.A57" office:value-type="string">
            <text:p text:style-name="Table_20_Contents">PIDpayment</text:p>
          </table:table-cell>
          <table:table-cell table:style-name="Code.B2" office:value-type="string">
            <text:p text:style-name="Table_20_Contents">int+</text:p>
          </table:table-cell>
          <table:table-cell table:style-name="Code.C57" office:value-type="string">
            <text:p text:style-name="Table_20_Contents">PID for the payment page where name where the address is checked and the order is confirmed by the customer. You could change to a payment gateway from here.</text:p>
          </table:table-cell>
          <table:table-cell table:style-name="Code.D149" office:value-type="string">
            <text:p text:style-name="Table_20_Contents"/>
          </table:table-cell>
        </table:table-row>
        <table:table-row table:style-name="TableLine102780128">
          <table:table-cell table:style-name="Code.A58" office:value-type="string">
            <text:p text:style-name="Table_20_Contents">PIDfinalize</text:p>
          </table:table-cell>
          <table:table-cell table:style-name="Code.B2" office:value-type="string">
            <text:p text:style-name="Table_20_Contents">int+</text:p>
          </table:table-cell>
          <table:table-cell table:style-name="Code.C58" office:value-type="string">
            <text:p text:style-name="Table_20_Contents">PID for the finalization page afther the user has confirmed the order data. The order will get stored here.</text:p>
          </table:table-cell>
          <table:table-cell table:style-name="Code.D149" office:value-type="string">
            <text:p text:style-name="Table_20_Contents"/>
          </table:table-cell>
        </table:table-row>
        <table:table-row table:style-name="TableLine102782672">
          <table:table-cell table:style-name="Code.A59" office:value-type="string">
            <text:p text:style-name="Table_20_Contents">PIDthanks</text:p>
          </table:table-cell>
          <table:table-cell table:style-name="Code.B2" office:value-type="string">
            <text:p text:style-name="Table_20_Contents">int+</text:p>
          </table:table-cell>
          <table:table-cell table:style-name="Code.C59" office:value-type="string">
            <text:p text:style-name="Table_20_Contents">PID for the thanks page. BASKET_ORDERTHANKS_TEMPLATE will be used. You must not set PIDfinalize if you use this.</text:p>
          </table:table-cell>
          <table:table-cell table:style-name="Code.D149" office:value-type="string">
            <text:p text:style-name="Table_20_Contents"/>
          </table:table-cell>
        </table:table-row>
        <table:table-row table:style-name="TableLine102785216">
          <table:table-cell table:style-name="Code.A60" office:value-type="string">
            <text:p text:style-name="Table_20_Contents">PIDtracking</text:p>
          </table:table-cell>
          <table:table-cell table:style-name="Code.B2" office:value-type="string">
            <text:p text:style-name="Table_20_Contents">int+</text:p>
          </table:table-cell>
          <table:table-cell table:style-name="Code.C60" office:value-type="string">
            <text:p text:style-name="Table_20_Contents">PID for the order tracking</text:p>
          </table:table-cell>
          <table:table-cell table:style-name="Code.D149" office:value-type="string">
            <text:p text:style-name="Table_20_Contents"/>
          </table:table-cell>
        </table:table-row>
        <text:soft-page-break/>
        <table:table-row table:style-name="TableLine102787760">
          <table:table-cell table:style-name="Code.A61" office:value-type="string">
            <text:p text:style-name="Table_20_Contents">PIDbilling</text:p>
          </table:table-cell>
          <table:table-cell table:style-name="Code.B2" office:value-type="string">
            <text:p text:style-name="Table_20_Contents">int+</text:p>
          </table:table-cell>
          <table:table-cell table:style-name="Code.C61" office:value-type="string">
            <text:p text:style-name="Table_20_Contents">PID for the generation of the bill</text:p>
          </table:table-cell>
          <table:table-cell table:style-name="Code.D149" office:value-type="string">
            <text:p text:style-name="Table_20_Contents"/>
          </table:table-cell>
        </table:table-row>
        <table:table-row table:style-name="TableLine102790304">
          <table:table-cell table:style-name="Code.A62" office:value-type="string">
            <text:p text:style-name="Table_20_Contents">PIDdelivery</text:p>
          </table:table-cell>
          <table:table-cell table:style-name="Code.B2" office:value-type="string">
            <text:p text:style-name="Table_20_Contents">int+</text:p>
          </table:table-cell>
          <table:table-cell table:style-name="Code.C62" office:value-type="string">
            <text:p text:style-name="Table_20_Contents">PID for the generation of the delivery sheet</text:p>
          </table:table-cell>
          <table:table-cell table:style-name="Code.D149" office:value-type="string">
            <text:p text:style-name="Table_20_Contents"/>
          </table:table-cell>
        </table:table-row>
        <table:table-row table:style-name="TableLine102792848">
          <table:table-cell table:style-name="Code.A179" office:value-type="string">
            <text:p text:style-name="Table_20_Contents">PIDmemo</text:p>
          </table:table-cell>
          <table:table-cell table:style-name="Code.B179" office:value-type="string">
            <text:p text:style-name="Table_20_Contents">int+</text:p>
          </table:table-cell>
          <table:table-cell table:style-name="Code.C179" office:value-type="string">
            <text:p text:style-name="Table_20_Contents">The ID of the memo page</text:p>
          </table:table-cell>
          <table:table-cell table:style-name="Code.D63">
            <text:p text:style-name="P47"/>
          </table:table-cell>
        </table:table-row>
        <table:table-row table:style-name="TableLine102796016">
          <table:table-cell table:style-name="Code.A179" office:value-type="string">
            <text:p text:style-name="Table_20_Contents">PIDagb</text:p>
          </table:table-cell>
          <table:table-cell table:style-name="Code.B179" office:value-type="string">
            <text:p text:style-name="Table_20_Contents">int+</text:p>
          </table:table-cell>
          <table:table-cell table:style-name="Code.C179" office:value-type="string">
            <text:p text:style-name="Table_20_Contents">The PID of a page with the general trading conditions (“AGB” in germany)</text:p>
            <text:p text:style-name="Table_20_Contents">Only if this page id is set the AGB check will <text:s/>be active.</text:p>
          </table:table-cell>
          <table:table-cell table:style-name="Code.D63" office:value-type="float" office:value="0">
            <text:p text:style-name="P47">0</text:p>
          </table:table-cell>
        </table:table-row>
        <table:table-row table:style-name="TableLine102797568">
          <table:table-cell table:style-name="Code.A179" office:value-type="string">
            <text:p text:style-name="Table_20_Contents">PIDrevocation</text:p>
          </table:table-cell>
          <table:table-cell table:style-name="Code.B179" office:value-type="string">
            <text:p text:style-name="Table_20_Contents">Int+</text:p>
          </table:table-cell>
          <table:table-cell table:style-name="Code.C179" office:value-type="string">
            <text:p text:style-name="Table_20_Contents">The PID of a page with the right of revocation.</text:p>
          </table:table-cell>
          <table:table-cell table:style-name="Code.D63">
            <text:p text:style-name="P47"/>
          </table:table-cell>
        </table:table-row>
        <table:table-row table:style-name="TableLine102713536">
          <table:table-cell table:style-name="Code.A179" office:value-type="string">
            <text:p text:style-name="Table_20_Contents">PIDuserFolder</text:p>
          </table:table-cell>
          <table:table-cell table:style-name="Code.B179" office:value-type="string">
            <text:p text:style-name="Table_20_Contents">int+</text:p>
          </table:table-cell>
          <table:table-cell table:style-name="Code.C179" office:value-type="string">
            <text:p text:style-name="Table_20_Contents">The sysfolder, where the new users should be stored</text:p>
          </table:table-cell>
          <table:table-cell table:style-name="Code.D63" office:value-type="float" office:value="116">
            <text:p text:style-name="P47">116</text:p>
          </table:table-cell>
        </table:table-row>
        <table:table-row table:style-name="TableLine102802384">
          <table:table-cell table:style-name="Code.A179" office:value-type="string">
            <text:p text:style-name="Table_20_Contents">pidsRelatedProducts</text:p>
          </table:table-cell>
          <table:table-cell table:style-name="Code.B179" office:value-type="string">
            <text:p text:style-name="Table_20_Contents">int+</text:p>
          </table:table-cell>
          <table:table-cell table:style-name="Code.C179" office:value-type="string">
            <text:p text:style-name="Table_20_Contents">Allowed pages for related products.</text:p>
          </table:table-cell>
          <table:table-cell table:style-name="Code.D63">
            <text:p text:style-name="P47"/>
          </table:table-cell>
        </table:table-row>
        <table:table-row table:style-name="TableLine102803280">
          <table:table-cell table:style-name="Code.A179" office:value-type="string">
            <text:p text:style-name="Table_20_Contents">pidsAddresses</text:p>
          </table:table-cell>
          <table:table-cell table:style-name="Code.B179" office:value-type="string">
            <text:p text:style-name="Table_20_Contents">int+</text:p>
          </table:table-cell>
          <table:table-cell table:style-name="Code.C179" office:value-type="string">
            <text:p text:style-name="Table_20_Contents">Allowed pages for addresses</text:p>
          </table:table-cell>
          <table:table-cell table:style-name="Code.D63">
            <text:p text:style-name="P47"/>
          </table:table-cell>
        </table:table-row>
        <table:table-row table:style-name="TableLine102804336">
          <table:table-cell table:style-name="Code.A179" office:value-type="string">
            <text:p text:style-name="Table_20_Contents">UIDstore</text:p>
          </table:table-cell>
          <table:table-cell table:style-name="Code.B179" office:value-type="string">
            <text:p text:style-name="Table_20_Contents">int+</text:p>
          </table:table-cell>
          <table:table-cell table:style-name="Code.C179" office:value-type="string">
            <text:p text:style-name="Table_20_Contents">comma <text:s/>separated list of UIDs of the tx_party_addresses table (or fe_users) with the data of the shop.</text:p>
          </table:table-cell>
          <table:table-cell table:style-name="Code.D63">
            <text:p text:style-name="P47"/>
          </table:table-cell>
        </table:table-row>
        <table:table-row table:style-name="TableLine102805392">
          <table:table-cell table:style-name="Code.A70" office:value-type="string">
            <text:p text:style-name="Table_20_Contents">paymentActivity</text:p>
          </table:table-cell>
          <table:table-cell table:style-name="Code.B2" office:value-type="string">
            <text:p text:style-name="Table_20_Contents">string</text:p>
          </table:table-cell>
          <table:table-cell table:style-name="Code.C70" office:value-type="string">
            <text:p text:style-name="Table_20_Contents">When the payment with a payment script shall be executed.<text:line-break/>Possible values: <text:s/>payment, finalize, verify</text:p>
          </table:table-cell>
          <table:table-cell table:style-name="Code.D70" office:value-type="string">
            <text:p text:style-name="Table_20_Contents">finalize</text:p>
          </table:table-cell>
        </table:table-row>
        <table:table-row table:style-name="TableLine102808432">
          <table:table-cell table:style-name="Code.A71" office:value-type="string">
            <text:p text:style-name="Table_20_Contents">advanceOrderNumberWithInteger </text:p>
          </table:table-cell>
          <table:table-cell table:style-name="Code.B2" office:value-type="string">
            <text:p text:style-name="Table_20_Contents">int+</text:p>
          </table:table-cell>
          <table:table-cell table:style-name="Code.C71" office:value-type="string">
            <text:p text:style-name="Table_20_Contents">If this value is set, then each time a new order is created the order-number counter will be incremented with a random number between [first-integer] and [second integer] to cheat a little.</text:p>
            <text:p text:style-name="Table_20_Contents"/>
            <text:p text:style-name="P24">Example:</text:p>
            <text:h text:style-name="Preformatted_20_Text" text:outline-level="5">1,10 <text:s text:c="2"/>(This will increment the counter randomly between 1 and 10)</text:h>
            <text:p text:style-name="Table_20_Contents_2f_PRE">5,5 <text:s text:c="3"/>(This will increment the counter with 5 each time)</text:p>
          </table:table-cell>
          <table:table-cell table:style-name="Code.D149" office:value-type="string">
            <text:p text:style-name="Table_20_Contents"/>
          </table:table-cell>
        </table:table-row>
        <table:table-row table:style-name="TableLine102810976">
          <table:table-cell table:style-name="Code.A72" office:value-type="string">
            <text:p text:style-name="Table_20_Contents">alwaysAdvanceOrderNumber</text:p>
          </table:table-cell>
          <table:table-cell table:style-name="Code.B2" office:value-type="string">
            <text:p text:style-name="Table_20_Contents">boolean</text:p>
          </table:table-cell>
          <table:table-cell table:style-name="Code.C72" office:value-type="string">
            <text:p text:style-name="Table_20_Contents">If set then the order number will always get increased and the empty order numbers are not reused. You have to set this if you use a payment script to pay via a payment system which does not accept duplicate order numbers.</text:p>
          </table:table-cell>
          <table:table-cell table:style-name="Code.D149" office:value-type="string">
            <text:p text:style-name="Table_20_Contents"/>
          </table:table-cell>
        </table:table-row>
        <table:table-row table:style-name="TableLine102813520">
          <table:table-cell table:style-name="Code.A73" office:value-type="string">
            <text:p text:style-name="Table_20_Contents">alwaysUpdateOrderAmount</text:p>
          </table:table-cell>
          <table:table-cell table:style-name="Code.B2" office:value-type="string">
            <text:p text:style-name="Table_20_Contents">boolean</text:p>
          </table:table-cell>
          <table:table-cell table:style-name="Code.C73" office:value-type="string">
            <text:p text:style-name="Table_20_Contents">If set then the entered order amount will always be updated and not increased by the entered number.</text:p>
          </table:table-cell>
          <table:table-cell table:style-name="Code.D73" office:value-type="string">
            <text:p text:style-name="Table_20_Contents">1</text:p>
          </table:table-cell>
        </table:table-row>
        <table:table-row table:style-name="TableLine102816560">
          <table:table-cell table:style-name="Code.A74" office:value-type="string">
            <text:p text:style-name="Table_20_Contents">parseFunc</text:p>
          </table:table-cell>
          <table:table-cell table:style-name="Code.B2" office:value-type="string">
            <text:p text:style-name="Table_20_Contents">-&gt;parseFunc</text:p>
            <text:p text:style-name="Table_20_Contents"/>
            <text:p text:style-name="Table_20_Contents">not used with</text:p>
            <text:p text:style-name="Table_20_Contents">'CSS styled content'</text:p>
          </table:table-cell>
          <table:table-cell table:style-name="Code.C74" office:value-type="string">
            <text:p text:style-name="Table_20_Contents">If the extension 'CSS styled content' has been installed, you have to make your settings in <text:s/>lib.parseFunc_RTE and not here.</text:p>
            <text:p text:style-name="Table_20_Contents">The product details are parsed by these properties. So if e.g. you want ot allow HTML-tags to create a table in the Note field you have to set the parseFunc.allowTags or use the denyTags.<text:line-break/>To make RTE working with HTML you have to set the following into the root page template. <text:line-break/><text:line-break/><text:span text:style-name="T4">Example:</text:span></text:p>
            <text:p text:style-name="Table_20_Contents_2f_PRE">keepNonMatchedTags = 1 <text:line-break/>RTE.default.proc.preserveTables = 1 </text:p>
            <text:h text:style-name="Preformatted_20_Text" text:outline-level="5"/>
            <text:p text:style-name="P24">Example:</text:p>
            <text:h text:style-name="Preformatted_20_Text" text:outline-level="5">parseFunc.allowTags = table,tr,td,b,i,u,a,img,br,div,center,pre,font,hr,sub,sup,p,strong,em,li,ul,ol,blockquote,strike,span,h1,h2,h3,h4,h5,h6</text:h>
            <text:h text:style-name="Preformatted_20_Text" text:outline-level="5">parseFunc.denyTags = * </text:h>
          </table:table-cell>
          <table:table-cell table:style-name="Code.D74" office:value-type="string">
            <text:p text:style-name="Table_20_Contents">styles.content.parseFunc</text:p>
          </table:table-cell>
        </table:table-row>
        <table:table-row table:style-name="TableLine102819600">
          <table:table-cell table:style-name="Code.A75" office:value-type="string">
            <text:p text:style-name="Table_20_Contents">categoryHeader</text:p>
          </table:table-cell>
          <table:table-cell table:style-name="Code.B2" office:value-type="string">
            <text:p text:style-name="Table_20_Contents">cObject</text:p>
          </table:table-cell>
          <table:table-cell table:style-name="Code.C75" office:value-type="string">
            <text:p text:style-name="Table_20_Contents">Generates the category header.</text:p>
            <text:p text:style-name="Table_20_Contents"/>
            <text:p text:style-name="P24">Example:</text:p>
            <text:p text:style-name="Table_20_Contents_2f_PRE">categoryHeader = TEXT</text:p>
            <text:p text:style-name="Table_20_Contents_2f_PRE">categoryHeader.current = 1</text:p>
          </table:table-cell>
          <table:table-cell table:style-name="Code.D149" office:value-type="string">
            <text:p text:style-name="Table_20_Contents"/>
          </table:table-cell>
        </table:table-row>
        <table:table-row table:style-name="TableLine102822144">
          <table:table-cell table:style-name="Code.A76" office:value-type="string">
            <text:p text:style-name="Table_20_Contents">breadcrumb</text:p>
          </table:table-cell>
          <table:table-cell table:style-name="Code.B2" office:value-type="string">
            <text:p text:style-name="Table_20_Contents">cObject</text:p>
          </table:table-cell>
          <table:table-cell table:style-name="Code.C76" office:value-type="string">
            <text:p text:style-name="Table_20_Contents">Generates a breadcrumb line.</text:p>
            <text:p text:style-name="Table_20_Contents"/>
            <text:p text:style-name="P24">Example:</text:p>
            <text:p text:style-name="Table_20_Contents_2f_PRE">breadcrumb = </text:p>
          </table:table-cell>
          <table:table-cell table:style-name="Code.D149" office:value-type="string">
            <text:p text:style-name="Table_20_Contents"/>
          </table:table-cell>
        </table:table-row>
        <table:table-row table:style-name="TableLine102824688">
          <table:table-cell table:style-name="Code.A77" office:value-type="string">
            <text:p text:style-name="Table_20_Contents">TAXpercentage</text:p>
          </table:table-cell>
          <table:table-cell table:style-name="Code.B2" office:value-type="string">
            <text:p text:style-name="Table_20_Contents">double</text:p>
          </table:table-cell>
          <table:table-cell table:style-name="Code.C77" office:value-type="string">
            <text:p text:style-name="Table_20_Contents">Sales TAX/VAT percentage.</text:p>
            <text:p text:style-name="Table_20_Contents">Double value (!) (means, "use . as decimal point")</text:p>
            <text:p text:style-name="Table_20_Contents"/>
            <text:p text:style-name="P23">Example:</text:p>
            <text:p text:style-name="Table_20_Contents_2f_PRE"># Danish sales TAX is 25%:</text:p>
            <text:p text:style-name="Table_20_Contents_2f_PRE">TAXpercentage = 25.00</text:p>
          </table:table-cell>
          <table:table-cell table:style-name="Code.D149" office:value-type="string">
            <text:p text:style-name="Table_20_Contents"/>
          </table:table-cell>
        </table:table-row>
        <text:soft-page-break/>
        <table:table-row table:style-name="TableLine102827232">
          <table:table-cell table:style-name="Code.A78" office:value-type="string">
            <text:p text:style-name="P43">TAXincluded</text:p>
          </table:table-cell>
          <table:table-cell table:style-name="Code.B2" office:value-type="string">
            <text:p text:style-name="Table_20_Contents">boolean</text:p>
          </table:table-cell>
          <table:table-cell table:style-name="Code.C78" office:value-type="string">
            <text:p text:style-name="Table_20_Contents">Set this, if TAX <text:span text:style-name="T17">is </text:span>included in the database prices! ( ... and of course: Clear this, if TAX <text:span text:style-name="T17">is not </text:span>included in the database prices and should be added in the display of items)</text:p>
            <text:p text:style-name="Table_20_Contents">All profieldLinkcessing will take this flag into account and calculate prices accordingly.</text:p>
          </table:table-cell>
          <table:table-cell table:style-name="Code.D78" office:value-type="string">
            <text:p text:style-name="Table_20_Contents">1</text:p>
          </table:table-cell>
        </table:table-row>
        <table:table-row table:style-name="TableLine102830272">
          <table:table-cell table:style-name="Code.A79" office:value-type="string">
            <text:p text:style-name="P43">TAXrates</text:p>
          </table:table-cell>
          <table:table-cell table:style-name="Code.B2" office:value-type="string">
            <text:p text:style-name="Table_20_Contents">string</text:p>
          </table:table-cell>
          <table:table-cell table:style-name="Code.C79" office:value-type="string">
            <text:p text:style-name="Table_20_Contents">Comma separated list of tax rates. The first will be taken as tax A, the second as tax B aso.</text:p>
          </table:table-cell>
          <table:table-cell table:style-name="Code.D149" office:value-type="string">
            <text:p text:style-name="Table_20_Contents"/>
          </table:table-cell>
        </table:table-row>
        <table:table-row table:style-name="TableLine102832816">
          <table:table-cell table:style-name="Code.A80" office:value-type="string">
            <text:p text:style-name="P43">TAXmode</text:p>
          </table:table-cell>
          <table:table-cell table:style-name="Code.B2" office:value-type="string">
            <text:p text:style-name="Table_20_Contents">int+</text:p>
          </table:table-cell>
          <table:table-cell table:style-name="Code.C80" office:value-type="string">
            <text:p text:style-name="Table_20_Contents">tax mode</text:p>
            <text:p text:style-name="Table_20_Contents">1: The net sums are added first. The tax is added on the final total net sum.</text:p>
            <text:p text:style-name="Table_20_Contents">2: The gross price is calculated for every product. The total sum is calculated on the single gross prices.</text:p>
          </table:table-cell>
          <table:table-cell table:style-name="Code.D80" office:value-type="string">
            <text:p text:style-name="Table_20_Contents">1</text:p>
          </table:table-cell>
        </table:table-row>
        <table:table-row table:style-name="TableLine102835856">
          <table:table-cell table:style-name="Code.A81" office:value-type="string">
            <text:p text:style-name="Table_20_Contents">priceDec</text:p>
          </table:table-cell>
          <table:table-cell table:style-name="Code.B2" office:value-type="string">
            <text:p text:style-name="Table_20_Contents">int+</text:p>
          </table:table-cell>
          <table:table-cell table:style-name="Code.C81" office:value-type="string">
            <text:p text:style-name="Table_20_Contents">Price decimals</text:p>
          </table:table-cell>
          <table:table-cell table:style-name="Code.D149" office:value-type="string">
            <text:p text:style-name="Table_20_Contents"/>
          </table:table-cell>
        </table:table-row>
        <table:table-row table:style-name="TableLine102838400">
          <table:table-cell table:style-name="Code.A82" office:value-type="string">
            <text:p text:style-name="Table_20_Contents">priceDecPoint</text:p>
          </table:table-cell>
          <table:table-cell table:style-name="Code.B2" office:value-type="string">
            <text:p text:style-name="Table_20_Contents">string</text:p>
          </table:table-cell>
          <table:table-cell table:style-name="Code.C82" office:value-type="string">
            <text:p text:style-name="Table_20_Contents">Price decimal point</text:p>
          </table:table-cell>
          <table:table-cell table:style-name="Code.D149" office:value-type="string">
            <text:p text:style-name="Table_20_Contents"/>
          </table:table-cell>
        </table:table-row>
        <table:table-row table:style-name="TableLine102840944">
          <table:table-cell table:style-name="Code.A83" office:value-type="string">
            <text:p text:style-name="Table_20_Contents">priceThousandPoint</text:p>
          </table:table-cell>
          <table:table-cell table:style-name="Code.B2" office:value-type="string">
            <text:p text:style-name="Table_20_Contents">string</text:p>
          </table:table-cell>
          <table:table-cell table:style-name="Code.C83" office:value-type="string">
            <text:p text:style-name="Table_20_Contents">Price Thousand point</text:p>
            <text:p text:style-name="Table_20_Contents">Enter the thousand separator, if any.</text:p>
          </table:table-cell>
          <table:table-cell table:style-name="Code.D149" office:value-type="string">
            <text:p text:style-name="Table_20_Contents"/>
          </table:table-cell>
        </table:table-row>
        <table:table-row table:style-name="TableLine102843488">
          <table:table-cell table:style-name="Code.A84" office:value-type="string">
            <text:p text:style-name="Table_20_Contents">noZeroDecimalPoint</text:p>
          </table:table-cell>
          <table:table-cell table:style-name="Code.B2" office:value-type="string">
            <text:p text:style-name="Table_20_Contents">boolean</text:p>
          </table:table-cell>
          <table:table-cell table:style-name="Code.C84" office:value-type="string">
            <text:p text:style-name="Table_20_Contents">If set then no decimal point is shown for integers.</text:p>
          </table:table-cell>
          <table:table-cell table:style-name="Code.D149" office:value-type="string">
            <text:p text:style-name="Table_20_Contents"/>
          </table:table-cell>
        </table:table-row>
        <table:table-row table:style-name="TableLine102846032">
          <table:table-cell table:style-name="Code.A85" office:value-type="string">
            <text:p text:style-name="P37">priceNoReseller</text:p>
          </table:table-cell>
          <table:table-cell table:style-name="Code.B2" office:value-type="string">
            <text:p text:style-name="Table_20_Contents">int+<text:line-break/><text:span text:style-name="T18">S</text:span></text:p>
          </table:table-cell>
          <table:table-cell table:style-name="Code.C85" office:value-type="string">
            <text:p text:style-name="Table_20_Contents">Price number for reseller, which can only be 2 at the moment. The price2 will however only be taken when its value is greater than 0. Here is the way to get the price2 for a special user group:</text:p>
            <text:p text:style-name="Table_20_Contents"/>
            <text:p text:style-name="P23">Example:</text:p>
            <text:p text:style-name="Table_20_Contents_2f_PRE">[usergroup = 1] </text:p>
            <text:p text:style-name="Table_20_Contents_2f_PRE">priceNoReseller = 2</text:p>
            <text:p text:style-name="Table_20_Contents_2f_PRE">[global]</text:p>
            <text:p text:style-name="Table_20_Contents_2f_PRE">...</text:p>
          </table:table-cell>
          <table:table-cell table:style-name="Code.D149" office:value-type="string">
            <text:p text:style-name="Table_20_Contents"/>
          </table:table-cell>
        </table:table-row>
        <table:table-row table:style-name="TableLine102848576">
          <table:table-cell table:style-name="Code.A86" office:value-type="string">
            <text:p text:style-name="Table_20_Contents">percentDec</text:p>
          </table:table-cell>
          <table:table-cell table:style-name="Code.B2" office:value-type="string">
            <text:p text:style-name="Table_20_Contents">int+</text:p>
          </table:table-cell>
          <table:table-cell table:style-name="Code.C86" office:value-type="string">
            <text:p text:style-name="Table_20_Contents">Number of shown decimals of percentage values</text:p>
          </table:table-cell>
          <table:table-cell table:style-name="Code.D149" office:value-type="string">
            <text:p text:style-name="Table_20_Contents"/>
          </table:table-cell>
        </table:table-row>
        <table:table-row table:style-name="TableLine102851120">
          <table:table-cell table:style-name="Code.A87" office:value-type="string">
            <text:p text:style-name="Table_20_Contents">percentDecPoint</text:p>
          </table:table-cell>
          <table:table-cell table:style-name="Code.B2" office:value-type="string">
            <text:p text:style-name="Table_20_Contents">string</text:p>
          </table:table-cell>
          <table:table-cell table:style-name="Code.C87" office:value-type="string">
            <text:p text:style-name="Table_20_Contents">P<text:span text:style-name="T43">ercentage</text:span> decimal point</text:p>
          </table:table-cell>
          <table:table-cell table:style-name="Code.D87" office:value-type="string">
            <text:p text:style-name="Table_20_Contents"/>
          </table:table-cell>
        </table:table-row>
        <table:table-row table:style-name="TableLine102854208">
          <table:table-cell table:style-name="Code.A88" office:value-type="string">
            <text:p text:style-name="Table_20_Contents">percentThousandPoint</text:p>
          </table:table-cell>
          <table:table-cell table:style-name="Code.B2" office:value-type="string">
            <text:p text:style-name="Table_20_Contents">string</text:p>
          </table:table-cell>
          <table:table-cell table:style-name="Code.C88" office:value-type="string">
            <text:p text:style-name="Table_20_Contents">P<text:span text:style-name="T43">ercentage</text:span> Thousand point</text:p>
            <text:p text:style-name="Table_20_Contents">Enter the thousand separator, if any.</text:p>
          </table:table-cell>
          <table:table-cell table:style-name="Code.D88" office:value-type="string">
            <text:p text:style-name="Table_20_Contents"/>
          </table:table-cell>
        </table:table-row>
        <table:table-row table:style-name="TableLine102857296">
          <table:table-cell table:style-name="Code.A89" office:value-type="string">
            <text:p text:style-name="Table_20_Contents">percent<text:span text:style-name="T43">N</text:span>oZeroDecimalPoint</text:p>
          </table:table-cell>
          <table:table-cell table:style-name="Code.B2" office:value-type="string">
            <text:p text:style-name="Table_20_Contents">boolean</text:p>
          </table:table-cell>
          <table:table-cell table:style-name="Code.C89" office:value-type="string">
            <text:p text:style-name="Table_20_Contents"><text:span text:style-name="T43">Percentage: </text:span>If set then no decimal point is shown for integers.</text:p>
          </table:table-cell>
          <table:table-cell table:style-name="Code.D89" office:value-type="string">
            <text:p text:style-name="Table_20_Contents"/>
          </table:table-cell>
        </table:table-row>
        <table:table-row table:style-name="TableLine102860384">
          <table:table-cell table:style-name="Code.A90" office:value-type="string">
            <text:p text:style-name="Table_20_Contents">currencySymbol</text:p>
          </table:table-cell>
          <table:table-cell table:style-name="Code.B2" office:value-type="string">
            <text:p text:style-name="Table_20_Contents">string</text:p>
          </table:table-cell>
          <table:table-cell table:style-name="Code.C90" office:value-type="string">
            <text:p text:style-name="Table_20_Contents">Currency symbol. Used in shop administration.</text:p>
            <text:p text:style-name="Table_20_Contents"/>
            <text:p text:style-name="P23">Example:</text:p>
            <text:p text:style-name="Table_20_Contents_2f_PRE">EUR</text:p>
            <text:p text:style-name="Table_20_Contents_2f_PRE">DKR</text:p>
            <text:p text:style-name="Table_20_Contents_2f_PRE">USD</text:p>
            <text:p text:style-name="Table_20_Contents_2f_PRE">$</text:p>
          </table:table-cell>
          <table:table-cell table:style-name="Code.D149" office:value-type="string">
            <text:p text:style-name="Table_20_Contents"/>
          </table:table-cell>
        </table:table-row>
        <table:table-row table:style-name="TableLine102862928">
          <table:table-cell table:style-name="Code.A91" office:value-type="string">
            <text:p text:style-name="Table_20_Contents">lockLoginUserInfo</text:p>
          </table:table-cell>
          <table:table-cell table:style-name="Code.B2" office:value-type="string">
            <text:p text:style-name="Table_20_Contents">boolean</text:p>
          </table:table-cell>
          <table:table-cell table:style-name="Code.C91" office:value-type="string">
            <text:p text:style-name="Table_20_Contents">If set and a user is logged in, the address info of that fe_user gets filled in as billing address of the user. It is not possible to change this data.</text:p>
          </table:table-cell>
          <table:table-cell table:style-name="Code.D91" office:value-type="string">
            <text:p text:style-name="Table_20_Contents">1</text:p>
          </table:table-cell>
        </table:table-row>
        <table:table-row table:style-name="TableLine102865968">
          <table:table-cell table:style-name="Code.A92" office:value-type="string">
            <text:p text:style-name="Table_20_Contents">editLockedLoginInfo</text:p>
          </table:table-cell>
          <table:table-cell table:style-name="Code.B2" office:value-type="string">
            <text:p text:style-name="P37">boolean</text:p>
          </table:table-cell>
          <table:table-cell table:style-name="Code.C92" office:value-type="string">
            <text:p text:style-name="Table_20_Contents">If set and lockLoginUserInfo is set, then the filled in data is still editable for the order. You have to set the input HTML tags for this.</text:p>
          </table:table-cell>
          <table:table-cell table:style-name="Code.D149" office:value-type="string">
            <text:p text:style-name="Table_20_Contents"/>
          </table:table-cell>
        </table:table-row>
        <table:table-row table:style-name="TableLine102868512">
          <table:table-cell table:style-name="Code.A93" office:value-type="string">
            <text:p text:style-name="Table_20_Contents">loginUserInfoAddress</text:p>
          </table:table-cell>
          <table:table-cell table:style-name="Code.B2" office:value-type="string">
            <text:p text:style-name="Table_20_Contents">boolean</text:p>
          </table:table-cell>
          <table:table-cell table:style-name="Code.C93" office:value-type="string">
            <text:p text:style-name="Table_20_Contents">If lockLoginUserInfo is set, this switch makes that the address field is filled in from address, country, zip and city of the fe_user</text:p>
          </table:table-cell>
          <table:table-cell table:style-name="Code.D149" office:value-type="string">
            <text:p text:style-name="Table_20_Contents"/>
          </table:table-cell>
        </table:table-row>
        <table:table-row table:style-name="TableLine102871056">
          <table:table-cell table:style-name="Code.A94" office:value-type="string">
            <text:p text:style-name="Table_20_Contents">requiredInfoFields</text:p>
            <text:p text:style-name="P35">setup</text:p>
          </table:table-cell>
          <table:table-cell table:style-name="Code.B2" office:value-type="string">
            <text:p text:style-name="P29">list or array of string</text:p>
          </table:table-cell>
          <table:table-cell table:style-name="Code.C94" office:value-type="string">
            <text:p text:style-name="Table_20_Contents">List of the fields which are re‑quired in the address information This example gives you all possibilities.</text:p>
            <text:p text:style-name="Table_20_Contents"><text:line-break/><text:span text:style-name="T4">Example:</text:span></text:p>
            <text:p text:style-name="Table_20_Contents_2f_PRE">requiredInfoFields = name,address,telephone,fax,email,company,city,zip,state,country</text:p>
            <text:p text:style-name="Table_20_Contents_2f_PRE"/>
            <text:p text:style-name="Table_20_Contents">The subvalues 'billing' and 'delivery' are possible.</text:p>
            <text:p text:style-name="P23"/>
            <text:p text:style-name="P4">Example:</text:p>
            <text:p text:style-name="Table_20_Contents_2f_PRE">requiredInfoFields.delivery = name,address</text:p>
          </table:table-cell>
          <table:table-cell table:style-name="Code.D149" office:value-type="string">
            <text:p text:style-name="Table_20_Contents"/>
          </table:table-cell>
        </table:table-row>
        <table:table-row table:style-name="TableLine102873600">
          <table:table-cell table:style-name="Code.A95" office:value-type="string">
            <text:p text:style-name="P41">orderBy</text:p>
          </table:table-cell>
          <table:table-cell table:style-name="Code.B2" office:value-type="string">
            <text:p text:style-name="P42">string</text:p>
          </table:table-cell>
          <table:table-cell table:style-name="Code.C95" office:value-type="string">
            <text:p text:style-name="Table_20_Contents"><text:span text:style-name="T5">Deprecated. </text:span>See Article/Product configuration</text:p>
            <text:p text:style-name="Table_20_Contents">Use this instead:</text:p>
            <text:h text:style-name="Preformatted_20_Text" text:outline-level="5">plugin.tt_products.conf.tt_products.ALL.orderBy = title</text:h>
          </table:table-cell>
          <table:table-cell table:style-name="Code.D149" office:value-type="string">
            <text:p text:style-name="Table_20_Contents"/>
          </table:table-cell>
        </table:table-row>
        <text:soft-page-break/>
        <table:table-row table:style-name="TableLine102876144">
          <table:table-cell table:style-name="Code.A96" office:value-type="string">
            <text:p text:style-name="P41">orderByCategoryTitle</text:p>
          </table:table-cell>
          <table:table-cell table:style-name="Code.B2" office:value-type="string">
            <text:p text:style-name="P42">boolean</text:p>
          </table:table-cell>
          <table:table-cell table:style-name="Code.C96" office:value-type="string">
            <text:p text:style-name="Table_20_Contents"><text:span text:style-name="T5">Deprecated. </text:span>Use this instead:</text:p>
            <text:h text:style-name="Preformatted_20_Text" text:outline-level="5">plugin.tt_products.conf.tt_products_cat.ALL.orderBy = title</text:h>
          </table:table-cell>
          <table:table-cell table:style-name="Code.D149" office:value-type="string">
            <text:p text:style-name="Table_20_Contents"/>
          </table:table-cell>
        </table:table-row>
        <table:table-row table:style-name="TableLine102878688">
          <table:table-cell table:style-name="Code.A97" office:value-type="string">
            <text:p text:style-name="P41">orderByItemNumberSg</text:p>
          </table:table-cell>
          <table:table-cell table:style-name="Code.B2" office:value-type="string">
            <text:p text:style-name="P42">boolean</text:p>
          </table:table-cell>
          <table:table-cell table:style-name="Code.C97" office:value-type="string">
            <text:p text:style-name="Table_20_Contents"><text:span text:style-name="T5">Deprecated. </text:span>Use this instead:</text:p>
            <text:h text:style-name="Preformatted_20_Text" text:outline-level="5">plugin.tt_products.conf.tt_products.SINGLE.orderBy = itemnumber</text:h>
          </table:table-cell>
          <table:table-cell table:style-name="Code.D149" office:value-type="string">
            <text:p text:style-name="Table_20_Contents"/>
          </table:table-cell>
        </table:table-row>
        <table:table-row table:style-name="TableLine102881232">
          <table:table-cell table:style-name="Code.A98" office:value-type="string">
            <text:p text:style-name="Table_20_Contents">orderNumberPrefix</text:p>
          </table:table-cell>
          <table:table-cell table:style-name="Code.B2" office:value-type="string">
            <text:p text:style-name="Table_20_Contents">string</text:p>
          </table:table-cell>
          <table:table-cell table:style-name="Code.C98" office:value-type="string">
            <text:p text:style-name="Table_20_Contents">Prefix to the order numbers. Max 10 chars. If this string starts with '%' then the rest will be interpreted as a PHP date format.</text:p>
          </table:table-cell>
          <table:table-cell table:style-name="Code.D149" office:value-type="string">
            <text:p text:style-name="Table_20_Contents"/>
          </table:table-cell>
        </table:table-row>
        <table:table-row table:style-name="TableLine102883776">
          <table:table-cell table:style-name="Code.A99" office:value-type="string">
            <text:p text:style-name="Table_20_Contents">orderEmail</text:p>
          </table:table-cell>
          <table:table-cell table:style-name="Code.B2" office:value-type="string">
            <text:p text:style-name="P29">array</text:p>
          </table:table-cell>
          <table:table-cell table:style-name="Code.C99" office:value-type="string">
            <text:p text:style-name="Table_20_Contents">This defines additional confirmation emails containing suffixes, sender and receiver email addresses.</text:p>
            <text:p text:style-name="Table_20_Contents"/>
            <text:p text:style-name="Table_20_Contents">from ... 'shop' will fetch orderEmail_from, 'customer' will fetch the customer email address.</text:p>
            <text:p text:style-name="Table_20_Contents">to ... email of the receiver</text:p>
            <text:p text:style-name="Table_20_Contents">suffix ... suffix to the '###EMAIL_PLAINTEXT_TEMPLATE_###' subpart.</text:p>
            <text:p text:style-name="Table_20_Contents">returnPath ... email address to use in the case of a failure to send the email</text:p>
            <text:p text:style-name="Table_20_Contents"/>
            <text:p text:style-name="Table_20_Contents"><text:span text:style-name="T5">Example</text:span>:</text:p>
            <text:p text:style-name="Table_20_Contents_2f_PRE">plugin.tt_products.orderEmail {</text:p>
            <text:p text:style-name="Table_20_Contents_2f_PRE"><text:s text:c="7"/>10.suffix = factory</text:p>
            <text:p text:style-name="Table_20_Contents_2f_PRE"><text:s text:c="7"/>10.from = shop</text:p>
            <text:p text:style-name="Table_20_Contents_2f_PRE"><text:s text:c="7"/>10.to = seller1@webshop-typo3.com</text:p>
            <text:p text:style-name="Table_20_Contents_2f_PRE"><text:s text:c="7"/>10.attachment = bill</text:p>
            <text:p text:style-name="Table_20_Contents_2f_PRE"><text:s text:c="7"/>20.suffix = logistic</text:p>
            <text:p text:style-name="Table_20_Contents_2f_PRE"><text:s text:c="7"/>20.from = customer</text:p>
            <text:p text:style-name="Table_20_Contents_2f_PRE"><text:s text:c="7"/>20.to = seller2@webshop-typo3.com</text:p>
            <text:p text:style-name="Table_20_Contents_2f_PRE"><text:s text:c="7"/>20.attachment = bill</text:p>
            <text:p text:style-name="Table_20_Contents_2f_PRE">}</text:p>
            <text:p text:style-name="Table_20_Contents_2f_PRE"/>
            <text:p text:style-name="Table_20_Contents">It is possible to send confirmation emails to the email address stored in a foreign table and where a foreign key has been added to the table fe_users.</text:p>
            <text:p text:style-name="Table_20_Contents"/>
            <text:p text:style-name="Table_20_Contents"><text:span text:style-name="T5">Example</text:span>:</text:p>
            <text:p text:style-name="Table_20_Contents_2f_PRE">plugin.tt_products.orderEmail {</text:p>
            <text:p text:style-name="Table_20_Contents_2f_PRE"><text:s text:c="7"/>10000.suffix = shop</text:p>
            <text:p text:style-name="Table_20_Contents_2f_PRE"><text:s text:c="7"/>10000.from = customer</text:p>
            <text:p text:style-name="Table_20_Contents_2f_PRE"><text:s text:c="7"/>10000.to {</text:p>
            <text:p text:style-name="Table_20_Contents_2f_PRE"><text:s text:c="10"/>table = fe_users</text:p>
            <text:p text:style-name="Table_20_Contents_2f_PRE"><text:s text:c="10"/>field = key_field</text:p>
            <text:p text:style-name="Table_20_Contents_2f_PRE"><text:s text:c="10"/>foreign_table = my_table</text:p>
            <text:p text:style-name="Table_20_Contents_2f_PRE"><text:s text:c="10"/>foreign_field = my_table_key_field</text:p>
            <text:p text:style-name="Table_20_Contents_2f_PRE"><text:s text:c="10"/>foreign_email_field = my_table_email</text:p>
            <text:p text:style-name="Table_20_Contents_2f_PRE"><text:s text:c="7"/>}</text:p>
            <text:p text:style-name="Table_20_Contents_2f_PRE">}</text:p>
            <text:p text:style-name="Table_20_Contents_2f_PRE"/>
            <text:p text:style-name="Table_20_Contents">A SQL comparison will be made to fetch the email address:</text:p>
            <text:p text:style-name="Table_20_Contents_2f_PRE">SELECT my_table_key_field FROM my_table WHERE my_table_key_field = $content_of_fe_users_key_field;</text:p>
            <text:p text:style-name="Table_20_Contents_2f_PRE"/>
          </table:table-cell>
          <table:table-cell table:style-name="Code.D149" office:value-type="string">
            <text:p text:style-name="Table_20_Contents"/>
          </table:table-cell>
        </table:table-row>
        <table:table-row table:style-name="TableLine102886320">
          <table:table-cell table:style-name="Code.A100" office:value-type="string">
            <text:p text:style-name="Table_20_Contents">orderEmail_bcc</text:p>
          </table:table-cell>
          <table:table-cell table:style-name="Code.B2" office:value-type="string">
            <text:p text:style-name="Table_20_Contents">string</text:p>
          </table:table-cell>
          <table:table-cell table:style-name="Code.C100" office:value-type="string">
            <text:p text:style-name="Table_20_Contents">BCC for the shop <text:s/>admin's order confirmation</text:p>
          </table:table-cell>
          <table:table-cell table:style-name="Code.D149" office:value-type="string">
            <text:p text:style-name="Table_20_Contents"/>
          </table:table-cell>
        </table:table-row>
        <table:table-row table:style-name="TableLine102888864">
          <table:table-cell table:style-name="Code.A101" office:value-type="string">
            <text:p text:style-name="Table_20_Contents">orderEmail_from</text:p>
          </table:table-cell>
          <table:table-cell table:style-name="Code.B2" office:value-type="string">
            <text:p text:style-name="Table_20_Contents">string</text:p>
          </table:table-cell>
          <table:table-cell table:style-name="Code.C101" office:value-type="string">
            <text:p text:style-name="Table_20_Contents">From email address for the confirmation email to customer</text:p>
          </table:table-cell>
          <table:table-cell table:style-name="Code.D149" office:value-type="string">
            <text:p text:style-name="Table_20_Contents"/>
          </table:table-cell>
        </table:table-row>
        <table:table-row table:style-name="TableLine102891408">
          <table:table-cell table:style-name="Code.A102" office:value-type="string">
            <text:p text:style-name="Table_20_Contents">orderEmail_fromName</text:p>
          </table:table-cell>
          <table:table-cell table:style-name="Code.B2" office:value-type="string">
            <text:p text:style-name="Table_20_Contents">string</text:p>
          </table:table-cell>
          <table:table-cell table:style-name="Code.C102" office:value-type="string">
            <text:p text:style-name="Table_20_Contents">From name for the confirmation email to customer. </text:p>
          </table:table-cell>
          <table:table-cell table:style-name="Code.D149" office:value-type="string">
            <text:p text:style-name="Table_20_Contents"/>
          </table:table-cell>
        </table:table-row>
        <table:table-row table:style-name="TableLine102893952">
          <table:table-cell table:style-name="Code.A103" office:value-type="string">
            <text:p text:style-name="Table_20_Contents">orderEmail_to</text:p>
          </table:table-cell>
          <table:table-cell table:style-name="Code.B2" office:value-type="string">
            <text:p text:style-name="P29">list of email-addresses</text:p>
          </table:table-cell>
          <table:table-cell table:style-name="Code.C103" office:value-type="string">
            <text:p text:style-name="Table_20_Contents">Comma separated list of recipients of the order email. Shop and administrator/supervisor email addresses go here!</text:p>
          </table:table-cell>
          <table:table-cell table:style-name="Code.D149" office:value-type="string">
            <text:p text:style-name="Table_20_Contents"/>
          </table:table-cell>
        </table:table-row>
        <table:table-row table:style-name="TableLine102896496">
          <table:table-cell table:style-name="Code.A104" office:value-type="string">
            <text:p text:style-name="Table_20_Contents">orderEmail_toAddress</text:p>
          </table:table-cell>
          <table:table-cell table:style-name="Code.B2" office:value-type="string">
            <text:p text:style-name="P37">boolean</text:p>
          </table:table-cell>
          <table:table-cell table:style-name="Code.C104" office:value-type="string">
            <text:p text:style-name="Table_20_Contents">If set, then the order email is sent to all addresses which are connected to the products in the basket.</text:p>
          </table:table-cell>
          <table:table-cell table:style-name="Code.D149" office:value-type="string">
            <text:p text:style-name="Table_20_Contents"/>
          </table:table-cell>
        </table:table-row>
        <table:table-row table:style-name="TableLine102899040">
          <table:table-cell table:style-name="Code.A105" office:value-type="string">
            <text:p text:style-name="Table_20_Contents">orderEmail_radio</text:p>
          </table:table-cell>
          <table:table-cell table:style-name="Code.B2" office:value-type="string">
            <text:p text:style-name="P29">array of radio button number and email adresses</text:p>
          </table:table-cell>
          <table:table-cell table:style-name="Code.C105" office:value-type="string">
            <text:p text:style-name="Table_20_Contents">Comma separated list of recipients of the order email if a radio box has been selected. The number is the radio box and the second number is the selected value.</text:p>
            <text:p text:style-name="Table_20_Contents"/>
            <text:p text:style-name="P23">Example:</text:p>
            <text:p text:style-name="Table_20_Contents_2f_PRE">orderEmail_radio {</text:p>
            <text:p text:style-name="Table_20_Contents_2f_PRE"><text:s text:c="3"/>1.2 = inform@mytypo3site.de</text:p>
            <text:p text:style-name="Table_20_Contents_2f_PRE">}</text:p>
          </table:table-cell>
          <table:table-cell table:style-name="Code.D149" office:value-type="string">
            <text:p text:style-name="Table_20_Contents"/>
          </table:table-cell>
        </table:table-row>
        <table:table-row table:style-name="TableLine102901584">
          <table:table-cell table:style-name="Code.A106" office:value-type="string">
            <text:p text:style-name="Table_20_Contents">orderEmail_toDelivery</text:p>
          </table:table-cell>
          <table:table-cell table:style-name="Code.B2" office:value-type="string">
            <text:p text:style-name="P37">boolean</text:p>
          </table:table-cell>
          <table:table-cell table:style-name="Code.C106" office:value-type="string">
            <text:p text:style-name="Table_20_Contents">If set, the email notification will be sent to the delivery email address and not to the billing email address.</text:p>
          </table:table-cell>
          <table:table-cell table:style-name="Code.D149" office:value-type="string">
            <text:p text:style-name="Table_20_Contents"/>
          </table:table-cell>
        </table:table-row>
        <text:soft-page-break/>
        <table:table-row table:style-name="TableLine102904128">
          <table:table-cell table:style-name="Code.A107" office:value-type="string">
            <text:p text:style-name="Table_20_Contents">orderEmail_subject</text:p>
          </table:table-cell>
          <table:table-cell table:style-name="Code.B2" office:value-type="string">
            <text:p text:style-name="P37">string</text:p>
          </table:table-cell>
          <table:table-cell table:style-name="Code.C107" office:value-type="string">
            <text:p text:style-name="Table_20_Contents">Contents of the subject line if the first line in <text:s/>###EMAIL_PLAINTEXT_TEMPLATE### is empty.</text:p>
          </table:table-cell>
          <table:table-cell table:style-name="Code.D149" office:value-type="string">
            <text:p text:style-name="Table_20_Contents"/>
          </table:table-cell>
        </table:table-row>
        <table:table-row table:style-name="TableLine102906672">
          <table:table-cell table:style-name="Code.A108" office:value-type="string">
            <text:p text:style-name="Table_20_Contents">orderEmail_returnPath</text:p>
          </table:table-cell>
          <table:table-cell table:style-name="Code.B2" office:value-type="string">
            <text:p text:style-name="P37">string</text:p>
          </table:table-cell>
          <table:table-cell table:style-name="Code.C108" office:value-type="string">
            <text:p text:style-name="Table_20_Contents">Fills the 'Return-Path' of the email header. If the email of the recipient is invalid then the message will be sent to this address.</text:p>
          </table:table-cell>
          <table:table-cell table:style-name="Code.D108" office:value-type="string">
            <text:p text:style-name="Table_20_Contents"/>
          </table:table-cell>
        </table:table-row>
        <table:table-row table:style-name="TableLine102909760">
          <table:table-cell table:style-name="Code.A109" office:value-type="string">
            <text:p text:style-name="Table_20_Contents">orderEmail_htmlmail</text:p>
          </table:table-cell>
          <table:table-cell table:style-name="Code.B2" office:value-type="string">
            <text:p text:style-name="Table_20_Contents">boolean / string</text:p>
          </table:table-cell>
          <table:table-cell table:style-name="Code.C109" office:value-type="string">
            <text:p text:style-name="Table_20_Contents">If set, the order confirmation email is sent as HTML<text:line-break/>If orderEmail_htmlmail.removeImagesWithPrefix is set, then the images and their HTML tags will not be sent in an email.</text:p>
          </table:table-cell>
          <table:table-cell table:style-name="Code.D149" office:value-type="string">
            <text:p text:style-name="Table_20_Contents"/>
          </table:table-cell>
        </table:table-row>
        <table:table-row table:style-name="TableLine102912304">
          <table:table-cell table:style-name="Code.A110" office:value-type="string">
            <text:p text:style-name="Table_20_Contents">orderEmail_apostrophe</text:p>
          </table:table-cell>
          <table:table-cell table:style-name="Code.B2" office:value-type="string">
            <text:p text:style-name="Table_20_Contents">string</text:p>
          </table:table-cell>
          <table:table-cell table:style-name="Code.C110" office:value-type="string">
            <text:p text:style-name="Table_20_Contents">Use these characters as apostrophe in the order email subject.</text:p>
          </table:table-cell>
          <table:table-cell table:style-name="Code.D149" office:value-type="string">
            <text:p text:style-name="Table_20_Contents"/>
          </table:table-cell>
        </table:table-row>
        <table:table-row table:style-name="TableLine102914848">
          <table:table-cell table:style-name="Code.A111" office:value-type="string">
            <text:p text:style-name="Table_20_Contents">orderEmail_order2</text:p>
          </table:table-cell>
          <table:table-cell table:style-name="Code.B2" office:value-type="string">
            <text:p text:style-name="Table_20_Contents">boolean</text:p>
          </table:table-cell>
          <table:table-cell table:style-name="Code.C111" office:value-type="string">
            <text:p text:style-name="Table_20_Contents">If set, the shop admin receives 2 email order confirmations. The same email like the customer with EMAIL_PLAINTEXT_TEMPLATE and also the one only for shop admins EMAIL_PLAINTEXT_TEMPLATE_SHOP if available.</text:p>
          </table:table-cell>
          <table:table-cell table:style-name="Code.D149" office:value-type="string">
            <text:p text:style-name="Table_20_Contents"/>
          </table:table-cell>
        </table:table-row>
        <table:table-row table:style-name="TableLine102917392">
          <table:table-cell table:style-name="Code.A112" office:value-type="string">
            <text:p text:style-name="Table_20_Contents">email_notify_default</text:p>
          </table:table-cell>
          <table:table-cell table:style-name="Code.B2" office:value-type="string">
            <text:p text:style-name="Table_20_Contents">boolean</text:p>
          </table:table-cell>
          <table:table-cell table:style-name="Code.C112" office:value-type="string">
            <text:p text:style-name="Table_20_Contents">If email-notification to the delivery email address of the customer is enabled by default for tracking (he can change it himself in the tracking module later)</text:p>
          </table:table-cell>
          <table:table-cell table:style-name="Code.D149" office:value-type="string">
            <text:p text:style-name="Table_20_Contents"/>
          </table:table-cell>
        </table:table-row>
        <table:table-row table:style-name="TableLine102919936">
          <table:table-cell table:style-name="Code.A113" office:value-type="string">
            <text:p text:style-name="Table_20_Contents">statusCodes</text:p>
          </table:table-cell>
          <table:table-cell table:style-name="Code.B2" office:value-type="string">
            <text:p text:style-name="P29">Array of integers</text:p>
          </table:table-cell>
          <table:table-cell table:style-name="Code.C113" office:value-type="string">
            <text:p text:style-name="Table_20_Contents">Status codes used in the tracking module.</text:p>
            <text:p text:style-name="Table_20_Contents">Numbers above 100 removes the order from the tracklist.</text:p>
            <text:p text:style-name="Table_20_Contents">Number zero is the status of a non-finalized order (and non-finalized orders in the database may by time be regarded as garbage...)</text:p>
            <text:p text:style-name="Table_20_Contents">Numbers of 50-59 is available for the customer to choose from.</text:p>
            <text:p text:style-name="Table_20_Contents">Number 1 is reserved to be selected when an order goes from zero to 1 because it's confirmed. Number 1 cannot be selected by shop admin.<text:line-break/>These will be written into ###STATUS_OPTIONS### <text:s/>markers.</text:p>
            <text:p text:style-name="Table_20_Contents"/>
            <text:p text:style-name="P23">Example:</text:p>
            <text:p text:style-name="Table_20_Contents_2f_PRE">statusCodes {</text:p>
            <text:p text:style-name="Table_20_Contents_2f_PRE"><text:s text:c="4"/>1 = Order submitted by user</text:p>
            <text:p text:style-name="Table_20_Contents_2f_PRE"><text:s text:c="4"/>2 = Order is received and accepted by store</text:p>
            <text:p text:style-name="Table_20_Contents_2f_PRE"><text:s text:c="4"/>10 = Shop is awaiting goods from third-party</text:p>
            <text:p text:style-name="Table_20_Contents_2f_PRE"><text:s text:c="4"/>11 = Shop is awaiting customer payment</text:p>
            <text:p text:style-name="Table_20_Contents_2f_PRE"><text:s text:c="4"/>12 = Shop is awaiting material from customer</text:p>
            <text:p text:style-name="Table_20_Contents_2f_PRE"><text:s text:c="4"/>13 = Order has been payed</text:p>
            <text:p text:style-name="Table_20_Contents_2f_PRE"><text:s text:c="4"/>20 = Goods shipped to customer</text:p>
            <text:p text:style-name="Table_20_Contents_2f_PRE"><text:s text:c="4"/>21 = Gift certificates shipped to customer</text:p>
            <text:p text:style-name="Table_20_Contents_2f_PRE"><text:s text:c="4"/>30 = Other message from store</text:p>
            <text:p text:style-name="Table_20_Contents_2f_PRE"><text:s text:c="4"/>50 = Customer request for cancelling</text:p>
            <text:p text:style-name="Table_20_Contents_2f_PRE"><text:s text:c="4"/>51 = Message from customer to shop</text:p>
            <text:p text:style-name="Table_20_Contents_2f_PRE"><text:s text:c="4"/>60 = Send gift certificate message to receiver</text:p>
            <text:p text:style-name="Table_20_Contents_2f_PRE"><text:s text:c="4"/>100 = Order shipped and closed</text:p>
            <text:p text:style-name="Table_20_Contents_2f_PRE"><text:s text:c="4"/>101 = Order closed</text:p>
            <text:p text:style-name="Table_20_Contents_2f_PRE"><text:s text:c="4"/>200 = Order cancelled</text:p>
            <text:p text:style-name="Table_20_Contents_2f_PRE">}</text:p>
          </table:table-cell>
          <table:table-cell table:style-name="Code.D149" office:value-type="string">
            <text:p text:style-name="Table_20_Contents"/>
          </table:table-cell>
        </table:table-row>
        <table:table-row table:style-name="TableLine102922480">
          <table:table-cell table:style-name="Code.A114" office:value-type="string">
            <text:p text:style-name="Table_20_Contents">update_code</text:p>
          </table:table-cell>
          <table:table-cell table:style-name="Code.B2" office:value-type="string">
            <text:p text:style-name="Table_20_Contents">string</text:p>
          </table:table-cell>
          <table:table-cell table:style-name="Code.C114" office:value-type="string">
            <text:p text:style-name="Table_20_Contents">The 'password' used by the administrator of the shop to go into the tracking system in the front end.</text:p>
            <text:p text:style-name="Table_20_Contents">The password form field will appear if a BE_USER is logged in, but this password is still needed.</text:p>
          </table:table-cell>
          <table:table-cell table:style-name="Code.D114" office:value-type="string">
            <text:p text:style-name="Table_20_Contents">password</text:p>
          </table:table-cell>
        </table:table-row>
        <table:table-row table:style-name="TableLine102925520">
          <table:table-cell table:style-name="Code.A115" office:value-type="string">
            <text:p text:style-name="Table_20_Contents">statusDate_stdWrap</text:p>
          </table:table-cell>
          <table:table-cell table:style-name="Code.B2" office:value-type="string">
            <text:p text:style-name="Table_20_Contents">-&gt;stdWrap </text:p>
          </table:table-cell>
          <table:table-cell table:style-name="Code.C115" office:value-type="string">
            <text:p text:style-name="Table_20_Contents">stdWrap for status date</text:p>
            <text:p text:style-name="Table_20_Contents"/>
            <text:p text:style-name="P23">Example:</text:p>
            <text:p text:style-name="Table_20_Contents_2f_PRE"><text:span text:style-name="T28">statusDate_stdWrap.strftime = </text:span>%d-%m-%Y %H:%M</text:p>
          </table:table-cell>
          <table:table-cell table:style-name="Code.D149" office:value-type="string">
            <text:p text:style-name="Table_20_Contents"/>
          </table:table-cell>
        </table:table-row>
        <table:table-row table:style-name="TableLine102928064">
          <table:table-cell table:style-name="Code.A116" office:value-type="string">
            <text:p text:style-name="Table_20_Contents">orderDate_stdWrap</text:p>
          </table:table-cell>
          <table:table-cell table:style-name="Code.B2" office:value-type="string">
            <text:p text:style-name="Table_20_Contents">-&gt;stdWrap </text:p>
          </table:table-cell>
          <table:table-cell table:style-name="Code.C116" office:value-type="string">
            <text:p text:style-name="Table_20_Contents">stdWrap for the order date</text:p>
            <text:p text:style-name="Table_20_Contents"/>
            <text:p text:style-name="P23">Example:</text:p>
            <text:p text:style-name="P53"><text:span text:style-name="T33">orderDate_stdWrap.strftime = </text:span>%d-%m-%Y</text:p>
          </table:table-cell>
          <table:table-cell table:style-name="Code.D149" office:value-type="string">
            <text:p text:style-name="Table_20_Contents"/>
          </table:table-cell>
        </table:table-row>
        <table:table-row table:style-name="TableLine102930608">
          <table:table-cell table:style-name="Code.A117" office:value-type="string">
            <text:p text:style-name="Table_20_Contents">usebyDate_stdWrap</text:p>
          </table:table-cell>
          <table:table-cell table:style-name="Code.B2" office:value-type="string">
            <text:p text:style-name="Table_20_Contents">-&gt;stdWrap </text:p>
          </table:table-cell>
          <table:table-cell table:style-name="Code.C117" office:value-type="string">
            <text:p text:style-name="Table_20_Contents">stdWrap for the useby date</text:p>
          </table:table-cell>
          <table:table-cell table:style-name="Code.D149" office:value-type="string">
            <text:p text:style-name="Table_20_Contents"/>
          </table:table-cell>
        </table:table-row>
        <table:table-row table:style-name="TableLine102933152">
          <table:table-cell table:style-name="Code.A118" office:value-type="string">
            <text:p text:style-name="Table_20_Contents">cardEndDate_stdWrap</text:p>
          </table:table-cell>
          <table:table-cell table:style-name="Code.B2" office:value-type="string">
            <text:p text:style-name="Table_20_Contents">-&gt;stdWrap </text:p>
          </table:table-cell>
          <table:table-cell table:style-name="Code.C118" office:value-type="string">
            <text:p text:style-name="Table_20_Contents">stdWrap for credit card end time date</text:p>
          </table:table-cell>
          <table:table-cell table:style-name="Code.D149" office:value-type="string">
            <text:p text:style-name="Table_20_Contents"/>
          </table:table-cell>
        </table:table-row>
        <table:table-row table:style-name="TableLine102935696">
          <table:table-cell table:style-name="Code.A119" office:value-type="string">
            <text:p text:style-name="Table_20_Contents">displayCurrentRecord</text:p>
          </table:table-cell>
          <table:table-cell table:style-name="Code.B2" office:value-type="string">
            <text:p text:style-name="Table_20_Contents">boolean</text:p>
          </table:table-cell>
          <table:table-cell table:style-name="Code.C119" office:value-type="string">
            <text:p text:style-name="Table_20_Contents">If set, certain settings are manipulated in order to let the script render a single item - the $cObj-&gt;data.</text:p>
            <text:p text:style-name="Table_20_Contents">If this setting is set, the subpart marked ###ITEM_SINGLE_DISPLAY_RECORDINSERT### will be used instead of the regular subpart ###ITEM_SINGLE_DISPLAY### if it is found.</text:p>
          </table:table-cell>
          <table:table-cell table:style-name="Code.D149" office:value-type="string">
            <text:p text:style-name="Table_20_Contents"/>
          </table:table-cell>
        </table:table-row>
        <text:soft-page-break/>
        <table:table-row table:style-name="TableLine102938240">
          <table:table-cell table:style-name="Code.A120" office:value-type="string">
            <text:p text:style-name="Table_20_Contents">externalProcessing</text:p>
          </table:table-cell>
          <table:table-cell table:style-name="Code.B2" office:value-type="string">
            <text:p text:style-name="Table_20_Contents">cObject</text:p>
          </table:table-cell>
          <table:table-cell table:style-name="Code.C120" office:value-type="string">
            <text:p text:style-name="Table_20_Contents">This cObject may be used to call a function which manipulates the shopping basket. This manipulation could be based on settings in an external order system. The output is included in the top of the order (HTML) on the basket-page.</text:p>
            <text:p text:style-name="Table_20_Contents">This cObject is executed each time the main_products method of the user_products class in productsLib is called and it's executed before any of the main processing. See the class for details.</text:p>
          </table:table-cell>
          <table:table-cell table:style-name="Code.D149" office:value-type="string">
            <text:p text:style-name="Table_20_Contents"/>
          </table:table-cell>
        </table:table-row>
        <table:table-row table:style-name="TableLine102940784">
          <table:table-cell table:style-name="Code.A121" office:value-type="string">
            <text:p text:style-name="P37">externalProcessing_final</text:p>
          </table:table-cell>
          <table:table-cell table:style-name="Code.B2" office:value-type="string">
            <text:p text:style-name="P37">cObject</text:p>
          </table:table-cell>
          <table:table-cell table:style-name="Code.C121" office:value-type="string">
            <text:p text:style-name="P48">cObject for the final order confirmation template</text:p>
          </table:table-cell>
          <table:table-cell table:style-name="Code.D149" office:value-type="string">
            <text:p text:style-name="Table_20_Contents"/>
          </table:table-cell>
        </table:table-row>
        <table:table-row table:style-name="TableLine102943328">
          <table:table-cell table:style-name="Code.A122" office:value-type="string">
            <text:p text:style-name="Table_20_Contents">externalFinalizing</text:p>
          </table:table-cell>
          <table:table-cell table:style-name="Code.B2" office:value-type="string">
            <text:p text:style-name="Table_20_Contents">cObject</text:p>
          </table:table-cell>
          <table:table-cell table:style-name="Code.C122" office:value-type="string">
            <text:p text:style-name="Table_20_Contents">This cObject may be used to call a function which clears settings in an external order system. This is a sister to the above function and they should probably be used in conjunction somehow. This function is called immediately after the finalize-function has been called. </text:p>
            <text:p text:style-name="Table_20_Contents">For instance this function would be suitable for clearing any external basket facilitated by the .externalProcessing cObject</text:p>
            <text:p text:style-name="Table_20_Contents"><text:span text:style-name="T4">Note:</text:span> The output is NOT included anywhere.</text:p>
          </table:table-cell>
          <table:table-cell table:style-name="Code.D149" office:value-type="string">
            <text:p text:style-name="Table_20_Contents"/>
          </table:table-cell>
        </table:table-row>
        <table:table-row table:style-name="TableLine102945872">
          <table:table-cell table:style-name="Code.A123" office:value-type="string">
            <text:p text:style-name="Table_20_Contents">wrap1</text:p>
          </table:table-cell>
          <table:table-cell table:style-name="Code.B2" office:value-type="string">
            <text:p text:style-name="P36">-&gt; stdWrap</text:p>
          </table:table-cell>
          <table:table-cell table:style-name="Code.C123" office:value-type="string">
            <text:p text:style-name="Table_20_Contents">Global Wrap 1. This will be splitted into the markers ###GW1B### and ###GW1E###. Don't change the input value by the settings, only wrap it in something.</text:p>
            <text:p text:style-name="Table_20_Contents"/>
            <text:p text:style-name="P23">Example:</text:p>
            <text:p text:style-name="Table_20_Contents_2f_PRE">wrap1.wrap = &lt;b&gt; |&lt;/b&gt;</text:p>
          </table:table-cell>
          <table:table-cell table:style-name="Code.D149" office:value-type="string">
            <text:p text:style-name="Table_20_Contents"/>
          </table:table-cell>
        </table:table-row>
        <table:table-row table:style-name="TableLine102948416">
          <table:table-cell table:style-name="Code.A124" office:value-type="string">
            <text:p text:style-name="Table_20_Contents">wrap2</text:p>
          </table:table-cell>
          <table:table-cell table:style-name="Code.B2" office:value-type="string">
            <text:p text:style-name="Table_20_Contents">-&gt; stdWrap</text:p>
          </table:table-cell>
          <table:table-cell table:style-name="Code.C124" office:value-type="string">
            <text:p text:style-name="Table_20_Contents">Global Wrap 2 (see above) markers ###GW2B### and ###GW2E###</text:p>
          </table:table-cell>
          <table:table-cell table:style-name="Code.D149" office:value-type="string">
            <text:p text:style-name="Table_20_Contents"/>
          </table:table-cell>
        </table:table-row>
        <table:table-row table:style-name="TableLine102950960">
          <table:table-cell table:style-name="Code.A125" office:value-type="string">
            <text:p text:style-name="Table_20_Contents">wrapInBaseClass</text:p>
          </table:table-cell>
          <table:table-cell table:style-name="Code.B2" office:value-type="string">
            <text:p text:style-name="Table_20_Contents">boolean</text:p>
            <text:p text:style-name="P30">S</text:p>
          </table:table-cell>
          <table:table-cell table:style-name="Code.C125" office:value-type="string">
            <text:p text:style-name="Table_20_Contents">If true the output will be wrapped with &lt;div class="tx-ttproducts-pi1"&gt; | &lt;/div&gt;</text:p>
          </table:table-cell>
          <table:table-cell table:style-name="Code.D125" office:value-type="string">
            <text:p text:style-name="Table_20_Contents">1</text:p>
          </table:table-cell>
        </table:table-row>
        <table:table-row table:style-name="TableLine102954000">
          <table:table-cell table:style-name="Code.A126" office:value-type="string">
            <text:p text:style-name="Table_20_Contents">wrapInCode</text:p>
          </table:table-cell>
          <table:table-cell table:style-name="Code.B2" office:value-type="string">
            <text:p text:style-name="Table_20_Contents">boolean</text:p>
            <text:p text:style-name="P30">S</text:p>
          </table:table-cell>
          <table:table-cell table:style-name="Code.C126" office:value-type="string">
            <text:p text:style-name="Table_20_Contents">If set, then the output will be wrapped by </text:p>
            <text:p text:style-name="Table_20_Contents_2f_PRE">&lt;!-- START: tt-products-code-uid --&gt;&lt;div id="tt-products-code-uid"&gt;</text:p>
            <text:p text:style-name="Table_20_Contents_2f_PRE"><text:s/>|<text:bookmark text:name="line764"/>&lt;/div&gt;&lt;!-- END: tt-products-code-uid --&gt;</text:p>
            <text:p text:style-name="Table_20_Contents">. 'code' will be replaced by the code of the plugin. uid will be replaced by the field 'uid' of the table tt_products.</text:p>
          </table:table-cell>
          <table:table-cell table:style-name="Code.D126" office:value-type="string">
            <text:p text:style-name="Table_20_Contents">1</text:p>
          </table:table-cell>
        </table:table-row>
        <table:table-row table:style-name="TableLine102957040">
          <table:table-cell table:style-name="Code.A127" office:value-type="string">
            <text:p text:style-name="Table_20_Contents">selectColor</text:p>
          </table:table-cell>
          <table:table-cell table:style-name="Code.B2" office:value-type="string">
            <text:p text:style-name="Table_20_Contents">integer</text:p>
          </table:table-cell>
          <table:table-cell table:style-name="Code.C127" office:value-type="string">
            <text:p text:style-name="Table_20_Contents">If true the colo<text:span text:style-name="T50">u</text:span>r of a product is selectable in a select box.</text:p>
          </table:table-cell>
          <table:table-cell table:style-name="Code.D127" office:value-type="string">
            <text:p text:style-name="Table_20_Contents">1</text:p>
          </table:table-cell>
        </table:table-row>
        <table:table-row table:style-name="TableLine102960080">
          <table:table-cell table:style-name="Code.A128" office:value-type="string">
            <text:p text:style-name="Table_20_Contents">selectColor2</text:p>
          </table:table-cell>
          <table:table-cell table:style-name="Code.B2" office:value-type="string">
            <text:p text:style-name="Table_20_Contents">integer</text:p>
          </table:table-cell>
          <table:table-cell table:style-name="Code.C128" office:value-type="string">
            <text:p text:style-name="Table_20_Contents">If true the 2<text:span text:style-name="T7">nd</text:span> colo<text:span text:style-name="T50">u</text:span>r of a product is selectable in a select box.</text:p>
          </table:table-cell>
          <table:table-cell table:style-name="Code.D128" office:value-type="string">
            <text:p text:style-name="Table_20_Contents">1</text:p>
          </table:table-cell>
        </table:table-row>
        <table:table-row table:style-name="TableLine102963120">
          <table:table-cell table:style-name="Code.A129" office:value-type="string">
            <text:p text:style-name="Table_20_Contents">selectColor3</text:p>
          </table:table-cell>
          <table:table-cell table:style-name="Code.B2" office:value-type="string">
            <text:p text:style-name="Table_20_Contents">integer</text:p>
          </table:table-cell>
          <table:table-cell table:style-name="Code.C129" office:value-type="string">
            <text:p text:style-name="Table_20_Contents">If true the 3<text:span text:style-name="T7">rd</text:span> colo<text:span text:style-name="T50">u</text:span>r of a product is selectable in a select box.</text:p>
          </table:table-cell>
          <table:table-cell table:style-name="Code.D129" office:value-type="string">
            <text:p text:style-name="Table_20_Contents">1</text:p>
          </table:table-cell>
        </table:table-row>
        <table:table-row table:style-name="TableLine102800608">
          <table:table-cell table:style-name="Code.A130" office:value-type="string">
            <text:p text:style-name="Table_20_Contents">selectSize</text:p>
          </table:table-cell>
          <table:table-cell table:style-name="Code.B2" office:value-type="string">
            <text:p text:style-name="Table_20_Contents">integer</text:p>
          </table:table-cell>
          <table:table-cell table:style-name="Code.C130" office:value-type="string">
            <text:p text:style-name="Table_20_Contents">If true the size of a product is selectable in a select box.</text:p>
          </table:table-cell>
          <table:table-cell table:style-name="Code.D130" office:value-type="string">
            <text:p text:style-name="Table_20_Contents">1</text:p>
          </table:table-cell>
        </table:table-row>
        <table:table-row table:style-name="TableLine102975376">
          <table:table-cell table:style-name="Code.A131" office:value-type="string">
            <text:p text:style-name="Table_20_Contents">selectSize2</text:p>
          </table:table-cell>
          <table:table-cell table:style-name="Code.B2" office:value-type="string">
            <text:p text:style-name="Table_20_Contents">integer</text:p>
          </table:table-cell>
          <table:table-cell table:style-name="Code.C131" office:value-type="string">
            <text:p text:style-name="Table_20_Contents">If true the 2<text:span text:style-name="T7">nd</text:span> size of a product is selectable in a select box.</text:p>
          </table:table-cell>
          <table:table-cell table:style-name="Code.D131" office:value-type="string">
            <text:p text:style-name="Table_20_Contents">1</text:p>
          </table:table-cell>
        </table:table-row>
        <table:table-row table:style-name="TableLine102978416">
          <table:table-cell table:style-name="Code.A132" office:value-type="string">
            <text:p text:style-name="Table_20_Contents">selectSize3</text:p>
          </table:table-cell>
          <table:table-cell table:style-name="Code.B2" office:value-type="string">
            <text:p text:style-name="Table_20_Contents">integer</text:p>
          </table:table-cell>
          <table:table-cell table:style-name="Code.C132" office:value-type="string">
            <text:p text:style-name="Table_20_Contents">If true the 3<text:span text:style-name="T7">rd</text:span> size of a product is selectable in a select box.</text:p>
          </table:table-cell>
          <table:table-cell table:style-name="Code.D132" office:value-type="string">
            <text:p text:style-name="Table_20_Contents">1</text:p>
          </table:table-cell>
        </table:table-row>
        <table:table-row table:style-name="TableLine102981456">
          <table:table-cell table:style-name="Code.A133" office:value-type="string">
            <text:p text:style-name="Table_20_Contents">selectDescription</text:p>
          </table:table-cell>
          <table:table-cell table:style-name="Code.B2" office:value-type="string">
            <text:p text:style-name="Table_20_Contents">integer</text:p>
          </table:table-cell>
          <table:table-cell table:style-name="Code.C133" office:value-type="string">
            <text:p text:style-name="Table_20_Contents">If true the description of a product is selectable in a select box.</text:p>
          </table:table-cell>
          <table:table-cell table:style-name="Code.D133" office:value-type="string">
            <text:p text:style-name="Table_20_Contents">1</text:p>
          </table:table-cell>
        </table:table-row>
        <table:table-row table:style-name="TableLine102984496">
          <table:table-cell table:style-name="Code.A134" office:value-type="string">
            <text:p text:style-name="Table_20_Contents">selectGradings</text:p>
          </table:table-cell>
          <table:table-cell table:style-name="Code.B2" office:value-type="string">
            <text:p text:style-name="Table_20_Contents">integer</text:p>
          </table:table-cell>
          <table:table-cell table:style-name="Code.C134" office:value-type="string">
            <text:p text:style-name="Table_20_Contents">If true the gradings of a product are selectable in a select box.</text:p>
          </table:table-cell>
          <table:table-cell table:style-name="Code.D134" office:value-type="string">
            <text:p text:style-name="Table_20_Contents">1</text:p>
          </table:table-cell>
        </table:table-row>
        <table:table-row table:style-name="TableLine102987536">
          <table:table-cell table:style-name="Code.A135" office:value-type="string">
            <text:p text:style-name="Table_20_Contents">selectMaterial</text:p>
          </table:table-cell>
          <table:table-cell table:style-name="Code.B2" office:value-type="string">
            <text:p text:style-name="Table_20_Contents">integer</text:p>
          </table:table-cell>
          <table:table-cell table:style-name="Code.C135" office:value-type="string">
            <text:p text:style-name="Table_20_Contents">If true the material of a product are selectable in a select box.</text:p>
          </table:table-cell>
          <table:table-cell table:style-name="Code.D135" office:value-type="string">
            <text:p text:style-name="Table_20_Contents">1</text:p>
          </table:table-cell>
        </table:table-row>
        <table:table-row table:style-name="TableLine102990576">
          <table:table-cell table:style-name="Code.A136" office:value-type="string">
            <text:p text:style-name="Table_20_Contents">selectQuality</text:p>
          </table:table-cell>
          <table:table-cell table:style-name="Code.B2" office:value-type="string">
            <text:p text:style-name="Table_20_Contents">integer</text:p>
          </table:table-cell>
          <table:table-cell table:style-name="Code.C136" office:value-type="string">
            <text:p text:style-name="Table_20_Contents">If true the quality of a product are selectable in a select box.</text:p>
          </table:table-cell>
          <table:table-cell table:style-name="Code.D136" office:value-type="string">
            <text:p text:style-name="Table_20_Contents">1</text:p>
          </table:table-cell>
        </table:table-row>
        <table:table-row table:style-name="TableLine102993616">
          <table:table-cell table:style-name="Code.A137" office:value-type="string">
            <text:p text:style-name="Table_20_Contents">color1</text:p>
          </table:table-cell>
          <table:table-cell table:style-name="Code.B2" office:value-type="string">
            <text:p text:style-name="Table_20_Contents">string /stdWrap</text:p>
          </table:table-cell>
          <table:table-cell table:style-name="Code.C137" office:value-type="string">
            <text:p text:style-name="Table_20_Contents">Value for ###GC1### marker (Global colo<text:span text:style-name="T50">u</text:span>r 1)</text:p>
          </table:table-cell>
          <table:table-cell table:style-name="Code.D149" office:value-type="string">
            <text:p text:style-name="Table_20_Contents"/>
          </table:table-cell>
        </table:table-row>
        <table:table-row table:style-name="TableLine102996160">
          <table:table-cell table:style-name="Code.A138" office:value-type="string">
            <text:p text:style-name="Table_20_Contents">color2</text:p>
          </table:table-cell>
          <table:table-cell table:style-name="Code.B2" office:value-type="string">
            <text:p text:style-name="Table_20_Contents">string /stdWrap</text:p>
          </table:table-cell>
          <table:table-cell table:style-name="Code.C138" office:value-type="string">
            <text:p text:style-name="Table_20_Contents">Value for ###GC2### marker (Global colo<text:span text:style-name="T50">u</text:span>r 2)</text:p>
          </table:table-cell>
          <table:table-cell table:style-name="Code.D149" office:value-type="string">
            <text:p text:style-name="Table_20_Contents"/>
          </table:table-cell>
        </table:table-row>
        <table:table-row table:style-name="TableLine102998704">
          <table:table-cell table:style-name="Code.A139" office:value-type="string">
            <text:p text:style-name="Table_20_Contents">color3</text:p>
          </table:table-cell>
          <table:table-cell table:style-name="Code.B2" office:value-type="string">
            <text:p text:style-name="Table_20_Contents">string /stdWrap</text:p>
          </table:table-cell>
          <table:table-cell table:style-name="Code.C139" office:value-type="string">
            <text:p text:style-name="Table_20_Contents">Value for ###GC3### marker (Global colo<text:span text:style-name="T50">u</text:span>r 3)</text:p>
          </table:table-cell>
          <table:table-cell table:style-name="Code.D149" office:value-type="string">
            <text:p text:style-name="Table_20_Contents"/>
          </table:table-cell>
        </table:table-row>
        <table:table-row table:style-name="TableLine103001248">
          <table:table-cell table:style-name="Code.A140" office:value-type="string">
            <text:p text:style-name="P44">nl2brNote</text:p>
          </table:table-cell>
          <table:table-cell table:style-name="Code.B2" office:value-type="string">
            <text:p text:style-name="P44">boolean</text:p>
          </table:table-cell>
          <table:table-cell table:style-name="Code.C140" office:value-type="string">
            <text:p text:style-name="P45">If true the linefeeds in the note field are replaced by &lt;br /&gt;.</text:p>
          </table:table-cell>
          <table:table-cell table:style-name="Code.D140" office:value-type="string">
            <text:p text:style-name="Table_20_Contents">1</text:p>
          </table:table-cell>
        </table:table-row>
        <text:soft-page-break/>
        <table:table-row table:style-name="TableLine103004288">
          <table:table-cell table:style-name="Code.A141" office:value-type="string">
            <text:p text:style-name="P37">useArticles</text:p>
          </table:table-cell>
          <table:table-cell table:style-name="Code.B2" office:value-type="string">
            <text:p text:style-name="P37">integer</text:p>
          </table:table-cell>
          <table:table-cell table:style-name="Code.C141" office:value-type="string">
            <text:p text:style-name="Table_20_Contents"/>
            <text:list xml:id="list781248695" text:style-name="L12">
              <text:list-item>
                <text:p text:style-name="P86">0: If you do not want to use the articles table then this must remain 0.</text:p>
              </text:list-item>
              <text:list-item>
                <text:p text:style-name="P82">1: If you want to use products in different variants and have special prices for them in the articles table, then you have to set this to 1. All variants must be entered for the products and the articles. The article of a product is chosen if it contains all the selected variants. The instock of the articles table will be used instead of the products table. Articles are sold together with their related product.</text:p>
              </text:list-item>
              <text:list-item>
                <text:p text:style-name="P82">2: No variants are used. No product is assigned to an article. The articles are sold without products.</text:p>
              </text:list-item>
              <text:list-item>
                <text:p text:style-name="P82">3: The variants of the product need not be entered but are taken from the articles assigned to a product. No product is assigned to an article, but many articles are assigned to a product with the possibility of additional prices. Each article can have a part of the variants. If more than one article is added and can be part of the variants, then the additional prices are added and the text fields are chained.</text:p>
              </text:list-item>
            </text:list>
          </table:table-cell>
          <table:table-cell table:style-name="Code.D149" office:value-type="string">
            <text:p text:style-name="Table_20_Contents"/>
          </table:table-cell>
        </table:table-row>
        <table:table-row table:style-name="TableLine103006832">
          <table:table-cell table:style-name="Code.A142" office:value-type="string">
            <text:p text:style-name="P37">keepProductData</text:p>
          </table:table-cell>
          <table:table-cell table:style-name="Code.B2" office:value-type="string">
            <text:p text:style-name="P37">boolean</text:p>
          </table:table-cell>
          <table:table-cell table:style-name="Code.C142" office:value-type="string">
            <text:p text:style-name="Table_20_Contents">If true, the product data are kept in the article markers if they are not empty and if the product is merged with a corresponding article which fits in the variant fields.</text:p>
            <text:p text:style-name="Table_20_Contents">Only used if useArticles = 3.</text:p>
          </table:table-cell>
          <table:table-cell table:style-name="Code.D142" office:value-type="string">
            <text:p text:style-name="Table_20_Contents">1</text:p>
          </table:table-cell>
        </table:table-row>
        <table:table-row table:style-name="TableLine103009872">
          <table:table-cell table:style-name="Code.A143" office:value-type="string">
            <text:p text:style-name="P37">noArticleSingleView</text:p>
          </table:table-cell>
          <table:table-cell table:style-name="Code.B2" office:value-type="string">
            <text:p text:style-name="P37">boolean</text:p>
          </table:table-cell>
          <table:table-cell table:style-name="Code.C143" office:value-type="string">
            <text:p text:style-name="Table_20_Contents">If true, then no article single view is used. Articles are instead linked to the product single view and the corresponding variant selection is shown.</text:p>
          </table:table-cell>
          <table:table-cell table:style-name="Code.D143" office:value-type="string">
            <text:p text:style-name="Table_20_Contents">1</text:p>
          </table:table-cell>
        </table:table-row>
        <table:table-row table:style-name="TableLine103012912">
          <table:table-cell table:style-name="Code.A144" office:value-type="string">
            <text:p text:style-name="P37">priceTagObj</text:p>
          </table:table-cell>
          <table:table-cell table:style-name="Code.B2" office:value-type="string">
            <text:p text:style-name="P37">IMAGE cObject</text:p>
          </table:table-cell>
          <table:table-cell table:style-name="Code.C144" office:value-type="string">
            <text:p text:style-name="P48">Image for the display of the price</text:p>
          </table:table-cell>
          <table:table-cell table:style-name="Code.D149" office:value-type="string">
            <text:p text:style-name="Table_20_Contents"/>
          </table:table-cell>
        </table:table-row>
        <table:table-row table:style-name="TableLine103015456">
          <table:table-cell table:style-name="Code.A145" office:value-type="string">
            <text:p text:style-name="P37">usePriceTag</text:p>
          </table:table-cell>
          <table:table-cell table:style-name="Code.B2" office:value-type="string">
            <text:p text:style-name="P37">boolean</text:p>
          </table:table-cell>
          <table:table-cell table:style-name="Code.C145" office:value-type="string">
            <text:p text:style-name="P48">If true, the <text:span text:style-name="T3">priceTagObj will be used. If false, the text will be displayed.</text:span></text:p>
          </table:table-cell>
          <table:table-cell table:style-name="Code.D145" office:value-type="string">
            <text:p text:style-name="Table_20_Contents">0</text:p>
          </table:table-cell>
        </table:table-row>
        <table:table-row table:style-name="TableLine103018496">
          <table:table-cell table:style-name="Code.A146" office:value-type="string">
            <text:p text:style-name="P37">useStaticInfoCountry</text:p>
          </table:table-cell>
          <table:table-cell table:style-name="Code.B2" office:value-type="string">
            <text:p text:style-name="P37">boolean</text:p>
          </table:table-cell>
          <table:table-cell table:style-name="Code.C146" office:value-type="string">
            <text:p text:style-name="P48">If true the short fe_users static_info_country field will be used for country instead of the country field.</text:p>
          </table:table-cell>
          <table:table-cell table:style-name="Code.D146" office:value-type="string">
            <text:p text:style-name="Table_20_Contents">0</text:p>
          </table:table-cell>
        </table:table-row>
        <table:table-row table:style-name="TableLine103021536">
          <table:table-cell table:style-name="Code.A147" office:value-type="string">
            <text:p text:style-name="P37">useStaticTaxes</text:p>
          </table:table-cell>
          <table:table-cell table:style-name="Code.B2" office:value-type="string">
            <text:p text:style-name="P37">boolean</text:p>
          </table:table-cell>
          <table:table-cell table:style-name="Code.C147" office:value-type="string">
            <text:p text:style-name="P48">If true, the tax will be determined from the country and region by the extension static_info_tables_taxes. UIDstore must be set.</text:p>
          </table:table-cell>
          <table:table-cell table:style-name="Code.D147" office:value-type="string">
            <text:p text:style-name="Table_20_Contents">0</text:p>
          </table:table-cell>
        </table:table-row>
        <table:table-row table:style-name="TableLine103024576">
          <table:table-cell table:style-name="Code.A148" office:value-type="string">
            <text:p text:style-name="P37">whereGift</text:p>
          </table:table-cell>
          <table:table-cell table:style-name="Code.B2" office:value-type="string">
            <text:p text:style-name="P37">string</text:p>
          </table:table-cell>
          <table:table-cell table:style-name="Code.C148" office:value-type="string">
            <text:p text:style-name="P48">This SQL where clause defines which products will be treated as gifts.</text:p>
          </table:table-cell>
          <table:table-cell table:style-name="Code.D149" office:value-type="string">
            <text:p text:style-name="Table_20_Contents"/>
          </table:table-cell>
        </table:table-row>
        <table:table-row table:style-name="TableLine103027120">
          <table:table-cell table:style-name="Code.A149" office:value-type="string">
            <text:p text:style-name="P37">whereGiftService</text:p>
          </table:table-cell>
          <table:table-cell table:style-name="Code.B2" office:value-type="string">
            <text:p text:style-name="P37">string</text:p>
          </table:table-cell>
          <table:table-cell table:style-name="Code.C149" office:value-type="string">
            <text:p text:style-name="P48">This SQL where clause defines which products will be treated as gift services.</text:p>
          </table:table-cell>
          <table:table-cell table:style-name="Code.D149" office:value-type="string">
            <text:p text:style-name="Table_20_Contents"/>
          </table:table-cell>
        </table:table-row>
        <table:table-row table:style-name="TableLine103029664">
          <table:table-cell table:style-name="Code.A179" office:value-type="string">
            <text:p text:style-name="P41">max_note_length</text:p>
          </table:table-cell>
          <table:table-cell table:style-name="Code.B179" office:value-type="string">
            <text:p text:style-name="P41">int+</text:p>
          </table:table-cell>
          <table:table-cell table:style-name="Code.C179" office:value-type="string">
            <text:p text:style-name="Table_20_Contents"><text:span text:style-name="T5">Deprecated. </text:span>See Article/Product configuration</text:p>
            <text:p text:style-name="Table_20_Contents">Use this instead:</text:p>
            <text:h text:style-name="Preformatted_20_Text" text:outline-level="5">plugin.tt_products.conf.tt_products.LIST {<text:line-break/> field {<text:line-break/> <text:s text:c="2"/>note = TEXT<text:line-break/> <text:s text:c="2"/>note.postUserFunc = tx_pmkhtmlcrop-&gt;htmlCrop<text:line-break/> <text:s text:c="2"/>note.postUserFunc.htmlCrop = 9 | ... More<text:line-break/> }</text:h>
            <text:h text:style-name="Preformatted_20_Text" text:outline-level="5">} </text:h>
            <text:p text:style-name="Table_20_Contents"/>
            <text:p text:style-name="Table_20_Contents">formerly:</text:p>
            <text:p text:style-name="Table_20_Contents">In the list view: The item note will be cut after max_note_length characters, and three dots are added...</text:p>
            <text:p text:style-name="Table_20_Contents">This can be dangerous if you use html in your product notes, because a tag could stay open and the following items look ugly</text:p>
          </table:table-cell>
          <table:table-cell table:style-name="Code.D63" office:value-type="float" office:value="10000">
            <text:p text:style-name="P47">10000</text:p>
          </table:table-cell>
        </table:table-row>
        <table:table-row table:style-name="TableLine103031264">
          <table:table-cell table:style-name="Code.A179" office:value-type="string">
            <text:p text:style-name="Table_20_Contents">specialPreparation</text:p>
          </table:table-cell>
          <table:table-cell table:style-name="Code.B179" office:value-type="string">
            <text:p text:style-name="Table_20_Contents">string</text:p>
          </table:table-cell>
          <table:table-cell table:style-name="Code.C179" office:value-type="string">
            <text:p text:style-name="Table_20_Contents">This text will substitute your ###PRODUCT_SPECIAL_PREP### markers.</text:p>
          </table:table-cell>
          <table:table-cell table:style-name="Code.D63">
            <text:p text:style-name="P47"/>
          </table:table-cell>
        </table:table-row>
        <table:table-row table:style-name="TableLine103032320">
          <table:table-cell table:style-name="Code.A179" office:value-type="string">
            <text:p text:style-name="Table_20_Contents">createUsers</text:p>
          </table:table-cell>
          <table:table-cell table:style-name="Code.B179" office:value-type="string">
            <text:p text:style-name="Table_20_Contents"><text:span text:style-name="T48">b</text:span>oolean</text:p>
          </table:table-cell>
          <table:table-cell table:style-name="Code.C179" office:value-type="string">
            <text:p text:style-name="Table_20_Contents">If you set this and PIDuserFolder, for each customer that is not logged in and his email address is not listed as user already, a new frontend user will be created.</text:p>
            <text:p text:style-name="Table_20_Contents">An email with the username (his e-mail address) and the password will be sent to him (see ###EMAIL_NEWUSER_TEMPLATE###)</text:p>
          </table:table-cell>
          <table:table-cell table:style-name="Code.D152" office:value-type="string">
            <text:p text:style-name="P50">0</text:p>
          </table:table-cell>
        </table:table-row>
        <table:table-row table:style-name="TableLine103033920">
          <table:table-cell table:style-name="Code.A153" office:value-type="string">
            <text:p text:style-name="P27">useMd5Password</text:p>
          </table:table-cell>
          <table:table-cell table:style-name="Code.B2" office:value-type="string">
            <text:p text:style-name="Table_20_Contents">boolean</text:p>
          </table:table-cell>
          <table:table-cell table:style-name="Code.C153" office:value-type="string">
            <text:p text:style-name="P27">Enable md5 password encryption.</text:p>
            <text:p text:style-name="P27"/>
            <text:p text:style-name="P27">Note: If set, passwords will be encrypted. Consider to install an extension like kb_md5fepw and the newloginbox.</text:p>
          </table:table-cell>
          <table:table-cell table:style-name="Code.D153" office:value-type="string">
            <text:p text:style-name="P27">0</text:p>
          </table:table-cell>
        </table:table-row>
        <table:table-row table:style-name="TableLine103036960">
          <table:table-cell table:style-name="Code.A179" office:value-type="string">
            <text:p text:style-name="P16">outputFolder</text:p>
          </table:table-cell>
          <table:table-cell table:style-name="Code.B179" office:value-type="string">
            <text:p text:style-name="Table_20_Contents">string</text:p>
          </table:table-cell>
          <table:table-cell table:style-name="Code.C179" office:value-type="string">
            <text:p text:style-name="Table_20_Contents">Folder where the bill and delivery sheets are created.</text:p>
          </table:table-cell>
          <table:table-cell table:style-name="Code.D154" office:value-type="string">
            <text:p text:style-name="P47">fileadmin/data</text:p>
          </table:table-cell>
        </table:table-row>
        <text:soft-page-break/>
        <table:table-row table:style-name="TableLine103038560">
          <table:table-cell table:style-name="Code.A179" office:value-type="string">
            <text:p text:style-name="Table_20_Contents">memberOfGroup</text:p>
          </table:table-cell>
          <table:table-cell table:style-name="Code.B179" office:value-type="string">
            <text:p text:style-name="Table_20_Contents">int+</text:p>
          </table:table-cell>
          <table:table-cell table:style-name="Code.C179" office:value-type="string">
            <text:p text:style-name="Table_20_Contents">The ID of the frontend user group, the new users should be member of</text:p>
          </table:table-cell>
          <table:table-cell table:style-name="Code.D63" office:value-type="float" office:value="1">
            <text:p text:style-name="P47">1</text:p>
          </table:table-cell>
        </table:table-row>
        <table:table-row table:style-name="TableLine103040112">
          <table:table-cell table:style-name="Code.A156" office:value-type="string">
            <text:p text:style-name="P37">discountGroupName</text:p>
          </table:table-cell>
          <table:table-cell table:style-name="Code.B2" office:value-type="string">
            <text:p text:style-name="P36">string</text:p>
          </table:table-cell>
          <table:table-cell table:style-name="Code.C156" office:value-type="string">
            <text:p text:style-name="Table_20_Contents">Name of the group for discount pricecalculation</text:p>
          </table:table-cell>
          <table:table-cell table:style-name="Code.D63">
            <text:p text:style-name="P47"/>
          </table:table-cell>
        </table:table-row>
        <table:table-row table:style-name="TableLine103042656">
          <table:table-cell table:style-name="Code.A157" office:value-type="string">
            <text:p text:style-name="P37">getDiscountPrice</text:p>
          </table:table-cell>
          <table:table-cell table:style-name="Code.B2" office:value-type="string">
            <text:p text:style-name="Table_20_Contents">boolean</text:p>
          </table:table-cell>
          <table:table-cell table:style-name="Code.C157" office:value-type="string">
            <text:p text:style-name="Table_20_Contents">If set the discount price will be used even for normal customers without having a frontend user in the discount group.</text:p>
          </table:table-cell>
          <table:table-cell table:style-name="Code.D153" office:value-type="string">
            <text:p text:style-name="Table_20_Contents"/>
          </table:table-cell>
        </table:table-row>
        <table:table-row table:style-name="TableLine103045744">
          <table:table-cell table:style-name="Code.A158" office:value-type="string">
            <text:p text:style-name="P37">discountPriceMode</text:p>
          </table:table-cell>
          <table:table-cell table:style-name="Code.B2" office:value-type="string">
            <text:p text:style-name="Table_20_Contents">integer</text:p>
          </table:table-cell>
          <table:table-cell table:style-name="Code.C158" office:value-type="string">
            <text:p text:style-name="Table_20_Contents">If unset, then the price field is used as the base to calculate the discount:</text:p>
            <text:p text:style-name="Table_20_Contents">discount = (price – price2) / price</text:p>
            <text:p text:style-name="Table_20_Contents">where price contains no discounts</text:p>
            <text:p text:style-name="Table_20_Contents">set to 1:</text:p>
            <text:p text:style-name="Table_20_Contents">discount = (price2 – price) / price2</text:p>
            <text:p text:style-name="Table_20_Contents">where price contains the discounts</text:p>
            <text:p text:style-name="Table_20_Contents">This is only needed for setting the behavior of the price2 markers.</text:p>
          </table:table-cell>
          <table:table-cell table:style-name="Code.D153" office:value-type="string">
            <text:p text:style-name="Table_20_Contents"/>
          </table:table-cell>
        </table:table-row>
        <table:table-row table:style-name="TableLine103048288">
          <table:table-cell table:style-name="Code.A159" office:value-type="string">
            <text:p text:style-name="P37">discountFieldMode</text:p>
          </table:table-cell>
          <table:table-cell table:style-name="Code.B2" office:value-type="string">
            <text:p text:style-name="Table_20_Contents">integer</text:p>
          </table:table-cell>
          <table:table-cell table:style-name="Code.C159" office:value-type="string">
            <text:p text:style-name="Table_20_Contents">If set the discount field in the product and category table will be used to get a reducted price for a product.<text:line-break/>Modes:</text:p>
            <text:p text:style-name="Table_20_Contents">1 ... the highest discount from product and categories will be used</text:p>
            <text:p text:style-name="Table_20_Contents">2 ... use the product discount if set, otherwise use the highest hierarchical category discount which is set.</text:p>
          </table:table-cell>
          <table:table-cell table:style-name="Code.D153" office:value-type="string">
            <text:p text:style-name="Table_20_Contents"/>
          </table:table-cell>
        </table:table-row>
        <table:table-row table:style-name="TableLine103050832">
          <table:table-cell table:style-name="Code.A179" office:value-type="string">
            <text:p text:style-name="Table_20_Contents">AGBtarget</text:p>
          </table:table-cell>
          <table:table-cell table:style-name="Code.B179" office:value-type="string">
            <text:p text:style-name="Table_20_Contents"><text:span text:style-name="T49">s</text:span>mall</text:p>
          </table:table-cell>
          <table:table-cell table:style-name="Code.C179" office:value-type="string">
            <text:p text:style-name="Table_20_Contents">The target for the PIDagb link</text:p>
          </table:table-cell>
          <table:table-cell table:style-name="Code.D179" office:value-type="string">
            <text:p text:style-name="Table_20_Contents">_blank</text:p>
          </table:table-cell>
        </table:table-row>
        <table:table-row table:style-name="TableLine103052432">
          <table:table-cell table:style-name="Code.A179" office:value-type="string">
            <text:p text:style-name="Table_20_Contents">AGBattachment</text:p>
          </table:table-cell>
          <table:table-cell table:style-name="Code.B179" office:value-type="string">
            <text:p text:style-name="Table_20_Contents">resource</text:p>
          </table:table-cell>
          <table:table-cell table:style-name="Code.C179" office:value-type="string">
            <text:p text:style-name="Table_20_Contents">If this file exists, it will be attached to the order confirmation email to the customer. The shop administrator won't receive the agb attachment, but the CSV if you enable it</text:p>
          </table:table-cell>
          <table:table-cell table:style-name="Code.D179" office:value-type="string">
            <text:p text:style-name="Table_20_Contents">fileadmin/agb.pdf</text:p>
          </table:table-cell>
        </table:table-row>
        <table:table-row table:style-name="TableLine103053488">
          <table:table-cell table:style-name="Code.A179" office:value-type="string">
            <text:p text:style-name="Table_20_Contents">GiftAttachment</text:p>
          </table:table-cell>
          <table:table-cell table:style-name="Code.B179" office:value-type="string">
            <text:p text:style-name="Table_20_Contents">resource</text:p>
          </table:table-cell>
          <table:table-cell table:style-name="Code.C179" office:value-type="string">
            <text:p text:style-name="Table_20_Contents">If this file exists, it will be attached to the order gift email to the customer. </text:p>
          </table:table-cell>
          <table:table-cell table:style-name="Code.D179" office:value-type="string">
            <text:p text:style-name="Table_20_Contents"/>
          </table:table-cell>
        </table:table-row>
        <table:table-row table:style-name="TableLine103054544">
          <table:table-cell table:style-name="Code.A179" office:value-type="string">
            <text:p text:style-name="Table_20_Contents">generate<text:span text:style-name="T45">XML</text:span></text:p>
          </table:table-cell>
          <table:table-cell table:style-name="Code.B179" office:value-type="string">
            <text:p text:style-name="Table_20_Contents">boolean</text:p>
          </table:table-cell>
          <table:table-cell table:style-name="Code.C179" office:value-type="string">
            <text:p text:style-name="Table_20_Contents">Generates a <text:span text:style-name="T45">XML file</text:span> from each order. This file will be saved on the server and sent to the shop administrator per email (with the order confirmation)</text:p>
          </table:table-cell>
          <table:table-cell table:style-name="Code.D163" office:value-type="float" office:value="0">
            <text:p text:style-name="P47">0</text:p>
          </table:table-cell>
        </table:table-row>
        <table:table-row table:style-name="TableLine103056096">
          <table:table-cell table:style-name="Code.A179" office:value-type="string">
            <text:p text:style-name="Table_20_Contents"><text:span text:style-name="T46">XML</text:span>destination</text:p>
          </table:table-cell>
          <table:table-cell table:style-name="Code.B179" office:value-type="string">
            <text:p text:style-name="Table_20_Contents">resource</text:p>
          </table:table-cell>
          <table:table-cell table:style-name="Code.C179" office:value-type="string">
            <text:p text:style-name="Table_20_Contents">The directory on the server, where the <text:span text:style-name="T47">XML</text:span> files should be saved. This directory should not be accessible over http, because everyone can read your customers and their orders.</text:p>
            <text:p text:style-name="Table_20_Contents">So don't put this directory unter fileadmin, or rename it to something cryptical at least.</text:p>
          </table:table-cell>
          <table:table-cell table:style-name="Code.D164" office:value-type="string">
            <text:p text:style-name="Table_20_Contents">../<text:span text:style-name="T46">xml</text:span>orders/</text:p>
          </table:table-cell>
        </table:table-row>
        <table:table-row table:style-name="TableLine103057696">
          <table:table-cell table:style-name="Code.A179" office:value-type="string">
            <text:p text:style-name="Table_20_Contents">generateCSV</text:p>
          </table:table-cell>
          <table:table-cell table:style-name="Code.B179" office:value-type="string">
            <text:p text:style-name="Table_20_Contents">boolean</text:p>
          </table:table-cell>
          <table:table-cell table:style-name="Code.C179" office:value-type="string">
            <text:p text:style-name="Table_20_Contents">Generates a CSV <text:span text:style-name="T45">file </text:span>from each order. This file will be saved on the server and sent to the shop administrator per email (with the order confirmation)</text:p>
          </table:table-cell>
          <table:table-cell table:style-name="Code.D63" office:value-type="float" office:value="0">
            <text:p text:style-name="P47">0</text:p>
          </table:table-cell>
        </table:table-row>
        <table:table-row table:style-name="TableLine103059248">
          <table:table-cell table:style-name="Code.A179" office:value-type="string">
            <text:p text:style-name="Table_20_Contents">CSVdestination</text:p>
          </table:table-cell>
          <table:table-cell table:style-name="Code.B179" office:value-type="string">
            <text:p text:style-name="Table_20_Contents">resource</text:p>
          </table:table-cell>
          <table:table-cell table:style-name="Code.C179" office:value-type="string">
            <text:p text:style-name="Table_20_Contents">The directory on the server, where the CSV files should be saved. This directory should not be accessible over http, because everyone can read your customers and their orders.</text:p>
            <text:p text:style-name="Table_20_Contents">So don't put this directory unter fileadmin, or rename it to something cryptical at least.</text:p>
          </table:table-cell>
          <table:table-cell table:style-name="Code.D179" office:value-type="string">
            <text:p text:style-name="Table_20_Contents">../csvorders/</text:p>
          </table:table-cell>
        </table:table-row>
        <table:table-row table:style-name="TableLine103060304">
          <table:table-cell table:style-name="Code.A179" office:value-type="string">
            <text:p text:style-name="Table_20_Contents">CSVfields</text:p>
          </table:table-cell>
          <table:table-cell table:style-name="Code.B179" office:value-type="string">
            <text:p text:style-name="Table_20_Contents">string</text:p>
          </table:table-cell>
          <table:table-cell table:style-name="Code.C179" office:value-type="string">
            <text:p text:style-name="Table_20_Contents">Select which product data should be added to the CSV. By default these are all important fields except the note</text:p>
          </table:table-cell>
          <table:table-cell table:style-name="Code.D179" office:value-type="string">
            <text:p text:style-name="Table_20_Contents">(Long, long list)</text:p>
          </table:table-cell>
        </table:table-row>
        <table:table-row table:style-name="TableLine103061360">
          <table:table-cell table:style-name="Code.A179" office:value-type="string">
            <text:p text:style-name="Table_20_Contents">CSVinOneLine</text:p>
          </table:table-cell>
          <table:table-cell table:style-name="Code.B179" office:value-type="string">
            <text:p text:style-name="Table_20_Contents">boolean</text:p>
          </table:table-cell>
          <table:table-cell table:style-name="Code.C179" office:value-type="string">
            <text:p text:style-name="Table_20_Contents">If you set this to 1, all additional information (shipping, payment, address data, delivery note) will be appended to the first ordered item. This is good if you want to import this files somewhere.</text:p>
            <text:p text:style-name="Table_20_Contents">If you leave this at 0, the file will be formatted for best view in programs like Excel.</text:p>
          </table:table-cell>
          <table:table-cell table:style-name="Code.D63" office:value-type="float" office:value="0">
            <text:p text:style-name="P47">0</text:p>
          </table:table-cell>
        </table:table-row>
        <table:table-row table:style-name="TableLine103062912">
          <table:table-cell table:style-name="Code.A179" office:value-type="string">
            <text:p text:style-name="Table_20_Contents">CSVnotInEmail</text:p>
          </table:table-cell>
          <table:table-cell table:style-name="Code.B179" office:value-type="string">
            <text:p text:style-name="Table_20_Contents">boolean</text:p>
          </table:table-cell>
          <table:table-cell table:style-name="Code.C179" office:value-type="string">
            <text:p text:style-name="Table_20_Contents">If set no csv file will be appended to the email.</text:p>
          </table:table-cell>
          <table:table-cell table:style-name="Code.D63">
            <text:p text:style-name="P47"/>
          </table:table-cell>
        </table:table-row>
        <table:table-row table:style-name="TableLine103063968">
          <table:table-cell table:style-name="Code.A179" office:value-type="string">
            <text:p text:style-name="Table_20_Contents">alwaysInStock</text:p>
          </table:table-cell>
          <table:table-cell table:style-name="Code.B179" office:value-type="string">
            <text:p text:style-name="Table_20_Contents">boolean</text:p>
          </table:table-cell>
          <table:table-cell table:style-name="Code.C179" office:value-type="string">
            <text:p text:style-name="Table_20_Contents">If set the stock will not get reduced if something has been bought.</text:p>
          </table:table-cell>
          <table:table-cell table:style-name="Code.D63" office:value-type="float" office:value="1">
            <text:p text:style-name="P47">1</text:p>
          </table:table-cell>
        </table:table-row>
        <table:table-row table:style-name="TableLine103065520">
          <table:table-cell table:style-name="Code.A179" office:value-type="string">
            <text:p text:style-name="Table_20_Contents">showNotinStock</text:p>
          </table:table-cell>
          <table:table-cell table:style-name="Code.B179" office:value-type="string">
            <text:p text:style-name="Table_20_Contents">boolean</text:p>
          </table:table-cell>
          <table:table-cell table:style-name="Code.C179" office:value-type="string">
            <text:p text:style-name="Table_20_Contents">If set the items will be shown even if no product is in the stock.</text:p>
          </table:table-cell>
          <table:table-cell table:style-name="Code.D63">
            <text:p text:style-name="P47"/>
          </table:table-cell>
        </table:table-row>
        <table:table-row table:style-name="TableLine103066576">
          <table:table-cell table:style-name="Code.A179" office:value-type="string">
            <text:p text:style-name="Table_20_Contents">notInStockMessage</text:p>
          </table:table-cell>
          <table:table-cell table:style-name="Code.B179" office:value-type="string">
            <text:p text:style-name="Table_20_Contents">string</text:p>
          </table:table-cell>
          <table:table-cell table:style-name="Code.C179" office:value-type="string">
            <text:p text:style-name="Table_20_Contents">See above. This will be shown if no items are in stock and showNotinStock is set.</text:p>
          </table:table-cell>
          <table:table-cell table:style-name="Code.D179" office:value-type="string">
            <text:p text:style-name="Table_20_Contents">Not in stock</text:p>
          </table:table-cell>
        </table:table-row>
        <table:table-row table:style-name="TableLine103067632">
          <table:table-cell table:style-name="Code.A179" office:value-type="string">
            <text:p text:style-name="Table_20_Contents">warningInStockLimit</text:p>
          </table:table-cell>
          <table:table-cell table:style-name="Code.B179" office:value-type="string">
            <text:p text:style-name="Table_20_Contents">int+</text:p>
          </table:table-cell>
          <table:table-cell table:style-name="Code.C179" office:value-type="string">
            <text:p text:style-name="Table_20_Contents">Amount of items in stock at which when reached a warning message is sent.</text:p>
          </table:table-cell>
          <table:table-cell table:style-name="Code.D179" office:value-type="string">
            <text:p text:style-name="Table_20_Contents"/>
          </table:table-cell>
        </table:table-row>
        <table:table-row table:style-name="TableLine103068688">
          <table:table-cell table:style-name="Code.A179" office:value-type="string">
            <text:p text:style-name="P43">inStockPieces</text:p>
          </table:table-cell>
          <table:table-cell table:style-name="Code.B179" office:value-type="string">
            <text:p text:style-name="Table_20_Contents">string</text:p>
          </table:table-cell>
          <table:table-cell table:style-name="Code.C179" office:value-type="string">
            <text:p text:style-name="Table_20_Contents">This is the unit for items inStock. </text:p>
          </table:table-cell>
          <table:table-cell table:style-name="Code.D179" office:value-type="string">
            <text:p text:style-name="Table_20_Contents">pieces</text:p>
          </table:table-cell>
        </table:table-row>
        <table:table-row table:style-name="TableLine103069744">
          <table:table-cell table:style-name="Code.A179" office:value-type="string">
            <text:p text:style-name="Table_20_Contents">newItemDays</text:p>
          </table:table-cell>
          <table:table-cell table:style-name="Code.B179" office:value-type="string">
            <text:p text:style-name="Table_20_Contents">int+</text:p>
          </table:table-cell>
          <table:table-cell table:style-name="Code.C179" office:value-type="string">
            <text:p text:style-name="Table_20_Contents">In LISTNEWITEMS, the newly added items of the last n days will be showed</text:p>
          </table:table-cell>
          <table:table-cell table:style-name="Code.D63" office:value-type="float" office:value="7">
            <text:p text:style-name="P47">7</text:p>
          </table:table-cell>
        </table:table-row>
        <table:table-row table:style-name="TableLine103071376">
          <table:table-cell table:style-name="Code.A179" office:value-type="string">
            <text:p text:style-name="Table_20_Contents">bulkilyWarning</text:p>
          </table:table-cell>
          <table:table-cell table:style-name="Code.B179" office:value-type="string">
            <text:p text:style-name="Table_20_Contents">string</text:p>
          </table:table-cell>
          <table:table-cell table:style-name="Code.C179" office:value-type="string">
            <text:p text:style-name="Table_20_Contents">Text for ###BULKILY_WARNING### for bulk goods</text:p>
          </table:table-cell>
          <table:table-cell table:style-name="Code.D179" office:value-type="string">
            <text:p text:style-name="Table_20_Contents"/>
          </table:table-cell>
        </table:table-row>
        <text:soft-page-break/>
        <table:table-row table:style-name="TableLine103072384">
          <table:table-cell table:style-name="Code.A179" office:value-type="string">
            <text:p text:style-name="P41">bulkilyAddition</text:p>
          </table:table-cell>
          <table:table-cell table:style-name="Code.B179" office:value-type="string">
            <text:p text:style-name="P41">int+</text:p>
          </table:table-cell>
          <table:table-cell table:style-name="Code.C179" office:value-type="string">
            <text:p text:style-name="Table_20_Contents">See shipping.</text:p>
            <text:p text:style-name="P41">Factor to multiply with a product which is bulkily</text:p>
          </table:table-cell>
          <table:table-cell table:style-name="Code.D179" office:value-type="string">
            <text:p text:style-name="Table_20_Contents"/>
          </table:table-cell>
        </table:table-row>
        <table:table-row table:style-name="TableLine103073440">
          <table:table-cell table:style-name="Code.A179" office:value-type="string">
            <text:p text:style-name="P41">bulkilyFeeTax</text:p>
          </table:table-cell>
          <table:table-cell table:style-name="Code.B179" office:value-type="string">
            <text:p text:style-name="P41">int+</text:p>
          </table:table-cell>
          <table:table-cell table:style-name="Code.C179" office:value-type="string">
            <text:p text:style-name="Table_20_Contents">See shipping.</text:p>
            <text:p text:style-name="P41">Tax fee in percent for shipping of bulkily</text:p>
          </table:table-cell>
          <table:table-cell table:style-name="Code.D179" office:value-type="string">
            <text:p text:style-name="Table_20_Contents"/>
          </table:table-cell>
        </table:table-row>
        <table:table-row table:style-name="TableLine103074496">
          <table:table-cell table:style-name="Code.A179" office:value-type="string">
            <text:p text:style-name="Table_20_Contents">javaScript</text:p>
          </table:table-cell>
          <table:table-cell table:style-name="Code.B179" office:value-type="string">
            <text:p text:style-name="P29">array of integers</text:p>
          </table:table-cell>
          <table:table-cell table:style-name="Code.C179" office:value-type="string">
            <text:p text:style-name="Table_20_Contents">Some JavaScript which will be included for ###JAVASCRIPT_10### markers.</text:p>
            <text:p text:style-name="Table_20_Contents"/>
            <text:p text:style-name="P23">Example:</text:p>
            <text:p text:style-name="Table_20_Contents_2f_PRE">javaScript {</text:p>
            <text:p text:style-name="Table_20_Contents_2f_PRE"><text:s text:c="4"/>10.value = function addValues (a, b) { return a+b; }</text:p>
            <text:p text:style-name="Table_20_Contents_2f_PRE"><text:s text:c="4"/>20.value = function multiplyValues (a, b) { return a*b; }</text:p>
            <text:p text:style-name="Table_20_Contents_2f_PRE">}</text:p>
          </table:table-cell>
          <table:table-cell table:style-name="Code.D179" office:value-type="string">
            <text:p text:style-name="Table_20_Contents"/>
          </table:table-cell>
        </table:table-row>
        <table:table-row table:style-name="TableLine103075552">
          <table:table-cell table:style-name="Code.A180" office:value-type="string">
            <text:p text:style-name="Table_20_Contents">payment / shipping</text:p>
          </table:table-cell>
          <table:table-cell table:style-name="Code.B2" office:value-type="string">
            <text:p text:style-name="Table_20_Contents">(see below)</text:p>
          </table:table-cell>
          <table:table-cell table:style-name="Code.C180" office:value-type="string">
            <text:p text:style-name="Table_20_Contents">Configuration of payment and shipping methods, their values and costs and additional calculation scripts and payment gateways.</text:p>
            <text:p text:style-name="Table_20_Contents">See description below!</text:p>
          </table:table-cell>
          <table:table-cell table:style-name="Code.D180" office:value-type="string">
            <text:p text:style-name="Table_20_Contents"/>
          </table:table-cell>
        </table:table-row>
      </table:table>
      <text:p text:style-name="P11">[tsref:(script).class.tt_products.php]</text:p>
      <text:h text:style-name="Heading_20_3" text:outline-level="3"><text:bookmark-start text:name="__RefHeading__17759_1782085564"/>Display Modes (CODE)<text:bookmark-end text:name="__RefHeading__17759_1782085564"/></text:h>
      <text:p text:style-name="Text_20_body">Here comes a list of the possible display types of the plugin.</text:p>
      <text:p text:style-name="Text_20_body">Code to define, what the script does. In the backend these entries are made using flexforms instead of the Codes (capital letters). <text:span text:style-name="T34">Use the codefields ony in TypoScript setup.</text:span></text:p>
      <table:table table:name="Tableau9" table:style-name="Tableau9">
        <table:table-column table:style-name="Tableau9.A"/>
        <table:table-column table:style-name="Tableau9.B"/>
        <table:table-column table:style-name="Tableau9.C"/>
        <table:table-header-rows>
          <table:table-row table:style-name="TableLine103079040">
            <table:table-cell table:style-name="Tableau9.A1" office:value-type="string">
              <text:p text:style-name="Table_20_Heading">Display Mode:</text:p>
            </table:table-cell>
            <table:table-cell table:style-name="Tableau9.B1" office:value-type="string">
              <text:p text:style-name="Table_20_Heading">CODE:</text:p>
            </table:table-cell>
            <table:table-cell table:style-name="Tableau9.C1" office:value-type="string">
              <text:p text:style-name="Table_20_Heading">Description:</text:p>
            </table:table-cell>
          </table:table-row>
        </table:table-header-rows>
        <table:table-row table:style-name="TableLine103125696">
          <table:table-cell table:style-name="Tableau9.A2" office:value-type="string">
            <text:p text:style-name="P28">Products: list </text:p>
          </table:table-cell>
          <table:table-cell table:style-name="Tableau9.B2" office:value-type="string">
            <text:p text:style-name="P51">LIST</text:p>
          </table:table-cell>
          <table:table-cell table:style-name="Tableau9.C2" office:value-type="string">
            <text:p text:style-name="P28">isting of the products</text:p>
          </table:table-cell>
        </table:table-row>
        <table:table-row table:style-name="TableLine103126720">
          <table:table-cell table:style-name="Tableau9.A3" office:value-type="string">
            <text:p text:style-name="P28">Products: list gifts</text:p>
          </table:table-cell>
          <table:table-cell table:style-name="Tableau9.B2" office:value-type="string">
            <text:p text:style-name="P51">LISTGIFTS</text:p>
          </table:table-cell>
          <table:table-cell table:style-name="Tableau9.C3" office:value-type="string">
            <text:p text:style-name="P52">listing of gifts</text:p>
          </table:table-cell>
        </table:table-row>
        <table:table-row table:style-name="TableLine103127744">
          <table:table-cell table:style-name="Tableau9.A4" office:value-type="string">
            <text:p text:style-name="P28">Products: list highlights</text:p>
          </table:table-cell>
          <table:table-cell table:style-name="Tableau9.B2" office:value-type="string">
            <text:p text:style-name="P51">LISTHIGHLIGHTS</text:p>
          </table:table-cell>
          <table:table-cell table:style-name="Tableau9.C4" office:value-type="string">
            <text:p text:style-name="P28">listing of the products marked as highlights</text:p>
          </table:table-cell>
        </table:table-row>
        <table:table-row table:style-name="TableLine103128768">
          <table:table-cell table:style-name="Tableau9.A5" office:value-type="string">
            <text:p text:style-name="P28">Products: list offers</text:p>
          </table:table-cell>
          <table:table-cell table:style-name="Tableau9.B2" office:value-type="string">
            <text:p text:style-name="P51">LISTOFFERS</text:p>
          </table:table-cell>
          <table:table-cell table:style-name="Tableau9.C5" office:value-type="string">
            <text:p text:style-name="P28">listing of the products marked as offers</text:p>
          </table:table-cell>
        </table:table-row>
        <table:table-row table:style-name="TableLine103129792">
          <table:table-cell table:style-name="Tableau9.A6" office:value-type="string">
            <text:p text:style-name="P28">Products: list new items</text:p>
          </table:table-cell>
          <table:table-cell table:style-name="Tableau9.B2" office:value-type="string">
            <text:p text:style-name="P51">LISTNEWITEMS</text:p>
          </table:table-cell>
          <table:table-cell table:style-name="Tableau9.C6" office:value-type="string">
            <text:p text:style-name="P52">listing of the new items entered to the sysfolder</text:p>
          </table:table-cell>
        </table:table-row>
        <table:table-row table:style-name="TableLine103130816">
          <table:table-cell table:style-name="Tableau9.A7" office:value-type="string">
            <text:p text:style-name="P28">Products: list recently visited items</text:p>
          </table:table-cell>
          <table:table-cell table:style-name="Tableau9.B2" office:value-type="string">
            <text:p text:style-name="P51">LISTVIEWEDITEMS</text:p>
          </table:table-cell>
          <table:table-cell table:style-name="Tableau9.C7" office:value-type="string">
            <text:p text:style-name="Table_20_Contents">Listing of the recently visited products of the logged in user</text:p>
          </table:table-cell>
        </table:table-row>
        <table:table-row table:style-name="TableLine103131840">
          <table:table-cell table:style-name="Tableau9.A8" office:value-type="string">
            <text:p text:style-name="P28">Products: list mostly visited</text:p>
          </table:table-cell>
          <table:table-cell table:style-name="Tableau9.B2" office:value-type="string">
            <text:p text:style-name="P51">LISTVIEWEDMOST</text:p>
          </table:table-cell>
          <table:table-cell table:style-name="Tableau9.C8" office:value-type="string">
            <text:p text:style-name="Table_20_Contents">Listing of the mostly visited products of the logged in user</text:p>
          </table:table-cell>
        </table:table-row>
        <table:table-row table:style-name="TableLine103132864">
          <table:table-cell table:style-name="Tableau9.A9" office:value-type="string">
            <text:p text:style-name="P28">Products: list all users mostly visited</text:p>
          </table:table-cell>
          <table:table-cell table:style-name="Tableau9.B2" office:value-type="string">
            <text:p text:style-name="P51">LISTVIEWEDMOSTOTHERS</text:p>
          </table:table-cell>
          <table:table-cell table:style-name="Tableau9.C9" office:value-type="string">
            <text:p text:style-name="Table_20_Contents">Listing of the mostly visited products of all users</text:p>
          </table:table-cell>
        </table:table-row>
        <table:table-row table:style-name="TableLine103133888">
          <table:table-cell table:style-name="Tableau9.A10" office:value-type="string">
            <text:p text:style-name="P28">Products: list affordable items</text:p>
          </table:table-cell>
          <table:table-cell table:style-name="Tableau9.B2" office:value-type="string">
            <text:p text:style-name="P51">LISTAFFORDABLE</text:p>
          </table:table-cell>
          <table:table-cell table:style-name="Tableau9.C10" office:value-type="string">
            <text:p text:style-name="Table_20_Contents">Listing of the products which the logged in user can afford to pay with his creditpoints</text:p>
          </table:table-cell>
        </table:table-row>
        <table:table-row table:style-name="TableLine103134912">
          <table:table-cell table:style-name="Tableau9.A11" office:value-type="string">
            <text:p text:style-name="P28">Products: list DAM</text:p>
          </table:table-cell>
          <table:table-cell table:style-name="Tableau9.B2" office:value-type="string">
            <text:p text:style-name="P51">LISTDAM</text:p>
          </table:table-cell>
          <table:table-cell table:style-name="Tableau9.C11" office:value-type="string">
            <text:p text:style-name="Table_20_Contents">list DAM images or media files</text:p>
          </table:table-cell>
        </table:table-row>
        <table:table-row table:style-name="TableLine103135936">
          <table:table-cell table:style-name="Tableau9.A12" office:value-type="string">
            <text:p text:style-name="P28">Products: single view</text:p>
          </table:table-cell>
          <table:table-cell table:style-name="Tableau9.B2" office:value-type="string">
            <text:p text:style-name="P51">SINGLE</text:p>
          </table:table-cell>
          <table:table-cell table:style-name="Tableau9.C12" office:value-type="string">
            <text:p text:style-name="P28">single view of an article (LIST code can be</text:p>
            <text:p text:style-name="P28">used also) or GET/POST var 'tt_products' can</text:p>
            <text:p text:style-name="P28">be set.</text:p>
          </table:table-cell>
        </table:table-row>
        <table:table-row table:style-name="TableLine103136960">
          <table:table-cell table:style-name="Tableau9.A13" office:value-type="string">
            <text:p text:style-name="P28">Products: search</text:p>
          </table:table-cell>
          <table:table-cell table:style-name="Tableau9.B2" office:value-type="string">
            <text:p text:style-name="P51">SEARCH</text:p>
          </table:table-cell>
          <table:table-cell table:style-name="Tableau9.C13" office:value-type="string">
            <text:p text:style-name="P52">displays a search dialog for searching for products</text:p>
          </table:table-cell>
        </table:table-row>
        <table:table-row table:style-name="TableLine103137984">
          <table:table-cell table:style-name="Tableau9.A14" office:value-type="string">
            <text:p text:style-name="Table_20_Contents">Products: memo</text:p>
          </table:table-cell>
          <table:table-cell table:style-name="Tableau9.B2" office:value-type="string">
            <text:p text:style-name="P37">MEMO</text:p>
          </table:table-cell>
          <table:table-cell table:style-name="Tableau9.C14" office:value-type="string">
            <text:p text:style-name="Table_20_Contents">memo of products</text:p>
          </table:table-cell>
        </table:table-row>
        <table:table-row table:style-name="TableLine103139008">
          <table:table-cell table:style-name="Tableau9.A15" office:value-type="string">
            <text:p text:style-name="P28">Basket: shopping cart, options</text:p>
          </table:table-cell>
          <table:table-cell table:style-name="Tableau9.B2" office:value-type="string">
            <text:p text:style-name="P51">BASKET</text:p>
          </table:table-cell>
          <table:table-cell table:style-name="Tableau9.C15" office:value-type="string">
            <text:p text:style-name="Table_20_Contents">Displays the shopping basket.</text:p>
            <text:p text:style-name="Table_20_Contents">The code 'BASKET' works in general but using the specific codes INFO, PAYMENT and FINALIZE, you can split out the function over </text:p>
            <text:p text:style-name="Table_20_Contents">multiple pages</text:p>
          </table:table-cell>
        </table:table-row>
        <table:table-row table:style-name="TableLine103140032">
          <table:table-cell table:style-name="Tableau9.A16" office:value-type="string">
            <text:p text:style-name="P28">Basket: overview</text:p>
          </table:table-cell>
          <table:table-cell table:style-name="Tableau9.B2" office:value-type="string">
            <text:p text:style-name="P51">OVERVIEW</text:p>
          </table:table-cell>
          <table:table-cell table:style-name="Tableau9.C16" office:value-type="string">
            <text:p text:style-name="Table_20_Contents">a minimum basket containing only the number of items and the total sum</text:p>
          </table:table-cell>
        </table:table-row>
        <table:table-row table:style-name="TableLine103141056">
          <table:table-cell table:style-name="Tableau9.A17" office:value-type="string">
            <text:p text:style-name="P28">Basket: collect addresses</text:p>
          </table:table-cell>
          <table:table-cell table:style-name="Tableau9.B2" office:value-type="string">
            <text:p text:style-name="P51">INFO</text:p>
          </table:table-cell>
          <table:table-cell table:style-name="Tableau9.C17" office:value-type="string">
            <text:p text:style-name="Table_20_Contents">enter address information</text:p>
          </table:table-cell>
        </table:table-row>
        <table:table-row table:style-name="TableLine103142080">
          <table:table-cell table:style-name="Tableau9.A18" office:value-type="string">
            <text:p text:style-name="P28">Basket: order review, payment</text:p>
          </table:table-cell>
          <table:table-cell table:style-name="Tableau9.B2" office:value-type="string">
            <text:p text:style-name="P51">PAYMENT</text:p>
          </table:table-cell>
          <table:table-cell table:style-name="Tableau9.C18" office:value-type="string">
            <text:p text:style-name="Table_20_Contents">last check and payment gateway</text:p>
          </table:table-cell>
        </table:table-row>
        <table:table-row table:style-name="TableLine103143104">
          <table:table-cell table:style-name="Tableau9.A19" office:value-type="string">
            <text:p text:style-name="P28">Basket: order confirmation</text:p>
          </table:table-cell>
          <table:table-cell table:style-name="Tableau9.B2" office:value-type="string">
            <text:p text:style-name="P37">FINALIZE</text:p>
          </table:table-cell>
          <table:table-cell table:style-name="Tableau9.C19" office:value-type="string">
            <text:p text:style-name="Table_20_Contents">finalize the order and send emails – thanks page for the order</text:p>
          </table:table-cell>
        </table:table-row>
        <table:table-row table:style-name="TableLine103144128">
          <table:table-cell table:style-name="Tableau9.A20" office:value-type="string">
            <text:p text:style-name="Table_20_Contents">Orders: tracking</text:p>
            <text:p text:style-name="Table_20_Contents"/>
          </table:table-cell>
          <table:table-cell table:style-name="Tableau9.B2" office:value-type="string">
            <text:p text:style-name="P37">TRACKING</text:p>
          </table:table-cell>
          <table:table-cell table:style-name="Tableau9.C20" office:value-type="string">
            <text:p text:style-name="Table_20_Contents">to track the order state, bill and delivery</text:p>
          </table:table-cell>
        </table:table-row>
        <table:table-row table:style-name="TableLine103145152">
          <table:table-cell table:style-name="Tableau9.A21" office:value-type="string">
            <text:p text:style-name="P28">Orders: billing</text:p>
          </table:table-cell>
          <table:table-cell table:style-name="Tableau9.B2" office:value-type="string">
            <text:p text:style-name="P37">BILL</text:p>
          </table:table-cell>
          <table:table-cell table:style-name="Tableau9.C21" office:value-type="string">
            <text:p text:style-name="Table_20_Contents">creates a file containing the bill</text:p>
          </table:table-cell>
        </table:table-row>
        <text:soft-page-break/>
        <table:table-row table:style-name="TableLine103146544">
          <table:table-cell table:style-name="Tableau9.A22" office:value-type="string">
            <text:p text:style-name="P28">Orders: delivery</text:p>
          </table:table-cell>
          <table:table-cell table:style-name="Tableau9.B2" office:value-type="string">
            <text:p text:style-name="P37">DELIVERY</text:p>
          </table:table-cell>
          <table:table-cell table:style-name="Tableau9.C22" office:value-type="string">
            <text:p text:style-name="Table_20_Contents">creates a file containing the delivery sheet</text:p>
          </table:table-cell>
        </table:table-row>
        <table:table-row table:style-name="TableLine103148656">
          <table:table-cell table:style-name="Tableau9.A23" office:value-type="string">
            <text:p text:style-name="P28">Orders: list</text:p>
          </table:table-cell>
          <table:table-cell table:style-name="Tableau9.B2" office:value-type="string">
            <text:p text:style-name="P38">ORDERS</text:p>
          </table:table-cell>
          <table:table-cell table:style-name="Tableau9.C23" office:value-type="string">
            <text:p text:style-name="Table_20_Contents">display orders on per fe-user basis</text:p>
          </table:table-cell>
        </table:table-row>
        <table:table-row table:style-name="TableLine103150768">
          <table:table-cell table:style-name="Tableau9.A24" office:value-type="string">
            <text:p text:style-name="P28">Orders: downloads (variable content)</text:p>
          </table:table-cell>
          <table:table-cell table:style-name="Tableau9.B2" office:value-type="string">
            <text:p text:style-name="P38">DOWNLOAD</text:p>
          </table:table-cell>
          <table:table-cell table:style-name="Tableau9.C24" office:value-type="string">
            <text:p text:style-name="Table_20_Contents">a list of products with downloads gained by the orders</text:p>
          </table:table-cell>
        </table:table-row>
        <table:table-row table:style-name="TableLine103152880">
          <table:table-cell table:style-name="Tableau9.A25" office:value-type="string">
            <text:p text:style-name="Table_20_Contents">General: help</text:p>
          </table:table-cell>
          <table:table-cell table:style-name="Tableau9.B2" office:value-type="string">
            <text:p text:style-name="P37">HELP</text:p>
          </table:table-cell>
          <table:table-cell table:style-name="Tableau9.C25" office:value-type="string">
            <text:p text:style-name="Table_20_Contents">information how to use tt_products</text:p>
          </table:table-cell>
        </table:table-row>
        <table:table-row table:style-name="TableLine103154992">
          <table:table-cell table:style-name="Tableau9.A26" office:value-type="string">
            <text:p text:style-name="Table_20_Contents">Categories: list</text:p>
          </table:table-cell>
          <table:table-cell table:style-name="Tableau9.B2" office:value-type="string">
            <text:p text:style-name="P37">LISTCAT</text:p>
          </table:table-cell>
          <table:table-cell table:style-name="Tableau9.C26" office:value-type="string">
            <text:p text:style-name="Table_20_Contents">listing of categories</text:p>
          </table:table-cell>
        </table:table-row>
        <table:table-row table:style-name="TableLine103157104">
          <table:table-cell table:style-name="Tableau9.A27" office:value-type="string">
            <text:p text:style-name="P28">Categories: select</text:p>
          </table:table-cell>
          <table:table-cell table:style-name="Tableau9.B2" office:value-type="string">
            <text:p text:style-name="P38">SELECTCAT</text:p>
          </table:table-cell>
          <table:table-cell table:style-name="Tableau9.C27" office:value-type="string">
            <text:p text:style-name="Table_20_Contents">categories inside of select boxes</text:p>
          </table:table-cell>
        </table:table-row>
        <table:table-row table:style-name="TableLine103159216">
          <table:table-cell table:style-name="Tableau9.A28" office:value-type="string">
            <text:p text:style-name="P28">Categories: menu</text:p>
          </table:table-cell>
          <table:table-cell table:style-name="Tableau9.B2" office:value-type="string">
            <text:p text:style-name="P38">MENUCAT</text:p>
          </table:table-cell>
          <table:table-cell table:style-name="Tableau9.C28" office:value-type="string">
            <text:p text:style-name="Table_20_Contents">category menu</text:p>
          </table:table-cell>
        </table:table-row>
        <table:table-row table:style-name="TableLine103161328">
          <table:table-cell table:style-name="Tableau9.A29" office:value-type="string">
            <text:p text:style-name="P28">Categories: single</text:p>
          </table:table-cell>
          <table:table-cell table:style-name="Tableau9.B2" office:value-type="string">
            <text:p text:style-name="P38">SINGLECAT</text:p>
          </table:table-cell>
          <table:table-cell table:style-name="Tableau9.C29" office:value-type="string">
            <text:p text:style-name="Table_20_Contents">category single view</text:p>
          </table:table-cell>
        </table:table-row>
        <table:table-row table:style-name="TableLine103163440">
          <table:table-cell table:style-name="Tableau9.A30" office:value-type="string">
            <text:p text:style-name="P28">DAM: memo</text:p>
          </table:table-cell>
          <table:table-cell table:style-name="Tableau9.B2" office:value-type="string">
            <text:p text:style-name="P38">MEMODAM</text:p>
          </table:table-cell>
          <table:table-cell table:style-name="Tableau9.C30" office:value-type="string">
            <text:p text:style-name="Table_20_Contents">DAM memo</text:p>
          </table:table-cell>
        </table:table-row>
        <table:table-row table:style-name="TableLine103165552">
          <table:table-cell table:style-name="Tableau9.A31" office:value-type="string">
            <text:p text:style-name="P28">DAM: memo overview</text:p>
          </table:table-cell>
          <table:table-cell table:style-name="Tableau9.B2" office:value-type="string">
            <text:p text:style-name="P38">MEMODAMOVERVIEW</text:p>
          </table:table-cell>
          <table:table-cell table:style-name="Tableau9.C31" office:value-type="string">
            <text:p text:style-name="Table_20_Contents">overview for DAM memo</text:p>
          </table:table-cell>
        </table:table-row>
        <table:table-row table:style-name="TableLine103167664">
          <table:table-cell table:style-name="Tableau9.A32" office:value-type="string">
            <text:p text:style-name="P28">DAM Categories: list</text:p>
          </table:table-cell>
          <table:table-cell table:style-name="Tableau9.B2" office:value-type="string">
            <text:p text:style-name="P38">LISTDAMCAT</text:p>
          </table:table-cell>
          <table:table-cell table:style-name="Tableau9.C32" office:value-type="string">
            <text:p text:style-name="Table_20_Contents">listing of DAM categories</text:p>
          </table:table-cell>
        </table:table-row>
        <table:table-row table:style-name="TableLine103169776">
          <table:table-cell table:style-name="Tableau9.A33" office:value-type="string">
            <text:p text:style-name="P28">DAM Categories: select</text:p>
          </table:table-cell>
          <table:table-cell table:style-name="Tableau9.B2" office:value-type="string">
            <text:p text:style-name="P38">SELECTDAMCAT</text:p>
          </table:table-cell>
          <table:table-cell table:style-name="Tableau9.C33" office:value-type="string">
            <text:p text:style-name="Table_20_Contents">DAM categories inside of select boxes</text:p>
          </table:table-cell>
        </table:table-row>
        <table:table-row table:style-name="TableLine103171888">
          <table:table-cell table:style-name="Tableau9.A34" office:value-type="string">
            <text:p text:style-name="P28">DAM Categories: menu</text:p>
          </table:table-cell>
          <table:table-cell table:style-name="Tableau9.B2" office:value-type="string">
            <text:p text:style-name="P38">MENUDAMCAT</text:p>
          </table:table-cell>
          <table:table-cell table:style-name="Tableau9.C34" office:value-type="string">
            <text:p text:style-name="Table_20_Contents">DAM category menu</text:p>
          </table:table-cell>
        </table:table-row>
        <table:table-row table:style-name="TableLine103174000">
          <table:table-cell table:style-name="Tableau9.A35" office:value-type="string">
            <text:p text:style-name="P28">DAM Categories: single</text:p>
          </table:table-cell>
          <table:table-cell table:style-name="Tableau9.B2" office:value-type="string">
            <text:p text:style-name="P38">SINGLEDAMCAT</text:p>
          </table:table-cell>
          <table:table-cell table:style-name="Tableau9.C35" office:value-type="string">
            <text:p text:style-name="Table_20_Contents">DAM category single view</text:p>
          </table:table-cell>
        </table:table-row>
        <table:table-row table:style-name="TableLine103176112">
          <table:table-cell table:style-name="Tableau9.A36" office:value-type="string">
            <text:p text:style-name="Table_20_Contents">Articles: list</text:p>
          </table:table-cell>
          <table:table-cell table:style-name="Tableau9.B2" office:value-type="string">
            <text:p text:style-name="P37">LISTARTICLES</text:p>
          </table:table-cell>
          <table:table-cell table:style-name="Tableau9.C36" office:value-type="string">
            <text:p text:style-name="Table_20_Contents">listing of articles</text:p>
          </table:table-cell>
        </table:table-row>
        <table:table-row table:style-name="TableLine103178224">
          <table:table-cell table:style-name="Tableau9.A37" office:value-type="string">
            <text:p text:style-name="P28">Addresses: list</text:p>
          </table:table-cell>
          <table:table-cell table:style-name="Tableau9.B2" office:value-type="string">
            <text:p text:style-name="P38">LISTAD</text:p>
          </table:table-cell>
          <table:table-cell table:style-name="Tableau9.C37" office:value-type="string">
            <text:p text:style-name="Table_20_Contents">list of addresses</text:p>
          </table:table-cell>
        </table:table-row>
        <table:table-row table:style-name="TableLine103180336">
          <table:table-cell table:style-name="Tableau9.A38" office:value-type="string">
            <text:p text:style-name="P28">Addresses: select</text:p>
          </table:table-cell>
          <table:table-cell table:style-name="Tableau9.B2" office:value-type="string">
            <text:p text:style-name="P38">SELECTAD</text:p>
          </table:table-cell>
          <table:table-cell table:style-name="Tableau9.C38" office:value-type="string">
            <text:p text:style-name="Table_20_Contents">addresses inside of select boxes</text:p>
          </table:table-cell>
        </table:table-row>
        <table:table-row table:style-name="TableLine103182448">
          <table:table-cell table:style-name="Tableau9.A39" office:value-type="string">
            <text:p text:style-name="P28">Adresses: menu</text:p>
          </table:table-cell>
          <table:table-cell table:style-name="Tableau9.B2" office:value-type="string">
            <text:p text:style-name="P38">MENUAD</text:p>
          </table:table-cell>
          <table:table-cell table:style-name="Tableau9.C39" office:value-type="string">
            <text:p text:style-name="Table_20_Contents">addresses as a menu</text:p>
          </table:table-cell>
        </table:table-row>
        <table:table-row table:style-name="TableLine103184560">
          <table:table-cell table:style-name="Tableau9.A40" office:value-type="string">
            <text:p text:style-name="P28">Adresses: single</text:p>
          </table:table-cell>
          <table:table-cell table:style-name="Tableau9.B2" office:value-type="string">
            <text:p text:style-name="P38">SINGLEAD</text:p>
          </table:table-cell>
          <table:table-cell table:style-name="Tableau9.C40" office:value-type="string">
            <text:p text:style-name="Table_20_Contents">addresses as single view</text:p>
          </table:table-cell>
        </table:table-row>
        <table:table-row table:style-name="TableLine103186672">
          <table:table-cell table:style-name="Tableau9.A41" office:value-type="string">
            <text:p text:style-name="P28"/>
          </table:table-cell>
          <table:table-cell table:style-name="Tableau9.B2" office:value-type="string">
            <text:p text:style-name="P38">SCRIPT</text:p>
          </table:table-cell>
          <table:table-cell table:style-name="Tableau9.C41" office:value-type="string">
            <text:p text:style-name="Table_20_Contents">execution as a PHP script without any output</text:p>
          </table:table-cell>
        </table:table-row>
      </table:table>
      <text:h text:style-name="Heading_20_3" text:outline-level="3"><text:bookmark-start text:name="__RefHeading__17761_1782085564"/>CSS configuration<text:bookmark-end text:name="__RefHeading__17761_1782085564"/></text:h>
      <text:p text:style-name="Text_20_body">Setup only. </text:p>
      <text:p text:style-name="Text_20_body">You should include the tt_products main CSS file in your page setup.</text:p>
      <text:p text:style-name="P10">Example:</text:p>
      <text:h text:style-name="Preformatted_20_Text" text:outline-level="5">page {</text:h>
      <text:h text:style-name="Preformatted_20_Text" text:outline-level="5"><text:s text:c="4"/>includeCSS {</text:h>
      <text:h text:style-name="Preformatted_20_Text" text:outline-level="5"><text:s text:c="8"/>tt_products = EXT:addons_tt_products/template/tt_products_example.css</text:h>
      <text:h text:style-name="Preformatted_20_Text" text:outline-level="5"><text:s text:c="5"/>}</text:h>
      <text:h text:style-name="Preformatted_20_Text" text:outline-level="5">}</text:h>
      <text:p text:style-name="Text_20_body"/>
      <text:p text:style-name="Text_20_body">The CSS id names can be set here. You have to provide a CSS file that will use these ids however. </text:p>
      <text:p text:style-name="Text_20_body">The last but one/two value will be the name of the view. It can be 'ALL', if it is valid for all views..</text:p>
      <text:p text:style-name="Text_20_body">Views correspond to the code field:</text:p>
      <text:p text:style-name="Text_20_body">SINGLE, LIST, BASKET</text:p>
      <text:h text:style-name="Preformatted_20_Text" text:outline-level="5"/>
      <text:h text:style-name="Preformatted_20_Text" text:outline-level="5">plugin.tt_products.CSS.ALL.file = EXT:addons_tt_products/template/tt_products_example.css</text:h>
      <text:h text:style-name="Heading_20_4" text:outline-level="4">General</text:h>
      <table:table table:name="Tableau14" table:style-name="Tableau14">
        <table:table-column table:style-name="Tableau14.A"/>
        <table:table-column table:style-name="Tableau14.B"/>
        <table:table-column table:style-name="Tableau14.C"/>
        <table:table-column table:style-name="Tableau14.D"/>
        <table:table-header-rows>
          <table:table-row table:style-name="TableLine103193680">
            <table:table-cell table:style-name="Tableau14.A1" office:value-type="string">
              <text:p text:style-name="Table_20_Heading">Property:</text:p>
            </table:table-cell>
            <table:table-cell table:style-name="Tableau14.B1" office:value-type="string">
              <text:p text:style-name="Table_20_Heading">Data type:</text:p>
            </table:table-cell>
            <table:table-cell table:style-name="Tableau14.A1" office:value-type="string">
              <text:p text:style-name="Table_20_Heading">Description:</text:p>
            </table:table-cell>
            <table:table-cell table:style-name="Tableau14.D1" office:value-type="string">
              <text:p text:style-name="Table_20_Heading">Default:</text:p>
            </table:table-cell>
          </table:table-row>
        </table:table-header-rows>
        <table:table-row table:style-name="TableLine103192528">
          <table:table-cell table:style-name="Tableau14.A2" office:value-type="string">
            <text:p text:style-name="Table_20_Contents">file</text:p>
          </table:table-cell>
          <table:table-cell table:style-name="Tableau14.B2" office:value-type="string">
            <text:p text:style-name="Table_20_Contents">resource</text:p>
          </table:table-cell>
          <table:table-cell table:style-name="Tableau14.C2" office:value-type="string">
            <text:p text:style-name="Table_20_Contents">The CSS-file. </text:p>
          </table:table-cell>
          <table:table-cell table:style-name="Tableau14.D2" office:value-type="string">
            <text:p text:style-name="Table_20_Contents"/>
          </table:table-cell>
        </table:table-row>
      </table:table>
      <text:h text:style-name="Preformatted_20_Text" text:outline-level="5"/>
      <text:h text:style-name="Heading_20_4" text:outline-level="4">Table</text:h>
      <text:h text:style-name="Preformatted_20_Text" text:outline-level="5"/>
      <text:h text:style-name="Preformatted_20_Text" text:outline-level="5">plugin.tt_products.CSS.tt_products.LIST.row.even = 35</text:h>
      <table:table table:name="Tableau7" table:style-name="Tableau7">
        <table:table-column table:style-name="Tableau7.A"/>
        <table:table-column table:style-name="Tableau7.B"/>
        <table:table-column table:style-name="Tableau7.C"/>
        <table:table-column table:style-name="Tableau7.D"/>
        <table:table-header-rows>
          <table:table-row table:style-name="TableLine103205056">
            <table:table-cell table:style-name="Tableau7.A1" office:value-type="string">
              <text:p text:style-name="Table_20_Heading">Property:</text:p>
            </table:table-cell>
            <table:table-cell table:style-name="Tableau7.B1" office:value-type="string">
              <text:p text:style-name="Table_20_Heading">Data type:</text:p>
            </table:table-cell>
            <table:table-cell table:style-name="Tableau7.A1" office:value-type="string">
              <text:p text:style-name="Table_20_Heading">Description:</text:p>
            </table:table-cell>
            <table:table-cell table:style-name="Tableau7.D1" office:value-type="string">
              <text:p text:style-name="Table_20_Heading">Default:</text:p>
            </table:table-cell>
          </table:table-row>
        </table:table-header-rows>
        <table:table-row table:style-name="TableLine103228480">
          <table:table-cell table:style-name="Tableau7.A2" office:value-type="string">
            <text:p text:style-name="Table_20_Contents">row</text:p>
          </table:table-cell>
          <table:table-cell table:style-name="Tableau7.B2" office:value-type="string">
            <text:p text:style-name="P37"/>
          </table:table-cell>
          <table:table-cell table:style-name="Tableau7.C2" office:value-type="string">
            <text:p text:style-name="Table_20_Contents">even: Cascading Stylesheets (CSS) even rows in the products display.</text:p>
            <text:p text:style-name="Table_20_Contents">uneven</text:p>
          </table:table-cell>
          <table:table-cell table:style-name="Tableau7.D5" office:value-type="string">
            <text:p text:style-name="Table_20_Contents"/>
          </table:table-cell>
        </table:table-row>
        <text:soft-page-break/>
        <table:table-row table:style-name="TableLine103230832">
          <table:table-cell table:style-name="Tableau7.A3" office:value-type="string">
            <text:p text:style-name="Table_20_Contents">default</text:p>
          </table:table-cell>
          <table:table-cell table:style-name="Tableau7.B2" office:value-type="string">
            <text:p text:style-name="P37"/>
          </table:table-cell>
          <table:table-cell table:style-name="Tableau7.C3" office:value-type="string">
            <text:p text:style-name="Table_20_Contents">CSS for default entries in the list</text:p>
          </table:table-cell>
          <table:table-cell table:style-name="Tableau7.D5" office:value-type="string">
            <text:p text:style-name="Table_20_Contents"/>
          </table:table-cell>
        </table:table-row>
        <table:table-row table:style-name="TableLine103232416">
          <table:table-cell table:style-name="Tableau7.A4" office:value-type="string">
            <text:p text:style-name="Table_20_Contents">current</text:p>
          </table:table-cell>
          <table:table-cell table:style-name="Tableau7.B2" office:value-type="string">
            <text:p text:style-name="P37"/>
          </table:table-cell>
          <table:table-cell table:style-name="Tableau7.C4" office:value-type="string">
            <text:p text:style-name="Table_20_Contents">CSS for the currently selected item in the list</text:p>
          </table:table-cell>
          <table:table-cell table:style-name="Tableau7.D5" office:value-type="string">
            <text:p text:style-name="Table_20_Contents"/>
          </table:table-cell>
        </table:table-row>
        <table:table-row table:style-name="TableLine103234000">
          <table:table-cell table:style-name="Tableau7.A5" office:value-type="string">
            <text:p text:style-name="P41">menu</text:p>
          </table:table-cell>
          <table:table-cell table:style-name="Tableau7.B2" office:value-type="string">
            <text:p text:style-name="P42">string</text:p>
          </table:table-cell>
          <table:table-cell table:style-name="Tableau7.C5" office:value-type="string">
            <text:p text:style-name="P41">CSS for the menu</text:p>
          </table:table-cell>
          <table:table-cell table:style-name="Tableau7.D5" office:value-type="string">
            <text:p text:style-name="Table_20_Contents"/>
          </table:table-cell>
        </table:table-row>
        <table:table-row table:style-name="TableLine103235968">
          <table:table-cell table:style-name="Tableau7.A6" office:value-type="string">
            <text:p text:style-name="Table_20_Contents">itemSingleWrap</text:p>
          </table:table-cell>
          <table:table-cell table:style-name="Tableau7.B2" office:value-type="string">
            <text:p text:style-name="P37">wrap</text:p>
          </table:table-cell>
          <table:table-cell table:style-name="Tableau7.C6" office:value-type="string">
            <text:p text:style-name="Table_20_Contents">HTML part to replace the markers ###ITEM_SINGLE_PRE_HTML### and ###ITEM_SINGLE_POST_HTML### at single item level.</text:p>
          </table:table-cell>
          <table:table-cell table:style-name="Tableau7.D6" office:value-type="string">
            <text:p text:style-name="Table_20_Contents">&lt;div&gt;|&lt;/div&gt; or &lt;td&gt;|&lt;/td&gt;</text:p>
          </table:table-cell>
        </table:table-row>
        <table:table-row table:style-name="TableLine103238320">
          <table:table-cell table:style-name="Tableau7.A7" office:value-type="string">
            <text:p text:style-name="Table_20_Contents">itemRowWrap</text:p>
          </table:table-cell>
          <table:table-cell table:style-name="Tableau7.B2" office:value-type="string">
            <text:p text:style-name="P37">wrap</text:p>
          </table:table-cell>
          <table:table-cell table:style-name="Tableau7.C7" office:value-type="string">
            <text:p text:style-name="Table_20_Contents">HTML part to replace the markers ###ITEM_SINGLE_PRE_HTML### and ###ITEM_SINGLE_POST_HTML### at item row level.</text:p>
          </table:table-cell>
          <table:table-cell table:style-name="Tableau7.D7" office:value-type="string">
            <text:p text:style-name="Table_20_Contents">empty or &lt;tr&gt;|&lt;/tr&gt;</text:p>
          </table:table-cell>
        </table:table-row>
      </table:table>
      <text:h text:style-name="Heading_20_3" text:outline-level="3"><text:bookmark-start text:name="__RefHeading__8534_1211256328"/>Javascript configuration<text:bookmark-end text:name="__RefHeading__8534_1211256328"/></text:h>
      <text:p text:style-name="Text_20_body">Setup only. </text:p>
      <text:p text:style-name="Text_20_body">You should include the tt_products main JavaScript file in your page setup.</text:p>
      <text:p text:style-name="P10">Example:</text:p>
      <text:h text:style-name="Preformatted_20_Text" text:outline-level="5">page {</text:h>
      <text:h text:style-name="Preformatted_20_Text" text:outline-level="5"><text:s text:c="4"/>includeJS {</text:h>
      <text:h text:style-name="Preformatted_20_Text" text:outline-level="5"><text:s text:c="8"/>tt_products = EXT:addons_tt_products/scripts/tt_products_example.js</text:h>
      <text:h text:style-name="Preformatted_20_Text" text:outline-level="5"><text:s text:c="4"/>}</text:h>
      <text:h text:style-name="Preformatted_20_Text" text:outline-level="5"><text:s text:c="4"/>jsInline {</text:h>
      <text:h text:style-name="Preformatted_20_Text" text:outline-level="5"><text:s text:c="8"/>10 = TEXT</text:h>
      <text:h text:style-name="Preformatted_20_Text" text:outline-level="5"><text:s text:c="8"/>10.dataWrap = var pageId = {TSFE:id};</text:h>
      <text:h text:style-name="Preformatted_20_Text" text:outline-level="5"><text:s text:c="4"/>}</text:h>
      <text:h text:style-name="Preformatted_20_Text" text:outline-level="5"><text:s text:c="4"/>headerData {</text:h>
      <text:h text:style-name="Preformatted_20_Text" text:outline-level="5"><text:s text:c="8"/>300 = TEXT</text:h>
      <text:h text:style-name="Preformatted_20_Text" text:outline-level="5"><text:s text:c="8"/>300.value = &lt;script type="text/javascript" src="fileadmin/js/tt_products_example.js"&gt;&lt;/script&gt;</text:h>
      <text:h text:style-name="Preformatted_20_Text" text:outline-level="5"><text:s text:c="4"/>}</text:h>
      <text:h text:style-name="Preformatted_20_Text" text:outline-level="5">}</text:h>
      <text:h text:style-name="Preformatted_20_Text" text:outline-level="5"/>
      <text:p text:style-name="Text_20_body">It is sufficient to use one of the methods 'includeJS', 'jsInline' or 'headerData'.</text:p>
      <text:p text:style-name="Text_20_body">The last but one/two value will be the name of the view. It can be 'ALL', if it is valid for all views..</text:p>
      <text:p text:style-name="Text_20_body">Views correspond to the code field:</text:p>
      <text:p text:style-name="Text_20_body">SINGLE, LIST, BASKET</text:p>
      <text:h text:style-name="Preformatted_20_Text" text:outline-level="5"/>
      <text:h text:style-name="Preformatted_20_Text" text:outline-level="5">plugin.tt_products.js.ALL.file = EXT:addons_tt_products/scripts/tt_products_example.js</text:h>
      <text:h text:style-name="Heading_20_4" text:outline-level="4">General</text:h>
      <table:table table:name="Table2" table:style-name="Table2">
        <table:table-column table:style-name="Table2.A"/>
        <table:table-column table:style-name="Table2.B"/>
        <table:table-column table:style-name="Table2.C"/>
        <table:table-column table:style-name="Table2.D"/>
        <table:table-header-rows>
          <table:table-row table:style-name="TableLine103256336">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style-name="TableLine103247632">
          <table:table-cell table:style-name="Table2.A2" office:value-type="string">
            <text:p text:style-name="Table_20_Contents">file</text:p>
          </table:table-cell>
          <table:table-cell table:style-name="Table2.B2" office:value-type="string">
            <text:p text:style-name="Table_20_Contents">resource</text:p>
          </table:table-cell>
          <table:table-cell table:style-name="Table2.C2" office:value-type="string">
            <text:p text:style-name="Table_20_Contents">The JavaScript file. </text:p>
          </table:table-cell>
          <table:table-cell table:style-name="Table2.D2" office:value-type="string">
            <text:p text:style-name="Table_20_Contents"/>
          </table:table-cell>
        </table:table-row>
      </table:table>
      <text:h text:style-name="Preformatted_20_Text" text:outline-level="5"/>
      <text:h text:style-name="Heading_20_3" text:outline-level="3"><text:bookmark-start text:name="__RefHeading__17763_1782085564"/>Configuration of Articles, Products, Categories, Pages, Addresses and Images<text:bookmark-end text:name="__RefHeading__17763_1782085564"/></text:h>
      <text:p text:style-name="Text_20_body">Setup only.</text:p>
      <text:p text:style-name="Text_20_body">The last but one/two value will be the name of the view. It can be 'ALL', if it is valid for all views..</text:p>
      <text:p text:style-name="Text_20_body">Views correspond to the code field:</text:p>
      <text:p text:style-name="Text_20_body">SINGLE, LIST, BASKET</text:p>
      <text:p text:style-name="Text_20_body">additional possible values are</text:p>
      <text:p text:style-name="Text_20_body">EMAIL, PAYMENT, LISTRELATED (LIST for related products)</text:p>
      <text:p text:style-name="P23">Example:</text:p>
      <text:h text:style-name="Preformatted_20_Text" text:outline-level="5">plugin.tt_products.conf.tt_products_articles.LIST.generatePath.base = fileadmin/images</text:h>
      <text:h text:style-name="Preformatted_20_Text" text:outline-level="5">plugin.tt_products.conf.tt_products.LIST.orderBy = sorting</text:h>
      <text:h text:style-name="Preformatted_20_Text" text:outline-level="5"/>
      <table:table table:name="Tableau8" table:style-name="Tableau8">
        <table:table-column table:style-name="Tableau8.A"/>
        <table:table-column table:style-name="Tableau8.B"/>
        <table:table-column table:style-name="Tableau8.C"/>
        <table:table-column table:style-name="Tableau8.D"/>
        <table:table-header-rows>
          <table:table-row table:style-name="TableLine103267536">
            <table:table-cell table:style-name="Tableau8.A1" office:value-type="string">
              <text:p text:style-name="Table_20_Heading">Property:</text:p>
            </table:table-cell>
            <table:table-cell table:style-name="Tableau8.B1" office:value-type="string">
              <text:p text:style-name="Table_20_Heading">Data type:</text:p>
            </table:table-cell>
            <table:table-cell table:style-name="Tableau8.A1" office:value-type="string">
              <text:p text:style-name="Table_20_Heading">Description:</text:p>
            </table:table-cell>
            <table:table-cell table:style-name="Tableau8.D1" office:value-type="string">
              <text:p text:style-name="Table_20_Heading">Default:</text:p>
            </table:table-cell>
          </table:table-row>
        </table:table-header-rows>
        <table:table-row table:style-name="TableLine103518288">
          <table:table-cell table:style-name="Tableau8.A2" office:value-type="string">
            <text:p text:style-name="P16">generatePath</text:p>
          </table:table-cell>
          <table:table-cell table:style-name="Tableau8.B2" office:value-type="string">
            <text:p text:style-name="P31">array of string</text:p>
          </table:table-cell>
          <table:table-cell table:style-name="Tableau8.C2" office:value-type="string">
            <text:p text:style-name="Table_20_Contents">path to the image folders where the images for generateImage are located.</text:p>
            <text:p text:style-name="Table_20_Contents"/>
            <text:p text:style-name="Table_20_Contents">Pairs of field names and the count of the first characters to be used to form the name of the image file.</text:p>
            <text:p text:style-name="Table_20_Contents">type ... tablefields</text:p>
            <text:p text:style-name="P30">fieldname <text:span text:style-name="T3">... name of the table field</text:span></text:p>
            <text:p text:style-name="Table_20_Contents"/>
            <text:p text:style-name="P23">Example:</text:p>
            <text:p text:style-name="Table_20_Contents_2f_PRE">ALL.generatePath {</text:p>
            <text:p text:style-name="Table_20_Contents_2f_PRE"><text:s text:c="4"/>type = tablefields</text:p>
            <text:p text:style-name="Table_20_Contents_2f_PRE"><text:s text:c="4"/>base = fileadmin/images</text:p>
            <text:p text:style-name="Table_20_Contents_2f_PRE"><text:s text:c="4"/>field.itemnumber = 2</text:p>
            <text:p text:style-name="Table_20_Contents_2f_PRE">}</text:p>
          </table:table-cell>
          <table:table-cell table:style-name="Tableau8.D2" office:value-type="string">
            <text:p text:style-name="P50">fileadmin/img</text:p>
          </table:table-cell>
        </table:table-row>
        <table:table-row table:style-name="TableLine103521072">
          <table:table-cell table:style-name="Tableau8.A3" office:value-type="string">
            <text:p text:style-name="Table_20_Contents">generateImage</text:p>
          </table:table-cell>
          <table:table-cell table:style-name="Tableau8.B3" office:value-type="string">
            <text:p text:style-name="P31">array of string</text:p>
          </table:table-cell>
          <table:table-cell table:style-name="Tableau8.C3" office:value-type="string">
            <text:p text:style-name="Table_20_Contents">Pairs of field names and the count of the first characters to be used to form the name of the image file.</text:p>
            <text:p text:style-name="Table_20_Contents">type ... tablefields, foreigntable (for field of another table)</text:p>
            <text:p text:style-name="Table_20_Contents">prefix ... a prefix to the image filename</text:p>
            <text:p text:style-name="P30"><text:span text:style-name="T3">field.</text:span>fieldname <text:span text:style-name="T3">... name of the table field</text:span></text:p>
            <text:p text:style-name="P37">separator ... separator in the filename between the matched beginning of the filename and the end part of the filename.</text:p>
            <text:p text:style-name="P37">table ... use another table and its configuration to get the image</text:p>
            <text:p text:style-name="P37">uid_local ... use the value of this local field of the current table</text:p>
            <text:p text:style-name="P37">uid_foreign ... use this field of the foreign table to find a match</text:p>
            <text:p text:style-name="P37"/>
            <text:p text:style-name="P37">The file names will be like 41000_1.jpg. A product will have multiple images if there are more files with a similar file name, e.g. <text:s/>41000_2.jpg.</text:p>
            <text:p text:style-name="P37"/>
            <text:p text:style-name="P23">Example:</text:p>
            <text:p text:style-name="Table_20_Contents_2f_PRE">ALL.generateImage {</text:p>
            <text:p text:style-name="Table_20_Contents_2f_PRE"><text:s text:c="4"/>type = tablefields</text:p>
            <text:p text:style-name="Table_20_Contents_2f_PRE"><text:s text:c="4"/>field.itemnumber = 6</text:p>
            <text:p text:style-name="Table_20_Contents_2f_PRE"><text:s text:c="4"/>separator = _</text:p>
            <text:p text:style-name="Table_20_Contents_2f_PRE">}</text:p>
            <text:p text:style-name="Table_20_Contents_2f_PRE"/>
            <text:p text:style-name="Table_20_Contents_2f_PRE">ALL.generateImage {</text:p>
            <text:p text:style-name="Table_20_Contents_2f_PRE"><text:s text:c="4"/>type = foreigntable</text:p>
            <text:p text:style-name="Table_20_Contents_2f_PRE"><text:s text:c="4"/>table = tt_products_articles</text:p>
            <text:p text:style-name="Table_20_Contents_2f_PRE"><text:s text:c="4"/>uid_local = uid</text:p>
            <text:p text:style-name="Table_20_Contents_2f_PRE"><text:s text:c="4"/>uid_foreign = pid</text:p>
            <text:p text:style-name="Table_20_Contents_2f_PRE"><text:s text:c="4"/>field.itemnumber = 6</text:p>
            <text:p text:style-name="Table_20_Contents_2f_PRE"><text:s text:c="4"/>separator = _</text:p>
            <text:p text:style-name="Table_20_Contents_2f_PRE">}</text:p>
          </table:table-cell>
          <table:table-cell table:style-name="Tableau8.D27" office:value-type="string">
            <text:p text:style-name="Table_20_Contents"/>
          </table:table-cell>
        </table:table-row>
        <table:table-row table:style-name="TableLine103523760">
          <table:table-cell table:style-name="Tableau8.A4" office:value-type="string">
            <text:p text:style-name="Table_20_Contents">imageMarker</text:p>
          </table:table-cell>
          <table:table-cell table:style-name="Tableau8.B3" office:value-type="string">
            <text:p text:style-name="P31">array of string</text:p>
          </table:table-cell>
          <table:table-cell table:style-name="Tableau8.C4" office:value-type="string">
            <text:p text:style-name="P49">Defines how the marker for the image is composed. In this example image names like 30_P1_001.jpg can be used, where the second part P1 and the third part 001 form the marker. So the marker will be ###CATEGORY_IMAGE_P1_001###.</text:p>
            <text:p text:style-name="P49"/>
            <text:p text:style-name="P23">Example:</text:p>
            <text:p text:style-name="Table_20_Contents_2f_PRE">ALL.imageMarker {</text:p>
            <text:p text:style-name="Table_20_Contents_2f_PRE"><text:s text:c="4"/>type = imagename</text:p>
            <text:p text:style-name="Table_20_Contents_2f_PRE"><text:s text:c="4"/>parts = 2,3</text:p>
            <text:p text:style-name="Table_20_Contents_2f_PRE">}</text:p>
          </table:table-cell>
          <table:table-cell table:style-name="Tableau8.D27" office:value-type="string">
            <text:p text:style-name="Table_20_Contents"/>
          </table:table-cell>
        </table:table-row>
        <table:table-row table:style-name="TableLine103526208">
          <table:table-cell table:style-name="Tableau8.A5" office:value-type="string">
            <text:p text:style-name="Table_20_Contents">limit</text:p>
          </table:table-cell>
          <table:table-cell table:style-name="Tableau8.B3" office:value-type="string">
            <text:p text:style-name="P37">int+</text:p>
          </table:table-cell>
          <table:table-cell table:style-name="Tableau8.C5" office:value-type="string">
            <text:p text:style-name="Table_20_Contents">Max items displayed. The maximum number of items displayed on a list view.</text:p>
          </table:table-cell>
          <table:table-cell table:style-name="Tableau8.D5" office:value-type="string">
            <text:p text:style-name="Table_20_Contents">50</text:p>
          </table:table-cell>
        </table:table-row>
        <table:table-row table:style-name="TableLine103529168">
          <table:table-cell table:style-name="Tableau8.A6" office:value-type="string">
            <text:p text:style-name="Table_20_Contents">limitImage</text:p>
          </table:table-cell>
          <table:table-cell table:style-name="Tableau8.B3" office:value-type="string">
            <text:p text:style-name="P37">int+</text:p>
          </table:table-cell>
          <table:table-cell table:style-name="Tableau8.C6" office:value-type="string">
            <text:p text:style-name="Table_20_Contents">Max image items displayed. The maximum number of images for one item displayed on the view.</text:p>
            <text:p text:style-name="P23">Example:</text:p>
            <text:p text:style-name="Table_20_Contents_2f_PRE">plugin.tt_products.conf.tt_products.ALL.limitImage = 10</text:p>
          </table:table-cell>
          <table:table-cell table:style-name="Tableau8.D6" office:value-type="string">
            <text:p text:style-name="Table_20_Contents">1</text:p>
          </table:table-cell>
        </table:table-row>
        <table:table-row table:style-name="TableLine103532080">
          <table:table-cell table:style-name="Tableau8.A7" office:value-type="string">
            <text:p text:style-name="Table_20_Contents">orderBy</text:p>
          </table:table-cell>
          <table:table-cell table:style-name="Tableau8.B3" office:value-type="string">
            <text:p text:style-name="P37">string</text:p>
          </table:table-cell>
          <table:table-cell table:style-name="Tableau8.C7" office:value-type="string">
            <text:p text:style-name="Table_20_Contents">List of the fields by which the items will be ordered.</text:p>
          </table:table-cell>
          <table:table-cell table:style-name="Tableau8.D7" office:value-type="string">
            <text:p text:style-name="Table_20_Contents">sorting</text:p>
          </table:table-cell>
        </table:table-row>
        <table:table-row table:style-name="TableLine103535040">
          <table:table-cell table:style-name="Tableau8.A8" office:value-type="string">
            <text:p text:style-name="Table_20_Contents">fetchImage</text:p>
          </table:table-cell>
          <table:table-cell table:style-name="Tableau8.B3" office:value-type="string">
            <text:p text:style-name="P37">string</text:p>
          </table:table-cell>
          <table:table-cell table:style-name="Tableau8.C8" office:value-type="string">
            <text:p text:style-name="Table_20_Contents">If set, the images for the output table are taken from the images of another table</text:p>
            <text:p text:style-name="Table_20_Contents"/>
            <text:p text:style-name="P23">Example:</text:p>
            <text:p text:style-name="Table_20_Contents_2f_PRE">plugin.tt_products.conf.tt_products.ALL.fetchImage {</text:p>
            <text:p text:style-name="Table_20_Contents_2f_PRE"><text:s text:c="4"/>type = foreigntable</text:p>
            <text:p text:style-name="Table_20_Contents_2f_PRE"><text:s text:c="4"/>table = tt_content</text:p>
            <text:p text:style-name="Table_20_Contents_2f_PRE">}</text:p>
          </table:table-cell>
          <table:table-cell table:style-name="Tableau8.D27" office:value-type="string">
            <text:p text:style-name="Table_20_Contents"/>
          </table:table-cell>
        </table:table-row>
        <text:soft-page-break/>
        <table:table-row table:style-name="Tableau8.9">
          <table:table-cell table:style-name="Tableau8.A9" office:value-type="string">
            <text:p text:style-name="Table_20_Contents">language</text:p>
          </table:table-cell>
          <table:table-cell table:style-name="Tableau8.B3" office:value-type="string">
            <text:p text:style-name="P31">array of string</text:p>
          </table:table-cell>
          <table:table-cell table:style-name="Tableau8.C9" office:value-type="string">
            <text:p text:style-name="Table_20_Contents">The name of a language file with translations from the default language into another language.</text:p>
            <text:p text:style-name="Table_20_Contents">type: </text:p>
            <text:list xml:id="list768991675" text:style-name="L13">
              <text:list-item>
                <text:p text:style-name="P83">csv ... The values are separated by ';' and newline characters</text:p>
              </text:list-item>
              <text:list-item>
                <text:p text:style-name="P83">noTranslation ... do not use the language overlay table</text:p>
              </text:list-item>
              <text:list-item>
                <text:p text:style-name="P83">field ... the translation is in fields</text:p>
              </text:list-item>
              <text:list-item>
                <text:p text:style-name="P83">table ... the translation overlay table</text:p>
              </text:list-item>
            </text:list>
            <text:p text:style-name="Table_20_Contents"/>
            <text:p text:style-name="Table_20_Contents">file: Path and name of the file</text:p>
            <text:p text:style-name="Table_20_Contents">field: name of the field on left and new value on right side</text:p>
            <text:p text:style-name="Table_20_Contents">marker ... Like CSV, but markers inside of the database table contents are substituted</text:p>
            <text:p text:style-name="Table_20_Contents"/>
            <text:p text:style-name="P23">Example:</text:p>
            <text:p text:style-name="Table_20_Contents_2f_PRE">[globalVar = GP:L = 1]</text:p>
            <text:p text:style-name="Table_20_Contents_2f_PRE">plugin.tt_products.conf.tt_products_<text:span text:style-name="T39">cat</text:span>.<text:span text:style-name="T38">ALL</text:span>.language {</text:p>
            <text:p text:style-name="Table_20_Contents_2f_PRE"><text:s text:c="4"/>type = csv</text:p>
            <text:p text:style-name="Table_20_Contents_2f_PRE"><text:s text:c="4"/>file = fileadmin/data/EnglishCategories.csv</text:p>
            <text:p text:style-name="Table_20_Contents_2f_PRE">}</text:p>
            <text:p text:style-name="Table_20_Contents_2f_PRE">[GLOBAL]</text:p>
            <text:p text:style-name="Table_20_Contents_2f_PRE"/>
            <text:p text:style-name="P23">Example:</text:p>
            <text:p text:style-name="Table_20_Contents_2f_PRE"><text:bookmark-start text:name="__DdeLink__17612_2144616156"/>plugin.tt_products.conf.tt_products_<text:span text:style-name="T39">cat</text:span>.<text:span text:style-name="T38">ALL</text:span>.<text:bookmark-end text:name="__DdeLink__17612_2144616156"/>language {</text:p>
            <text:p text:style-name="Table_20_Contents_2f_PRE"><text:s text:c="4"/>type = field</text:p>
            <text:p text:style-name="Table_20_Contents_2f_PRE"><text:s text:c="4"/>field.title = subtitle</text:p>
            <text:p text:style-name="Table_20_Contents_2f_PRE">}</text:p>
          </table:table-cell>
          <table:table-cell table:style-name="Tableau8.D27" office:value-type="string">
            <text:p text:style-name="Table_20_Contents"/>
          </table:table-cell>
        </table:table-row>
        <table:table-row table:style-name="TableLine103539968">
          <table:table-cell table:style-name="Tableau8.A10" office:value-type="string">
            <text:p text:style-name="Table_20_Contents">image</text:p>
          </table:table-cell>
          <table:table-cell table:style-name="Tableau8.B3" office:value-type="string">
            <text:p text:style-name="P37">IMAGE cObject</text:p>
          </table:table-cell>
          <table:table-cell table:style-name="Tableau8.C10" office:value-type="string">
            <text:p text:style-name="Table_20_Contents">Image is copied into the others via TypoScript and can be used for several code fields.</text:p>
            <text:p text:style-name="Table_20_Contents"/>
            <text:p text:style-name="P23">Example:</text:p>
            <text:h text:style-name="Preformatted_20_Text" text:outline-level="5">###PRODUCT_IMAGE1:M### </text:h>
            <text:h text:style-name="Preformatted_20_Text" text:outline-level="5"/>
            <text:h text:style-name="Preformatted_20_Text" text:outline-level="5">plugin.tt_products.conf.tt_products.ALL.image.m {</text:h>
            <text:h text:style-name="Preformatted_20_Text" text:outline-level="5"><text:s text:c="2"/>wrap = |&lt;br /&gt;</text:h>
            <text:h text:style-name="Preformatted_20_Text" text:outline-level="5"><text:s text:c="2"/>file.maxW = 320</text:h>
            <text:h text:style-name="Preformatted_20_Text" text:outline-level="5"><text:s text:c="2"/>file.maxH = 280</text:h>
            <text:h text:style-name="Preformatted_20_Text" text:outline-level="5">}</text:h>
          </table:table-cell>
          <table:table-cell table:style-name="Tableau8.D27" office:value-type="string">
            <text:p text:style-name="Table_20_Contents"/>
          </table:table-cell>
        </table:table-row>
        <table:table-row table:style-name="Tableau8.11">
          <table:table-cell table:style-name="Tableau8.A11" office:value-type="string">
            <text:p text:style-name="Table_20_Contents">joinedImagesWrap</text:p>
          </table:table-cell>
          <table:table-cell table:style-name="Tableau8.B3" office:value-type="string">
            <text:p text:style-name="P36">-&gt; stdWrap</text:p>
          </table:table-cell>
          <table:table-cell table:style-name="Tableau8.C11" office:value-type="string">
            <text:p text:style-name="Table_20_Contents">Wrap around all images. separateImage must be 0. This will be wrapped around the HTML output of the joined images. </text:p>
            <text:p text:style-name="Table_20_Contents"/>
            <text:p text:style-name="P23">Example:</text:p>
            <text:p text:style-name="Table_20_Contents_2f_PRE">joinedImagesWrap.wrap = &lt;div id=”myimageid”&gt; |&lt;/div&gt;</text:p>
          </table:table-cell>
          <table:table-cell table:style-name="Tableau8.D11" office:value-type="string">
            <text:p text:style-name="Table_20_Contents"/>
          </table:table-cell>
        </table:table-row>
        <text:soft-page-break/>
        <table:table-row table:style-name="TableLine103545600">
          <table:table-cell table:style-name="Tableau8.A12" office:value-type="string">
            <text:p text:style-name="Table_20_Contents">filter</text:p>
          </table:table-cell>
          <table:table-cell table:style-name="Tableau8.B3" office:value-type="string">
            <text:p text:style-name="P31">array of string</text:p>
          </table:table-cell>
          <table:table-cell table:style-name="Tableau8.C12" office:value-type="string">
            <text:p text:style-name="Table_20_Contents">Use only table records which apply to a filter on a field or parameter base.</text:p>
            <text:p text:style-name="Table_20_Contents">type:</text:p>
            <text:p text:style-name="Table_20_Contents"/>
            <text:list xml:id="list221050676574213" text:continue-list="list768991675" text:style-name="L13">
              <text:list-item text:start-value="1">
                <text:p text:style-name="P83">param ... GET/PUT parameter (value: gp) or predefined</text:p>
              </text:list-item>
              <text:list-item text:start-value="1">
                <text:p text:style-name="P83">regexp ... use a regular expression</text:p>
              </text:list-item>
              <text:list-item>
                <text:p text:style-name="P83">where ... use WHERE conditions</text:p>
              </text:list-item>
            </text:list>
            <text:p text:style-name="Table_20_Contents"><text:line-break/>field: name of the field on left and value on right side</text:p>
            <text:p text:style-name="Table_20_Contents"/>
            <text:p text:style-name="P23">Example:</text:p>
            <text:p text:style-name="Table_20_Contents_2f_PRE">filter {</text:p>
            <text:p text:style-name="Table_20_Contents_2f_PRE"><text:s text:c="4"/>regexp {</text:p>
            <text:p text:style-name="Table_20_Contents_2f_PRE"><text:s text:c="7"/>field {</text:p>
            <text:p text:style-name="Table_20_Contents_2f_PRE"><text:s text:c="10"/>title = [:alpha:]+[:blank:]+1[:blank:]+</text:p>
            <text:p text:style-name="Table_20_Contents_2f_PRE"><text:s text:c="7"/>}</text:p>
            <text:p text:style-name="Table_20_Contents_2f_PRE"><text:s text:c="4"/>}</text:p>
            <text:p text:style-name="Table_20_Contents_2f_PRE">}</text:p>
            <text:p text:style-name="Table_20_Contents_2f_PRE"/>
            <text:p text:style-name="Table_20_Contents_2f_PRE">filter {</text:p>
            <text:p text:style-name="Table_20_Contents_2f_PRE"><text:s text:c="4"/>where {</text:p>
            <text:p text:style-name="Table_20_Contents_2f_PRE"><text:s text:c="7"/>field {</text:p>
            <text:p text:style-name="Table_20_Contents_2f_PRE"><text:s text:c="10"/>bargain = 1</text:p>
            <text:p text:style-name="Table_20_Contents_2f_PRE"><text:s text:c="7"/>}</text:p>
            <text:p text:style-name="Table_20_Contents_2f_PRE"><text:s text:c="4"/>}</text:p>
            <text:p text:style-name="Table_20_Contents_2f_PRE">}</text:p>
            <text:p text:style-name="Table_20_Contents_2f_PRE"/>
            <text:p text:style-name="Table_20_Contents_2f_PRE">filter {</text:p>
            <text:p text:style-name="Table_20_Contents_2f_PRE"><text:s text:c="4"/>param {</text:p>
            <text:p text:style-name="Table_20_Contents_2f_PRE"><text:s text:c="7"/>cat = gp</text:p>
            <text:p text:style-name="Table_20_Contents_2f_PRE"><text:s text:c="4"/>}</text:p>
            <text:p text:style-name="Table_20_Contents_2f_PRE">}<text:line-break/></text:p>
            <text:p text:style-name="Table_20_Contents">Will filter all records of the table to use only those where the title has characters and a 1 on the last position.</text:p>
          </table:table-cell>
          <table:table-cell table:style-name="Tableau8.D27" office:value-type="string">
            <text:p text:style-name="Table_20_Contents"/>
          </table:table-cell>
        </table:table-row>
        <table:table-row table:style-name="TableLine103548144">
          <table:table-cell table:style-name="Tableau8.A13" office:value-type="string">
            <text:p text:style-name="Table_20_Contents">urlparams</text:p>
          </table:table-cell>
          <table:table-cell table:style-name="Tableau8.B3" office:value-type="string">
            <text:p text:style-name="P37">string</text:p>
          </table:table-cell>
          <table:table-cell table:style-name="Tableau8.C13" office:value-type="string">
            <text:p text:style-name="Table_20_Contents">Comma separated list of tt_products URL parameters which must have a value. Otherwise no items will be displayed.</text:p>
            <text:p text:style-name="Table_20_Contents">Normally no products shall be shown below a category list when no category has been selected yet. If you leave this empty, then all products will be listed in the list view when no category parameter is given and you have a category list view on the page.</text:p>
          </table:table-cell>
          <table:table-cell table:style-name="Tableau8.D27" office:value-type="string">
            <text:p text:style-name="Table_20_Contents"/>
          </table:table-cell>
        </table:table-row>
        <table:table-row table:style-name="TableLine103550688">
          <table:table-cell table:style-name="Tableau8.A14" office:value-type="string">
            <text:p text:style-name="Table_20_Contents">displayColumns</text:p>
          </table:table-cell>
          <table:table-cell table:style-name="Tableau8.B3" office:value-type="string">
            <text:p text:style-name="P37">array</text:p>
          </table:table-cell>
          <table:table-cell table:style-name="Tableau8.C14" office:value-type="string">
            <text:p text:style-name="Table_20_Contents">Number of columns on the display</text:p>
            <text:p text:style-name="Table_20_Contents">You have to adapt your template using special template markers. The ITEM_SINGLE_PRE_HTML and ITEM_SINGLE_POST_HTML must surround your &lt;TD&gt;-&lt;/TD&gt; tags, so the table will be created correctly. The first number is the order in the category hierarchy.</text:p>
            <text:p text:style-name="Table_20_Contents"/>
            <text:p text:style-name="P24">Example:</text:p>
            <text:p text:style-name="Table_20_Contents_2f_PRE">displayColumns {</text:p>
            <text:p text:style-name="Table_20_Contents_2f_PRE"><text:s text:c="4"/>1 = 3</text:p>
            <text:p text:style-name="Table_20_Contents_2f_PRE">}</text:p>
            <text:p text:style-name="P55"/>
            <text:p text:style-name="P24">Example:</text:p>
            <text:p text:style-name="Table_20_Contents_2f_PRE">&lt;!-- ###ITEM_SINGLE### begin--&gt; <text:line-break/> ###ITEM_SINGLE_PRE_HTML### <text:line-break/> &lt;td height="150" bgcolor="###GC1###" valign="bottom" align="center"&gt; <text:line-break/> &lt;!--###LINK_ITEM###--&gt; ###GW1B###&lt;b&gt;###PRODUCT_TITLE###&lt;/b&gt;###GW1E### <text:line-break/> &lt;!--###LINK_ITEM###--&gt; <text:line-break/> &lt;br&gt; <text:line-break/> ###PRODUCT_IMAGE### &lt;br&gt; <text:line-break/> ###GW1B### item count: ###GW1E### &lt;INPUT size="3" maxlength="4" type="text" name="###FIELD_NAME###" value="###FIELD_QTY###"&gt; <text:line-break/> &lt;p&gt; &lt;/td&gt; <text:line-break/> ###ITEM_SINGLE_POST_HTML### <text:line-break/> &lt;!-- ###ITEM_SINGLE### end --&gt; </text:p>
          </table:table-cell>
          <table:table-cell table:style-name="Tableau8.D27" office:value-type="string">
            <text:p text:style-name="Table_20_Contents"/>
          </table:table-cell>
        </table:table-row>
        <text:soft-page-break/>
        <table:table-row table:style-name="TableLine103553232">
          <table:table-cell table:style-name="Tableau8.A15" office:value-type="string">
            <text:p text:style-name="Table_20_Contents">displayHeader</text:p>
          </table:table-cell>
          <table:table-cell table:style-name="Tableau8.B3" office:value-type="string">
            <text:p text:style-name="P37">string</text:p>
          </table:table-cell>
          <table:table-cell table:style-name="Tableau8.C15" office:value-type="string">
            <text:p text:style-name="Table_20_Contents">Each list view of items can have a header for the category. Normally the header is shown and after it all items of this category. But sometimes you want to show the header always with each product.</text:p>
            <text:p text:style-name="Table_20_Contents"/>
            <text:p text:style-name="Table_20_Contents">values</text:p>
            <text:list xml:id="list1850873130" text:style-name="L14">
              <text:list-item>
                <text:p text:style-name="P84">always ... the category and product block is repeated always with each product</text:p>
              </text:list-item>
              <text:list-item>
                <text:p text:style-name="P84">current ... the current category is taken and not a second category</text:p>
              </text:list-item>
            </text:list>
            <text:p text:style-name="Table_20_Contents"/>
            <text:p text:style-name="P24">Example:</text:p>
            <text:p text:style-name="Table_20_Contents_2f_PRE">displayHeader {</text:p>
            <text:p text:style-name="Table_20_Contents_2f_PRE"><text:s text:c="4"/>1 = always</text:p>
            <text:p text:style-name="Table_20_Contents_2f_PRE">}</text:p>
          </table:table-cell>
          <table:table-cell table:style-name="Tableau8.D27" office:value-type="string">
            <text:p text:style-name="Table_20_Contents"/>
          </table:table-cell>
        </table:table-row>
        <table:table-row table:style-name="TableLine103555776">
          <table:table-cell table:style-name="Tableau8.A16" office:value-type="string">
            <text:p text:style-name="Table_20_Contents">requiredFields</text:p>
          </table:table-cell>
          <table:table-cell table:style-name="Tableau8.B3" office:value-type="string">
            <text:p text:style-name="P37">string</text:p>
          </table:table-cell>
          <table:table-cell table:style-name="Tableau8.C16" office:value-type="string">
            <text:p text:style-name="Table_20_Contents">Fields which must be read in from the database table even if not marker for them is found in the used template subpart.</text:p>
          </table:table-cell>
          <table:table-cell table:style-name="Tableau8.D27" office:value-type="string">
            <text:p text:style-name="Table_20_Contents"/>
          </table:table-cell>
        </table:table-row>
        <table:table-row table:style-name="TableLine103558320">
          <table:table-cell table:style-name="Tableau8.A17" office:value-type="string">
            <text:p text:style-name="Table_20_Contents">special</text:p>
          </table:table-cell>
          <table:table-cell table:style-name="Tableau8.B3" office:value-type="string">
            <text:p text:style-name="P31">array of string</text:p>
          </table:table-cell>
          <table:table-cell table:style-name="Tableau8.C17" office:value-type="string">
            <text:p text:style-name="Table_20_Contents">Special treatment for the table. Only used with category parameters.</text:p>
            <text:p text:style-name="Table_20_Contents"/>
            <text:list xml:id="list221050463043242" text:continue-list="list221050676574213" text:style-name="L13">
              <text:list-item text:start-value="1">
                <text:p text:style-name="P83">all ... this uid stands for all uids. 'all=all' means that all uids are always allowed. The <text:span text:style-name="T44">tt_products[cat]</text:span> parameter is ignored.</text:p>
              </text:list-item>
              <text:list-item>
                <text:p text:style-name="P83">no ... this uid shall never be considered</text:p>
              </text:list-item>
            </text:list>
            <text:p text:style-name="Table_20_Contents"/>
            <text:p text:style-name="P23">Example:</text:p>
            <text:p text:style-name="Table_20_Contents_2f_PRE">special {</text:p>
            <text:p text:style-name="Table_20_Contents_2f_PRE"><text:s text:c="4"/>all = 1</text:p>
            <text:p text:style-name="Table_20_Contents_2f_PRE">}<text:line-break/></text:p>
            <text:p text:style-name="Table_20_Contents">Table tt_products_cat: </text:p>
            <text:p text:style-name="Table_20_Contents">This will display the products of all categories if the parameter 'tt_products[cat] = 1' is max_note_lengthset. So instead of listing the products of category 1 all products of all categories will be listed.</text:p>
          </table:table-cell>
          <table:table-cell table:style-name="Tableau8.D27" office:value-type="string">
            <text:p text:style-name="Table_20_Contents"/>
          </table:table-cell>
        </table:table-row>
        <table:table-row table:style-name="TableLine103561904">
          <table:table-cell table:style-name="Tableau8.A18" office:value-type="string">
            <text:p text:style-name="Table_20_Contents">onlyChildsOfCurrent</text:p>
          </table:table-cell>
          <table:table-cell table:style-name="Tableau8.B3" office:value-type="string">
            <text:p text:style-name="P37">boolean</text:p>
          </table:table-cell>
          <table:table-cell table:style-name="Tableau8.C18" office:value-type="string">
            <text:p text:style-name="Table_20_Contents">If set, the child items (e.g. subcategories) will only be displayed for the current item (category).</text:p>
          </table:table-cell>
          <table:table-cell table:style-name="Tableau8.D27" office:value-type="string">
            <text:p text:style-name="Table_20_Contents"/>
          </table:table-cell>
        </table:table-row>
        <table:table-row table:style-name="TableLine103564448">
          <table:table-cell table:style-name="Tableau8.A19" office:value-type="string">
            <text:p text:style-name="Table_20_Contents">rootChildsOfCurrent</text:p>
          </table:table-cell>
          <table:table-cell table:style-name="Tableau8.B3" office:value-type="string">
            <text:p text:style-name="P37">boolean</text:p>
          </table:table-cell>
          <table:table-cell table:style-name="Tableau8.C19" office:value-type="string">
            <text:p text:style-name="Table_20_Contents">If set, the child items of the currently selected item will be shown on the root level.</text:p>
          </table:table-cell>
          <table:table-cell table:style-name="Tableau8.D27" office:value-type="string">
            <text:p text:style-name="Table_20_Contents"/>
          </table:table-cell>
        </table:table-row>
        <table:table-row table:style-name="TableLine103566992">
          <table:table-cell table:style-name="Tableau8.A20" office:value-type="string">
            <text:p text:style-name="P48">field</text:p>
          </table:table-cell>
          <table:table-cell table:style-name="Tableau8.B3" office:value-type="string">
            <text:p text:style-name="P33">array of cObject</text:p>
          </table:table-cell>
          <table:table-cell table:style-name="Tableau8.C20" office:value-type="string">
            <text:p text:style-name="Table_20_Contents">Use cObjects for the display of some fields. By default the field's contents are printed as is. Only the image field is used to draw an IMAGE.</text:p>
            <text:p text:style-name="Table_20_Contents">Use ”untouched=1” to get the original value (might be needed for the note field).</text:p>
            <text:p text:style-name="Table_20_Contents"/>
            <text:p text:style-name="P23">Example:</text:p>
            <text:p text:style-name="Table_20_Contents_2f_PRE">field {</text:p>
            <text:p text:style-name="Table_20_Contents_2f_PRE"><text:s text:c="4"/>title = COA</text:p>
            <text:p text:style-name="Table_20_Contents_2f_PRE"><text:s text:c="4"/>title {</text:p>
            <text:p text:style-name="Table_20_Contents_2f_PRE"><text:s text:c="8"/>untouched = 0</text:p>
            <text:p text:style-name="Table_20_Contents_2f_PRE"><text:s text:c="8"/>10 = TEXT</text:p>
            <text:p text:style-name="Table_20_Contents_2f_PRE"><text:s text:c="8"/>10.value = ###PRODUCT_TITLE### <text:s/>in sizes <text:s/>###PRODUCT_SIZE###</text:p>
            <text:p text:style-name="Table_20_Contents_2f_PRE"><text:s text:c="8"/>10.wrap = Title: - | -</text:p>
            <text:p text:style-name="Table_20_Contents_2f_PRE"><text:s text:c="4"/>}</text:p>
            <text:p text:style-name="Table_20_Contents_2f_PRE">}</text:p>
          </table:table-cell>
          <table:table-cell table:style-name="Tableau8.D27" office:value-type="string">
            <text:p text:style-name="Table_20_Contents"/>
          </table:table-cell>
        </table:table-row>
        <table:table-row table:style-name="TableLine103569536">
          <table:table-cell table:style-name="Tableau8.A21" office:value-type="string">
            <text:p text:style-name="Table_20_Contents">fieldIndex</text:p>
          </table:table-cell>
          <table:table-cell table:style-name="Tableau8.B3" office:value-type="string">
            <text:p text:style-name="Table_20_Contents">int+/<text:span text:style-name="T17">Array of integers</text:span></text:p>
          </table:table-cell>
          <table:table-cell table:style-name="Tableau8.C21" office:value-type="string">
            <text:p text:style-name="Table_20_Contents">Index for fields with multiple contents. This is only used to define which article images shall overwrite which products images. On the left side you have the index of the image (starting with 1) and on the right the destinamtion index of the image. The marker for the first image would be ###&lt;TABLESHORT&gt;_IMAGE2###.</text:p>
            <text:p text:style-name="Table_20_Contents_2f_PRE"><text:line-break/>fieldIndex {</text:p>
            <text:p text:style-name="Table_20_Contents_2f_PRE"><text:s/>image {</text:p>
            <text:p text:style-name="Table_20_Contents_2f_PRE"><text:s text:c="3"/>1 = 2</text:p>
            <text:p text:style-name="Table_20_Contents_2f_PRE"><text:s/>}</text:p>
            <text:p text:style-name="Table_20_Contents_2f_PRE">}</text:p>
          </table:table-cell>
          <table:table-cell table:style-name="Tableau8.D27" office:value-type="string">
            <text:p text:style-name="Table_20_Contents"/>
          </table:table-cell>
        </table:table-row>
        <text:soft-page-break/>
        <table:table-row table:style-name="TableLine103572080">
          <table:table-cell table:style-name="Tableau8.A22" office:value-type="string">
            <text:p text:style-name="P48">controlFields</text:p>
          </table:table-cell>
          <table:table-cell table:style-name="Tableau8.B3" office:value-type="string">
            <text:p text:style-name="P33">array of string</text:p>
          </table:table-cell>
          <table:table-cell table:style-name="Tableau8.C22" office:value-type="string">
            <text:p text:style-name="Table_20_Contents">Control fields</text:p>
            <text:p text:style-name="Table_20_Contents"/>
            <text:p text:style-name="Table_20_Contents">newitemdays ... name of the field to use with the newItemDays function</text:p>
            <text:p text:style-name="Table_20_Contents"/>
            <text:p text:style-name="P23">Example:</text:p>
            <text:p text:style-name="Table_20_Contents_2f_PRE">controlFields {</text:p>
            <text:p text:style-name="Table_20_Contents_2f_PRE"><text:s text:c="3"/>newItemDays = starttime</text:p>
            <text:p text:style-name="Table_20_Contents_2f_PRE">}</text:p>
          </table:table-cell>
          <table:table-cell table:style-name="Tableau8.D22" office:value-type="string">
            <text:p text:style-name="Table_20_Contents">newItemDays -&gt; starttime</text:p>
            <text:p text:style-name="Table_20_Contents"/>
            <text:p text:style-name="Table_20_Contents"/>
          </table:table-cell>
        </table:table-row>
        <table:table-row table:style-name="TableLine103575120">
          <table:table-cell table:style-name="Tableau8.A23" office:value-type="string">
            <text:p text:style-name="P48">displayFields</text:p>
          </table:table-cell>
          <table:table-cell table:style-name="Tableau8.B3" office:value-type="string">
            <text:p text:style-name="P33">array of cObject</text:p>
          </table:table-cell>
          <table:table-cell table:style-name="Tableau8.C23" office:value-type="string">
            <text:p text:style-name="Table_20_Contents">Display fields</text:p>
            <text:p text:style-name="Table_20_Contents"/>
            <text:p text:style-name="Table_20_Contents">Definitions how to display some fields.</text:p>
            <text:p text:style-name="Table_20_Contents"/>
            <text:p text:style-name="P23">Example:</text:p>
            <text:p text:style-name="Table_20_Contents_2f_PRE">displayFields {</text:p>
            <text:p text:style-name="Table_20_Contents_2f_PRE"><text:s text:c="3"/>note = RTEcssText</text:p>
            <text:p text:style-name="Table_20_Contents_2f_PRE">}</text:p>
          </table:table-cell>
          <table:table-cell table:style-name="Tableau8.D27" office:value-type="string">
            <text:p text:style-name="Table_20_Contents"/>
          </table:table-cell>
        </table:table-row>
        <table:table-row table:style-name="TableLine103577664">
          <table:table-cell table:style-name="Tableau8.A24" office:value-type="string">
            <text:p text:style-name="Table_20_Contents">fieldLink</text:p>
          </table:table-cell>
          <table:table-cell table:style-name="Tableau8.B3" office:value-type="string">
            <text:p text:style-name="P33">array of typolink</text:p>
          </table:table-cell>
          <table:table-cell table:style-name="Tableau8.C24" office:value-type="string">
            <text:p text:style-name="Table_20_Contents">The definition for the field links.</text:p>
            <text:p text:style-name="Table_20_Contents"/>
            <text:p text:style-name="P23">Example:</text:p>
            <text:p text:style-name="Table_20_Contents_2f_PRE">conf.tt_products.ALL {</text:p>
            <text:p text:style-name="Table_20_Contents_2f_PRE"><text:tab/>fieldLink {</text:p>
            <text:p text:style-name="Table_20_Contents_2f_PRE"><text:tab/> <text:s text:c="3"/>datasheet.ATagParams=class="datasheetClass"</text:p>
            <text:p text:style-name="Table_20_Contents_2f_PRE"><text:tab/>}</text:p>
            <text:p text:style-name="Table_20_Contents_2f_PRE">}</text:p>
          </table:table-cell>
          <table:table-cell table:style-name="Tableau8.D27" office:value-type="string">
            <text:p text:style-name="Table_20_Contents"/>
          </table:table-cell>
        </table:table-row>
        <table:table-row table:style-name="TableLine103580208">
          <table:table-cell table:style-name="Tableau8.A25" office:value-type="string">
            <text:p text:style-name="P48">fe_users</text:p>
          </table:table-cell>
          <table:table-cell table:style-name="Tableau8.B3" office:value-type="string">
            <text:p text:style-name="P33">array of string</text:p>
          </table:table-cell>
          <table:table-cell table:style-name="Tableau8.C25" office:value-type="string">
            <text:p text:style-name="Table_20_Contents">FE user fields for limitations</text:p>
            <text:p text:style-name="Table_20_Contents">period</text:p>
            <text:p text:style-name="Table_20_Contents"/>
            <text:p text:style-name="Table_20_Contents">date_of_birth.period ... This period of time since the FE user's birth must have been passed, if products with uid 12 oder 24 are in the basket.</text:p>
            <text:p text:style-name="Table_20_Contents"/>
            <text:p text:style-name="P23">Example:</text:p>
            <text:p text:style-name="Table_20_Contents_2f_PRE">fe_users {</text:p>
            <text:p text:style-name="Table_20_Contents_2f_PRE"><text:s/>date_of_birth.period.y = 12</text:p>
            <text:p text:style-name="Table_20_Contents_2f_PRE"><text:s/>where = uid IN (12, 24)</text:p>
            <text:p text:style-name="Table_20_Contents_2f_PRE">}</text:p>
          </table:table-cell>
          <table:table-cell table:style-name="Tableau8.D27" office:value-type="string">
            <text:p text:style-name="Table_20_Contents"/>
          </table:table-cell>
        </table:table-row>
        <text:soft-page-break/>
        <table:table-row table:style-name="TableLine103582752">
          <table:table-cell table:style-name="Tableau8.A26" office:value-type="string">
            <text:p text:style-name="P48">view</text:p>
          </table:table-cell>
          <table:table-cell table:style-name="Tableau8.B3" office:value-type="string">
            <text:p text:style-name="P33">array of string</text:p>
          </table:table-cell>
          <table:table-cell table:style-name="Tableau8.C26" office:value-type="string">
            <text:p text:style-name="Table_20_Contents">code view configuration</text:p>
            <text:p text:style-name="Table_20_Contents"/>
            <text:p text:style-name="Table_20_Contents">sortselect … array of form elements</text:p>
            <text:p text:style-name="Table_20_Contents">filterselect … filtering</text:p>
            <text:p text:style-name="Table_20_Contents"/>
            <text:p text:style-name="P23">Example:</text:p>
            <text:p text:style-name="Table_20_Contents_2f_PRE">view.sortSelect {</text:p>
            <text:p text:style-name="Table_20_Contents_2f_PRE"><text:s/>1 {</text:p>
            <text:p text:style-name="Table_20_Contents_2f_PRE"><text:s text:c="4"/>label = sort by</text:p>
            <text:p text:style-name="Table_20_Contents_2f_PRE"><text:s text:c="4"/>type = select</text:p>
            <text:p text:style-name="Table_20_Contents_2f_PRE"><text:s text:c="4"/>attribute {</text:p>
            <text:p text:style-name="Table_20_Contents_2f_PRE"><text:s text:c="7"/>onchange=submit();</text:p>
            <text:p text:style-name="Table_20_Contents_2f_PRE"><text:s text:c="4"/>}</text:p>
            <text:p text:style-name="Table_20_Contents_2f_PRE"><text:s text:c="4"/>valueArray {</text:p>
            <text:p text:style-name="Table_20_Contents_2f_PRE"><text:s text:c="6"/>10.label = title</text:p>
            <text:p text:style-name="Table_20_Contents_2f_PRE"><text:s text:c="6"/>10.value = 1</text:p>
            <text:p text:style-name="Table_20_Contents_2f_PRE"><text:s text:c="6"/>10.field = title</text:p>
            <text:p text:style-name="Table_20_Contents_2f_PRE"><text:s text:c="4"/>}</text:p>
            <text:p text:style-name="Table_20_Contents_2f_PRE"><text:s text:c="2"/>}</text:p>
            <text:p text:style-name="P57">}</text:p>
            <text:p text:style-name="P57"/>
            <text:p text:style-name="P49">browser … configuration for the record browser with types div2007<text:line-break/> <text:s text:c="3"/>showFirstLast … if the first and last link is shown.</text:p>
            <text:p text:style-name="P49"/>
            <text:p text:style-name="P23">Example:</text:p>
            <text:p text:style-name="Table_20_Contents_2f_PRE">view.browser = div2007</text:p>
            <text:p text:style-name="Table_20_Contents_2f_PRE">view.browser {</text:p>
            <text:p text:style-name="Table_20_Contents_2f_PRE"><text:s text:c="3"/>browseLinksWrap = &lt;div class="browseLinksWrap"&gt;|&lt;/div&gt;</text:p>
            <text:p text:style-name="Table_20_Contents_2f_PRE"><text:s text:c="3"/>disabledLinkWrap = &lt;span class="disabledLinkWrap"&gt;|&lt;/span&gt;</text:p>
            <text:p text:style-name="Table_20_Contents_2f_PRE"><text:s text:c="3"/>inactiveLinkWrap = &lt;span class="inactiveLinkWrap"&gt;|&lt;/span&gt;</text:p>
            <text:p text:style-name="Table_20_Contents_2f_PRE"><text:s text:c="3"/>activeLinkWrap = &lt;span class="activeLinkWrap"&gt;|&lt;/span&gt;</text:p>
            <text:p text:style-name="Table_20_Contents_2f_PRE"><text:s text:c="3"/>disabledNextLinkWrap = &lt;span class="pagination-next"&gt;|&lt;/span&gt;</text:p>
            <text:p text:style-name="Table_20_Contents_2f_PRE"><text:s text:c="3"/>inactiveNextLinkWrap = &lt;span class="pagination-next"&gt;|&lt;/span&gt;</text:p>
            <text:p text:style-name="Table_20_Contents_2f_PRE"><text:s text:c="3"/>disabledPreviousLinkWrap = &lt;span class="pagination-previous"&gt;|&lt;/span&gt;</text:p>
            <text:p text:style-name="Table_20_Contents_2f_PRE"><text:s text:c="3"/>inactivePreviousLinkWrapn = &lt;span class="pagination-previous"&gt;|&lt;/span&gt;</text:p>
            <text:p text:style-name="P57">}</text:p>
          </table:table-cell>
          <table:table-cell table:style-name="Tableau8.D27" office:value-type="string">
            <text:p text:style-name="Table_20_Contents"/>
          </table:table-cell>
        </table:table-row>
        <table:table-row table:style-name="TableLine103585296">
          <table:table-cell table:style-name="Tableau8.A27" office:value-type="string">
            <text:p text:style-name="Table_20_Contents">subpart</text:p>
          </table:table-cell>
          <table:table-cell table:style-name="Tableau8.B3" office:value-type="string">
            <text:p text:style-name="P31">array of string</text:p>
          </table:table-cell>
          <table:table-cell table:style-name="Tableau8.C27" office:value-type="string">
            <text:p text:style-name="Table_20_Contents">This determines the behaviour of the display of the subparts. </text:p>
            <text:p text:style-name="Table_20_Contents"/>
            <text:p text:style-name="Table_20_Contents">show … default. if a record for a default category must be shown even if no product is found (for cat). This is used if you have a default category on each page and the category header should always be shown.</text:p>
            <text:p text:style-name="P23"/>
            <text:p text:style-name="P23">Example:</text:p>
            <text:p text:style-name="Table_20_Contents_2f_PRE">subpart.ITEM_CATEGORY {</text:p>
            <text:p text:style-name="Table_20_Contents_2f_PRE"><text:s text:c="4"/>show = default</text:p>
            <text:p text:style-name="Table_20_Contents_2f_PRE">}</text:p>
          </table:table-cell>
          <table:table-cell table:style-name="Tableau8.D27" office:value-type="string">
            <text:p text:style-name="P30"/>
          </table:table-cell>
        </table:table-row>
        <table:table-row table:style-name="TableLine103587840">
          <table:table-cell table:style-name="Tableau8.A28" office:value-type="string">
            <text:p text:style-name="P37">marks</text:p>
          </table:table-cell>
          <table:table-cell table:style-name="Tableau8.B3" office:value-type="string">
            <text:p text:style-name="P37">array</text:p>
          </table:table-cell>
          <table:table-cell table:style-name="Tableau8.C28" office:value-type="string">
            <text:p text:style-name="P48">Self defined markers for the record.</text:p>
            <text:p text:style-name="P48"/>
            <text:p text:style-name="P23">Example:</text:p>
            <text:p text:style-name="Table_20_Contents_2f_PRE">marks {</text:p>
            <text:p text:style-name="Table_20_Contents_2f_PRE"><text:s text:c="4"/>mymarker = COA</text:p>
            <text:p text:style-name="Table_20_Contents_2f_PRE"><text:s text:c="4"/>mymarker {</text:p>
            <text:p text:style-name="Table_20_Contents_2f_PRE"><text:s text:c="8"/>10 = TEXT</text:p>
            <text:p text:style-name="Table_20_Contents_2f_PRE"><text:s text:c="8"/>10.value = ###PRODUCT_TITLE### <text:s/>in sizes <text:s/>###PRODUCT_SIZE###</text:p>
            <text:p text:style-name="Table_20_Contents_2f_PRE"><text:s text:c="8"/>10.wrap = Title: - | -</text:p>
            <text:p text:style-name="Table_20_Contents_2f_PRE"><text:s text:c="4"/>}</text:p>
            <text:p text:style-name="P56">}</text:p>
          </table:table-cell>
          <table:table-cell table:style-name="Tableau8.D28" office:value-type="string">
            <text:p text:style-name="Table_20_Contents"/>
          </table:table-cell>
        </table:table-row>
        <text:soft-page-break/>
        <table:table-row table:style-name="TableLine103590928">
          <table:table-cell table:style-name="Tableau8.A29" office:value-type="string">
            <text:p text:style-name="P37">tagmark</text:p>
            <text:p text:style-name="P37">(only categories in LIST)</text:p>
          </table:table-cell>
          <table:table-cell table:style-name="Tableau8.B3" office:value-type="string">
            <text:p text:style-name="P37">array</text:p>
          </table:table-cell>
          <table:table-cell table:style-name="Tableau8.C29" office:value-type="string">
            <text:p text:style-name="P48">defines how the marker ###CATALLTAGS### is filled with the tags of the categories.</text:p>
            <text:p text:style-name="P48"/>
            <text:p text:style-name="P23">Example:</text:p>
            <text:p text:style-name="Table_20_Contents_2f_PRE">tagmark {</text:p>
            <text:p text:style-name="Table_20_Contents_2f_PRE"><text:s text:c="4"/>parents = 1</text:p>
            <text:p text:style-name="Table_20_Contents_2f_PRE"><text:s text:c="4"/>prefix = cat</text:p>
            <text:p text:style-name="P56">}</text:p>
          </table:table-cell>
          <table:table-cell table:style-name="Tableau8.D29" office:value-type="string">
            <text:p text:style-name="Table_20_Contents"/>
          </table:table-cell>
        </table:table-row>
        <table:table-row table:style-name="TableLine103594016">
          <table:table-cell table:style-name="Tableau8.A30" office:value-type="string">
            <text:p text:style-name="Table_20_Contents">hideID</text:p>
          </table:table-cell>
          <table:table-cell table:style-name="Tableau8.B3" office:value-type="string">
            <text:p text:style-name="Table_20_Contents">int+</text:p>
          </table:table-cell>
          <table:table-cell table:style-name="Tableau8.C30" office:value-type="string">
            <text:p text:style-name="P27">The ID of the item for which the whole shop plugin gets hidden (invisible). Use this with care! The shop plugin will not be shown in the FE if the table's url parameter is set to one of these elements of the comma separated list of values.</text:p>
          </table:table-cell>
          <table:table-cell table:style-name="Tableau8.D30" office:value-type="string">
            <text:p text:style-name="Table_20_Contents"/>
          </table:table-cell>
        </table:table-row>
        <table:table-row table:style-name="TableLine103597104">
          <table:table-cell table:style-name="Tableau8.A31" office:value-type="string">
            <text:p text:style-name="Table_20_Contents">hide<text:span text:style-name="T54">Zero</text:span></text:p>
            <text:p text:style-name="P37">(only cat<text:span text:style-name="T52">egories</text:span>)</text:p>
          </table:table-cell>
          <table:table-cell table:style-name="Tableau8.B3" office:value-type="string">
            <text:p text:style-name="Table_20_Contents">boolean</text:p>
          </table:table-cell>
          <table:table-cell table:style-name="Tableau8.C31" office:value-type="string">
            <text:p text:style-name="P27">If true then a plugin is hidden if <text:span text:style-name="T53">no</text:span> category parameter with a uid is given.</text:p>
          </table:table-cell>
          <table:table-cell table:style-name="Tableau8.D31" office:value-type="string">
            <text:p text:style-name="Table_20_Contents"/>
          </table:table-cell>
        </table:table-row>
        <table:table-row table:style-name="TableLine103600192">
          <table:table-cell table:style-name="Tableau8.A32" office:value-type="string">
            <text:p text:style-name="Table_20_Contents">hideChildless</text:p>
            <text:p text:style-name="P37">(only cat<text:span text:style-name="T52">egories</text:span>)</text:p>
          </table:table-cell>
          <table:table-cell table:style-name="Tableau8.B3" office:value-type="string">
            <text:p text:style-name="Table_20_Contents">boolean</text:p>
          </table:table-cell>
          <table:table-cell table:style-name="Tableau8.C32" office:value-type="string">
            <text:p text:style-name="P27">If true then a plugin is hidden if a category parameter with a uid is given which has no child category. <text:span text:style-name="T51">This can only be used with hierarchical categories.</text:span></text:p>
          </table:table-cell>
          <table:table-cell table:style-name="Tableau8.D32" office:value-type="string">
            <text:p text:style-name="Table_20_Contents"/>
          </table:table-cell>
        </table:table-row>
      </table:table>
      <text:h text:style-name="Heading_20_3" text:outline-level="3"><text:bookmark-start text:name="__RefHeading__17765_1782085564"/>Form configuration<text:bookmark-end text:name="__RefHeading__17765_1782085564"/></text:h>
      <text:p text:style-name="Text_20_body">Setup only. </text:p>
      <text:p text:style-name="Text_20_body">There are several forms which can be configured. Put the code after the form settings.</text:p>
      <text:p text:style-name="P23">Example:</text:p>
      <text:h text:style-name="Preformatted_20_Text" text:outline-level="5">plugin.tt_products.form.SEARCH.data.name = ShopSearchForm</text:h>
      <text:h text:style-name="Preformatted_20_Text" text:outline-level="5">u</text:h>
      <table:table table:name="Tableau10" table:style-name="Tableau10">
        <table:table-column table:style-name="Tableau10.A"/>
        <table:table-column table:style-name="Tableau10.B"/>
        <table:table-column table:style-name="Tableau10.C"/>
        <table:table-column table:style-name="Tableau10.D"/>
        <table:table-header-rows>
          <table:table-row table:style-name="TableLine103605808">
            <table:table-cell table:style-name="Tableau10.A1" office:value-type="string">
              <text:p text:style-name="Table_20_Heading">Property:</text:p>
            </table:table-cell>
            <table:table-cell table:style-name="Tableau10.B1" office:value-type="string">
              <text:p text:style-name="Table_20_Heading">Data type:</text:p>
            </table:table-cell>
            <table:table-cell table:style-name="Tableau10.A1" office:value-type="string">
              <text:p text:style-name="Table_20_Heading">Description:</text:p>
            </table:table-cell>
            <table:table-cell table:style-name="Tableau10.D1" office:value-type="string">
              <text:p text:style-name="Table_20_Heading">Default:</text:p>
            </table:table-cell>
          </table:table-row>
        </table:table-header-rows>
        <table:table-row table:style-name="TableLine103635824">
          <table:table-cell table:style-name="Tableau10.A2" office:value-type="string">
            <text:p text:style-name="Table_20_Contents">data</text:p>
          </table:table-cell>
          <table:table-cell table:style-name="Tableau10.B2" office:value-type="string">
            <text:p text:style-name="P40">string/-&gt;stdWrap</text:p>
          </table:table-cell>
          <table:table-cell table:style-name="Tableau10.C2" office:value-type="string">
            <text:p text:style-name="P48">This is the data that sets up the form.</text:p>
            <text:p text:style-name="Table_20_Contents">name: name of the form. If empty, default values will be used.</text:p>
          </table:table-cell>
          <table:table-cell table:style-name="Tableau10.D2" office:value-type="string">
            <text:p text:style-name="P30">depends on codefield</text:p>
          </table:table-cell>
        </table:table-row>
        <table:table-row table:style-name="TableLine103640576">
          <table:table-cell table:style-name="Tableau10.A3" office:value-type="string">
            <text:p text:style-name="P39">dataArray</text:p>
          </table:table-cell>
          <table:table-cell table:style-name="Tableau10.B2" office:value-type="string">
            <text:p text:style-name="P32">[array of form elements]</text:p>
          </table:table-cell>
          <table:table-cell table:style-name="Tableau10.C3" office:value-type="string">
            <text:p text:style-name="P48">Every entry in the dataArray is numeric and has four main properties, <text:span text:style-name="T17">label</text:span>, <text:span text:style-name="T17">type</text:span>, <text:span text:style-name="T17">value</text:span> and <text:span text:style-name="T17">required</text:span>. 'label' and 'value' have stdWrap properties.</text:p>
            <text:p text:style-name="P48"/>
            <text:p text:style-name="P48">params ... Put additional parameters here. </text:p>
            <text:p text:style-name="P48"/>
            <text:p text:style-name="P25">Example:</text:p>
            <text:p text:style-name="Table_20_Contents_2f_PRE">form.SELECTAD.dataArray {</text:p>
            <text:p text:style-name="Table_20_Contents_2f_PRE"><text:s text:c="3"/>10.label = </text:p>
            <text:p text:style-name="Table_20_Contents_2f_PRE"><text:s text:c="3"/>10.type = tt_products[address]=select</text:p>
            <text:p text:style-name="Table_20_Contents_2f_PRE"><text:s text:c="3"/>10.params = onchange="submit();"</text:p>
            <text:p text:style-name="Table_20_Contents_2f_PRE">}</text:p>
            <text:p text:style-name="Table_20_Contents_2f_PRE"/>
            <text:p text:style-name="Table_20_Contents">Enhancement for the selection of variants with selectColor, … specification.</text:p>
            <text:p text:style-name="Table_20_Contents_2f_PRE"/>
            <text:p text:style-name="Table_20_Contents_2f_PRE">form.ALL.selectColor.dataArray {</text:p>
            <text:p text:style-name="Table_20_Contents_2f_PRE"><text:s text:c="3"/>10.params = onchange="submit();"</text:p>
            <text:p text:style-name="Table_20_Contents_2f_PRE">}</text:p>
          </table:table-cell>
          <table:table-cell table:style-name="Tableau10.D7" office:value-type="string">
            <text:p text:style-name="P30"/>
          </table:table-cell>
        </table:table-row>
        <table:table-row table:style-name="TableLine103642928">
          <table:table-cell table:style-name="Tableau10.A4" office:value-type="string">
            <text:p text:style-name="P39">image</text:p>
          </table:table-cell>
          <table:table-cell table:style-name="Tableau10.B2" office:value-type="string">
            <text:p text:style-name="P40">IMAGE</text:p>
          </table:table-cell>
          <table:table-cell table:style-name="Tableau10.C4" office:value-type="string">
            <text:p text:style-name="P48">Image to display.</text:p>
          </table:table-cell>
          <table:table-cell table:style-name="Tableau10.D7" office:value-type="string">
            <text:p text:style-name="P30"/>
          </table:table-cell>
        </table:table-row>
        <table:table-row table:style-name="TableLine103645088">
          <table:table-cell table:style-name="Tableau10.A5" office:value-type="string">
            <text:p text:style-name="P39">imageImport</text:p>
          </table:table-cell>
          <table:table-cell table:style-name="Tableau10.B2" office:value-type="string">
            <text:p text:style-name="P33">array of fields</text:p>
          </table:table-cell>
          <table:table-cell table:style-name="Tableau10.C5" office:value-type="string">
            <text:p text:style-name="P48">Fetch the images corresponding to values.</text:p>
            <text:p text:style-name="P48"/>
            <text:p text:style-name="P25">Example:</text:p>
            <text:p text:style-name="Table_20_Contents_2f_PRE">form.ALL.selectColor.imageImport {</text:p>
            <text:p text:style-name="Table_20_Contents_2f_PRE"><text:s text:c="3"/>10.sql.where =</text:p>
            <text:p text:style-name="Table_20_Contents_2f_PRE"><text:s text:c="3"/>10.prod.0 = earth-round.gif</text:p>
            <text:p text:style-name="Table_20_Contents_2f_PRE"><text:s text:c="3"/>10.prod.1 = marigold-round.gif</text:p>
            <text:p text:style-name="Table_20_Contents_2f_PRE"><text:s text:c="3"/>10.prod.2 = delft-round.gif</text:p>
            <text:p text:style-name="Table_20_Contents_2f_PRE">}</text:p>
          </table:table-cell>
          <table:table-cell table:style-name="Tableau10.D7" office:value-type="string">
            <text:p text:style-name="P30"/>
          </table:table-cell>
        </table:table-row>
        <table:table-row table:style-name="TableLine103647312">
          <table:table-cell table:style-name="Tableau10.A6" office:value-type="string">
            <text:p text:style-name="P39">layout</text:p>
          </table:table-cell>
          <table:table-cell table:style-name="Tableau10.B2" office:value-type="string">
            <text:p text:style-name="P40">string</text:p>
          </table:table-cell>
          <table:table-cell table:style-name="Tableau10.C6" office:value-type="string">
            <text:p text:style-name="P48">This defines how the input field and other markers are placed towards each other.</text:p>
            <text:p text:style-name="P48"/>
            <text:p text:style-name="P23">Example:</text:p>
            <text:p text:style-name="P48">This substitutes the "###INPUT###" with the input tag and the "###IMAGE###' with image data. </text:p>
            <text:p text:style-name="P48"/>
            <text:p text:style-name="Table_20_Contents_2f_PRE">&lt;tr&gt;&lt;td&gt;###INPUT###&lt;/td&gt;&lt;td&gt;###IMAGE###&lt;/td&gt;&lt;/tr&gt;</text:p>
          </table:table-cell>
          <table:table-cell table:style-name="Tableau10.D7" office:value-type="string">
            <text:p text:style-name="P30"/>
          </table:table-cell>
        </table:table-row>
        <text:soft-page-break/>
        <table:table-row table:style-name="TableLine103649616">
          <table:table-cell table:style-name="Tableau10.A7" office:value-type="string">
            <text:p text:style-name="P39">panel</text:p>
          </table:table-cell>
          <table:table-cell table:style-name="Tableau10.B2" office:value-type="string">
            <text:p text:style-name="P34">array of string</text:p>
          </table:table-cell>
          <table:table-cell table:style-name="Tableau10.C7" office:value-type="string">
            <text:p text:style-name="P48">only for ORDERS.</text:p>
            <text:p text:style-name="P48">Inserts a panel with various clickable buttons.</text:p>
            <text:p text:style-name="P48"/>
            <text:p text:style-name="P48"/>
            <text:p text:style-name="P25">Example:</text:p>
            <text:p text:style-name="Table_20_Contents_2f_PRE">form.ORDERS.panel.input.10 {</text:p>
            <text:p text:style-name="Table_20_Contents_2f_PRE"><text:s text:c="3"/>marker = button1</text:p>
            <text:p text:style-name="Table_20_Contents_2f_PRE"><text:s text:c="3"/>label = Sort by title:</text:p>
            <text:p text:style-name="Table_20_Contents_2f_PRE"><text:s text:c="3"/>name = Button1</text:p>
            <text:p text:style-name="Table_20_Contents_2f_PRE"><text:s text:c="3"/>params = </text:p>
            <text:p text:style-name="P56">}</text:p>
          </table:table-cell>
          <table:table-cell table:style-name="Tableau10.D7" office:value-type="string">
            <text:p text:style-name="P30"/>
          </table:table-cell>
        </table:table-row>
      </table:table>
      <text:h text:style-name="Heading_20_3" text:outline-level="3"><text:bookmark-start text:name="__RefHeading__17767_1782085564"/>Basket configuration<text:bookmark-end text:name="__RefHeading__17767_1782085564"/></text:h>
      <text:p text:style-name="Text_20_body">Setup only.</text:p>
      <text:p text:style-name="Text_20_body">You can configure the behaviour of the basket here.</text:p>
      <text:p text:style-name="P23">Example:</text:p>
      <text:h text:style-name="Preformatted_20_Text" text:outline-level="5">plugin.tt_products.basket.minPrice {</text:h>
      <text:p text:style-name="Table_20_Contents_2f_PRE"><text:s text:c="4"/>type = price</text:p>
      <text:p text:style-name="Table_20_Contents_2f_PRE"><text:s text:c="4"/>collect = goodstotal</text:p>
      <text:p text:style-name="Table_20_Contents_2f_PRE"><text:s text:c="4"/>value = 250</text:p>
      <text:p text:style-name="Table_20_Contents_2f_PRE">}</text:p>
      <text:p text:style-name="Table_20_Contents_2f_PRE"/>
      <table:table table:name="Tableau11" table:style-name="Tableau11">
        <table:table-column table:style-name="Tableau11.A"/>
        <table:table-column table:style-name="Tableau11.B"/>
        <table:table-column table:style-name="Tableau11.C"/>
        <table:table-column table:style-name="Tableau11.D"/>
        <table:table-header-rows>
          <table:table-row table:style-name="TableLine103657008">
            <table:table-cell table:style-name="Tableau11.A1" office:value-type="string">
              <text:p text:style-name="Table_20_Heading">Property:</text:p>
            </table:table-cell>
            <table:table-cell table:style-name="Tableau11.B1" office:value-type="string">
              <text:p text:style-name="Table_20_Heading">Data type:</text:p>
            </table:table-cell>
            <table:table-cell table:style-name="Tableau11.A1" office:value-type="string">
              <text:p text:style-name="Table_20_Heading">Description:</text:p>
            </table:table-cell>
            <table:table-cell table:style-name="Tableau11.D1" office:value-type="string">
              <text:p text:style-name="Table_20_Heading">Default:</text:p>
            </table:table-cell>
          </table:table-row>
        </table:table-header-rows>
        <table:table-row table:style-name="TableLine103707184">
          <table:table-cell table:style-name="Tableau11.A2" office:value-type="string">
            <text:p text:style-name="Table_20_Contents">minPrice</text:p>
          </table:table-cell>
          <table:table-cell table:style-name="Tableau11.B2" office:value-type="string">
            <text:p text:style-name="P31">array of string</text:p>
          </table:table-cell>
          <table:table-cell table:style-name="Tableau11.C2" office:value-type="string">
            <text:p text:style-name="Table_20_Contents">minimum price which the products must reach to get a permission to buy them. E.g. only products of a total price of at least 250 shall be accepted. The products which have the 'no minimum price checked, will not be counted here.</text:p>
            <text:p text:style-name="P23"/>
            <text:p text:style-name="P23">Example:</text:p>
            <text:p text:style-name="Table_20_Contents_2f_PRE">minPrice {</text:p>
            <text:p text:style-name="Table_20_Contents_2f_PRE"><text:s text:c="4"/>type = price</text:p>
            <text:p text:style-name="Table_20_Contents_2f_PRE"><text:s text:c="4"/>collect = goodstotal</text:p>
            <text:p text:style-name="Table_20_Contents_2f_PRE"><text:s text:c="4"/>value = 250</text:p>
            <text:p text:style-name="Table_20_Contents_2f_PRE">}</text:p>
          </table:table-cell>
          <table:table-cell table:style-name="Tableau11.D7" office:value-type="string">
            <text:p text:style-name="P30"/>
          </table:table-cell>
        </table:table-row>
        <table:table-row table:style-name="TableLine103709824">
          <table:table-cell table:style-name="Tableau11.A3" office:value-type="string">
            <text:p text:style-name="Table_20_Contents">maxPrice</text:p>
          </table:table-cell>
          <table:table-cell table:style-name="Tableau11.B2" office:value-type="string">
            <text:p text:style-name="P31">array of string</text:p>
          </table:table-cell>
          <table:table-cell table:style-name="Tableau11.C3" office:value-type="string">
            <text:p text:style-name="Table_20_Contents">maximum price which the products may reach to get a permission to buy them. E.g. only products of a total price of at most 2500 shall be accepted. The products which have the 'no maximum price' checked, will not be counted here.</text:p>
            <text:p text:style-name="P23"/>
            <text:p text:style-name="P23">Example:</text:p>
            <text:p text:style-name="Table_20_Contents_2f_PRE">maxPrice {</text:p>
            <text:p text:style-name="Table_20_Contents_2f_PRE"><text:s text:c="4"/>type = price</text:p>
            <text:p text:style-name="Table_20_Contents_2f_PRE"><text:s text:c="4"/>collect = goodstotal</text:p>
            <text:p text:style-name="Table_20_Contents_2f_PRE"><text:s text:c="4"/>value = 2500</text:p>
            <text:p text:style-name="Table_20_Contents_2f_PRE">}</text:p>
          </table:table-cell>
          <table:table-cell table:style-name="Tableau11.D7" office:value-type="string">
            <text:p text:style-name="P30"/>
          </table:table-cell>
        </table:table-row>
        <table:table-row table:style-name="TableLine103712032">
          <table:table-cell table:style-name="Tableau11.A4" office:value-type="string">
            <text:p text:style-name="Table_20_Contents">view</text:p>
          </table:table-cell>
          <table:table-cell table:style-name="Tableau11.B2" office:value-type="string">
            <text:p text:style-name="P31">array of string</text:p>
          </table:table-cell>
          <table:table-cell table:style-name="Tableau11.C4" office:value-type="string">
            <text:p text:style-name="Table_20_Contents">basket view configuration</text:p>
            <text:p text:style-name="Table_20_Contents"/>
            <text:p text:style-name="Table_20_Contents">showAmount <text:s/>… basket … if the amount of items in the basket is shown with each product in single and list view.</text:p>
            <text:p text:style-name="Table_20_Contents"><text:s/>… <text:s/>0 <text:s/>… if the default amount with each product is always zero (needed for caching)</text:p>
            <text:p text:style-name="Table_20_Contents"/>
            <text:p text:style-name="Table_20_Contents">input … input tag with radio buttons for the list view of products and the marker <text:span text:style-name="T1">###BASKET_INPUT###</text:span></text:p>
            <text:p text:style-name="Table_20_Contents">insert the name of the radio buttons</text:p>
            <text:p text:style-name="Table_20_Contents">where: SQL where condition for products</text:p>
            <text:p text:style-name="Table_20_Contents">checked: preselected product uid</text:p>
            <text:p text:style-name="Table_20_Contents"/>
            <text:p text:style-name="P25">Example:</text:p>
            <text:p text:style-name="Table_20_Contents_2f_PRE">basket.view.input {</text:p>
            <text:p text:style-name="Table_20_Contents_2f_PRE"><text:s text:c="2"/>10.label = Buy:</text:p>
            <text:p text:style-name="Table_20_Contents_2f_PRE"><text:s text:c="2"/>10.type = radio</text:p>
            <text:p text:style-name="Table_20_Contents_2f_PRE"><text:s text:c="2"/>10.where = uid IN (12,13,14,15)</text:p>
            <text:p text:style-name="Table_20_Contents_2f_PRE"><text:s text:c="2"/>10.checked = 12</text:p>
            <text:p text:style-name="Table_20_Contents_2f_PRE"><text:s text:c="2"/>10.name = Radiobox1</text:p>
            <text:p text:style-name="Table_20_Contents_2f_PRE"><text:s text:c="2"/>10.params =</text:p>
            <text:p text:style-name="P59">}</text:p>
          </table:table-cell>
          <table:table-cell table:style-name="Tableau11.D4" office:value-type="string">
            <text:p text:style-name="P30">showAmount = basket</text:p>
          </table:table-cell>
        </table:table-row>
        <text:soft-page-break/>
        <table:table-row table:style-name="TableLine103714976">
          <table:table-cell table:style-name="Tableau11.A5" office:value-type="string">
            <text:p text:style-name="Table_20_Contents">activity</text:p>
          </table:table-cell>
          <table:table-cell table:style-name="Tableau11.B2" office:value-type="string">
            <text:p text:style-name="P31">array of string</text:p>
          </table:table-cell>
          <table:table-cell table:style-name="Tableau11.C5" office:value-type="string">
            <text:p text:style-name="Table_20_Contents">activity configuration</text:p>
            <text:p text:style-name="Table_20_Contents">Possible activities are:</text:p>
            <text:p text:style-name="Table_20_Contents">basket, info, payment, verify, finalize, overview</text:p>
            <text:p text:style-name="Table_20_Contents"/>
            <text:p text:style-name="Table_20_Contents">check:</text:p>
            <text:p text:style-name="Table_20_Contents">address … if the required fields have been filled in (see requiredInfoFields)</text:p>
            <text:p text:style-name="Table_20_Contents">agb … if the trading conditions checkbox has been clicked</text:p>
            <text:p text:style-name="Table_20_Contents">basket … if the basket has entries.</text:p>
            <text:p text:style-name="Table_20_Contents">edit_variant .. if the edit variants follows some restrictions</text:p>
            <text:p text:style-name="Table_20_Contents"/>
            <text:p text:style-name="Table_20_Contents">clear:</text:p>
            <text:p text:style-name="Table_20_Contents">memo … If the MEMO for the items shall be cleared.</text:p>
            <text:p text:style-name="Table_20_Contents"/>
            <text:p text:style-name="P25">Example:</text:p>
            <text:p text:style-name="Table_20_Contents_2f_PRE">basket.activity.payment {</text:p>
            <text:p text:style-name="Table_20_Contents_2f_PRE"><text:s text:c="2"/>check = address,agb,basket</text:p>
            <text:p text:style-name="P59">}</text:p>
          </table:table-cell>
          <table:table-cell table:style-name="Tableau11.D7" office:value-type="string">
            <text:p text:style-name="P30"/>
          </table:table-cell>
        </table:table-row>
        <table:table-row table:style-name="TableLine103717440">
          <table:table-cell table:style-name="Tableau11.A6" office:value-type="string">
            <text:p text:style-name="Table_20_Contents">store</text:p>
          </table:table-cell>
          <table:table-cell table:style-name="Tableau11.B2" office:value-type="string">
            <text:p text:style-name="P37">boolean</text:p>
          </table:table-cell>
          <table:table-cell table:style-name="Tableau11.C6" office:value-type="string">
            <text:p text:style-name="P37">If set to 0, then no basket will be stored. This is only usefull, if you have several shop plugins on a site. Then items are added to the basket only once.</text:p>
          </table:table-cell>
          <table:table-cell table:style-name="Tableau11.D7" office:value-type="string">
            <text:p text:style-name="P37"/>
          </table:table-cell>
        </table:table-row>
        <table:table-row table:style-name="TableLine103719936">
          <table:table-cell table:style-name="Tableau11.A7" office:value-type="string">
            <text:p text:style-name="Table_20_Contents">round</text:p>
          </table:table-cell>
          <table:table-cell table:style-name="Tableau11.B2" office:value-type="string">
            <text:p text:style-name="P37">string</text:p>
          </table:table-cell>
          <table:table-cell table:style-name="Tableau11.C7" office:value-type="string">
            <text:p text:style-name="P37">Rounding format for the prices in the basket.</text:p>
            <text:p text:style-name="P37">round.discount ... rounding format for the discount from the discount field</text:p>
            <text:p text:style-name="P37"/>
            <text:p text:style-name="P25">Example:</text:p>
            <text:p text:style-name="Table_20_Contents_2f_PRE">basket {</text:p>
            <text:p text:style-name="Table_20_Contents_2f_PRE"><text:s text:c="2"/>round = .XX</text:p>
            <text:p text:style-name="Table_20_Contents_2f_PRE"><text:s text:c="2"/>round.discount = .XX</text:p>
            <text:p text:style-name="P60">}</text:p>
          </table:table-cell>
          <table:table-cell table:style-name="Tableau11.D7" office:value-type="string">
            <text:p text:style-name="P37"/>
          </table:table-cell>
        </table:table-row>
      </table:table>
      <text:h text:style-name="Heading_20_3" text:outline-level="3"><text:bookmark-start text:name="__RefHeading__17769_1782085564"/>Control configuration<text:bookmark-end text:name="__RefHeading__17769_1782085564"/></text:h>
      <text:p text:style-name="Text_20_body">Setup only. </text:p>
      <text:p text:style-name="Text_20_body">You can configure the behaviour of the views here. Insert the CODE after control.</text:p>
      <text:p text:style-name="P23">Example:</text:p>
      <text:h text:style-name="Preformatted_20_Text" text:outline-level="5">plugin.tt_products.control.LIST.param {</text:h>
      <text:p text:style-name="Table_20_Contents_2f_PRE"><text:s text:c="4"/>ignore = pp</text:p>
      <text:p text:style-name="Table_20_Contents_2f_PRE">}</text:p>
      <text:h text:style-name="Preformatted_20_Text" text:outline-level="5"/>
      <table:table table:name="Tableau17" table:style-name="Tableau17">
        <table:table-column table:style-name="Tableau17.A"/>
        <table:table-column table:style-name="Tableau17.B"/>
        <table:table-column table:style-name="Tableau17.C"/>
        <table:table-column table:style-name="Tableau17.D"/>
        <table:table-header-rows>
          <table:table-row table:style-name="TableLine103736400">
            <table:table-cell table:style-name="Tableau17.A1" office:value-type="string">
              <text:p text:style-name="Table_20_Heading">Property:</text:p>
            </table:table-cell>
            <table:table-cell table:style-name="Tableau17.B1" office:value-type="string">
              <text:p text:style-name="Table_20_Heading">Data type:</text:p>
            </table:table-cell>
            <table:table-cell table:style-name="Tableau17.A1" office:value-type="string">
              <text:p text:style-name="Table_20_Heading">Description:</text:p>
            </table:table-cell>
            <table:table-cell table:style-name="Tableau17.D1" office:value-type="string">
              <text:p text:style-name="Table_20_Heading">Default:</text:p>
            </table:table-cell>
          </table:table-row>
        </table:table-header-rows>
        <table:table-row table:style-name="TableLine103754288">
          <table:table-cell table:style-name="Tableau17.A2" office:value-type="string">
            <text:p text:style-name="Table_20_Contents">param</text:p>
          </table:table-cell>
          <table:table-cell table:style-name="Tableau17.B2" office:value-type="string">
            <text:p text:style-name="P31">array of string</text:p>
          </table:table-cell>
          <table:table-cell table:style-name="Tableau17.C2" office:value-type="string">
            <text:p text:style-name="Table_20_Contents">The behaviour of the control parameters can be changed here. This is needed e.g. if you have several product lists on the same page and you must turn some URL parameters off in order the lists are shown correctly and not show unwanted filter effects.</text:p>
            <text:p text:style-name="Table_20_Contents">use … if a parameter is to be activated (only for backPID)</text:p>
            <text:p text:style-name="Table_20_Contents">item … if a link parameter must always be generated from the item record (for cat)</text:p>
            <text:p text:style-name="P23"/>
            <text:p text:style-name="P23">Example:</text:p>
            <text:p text:style-name="Table_20_Contents_2f_PRE">param {</text:p>
            <text:p text:style-name="Table_20_Contents_2f_PRE"><text:s text:c="4"/>ignore = pp</text:p>
            <text:p text:style-name="Table_20_Contents_2f_PRE"><text:s text:c="4"/>use = backPID</text:p>
            <text:p text:style-name="Table_20_Contents_2f_PRE"><text:s text:c="4"/>item = cat</text:p>
            <text:p text:style-name="Table_20_Contents_2f_PRE">}</text:p>
          </table:table-cell>
          <table:table-cell table:style-name="Tableau17.D3" office:value-type="string">
            <text:p text:style-name="P30"/>
          </table:table-cell>
        </table:table-row>
        <table:table-row table:style-name="TableLine103756928">
          <table:table-cell table:style-name="Tableau17.A3" office:value-type="string">
            <text:p text:style-name="Table_20_Contents">links</text:p>
          </table:table-cell>
          <table:table-cell table:style-name="Tableau17.B2" office:value-type="string">
            <text:p text:style-name="P31">array of typolink</text:p>
          </table:table-cell>
          <table:table-cell table:style-name="Tableau17.C3" office:value-type="string">
            <text:p text:style-name="Table_20_Contents">Give a configuration to the typolinks in the views. At first the subpart marker of the link must be given.</text:p>
            <text:p text:style-name="Table_20_Contents"/>
            <text:p text:style-name="P23">Example:</text:p>
            <text:p text:style-name="Table_20_Contents_2f_PRE">links {</text:p>
            <text:p text:style-name="Table_20_Contents_2f_PRE"><text:s text:c="4"/>LINK_ITEM {</text:p>
            <text:p text:style-name="Table_20_Contents_2f_PRE"><text:s text:c="6"/>useCacheHash = 0</text:p>
            <text:p text:style-name="Table_20_Contents_2f_PRE"><text:s text:c="4"/>}</text:p>
            <text:p text:style-name="Table_20_Contents_2f_PRE">}</text:p>
          </table:table-cell>
          <table:table-cell table:style-name="Tableau17.D3" office:value-type="string">
            <text:p text:style-name="P30"/>
          </table:table-cell>
        </table:table-row>
      </table:table>
      <text:h text:style-name="Heading_20_3" text:outline-level="3"><text:bookmark-start text:name="__RefHeading__17771_1782085564"/>Download configuration<text:bookmark-end text:name="__RefHeading__17771_1782085564"/></text:h>
      <text:p text:style-name="Text_20_body">Setup only. </text:p>
      <text:p text:style-name="Text_20_body">You can configure the generation of downloads here.</text:p>
      <text:p text:style-name="P23"><text:soft-page-break/>Example:</text:p>
      <text:h text:style-name="Preformatted_20_Text" text:outline-level="5">plugin.tt_products.download.10 {</text:h>
      <text:p text:style-name="Table_20_Contents_2f_PRE"><text:s text:c="4"/>where.tt_products = uid = 12</text:p>
      <text:p text:style-name="Table_20_Contents_2f_PRE">}</text:p>
      <text:h text:style-name="Preformatted_20_Text" text:outline-level="5"/>
      <table:table table:name="Table1" table:style-name="Table1">
        <table:table-column table:style-name="Table1.A"/>
        <table:table-column table:style-name="Table1.B"/>
        <table:table-column table:style-name="Table1.C"/>
        <table:table-column table:style-name="Table1.D"/>
        <table:table-header-rows>
          <table:table-row table:style-name="TableLine103763280">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style-name="TableLine103793232">
          <table:table-cell table:style-name="Table1.A2" office:value-type="string">
            <text:p text:style-name="Table_20_Contents">where</text:p>
          </table:table-cell>
          <table:table-cell table:style-name="Table1.B2" office:value-type="string">
            <text:p text:style-name="P31">string</text:p>
          </table:table-cell>
          <table:table-cell table:style-name="Table1.C2" office:value-type="string">
            <text:p text:style-name="Table_20_Contents">SQL where condition about the table tt_products.</text:p>
            <text:p text:style-name="Table_20_Contents"/>
            <text:p text:style-name="P23">Example:</text:p>
            <text:p text:style-name="Table_20_Contents_2f_PRE">download.10.where {</text:p>
            <text:p text:style-name="Table_20_Contents_2f_PRE"><text:s text:c="4"/>tt_products = itemnumber IN (3422, 3423, 3424)</text:p>
            <text:p text:style-name="Table_20_Contents_2f_PRE">}</text:p>
          </table:table-cell>
          <table:table-cell table:style-name="Table1.D4" office:value-type="string">
            <text:p text:style-name="P30"/>
          </table:table-cell>
        </table:table-row>
        <table:table-row table:style-name="TableLine103800096">
          <table:table-cell table:style-name="Table1.A3" office:value-type="string">
            <text:p text:style-name="P16">generatePath</text:p>
          </table:table-cell>
          <table:table-cell table:style-name="Table1.B3" office:value-type="string">
            <text:p text:style-name="P31">array of string</text:p>
          </table:table-cell>
          <table:table-cell table:style-name="Table1.C3" office:value-type="string">
            <text:p text:style-name="Table_20_Contents">path to the download folders where the downloads for generateDownload are located.</text:p>
            <text:p text:style-name="Table_20_Contents"/>
            <text:p text:style-name="Table_20_Contents">Pairs of field names and the count of the first characters to be used to form the name of the download folder.</text:p>
            <text:p text:style-name="Table_20_Contents">type ... tablefields</text:p>
            <text:p text:style-name="P30">fieldname <text:span text:style-name="T3">... name of the table field</text:span></text:p>
            <text:p text:style-name="Table_20_Contents"/>
            <text:p text:style-name="P23">Example:</text:p>
            <text:p text:style-name="Table_20_Contents_2f_PRE">download.10.generatePath {</text:p>
            <text:p text:style-name="Table_20_Contents_2f_PRE"><text:s text:c="4"/>type = tablefields</text:p>
            <text:p text:style-name="Table_20_Contents_2f_PRE"><text:s text:c="4"/>base = fileadmin/downloads</text:p>
            <text:p text:style-name="Table_20_Contents_2f_PRE"><text:s text:c="4"/>field.itemnumber = 20</text:p>
            <text:p text:style-name="Table_20_Contents_2f_PRE">}</text:p>
          </table:table-cell>
          <table:table-cell table:style-name="Table1.D3" office:value-type="string">
            <text:p text:style-name="P50"/>
          </table:table-cell>
        </table:table-row>
        <table:table-row table:style-name="TableLine103802928">
          <table:table-cell table:style-name="Table1.A4" office:value-type="string">
            <text:p text:style-name="Table_20_Contents">generateDownload</text:p>
          </table:table-cell>
          <table:table-cell table:style-name="Table1.B2" office:value-type="string">
            <text:p text:style-name="P31">array of string</text:p>
          </table:table-cell>
          <table:table-cell table:style-name="Table1.C4" office:value-type="string">
            <text:p text:style-name="Table_20_Contents">Pairs of field names and the count of the first characters to be used to form the name of the download file.</text:p>
            <text:p text:style-name="Table_20_Contents">type ... tablefields, foreigntable (for field of another table)</text:p>
            <text:p text:style-name="P30"><text:span text:style-name="T3">field.</text:span>fieldname <text:span text:style-name="T3">... name of the table field</text:span></text:p>
            <text:p text:style-name="P37">table ... use another table and its configuration to get the image</text:p>
            <text:p text:style-name="P37">uid_local ... use the value of this local field of the current table</text:p>
            <text:p text:style-name="P37">uid_foreign ... use this field of the foreign table to find a match</text:p>
            <text:p text:style-name="P37"/>
            <text:p text:style-name="P23">Example:</text:p>
            <text:p text:style-name="Table_20_Contents_2f_PRE">DOWNLOAD.generateDownload {</text:p>
            <text:p text:style-name="Table_20_Contents_2f_PRE"><text:s text:c="4"/>type = tablefields</text:p>
            <text:p text:style-name="Table_20_Contents_2f_PRE"><text:s text:c="4"/>field.itemnumber = 6</text:p>
            <text:p text:style-name="Table_20_Contents_2f_PRE">}</text:p>
            <text:p text:style-name="Table_20_Contents_2f_PRE"/>
            <text:p text:style-name="Table_20_Contents_2f_PRE">DOWNLOAD.generateDownload {</text:p>
            <text:p text:style-name="Table_20_Contents_2f_PRE"><text:s text:c="4"/>type = foreigntable</text:p>
            <text:p text:style-name="Table_20_Contents_2f_PRE"><text:s text:c="4"/>table = tt_products_articles</text:p>
            <text:p text:style-name="Table_20_Contents_2f_PRE"><text:s text:c="4"/>uid_local = uid</text:p>
            <text:p text:style-name="Table_20_Contents_2f_PRE"><text:s text:c="4"/>uid_foreign = pid</text:p>
            <text:p text:style-name="Table_20_Contents_2f_PRE"><text:s text:c="4"/>field.itemnumber = 6</text:p>
            <text:p text:style-name="Table_20_Contents_2f_PRE">}</text:p>
          </table:table-cell>
          <table:table-cell table:style-name="Table1.D4" office:value-type="string">
            <text:p text:style-name="Table_20_Contents"/>
          </table:table-cell>
        </table:table-row>
      </table:table>
      <text:h text:style-name="Heading_20_3" text:outline-level="3"><text:bookmark-start text:name="__RefHeading__17773_1782085564"/>Payment, shipping and handling configuration<text:bookmark-end text:name="__RefHeading__17773_1782085564"/></text:h>
      <text:p text:style-name="Text_20_body">Setup only. </text:p>
      <text:p text:style-name="Text_20_body">Payment and shipping are very similar in configuration and therefore shared the same property list with special notes if something is for the one type only. The configuration of payment and shipping is in short a question of defining the items to choose from on the basket page. That is, a choice of one out of many transportation methods and one out of many payment methods. Therefore you can for instance select either radio-button representation or selector box.</text:p>
      <text:p text:style-name="Text_20_body">The number of the selected payment method or shipping method is reflected in the html-template certain places and you may also want special PHP scripts executed based on the settings. That's all allowed.</text:p>
      <text:p text:style-name="P23">Example:</text:p>
      <text:h text:style-name="Preformatted_20_Text" text:outline-level="5">plugin.tt_products.payment {</text:h>
      <text:h text:style-name="Preformatted_20_Text" text:outline-level="5"><text:s text:c="4"/>radio = 1</text:h>
      <text:h text:style-name="Preformatted_20_Text" text:outline-level="5"><text:s text:c="4"/>TAXpercentage = 19</text:h>
      <text:h text:style-name="Preformatted_20_Text" text:outline-level="5"><text:s text:c="4"/>10.title = Prepaid</text:h>
      <text:h text:style-name="Preformatted_20_Text" text:outline-level="5"><text:s text:c="4"/>20.title = PayPal</text:h>
      <text:h text:style-name="Preformatted_20_Text" text:outline-level="5"><text:s text:c="4"/>20.percentOfTotalShipping = 0.04</text:h>
      <text:h text:style-name="Preformatted_20_Text" text:outline-level="5"><text:s text:c="4"/>30.title = Cash on Delivery</text:h>
      <text:h text:style-name="Preformatted_20_Text" text:outline-level="5"><text:s text:c="4"/>30.price.1 = 4</text:h>
      <text:h text:style-name="Preformatted_20_Text" text:outline-level="5"><text:s text:c="4"/>30.price.6 = 5.8</text:h>
      <text:h text:style-name="Preformatted_20_Text" text:outline-level="5"><text:s text:c="4"/>30.showLimit = 99</text:h>
      <text:p text:style-name="Table_20_Contents_2f_PRE">}</text:p>
      <text:p text:style-name="Table_20_Contents_2f_PRE"/>
      <text:p text:style-name="Table_20_Contents_2f_PRE">plugin.tt_products.shipping {</text:p>
      <text:p text:style-name="Table_20_Contents_2f_PRE"><text:s text:c="4"/>radio = 0</text:p>
      <text:p text:style-name="Table_20_Contents_2f_PRE"><text:soft-page-break/><text:s text:c="4"/>TAXpercentage = 19</text:p>
      <text:p text:style-name="Table_20_Contents_2f_PRE"><text:s text:c="4"/>10.title = Deutschland</text:p>
      <text:p text:style-name="Table_20_Contents_2f_PRE"><text:s text:c="4"/>10.image.params = align=absmiddle</text:p>
      <text:p text:style-name="Table_20_Contents_2f_PRE"><text:s text:c="4"/>10.price.type = count</text:p>
      <text:p text:style-name="Table_20_Contents_2f_PRE"><text:s text:c="4"/>10.price.1 = 2.5</text:p>
      <text:p text:style-name="Table_20_Contents_2f_PRE"><text:s text:c="4"/>10.price.20 = 4.8</text:p>
      <text:p text:style-name="Table_20_Contents_2f_PRE"><text:s text:c="4"/>10.price.50 = 10</text:p>
      <text:p text:style-name="Table_20_Contents_2f_PRE"><text:s text:c="4"/>10.price.100 = 25</text:p>
      <text:p text:style-name="Table_20_Contents_2f_PRE"><text:s text:c="4"/>10.price.120 = 30</text:p>
      <text:p text:style-name="Table_20_Contents_2f_PRE"><text:s text:c="4"/>10.price.300 = 150</text:p>
      <text:p text:style-name="Table_20_Contents_2f_PRE"><text:s text:c="4"/>10.percentOfGoodstotal = 0</text:p>
      <text:p text:style-name="Table_20_Contents_2f_PRE"/>
      <text:p text:style-name="Table_20_Contents_2f_PRE"><text:s text:c="4"/>20.title = Europa (nicht Deutschland)</text:p>
      <text:p text:style-name="Table_20_Contents_2f_PRE"><text:s text:c="4"/>20.image.params = align=absmiddle</text:p>
      <text:p text:style-name="Table_20_Contents_2f_PRE"><text:s text:c="4"/>20.price.type = count</text:p>
      <text:p text:style-name="Table_20_Contents_2f_PRE"><text:s text:c="4"/>20.price.1 = 8.8</text:p>
      <text:p text:style-name="Table_20_Contents_2f_PRE"><text:s text:c="4"/>20.price.20 = 11.8</text:p>
      <text:p text:style-name="Table_20_Contents_2f_PRE"><text:s text:c="4"/>20.price.50 = 11.8</text:p>
      <text:p text:style-name="Table_20_Contents_2f_PRE"><text:s text:c="4"/>20.price.100 = 25</text:p>
      <text:p text:style-name="Table_20_Contents_2f_PRE"><text:s text:c="4"/>20.price.120 = 30</text:p>
      <text:p text:style-name="Table_20_Contents_2f_PRE"><text:s text:c="4"/>20.price.300 = 150</text:p>
      <text:p text:style-name="Table_20_Contents_2f_PRE"><text:s text:c="4"/>20.percentOfGoodstotal = 0</text:p>
      <text:p text:style-name="Table_20_Contents_2f_PRE"/>
      <text:p text:style-name="Table_20_Contents_2f_PRE"><text:s text:c="4"/>30.title = Selbstabholung</text:p>
      <text:p text:style-name="Table_20_Contents_2f_PRE"><text:s text:c="4"/>30.type = pick_store</text:p>
      <text:p text:style-name="Table_20_Contents_2f_PRE"><text:s text:c="4"/>30.price.1 = 0</text:p>
      <text:p text:style-name="Table_20_Contents_2f_PRE">}</text:p>
      <text:p text:style-name="Table_20_Contents_2f_PRE"/>
      <text:p text:style-name="Table_20_Contents_2f_PRE">plugin.tt_products.handling {</text:p>
      <text:p text:style-name="Table_20_Contents_2f_PRE"><text:s text:c="4"/>10 {</text:p>
      <text:p text:style-name="Table_20_Contents_2f_PRE"><text:s text:c="6"/>TAXpercentage = 19</text:p>
      <text:p text:style-name="Table_20_Contents_2f_PRE"><text:s text:c="6"/>10.title = Printing Costs</text:p>
      <text:p text:style-name="Table_20_Contents_2f_PRE"><text:s text:c="6"/>10.price = 17</text:p>
      <text:p text:style-name="Table_20_Contents_2f_PRE"><text:s text:c="4"/>}</text:p>
      <text:p text:style-name="Table_20_Contents_2f_PRE"><text:s text:c="4"/>20 {</text:p>
      <text:p text:style-name="Table_20_Contents_2f_PRE"><text:s text:c="6"/>TAXpercentage = 19</text:p>
      <text:p text:style-name="Table_20_Contents_2f_PRE"><text:s text:c="6"/>10.title = Small Volume Addition</text:p>
      <text:p text:style-name="Table_20_Contents_2f_PRE"><text:s text:c="6"/>10.price = 5</text:p>
      <text:p text:style-name="Table_20_Contents_2f_PRE"><text:s text:c="4"/>}</text:p>
      <text:p text:style-name="Table_20_Contents_2f_PRE"><text:s text:c="4"/>30 {</text:p>
      <text:p text:style-name="Table_20_Contents_2f_PRE"><text:s text:c="6"/>TAXpercentage = 19</text:p>
      <text:p text:style-name="Table_20_Contents_2f_PRE"><text:s text:c="6"/>10.title = Packaging Costs</text:p>
      <text:p text:style-name="Table_20_Contents_2f_PRE"><text:s text:c="6"/>10.price = 1.95</text:p>
      <text:p text:style-name="Table_20_Contents_2f_PRE"><text:s text:c="4"/>}</text:p>
      <text:p text:style-name="Table_20_Contents_2f_PRE">}</text:p>
      <text:p text:style-name="Table_20_Contents_2f_PRE"/>
      <table:table table:name="Tableau2" table:style-name="Tableau2">
        <table:table-column table:style-name="Tableau2.A"/>
        <table:table-column table:style-name="Tableau2.B"/>
        <table:table-column table:style-name="Tableau2.C"/>
        <table:table-column table:style-name="Tableau2.D"/>
        <table:table-header-rows>
          <table:table-row table:style-name="TableLine103853664">
            <table:table-cell table:style-name="Tableau2.A1" office:value-type="string">
              <text:p text:style-name="Table_20_Heading">Property:</text:p>
            </table:table-cell>
            <table:table-cell table:style-name="Tableau2.B1" office:value-type="string">
              <text:p text:style-name="Table_20_Heading">Data type:</text:p>
            </table:table-cell>
            <table:table-cell table:style-name="Tableau2.A1" office:value-type="string">
              <text:p text:style-name="Table_20_Heading">Description:</text:p>
            </table:table-cell>
            <table:table-cell table:style-name="Tableau2.D1" office:value-type="string">
              <text:p text:style-name="Table_20_Heading">Default:</text:p>
            </table:table-cell>
          </table:table-row>
        </table:table-header-rows>
        <table:table-row table:style-name="TableLine104079808">
          <table:table-cell table:style-name="Tableau2.A2" office:value-type="string">
            <text:p text:style-name="Table_20_Contents">radio</text:p>
          </table:table-cell>
          <table:table-cell table:style-name="Tableau2.B2" office:value-type="string">
            <text:p text:style-name="Table_20_Contents">boolean</text:p>
          </table:table-cell>
          <table:table-cell table:style-name="Tableau2.C2" office:value-type="string">
            <text:p text:style-name="Table_20_Contents">If set, you get radio button layout. If not, selector-box.</text:p>
          </table:table-cell>
          <table:table-cell table:style-name="Tableau2.D2" office:value-type="string">
            <text:p text:style-name="Table_20_Contents">0</text:p>
          </table:table-cell>
        </table:table-row>
        <table:table-row table:style-name="TableLine104082400">
          <table:table-cell table:style-name="Tableau2.A3" office:value-type="string">
            <text:p text:style-name="Table_20_Contents">template </text:p>
          </table:table-cell>
          <table:table-cell table:style-name="Tableau2.B2" office:value-type="string">
            <text:p text:style-name="Table_20_Contents">string</text:p>
          </table:table-cell>
          <table:table-cell table:style-name="Tableau2.C3" office:value-type="string">
            <text:p text:style-name="P23">(Radio layout only)</text:p>
            <text:p text:style-name="Table_20_Contents">If .radio is true, this string is the 'template' for the radio items.</text:p>
            <text:p text:style-name="Table_20_Contents"/>
            <text:p text:style-name="P23">Default is (in one line):</text:p>
            <text:p text:style-name="Table_20_Contents_2f_PRE">&lt;nobr&gt;###IMAGE### &lt;input type="radio" name="recs[tt_products]['.$pskey.']" onClick="submit()" value="###VALUE###"###CHECKED###&gt; ###TITLE###&lt;/nobr&gt;&lt;br&gt;</text:p>
          </table:table-cell>
          <table:table-cell table:style-name="Tableau2.D43" office:value-type="string">
            <text:p text:style-name="Table_20_Contents"/>
          </table:table-cell>
        </table:table-row>
        <table:table-row table:style-name="TableLine104085088">
          <table:table-cell table:style-name="Tableau2.A4" office:value-type="string">
            <text:p text:style-name="Table_20_Contents">wrap</text:p>
          </table:table-cell>
          <table:table-cell table:style-name="Tableau2.B2" office:value-type="string">
            <text:p text:style-name="Table_20_Contents">string</text:p>
          </table:table-cell>
          <table:table-cell table:style-name="Tableau2.C4" office:value-type="string">
            <text:p text:style-name="P23">(Select layout only)</text:p>
            <text:p text:style-name="Table_20_Contents">If .radio is false, this string wraps the &lt;option&gt; tags in a &lt;select&gt;-tag!</text:p>
            <text:p text:style-name="Table_20_Contents"/>
            <text:p text:style-name="P23">Default is (in one line):</text:p>
            <text:p text:style-name="Table_20_Contents_2f_PRE">'&lt;select name="recs[tt_products]['.$key.']" onChange="submit()"&gt;|&lt;/select&gt;'</text:p>
          </table:table-cell>
          <table:table-cell table:style-name="Tableau2.D43" office:value-type="string">
            <text:p text:style-name="Table_20_Contents"/>
          </table:table-cell>
        </table:table-row>
        <table:table-row table:style-name="TableLine104087600">
          <table:table-cell table:style-name="Tableau2.A5" office:value-type="string">
            <text:p text:style-name="Table_20_Contents">TAXpercentage</text:p>
          </table:table-cell>
          <table:table-cell table:style-name="Tableau2.B2" office:value-type="string">
            <text:p text:style-name="Table_20_Contents">double</text:p>
          </table:table-cell>
          <table:table-cell table:style-name="Tableau2.C5" office:value-type="string">
            <text:p text:style-name="Table_20_Contents">TAX/VAT percentage.</text:p>
            <text:p text:style-name="Table_20_Contents">Double value (!) (means, "use . as decimal point")</text:p>
            <text:p text:style-name="Table_20_Contents">This substitutes <text:span text:style-name="T3">priceNoTax. This can be different to the global tax with the same name.</text:span></text:p>
            <text:p text:style-name="Table_20_Contents"><text:s/></text:p>
            <text:p text:style-name="P23">Example:</text:p>
            <text:p text:style-name="Table_20_Contents_2f_PRE"># Danish payment TAX is 25%:</text:p>
            <text:p text:style-name="Table_20_Contents_2f_PRE">payment.TAXpercentage = 25.00</text:p>
          </table:table-cell>
          <table:table-cell table:style-name="Tableau2.D5" office:value-type="string">
            <text:p text:style-name="Table_20_Contents">from global</text:p>
          </table:table-cell>
        </table:table-row>
        <table:table-row table:style-name="TableLine104090560">
          <table:table-cell table:style-name="Tableau2.A6" office:value-type="string">
            <text:p text:style-name="P43">TAXincluded</text:p>
          </table:table-cell>
          <table:table-cell table:style-name="Tableau2.B2" office:value-type="string">
            <text:p text:style-name="Table_20_Contents">boolean</text:p>
          </table:table-cell>
          <table:table-cell table:style-name="Tableau2.C6" office:value-type="string">
            <text:p text:style-name="Table_20_Contents">Set this, if TAX <text:span text:style-name="T17">is </text:span>included in the payment/shipping prices.</text:p>
          </table:table-cell>
          <table:table-cell table:style-name="Tableau2.D6" office:value-type="string">
            <text:p text:style-name="Table_20_Contents">from global</text:p>
          </table:table-cell>
        </table:table-row>
        <text:soft-page-break/>
        <table:table-row table:style-name="TableLine104093552">
          <table:table-cell table:style-name="Tableau2.A7" office:value-type="string">
            <text:p text:style-name="P29">Array of integers</text:p>
          </table:table-cell>
          <table:table-cell table:style-name="Tableau2.B2" office:value-type="string">
            <text:p text:style-name="Table_20_Contents"/>
          </table:table-cell>
          <table:table-cell table:style-name="Tableau2.C7" office:value-type="string">
            <text:p text:style-name="Table_20_Contents">Configuration, see below</text:p>
            <text:p text:style-name="Table_20_Contents"/>
            <text:p text:style-name="P23">Examples:</text:p>
            <text:p text:style-name="Table_20_Contents_2f_PRE">TAXpercentage = 12</text:p>
            <text:p text:style-name="Table_20_Contents_2f_PRE">10.title = Credit card</text:p>
            <text:p text:style-name="Table_20_Contents_2f_PRE">10.image.file = typo3/sysext/cms/tslib/media/logos/dankort.gif</text:p>
            <text:p text:style-name="Table_20_Contents_2f_PRE">10.price = </text:p>
            <text:p text:style-name="Table_20_Contents_2f_PRE">10.percentOfGoodstotal = 0</text:p>
            <text:p text:style-name="Table_20_Contents_2f_PRE">10.calculationScript = EXT:tt_products/pi1/products_comp_calcScript.inc</text:p>
            <text:p text:style-name="Table_20_Contents_2f_PRE"/>
            <text:p text:style-name="Table_20_Contents_2f_PRE">30.title = By mail</text:p>
            <text:p text:style-name="Table_20_Contents_2f_PRE">30.image.file = typo3/sysext/cms/tslib/media/logos/postdanmark.gif</text:p>
            <text:p text:style-name="Table_20_Contents_2f_PRE">30.price = 40</text:p>
          </table:table-cell>
          <table:table-cell table:style-name="Tableau2.D43" office:value-type="string">
            <text:p text:style-name="Table_20_Contents"/>
          </table:table-cell>
        </table:table-row>
        <table:table-row table:style-name="TableLine104096144">
          <table:table-cell table:style-name="Tableau2.A8" table:number-columns-spanned="4" office:value-type="string">
            <text:p text:style-name="P17">Configuration of selectable payment / shipping / handling items</text:p>
          </table:table-cell>
          <table:covered-table-cell/>
          <table:covered-table-cell/>
          <table:covered-table-cell/>
        </table:table-row>
        <table:table-row table:style-name="TableLine104097424">
          <table:table-cell table:style-name="Tableau2.A9" office:value-type="string">
            <text:p text:style-name="P37">title</text:p>
          </table:table-cell>
          <table:table-cell table:style-name="Tableau2.B2" office:value-type="string">
            <text:p text:style-name="Table_20_Contents">string</text:p>
          </table:table-cell>
          <table:table-cell table:style-name="Tableau2.C9" office:value-type="string">
            <text:p text:style-name="Table_20_Contents">Title of item, eg. “Master card” or “Ground mail”</text:p>
            <text:p text:style-name="Table_20_Contents">The title will be cloned, if markers like <text:s/>###STATIC_COUNTRIES_CN_ISO_3### <text:s/>are used together with where.static_countries.</text:p>
          </table:table-cell>
          <table:table-cell table:style-name="Tableau2.D43" office:value-type="string">
            <text:p text:style-name="Table_20_Contents"/>
          </table:table-cell>
        </table:table-row>
        <table:table-row table:style-name="TableLine104099776">
          <table:table-cell table:style-name="Tableau2.A10" office:value-type="string">
            <text:p text:style-name="P37">type</text:p>
          </table:table-cell>
          <table:table-cell table:style-name="Tableau2.B2" office:value-type="string">
            <text:p text:style-name="Table_20_Contents">string</text:p>
          </table:table-cell>
          <table:table-cell table:style-name="Tableau2.C10" office:value-type="string">
            <text:p text:style-name="Table_20_Contents">type of shipping (shipping only)</text:p>
            <text:p text:style-name="Table_20_Contents"/>
            <text:p text:style-name="Table_20_Contents">pick_store <text:s/>… pick it up from a store. The delivery address is filled from <text:s/>a selected store (see UIDstore)</text:p>
            <text:p text:style-name="Table_20_Contents">nocopy <text:s/>… the bill address will not be copied into the delivery address even if it has been left empty in the entry form.</text:p>
          </table:table-cell>
          <table:table-cell table:style-name="Tableau2.D43" office:value-type="string">
            <text:p text:style-name="Table_20_Contents"/>
          </table:table-cell>
        </table:table-row>
        <table:table-row table:style-name="TableLine104102320">
          <table:table-cell table:style-name="Tableau2.A11" office:value-type="string">
            <text:p text:style-name="P37">mode</text:p>
          </table:table-cell>
          <table:table-cell table:style-name="Tableau2.B2" office:value-type="string">
            <text:p text:style-name="Table_20_Contents">string</text:p>
          </table:table-cell>
          <table:table-cell table:style-name="Tableau2.C11" office:value-type="string">
            <text:p text:style-name="Table_20_Contents">mode of payment (payment only)</text:p>
            <text:p text:style-name="Table_20_Contents"/>
            <text:p text:style-name="Table_20_Contents">bank_transfer ... payment via account</text:p>
            <text:p text:style-name="Table_20_Contents">credit_card </text:p>
            <text:p text:style-name="Table_20_Contents">cash</text:p>
            <text:p text:style-name="Table_20_Contents">PayPal</text:p>
            <text:p text:style-name="Table_20_Contents">Saferpay</text:p>
            <text:p text:style-name="Table_20_Contents">iPayment</text:p>
            <text:p text:style-name="Table_20_Contents">Payone</text:p>
            <text:p text:style-name="Table_20_Contents">ClickandBuy</text:p>
            <text:p text:style-name="Table_20_Contents">vrepay</text:p>
            <text:p text:style-name="Table_20_Contents">Authorize.net</text:p>
          </table:table-cell>
          <table:table-cell table:style-name="Tableau2.D43" office:value-type="string">
            <text:p text:style-name="Table_20_Contents"/>
          </table:table-cell>
        </table:table-row>
        <table:table-row table:style-name="TableLine104104864">
          <table:table-cell table:style-name="Tableau2.A12" office:value-type="string">
            <text:p text:style-name="P37">image</text:p>
          </table:table-cell>
          <table:table-cell table:style-name="Tableau2.B2" office:value-type="string">
            <text:p text:style-name="Table_20_Contents">IMAGE cObject</text:p>
          </table:table-cell>
          <table:table-cell table:style-name="Tableau2.C12" office:value-type="string">
            <text:p text:style-name="Table_20_Contents">Logo image for the item</text:p>
          </table:table-cell>
          <table:table-cell table:style-name="Tableau2.D43" office:value-type="string">
            <text:p text:style-name="Table_20_Contents"/>
          </table:table-cell>
        </table:table-row>
        <table:table-row table:style-name="TableLine104107408">
          <table:table-cell table:style-name="Tableau2.A13" office:value-type="string">
            <text:p text:style-name="P37">price</text:p>
          </table:table-cell>
          <table:table-cell table:style-name="Tableau2.B2" office:value-type="string">
            <text:p text:style-name="Table_20_Contents">double or<text:line-break/><text:span text:style-name="T3">array of integers</text:span></text:p>
            <text:p text:style-name="P30">see below for additional parameters</text:p>
          </table:table-cell>
          <table:table-cell table:style-name="Tableau2.C13" office:value-type="string">
            <text:p text:style-name="Table_20_Contents">Price of item, including or excluding VAT, depends on TAXincluded.</text:p>
            <text:p text:style-name="Table_20_Contents"/>
            <text:p text:style-name="Table_20_Contents">You use integers to specify the minimal number of items for which the price is valid. 6 items and more will cost 5.8 in this example.</text:p>
            <text:p text:style-name="P23"/>
            <text:p text:style-name="P23">Example:</text:p>
            <text:p text:style-name="Table_20_Contents_2f_PRE">30.price.type = count<text:line-break/>30.price.1 = 4</text:p>
            <text:p text:style-name="Table_20_Contents_2f_PRE">30.price.6 = 5.8</text:p>
          </table:table-cell>
          <table:table-cell table:style-name="Tableau2.D43" office:value-type="string">
            <text:p text:style-name="Table_20_Contents"/>
          </table:table-cell>
        </table:table-row>
        <table:table-row table:style-name="TableLine104109952">
          <table:table-cell table:style-name="Tableau2.A14" office:value-type="string">
            <text:p text:style-name="P43">replaceTAXpercentage</text:p>
          </table:table-cell>
          <table:table-cell table:style-name="Tableau2.B2" office:value-type="string">
            <text:p text:style-name="Table_20_Contents">double or<text:line-break/><text:span text:style-name="T3">array of integers</text:span></text:p>
          </table:table-cell>
          <table:table-cell table:style-name="Tableau2.C14" office:value-type="string">
            <text:p text:style-name="Table_20_Contents">see <text:span text:style-name="T11">TAXpercentage</text:span><text:line-break/>If set <text:span text:style-name="T55">as double</text:span>, the general <text:span text:style-name="T11">TAXpercentage will be overridden by this value. </text:span><text:span text:style-name="T12">You can alternatively use it as an array. You give the tax to replace on the left side, and the new tax value on the right side. </text:span><text:span text:style-name="T13">This will replace all taxes of items of </text:span><text:span text:style-name="T16">zero tax</text:span><text:span text:style-name="T13"> by a tax of </text:span><text:span text:style-name="T15">8</text:span><text:span text:style-name="T13">% and it will replace all items of 14% with a tax of </text:span><text:span text:style-name="T15">2,5</text:span><text:span text:style-name="T13">% <text:s/>instead. Use this to set different taxes for different countries.</text:span></text:p>
            <text:p text:style-name="P43"/>
            <text:p text:style-name="P23">Example:</text:p>
            <text:p text:style-name="Table_20_Contents_2f_PRE"><text:span text:style-name="T11">30.replaceTAXpercentage </text:span><text:span text:style-name="T14">{</text:span></text:p>
            <text:p text:style-name="Table_20_Contents_2f_PRE"><text:span text:style-name="T13"><text:s text:c="3"/></text:span><text:span text:style-name="T16">0</text:span><text:span text:style-name="T11"> = </text:span><text:span text:style-name="T15">8</text:span></text:p>
            <text:p text:style-name="Table_20_Contents_2f_PRE"><text:span text:style-name="T13"><text:s text:c="3"/>14</text:span><text:span text:style-name="T11"> = </text:span><text:span text:style-name="T15">2.5</text:span></text:p>
            <text:p text:style-name="P62">}</text:p>
          </table:table-cell>
          <table:table-cell table:style-name="Tableau2.D43" office:value-type="string">
            <text:p text:style-name="Table_20_Contents"/>
          </table:table-cell>
        </table:table-row>
        <table:table-row table:style-name="TableLine104112496">
          <table:table-cell table:style-name="Tableau2.A15" office:value-type="string">
            <text:p text:style-name="P37">priceFactWeight</text:p>
          </table:table-cell>
          <table:table-cell table:style-name="Tableau2.B2" office:value-type="string">
            <text:p text:style-name="Table_20_Contents">double</text:p>
          </table:table-cell>
          <table:table-cell table:style-name="Tableau2.C15" office:value-type="string">
            <text:p text:style-name="Table_20_Contents"><text:span text:style-name="T4">shipping ONLY:<text:line-break/></text:span>Price is calculated from weight of all products. Will be added to price.</text:p>
            <text:p text:style-name="Table_20_Contents">The weight is multiplied with this factor to increase the shipping price.</text:p>
          </table:table-cell>
          <table:table-cell table:style-name="Tableau2.D43" office:value-type="string">
            <text:p text:style-name="Table_20_Contents"/>
          </table:table-cell>
        </table:table-row>
        <text:soft-page-break/>
        <table:table-row table:style-name="TableLine104115040">
          <table:table-cell table:style-name="Tableau2.A16" office:value-type="string">
            <text:p text:style-name="P37">priceFactCount</text:p>
          </table:table-cell>
          <table:table-cell table:style-name="Tableau2.B2" office:value-type="string">
            <text:p text:style-name="Table_20_Contents">double</text:p>
          </table:table-cell>
          <table:table-cell table:style-name="Tableau2.C16" office:value-type="string">
            <text:p text:style-name="Table_20_Contents"><text:span text:style-name="T4">shipping ONLY:<text:line-break/></text:span>Price is calculated from count of all products. Will be added to price.</text:p>
            <text:p text:style-name="Table_20_Contents">The product's count is multiplied with this factor to increase the shipping price.</text:p>
          </table:table-cell>
          <table:table-cell table:style-name="Tableau2.D43" office:value-type="string">
            <text:p text:style-name="Table_20_Contents"/>
          </table:table-cell>
        </table:table-row>
        <table:table-row table:style-name="TableLine104117584">
          <table:table-cell table:style-name="Tableau2.A17" office:value-type="string">
            <text:p text:style-name="P37">percentOfGoodstotal</text:p>
          </table:table-cell>
          <table:table-cell table:style-name="Tableau2.B2" office:value-type="string">
            <text:p text:style-name="P36">double</text:p>
          </table:table-cell>
          <table:table-cell table:style-name="Tableau2.C17" office:value-type="string">
            <text:p text:style-name="Table_20_Contents">Price of item, calculated from a percentage of the total amount before payment/shipping</text:p>
          </table:table-cell>
          <table:table-cell table:style-name="Tableau2.D43" office:value-type="string">
            <text:p text:style-name="Table_20_Contents"/>
          </table:table-cell>
        </table:table-row>
        <table:table-row table:style-name="TableLine104120128">
          <table:table-cell table:style-name="Tableau2.A18" office:value-type="string">
            <text:p text:style-name="P37">percentOfTotalShipping</text:p>
          </table:table-cell>
          <table:table-cell table:style-name="Tableau2.B2" office:value-type="string">
            <text:p text:style-name="P36">double</text:p>
          </table:table-cell>
          <table:table-cell table:style-name="Tableau2.C18" office:value-type="string">
            <text:p text:style-name="P23">payment ONLY:</text:p>
            <text:p text:style-name="Table_20_Contents">If set the payment costs are calculated in the percentage of the total product tax price inclusive the shipping tax price.</text:p>
          </table:table-cell>
          <table:table-cell table:style-name="Tableau2.D43" office:value-type="string">
            <text:p text:style-name="Table_20_Contents"/>
          </table:table-cell>
        </table:table-row>
        <table:table-row table:style-name="TableLine104122672">
          <table:table-cell table:style-name="Tableau2.A19" office:value-type="string">
            <text:p text:style-name="P37">creditcards</text:p>
          </table:table-cell>
          <table:table-cell table:style-name="Tableau2.B2" office:value-type="string">
            <text:p text:style-name="P36">string</text:p>
          </table:table-cell>
          <table:table-cell table:style-name="Tableau2.C19" office:value-type="string">
            <text:p text:style-name="P23">payment ONLY:</text:p>
            <text:p text:style-name="P49">Comma separated list of allowed uids for the creditcards.</text:p>
            <text:p text:style-name="P49">See file localland_db.xml about the values. (sys_products_cards.cc_type.I)</text:p>
            <text:p text:style-name="P49">0 ... American Express</text:p>
            <text:p text:style-name="P49">1 ... Diners Club</text:p>
            <text:p text:style-name="P49">2 ... Mastercard</text:p>
            <text:p text:style-name="P49">3 ... Visa</text:p>
          </table:table-cell>
          <table:table-cell table:style-name="Tableau2.D43" office:value-type="string">
            <text:p text:style-name="Table_20_Contents"/>
          </table:table-cell>
        </table:table-row>
        <table:table-row table:style-name="TableLine104125216">
          <table:table-cell table:style-name="Tableau2.A20" office:value-type="string">
            <text:p text:style-name="P37">creditcardSelect</text:p>
          </table:table-cell>
          <table:table-cell table:style-name="Tableau2.B2" office:value-type="string">
            <text:p text:style-name="P32">[array of form elements]</text:p>
          </table:table-cell>
          <table:table-cell table:style-name="Tableau2.C20" office:value-type="string">
            <text:p text:style-name="P26">payment ONLY:</text:p>
            <text:p text:style-name="P49">If set, the month and year for the credit card are selectable from select boxes.</text:p>
            <text:p text:style-name="P49">Subvalues: mm (month) and yy (year)</text:p>
            <text:p text:style-name="P49"/>
            <text:p text:style-name="P23">Example:</text:p>
            <text:p text:style-name="Table_20_Contents_2f_PRE">creditcardSelect {</text:p>
            <text:p text:style-name="Table_20_Contents_2f_PRE"><text:s text:c="2"/>mm {</text:p>
            <text:p text:style-name="Table_20_Contents_2f_PRE"><text:s text:c="4"/>label = Month</text:p>
            <text:p text:style-name="Table_20_Contents_2f_PRE"><text:s text:c="4"/>valueArray {</text:p>
            <text:p text:style-name="Table_20_Contents_2f_PRE"><text:s text:c="6"/>10.label = 1</text:p>
            <text:p text:style-name="Table_20_Contents_2f_PRE"><text:s text:c="6"/>10.value = 1</text:p>
            <text:p text:style-name="Table_20_Contents_2f_PRE"><text:s text:c="6"/>20.label = 2</text:p>
            <text:p text:style-name="Table_20_Contents_2f_PRE"><text:s text:c="6"/>20.value = 2</text:p>
            <text:p text:style-name="Table_20_Contents_2f_PRE"><text:s text:c="6"/>30.label = 3</text:p>
            <text:p text:style-name="Table_20_Contents_2f_PRE"><text:s text:c="6"/>30.value = 3</text:p>
            <text:p text:style-name="Table_20_Contents_2f_PRE"><text:s text:c="6"/>40.label = 4</text:p>
            <text:p text:style-name="Table_20_Contents_2f_PRE"><text:s text:c="6"/>40.value = 4</text:p>
            <text:p text:style-name="Table_20_Contents_2f_PRE"><text:s text:c="6"/>50.label = 5</text:p>
            <text:p text:style-name="Table_20_Contents_2f_PRE"><text:s text:c="6"/>50.value = 5</text:p>
            <text:p text:style-name="Table_20_Contents_2f_PRE"><text:s text:c="6"/>60.label = 6</text:p>
            <text:p text:style-name="Table_20_Contents_2f_PRE"><text:s text:c="6"/>60.value = 6</text:p>
            <text:p text:style-name="Table_20_Contents_2f_PRE"><text:s text:c="6"/>70.label = 7</text:p>
            <text:p text:style-name="Table_20_Contents_2f_PRE"><text:s text:c="6"/>70.value = 7</text:p>
            <text:p text:style-name="Table_20_Contents_2f_PRE"><text:s text:c="6"/>80.label = 8</text:p>
            <text:p text:style-name="Table_20_Contents_2f_PRE"><text:s text:c="6"/>80.value = 8</text:p>
            <text:p text:style-name="Table_20_Contents_2f_PRE"><text:s text:c="6"/>90.label = 9</text:p>
            <text:p text:style-name="Table_20_Contents_2f_PRE"><text:s text:c="6"/>90.value = 9</text:p>
            <text:p text:style-name="Table_20_Contents_2f_PRE"><text:s text:c="6"/>100.label = 10</text:p>
            <text:p text:style-name="Table_20_Contents_2f_PRE"><text:s text:c="6"/>100.value = 10</text:p>
            <text:p text:style-name="Table_20_Contents_2f_PRE"><text:s text:c="6"/>110.label = 11</text:p>
            <text:p text:style-name="Table_20_Contents_2f_PRE"><text:s text:c="6"/>110.value = 11</text:p>
            <text:p text:style-name="Table_20_Contents_2f_PRE"><text:s text:c="6"/>120.label = 12</text:p>
            <text:p text:style-name="Table_20_Contents_2f_PRE"><text:s text:c="6"/>120.value = 12</text:p>
            <text:p text:style-name="Table_20_Contents_2f_PRE"><text:s text:c="4"/>}</text:p>
            <text:p text:style-name="Table_20_Contents_2f_PRE"><text:s text:c="2"/>}</text:p>
            <text:p text:style-name="Table_20_Contents_2f_PRE"/>
            <text:p text:style-name="Table_20_Contents_2f_PRE"><text:s text:c="2"/>yy {</text:p>
            <text:p text:style-name="Table_20_Contents_2f_PRE"><text:s text:c="4"/>label = Year</text:p>
            <text:p text:style-name="Table_20_Contents_2f_PRE"><text:s text:c="4"/>type = recs[creditcard][endtime_yy]=select</text:p>
            <text:p text:style-name="Table_20_Contents_2f_PRE"><text:s text:c="4"/>valueArray {</text:p>
            <text:p text:style-name="Table_20_Contents_2f_PRE"><text:s text:c="6"/>10.label = 2010</text:p>
            <text:p text:style-name="Table_20_Contents_2f_PRE"><text:s text:c="6"/>10.value = 2010</text:p>
            <text:p text:style-name="Table_20_Contents_2f_PRE"><text:s text:c="6"/>20.label = 2011</text:p>
            <text:p text:style-name="Table_20_Contents_2f_PRE"><text:s text:c="6"/>20.value = 2011</text:p>
            <text:p text:style-name="Table_20_Contents_2f_PRE"><text:s text:c="6"/>30.label = 2012</text:p>
            <text:p text:style-name="Table_20_Contents_2f_PRE"><text:s text:c="6"/>30.value = 2012</text:p>
            <text:p text:style-name="Table_20_Contents_2f_PRE"><text:s text:c="6"/>40.label = 2013</text:p>
            <text:p text:style-name="Table_20_Contents_2f_PRE"><text:s text:c="6"/>40.value = 2013</text:p>
            <text:p text:style-name="Table_20_Contents_2f_PRE"><text:s text:c="2"/>}</text:p>
            <text:p text:style-name="P57">}</text:p>
          </table:table-cell>
          <table:table-cell table:style-name="Tableau2.D43" office:value-type="string">
            <text:p text:style-name="Table_20_Contents"/>
          </table:table-cell>
        </table:table-row>
        <table:table-row table:style-name="TableLine104127760">
          <table:table-cell table:style-name="Tableau2.A21" office:value-type="string">
            <text:p text:style-name="P37">accounts</text:p>
          </table:table-cell>
          <table:table-cell table:style-name="Tableau2.B2" office:value-type="string">
            <text:p text:style-name="P36">boolean</text:p>
          </table:table-cell>
          <table:table-cell table:style-name="Tableau2.C21" office:value-type="string">
            <text:p text:style-name="P23">payment ONLY:</text:p>
            <text:p text:style-name="P49">If set the payment with booking from the entered bank account will be allowed.</text:p>
          </table:table-cell>
          <table:table-cell table:style-name="Tableau2.D43" office:value-type="string">
            <text:p text:style-name="Table_20_Contents"/>
          </table:table-cell>
        </table:table-row>
        <text:soft-page-break/>
        <table:table-row table:style-name="TableLine104130304">
          <table:table-cell table:style-name="Tableau2.A22" office:value-type="string">
            <text:p text:style-name="P37">useAsterisk</text:p>
          </table:table-cell>
          <table:table-cell table:style-name="Tableau2.B2" office:value-type="string">
            <text:p text:style-name="P36">Int+</text:p>
          </table:table-cell>
          <table:table-cell table:style-name="Tableau2.C22" office:value-type="string">
            <text:p text:style-name="P23">payment ONLY:</text:p>
            <text:p text:style-name="P49">If set then the account and credit data is replaced with asterisks after having been entered.</text:p>
          </table:table-cell>
          <table:table-cell table:style-name="Tableau2.D22" office:value-type="string">
            <text:p text:style-name="Table_20_Contents">1</text:p>
          </table:table-cell>
        </table:table-row>
        <table:table-row table:style-name="TableLine104133344">
          <table:table-cell table:style-name="Tableau2.A37" office:value-type="string">
            <text:p text:style-name="P43">bulkilyAddition</text:p>
          </table:table-cell>
          <table:table-cell table:style-name="Tableau2.B37" office:value-type="string">
            <text:p text:style-name="P43">int+</text:p>
          </table:table-cell>
          <table:table-cell table:style-name="Tableau2.C37" office:value-type="string">
            <text:p text:style-name="P46">shipping ONLY:dis</text:p>
            <text:p text:style-name="P43">Factor to multiply with a product which is bulkily</text:p>
          </table:table-cell>
          <table:table-cell table:style-name="Tableau2.D43" office:value-type="string">
            <text:p text:style-name="Table_20_Contents"/>
          </table:table-cell>
        </table:table-row>
        <table:table-row table:style-name="TableLine104135968">
          <table:table-cell table:style-name="Tableau2.A37" office:value-type="string">
            <text:p text:style-name="Table_20_Contents">bulkilyFeeTax</text:p>
          </table:table-cell>
          <table:table-cell table:style-name="Tableau2.B37" office:value-type="string">
            <text:p text:style-name="Table_20_Contents">int+</text:p>
          </table:table-cell>
          <table:table-cell table:style-name="Tableau2.C37" office:value-type="string">
            <text:p text:style-name="P23">shipping ONLY:</text:p>
            <text:p text:style-name="Table_20_Contents">Tax fee in percent for shipping of bulkily</text:p>
          </table:table-cell>
          <table:table-cell table:style-name="Tableau2.D37" office:value-type="string">
            <text:p text:style-name="Table_20_Contents"/>
          </table:table-cell>
        </table:table-row>
        <table:table-row table:style-name="TableLine104137568">
          <table:table-cell table:style-name="Tableau2.A25" office:value-type="string">
            <text:p text:style-name="P37">calculationScript</text:p>
          </table:table-cell>
          <table:table-cell table:style-name="Tableau2.B2" office:value-type="string">
            <text:p text:style-name="Table_20_Contents">resource</text:p>
          </table:table-cell>
          <table:table-cell table:style-name="Tableau2.C25" office:value-type="string">
            <text:p text:style-name="Table_20_Contents">PHP script which is included in a “blank” function and it should be written to manipulate amounts in the internal arrays.</text:p>
            <text:p text:style-name="Table_20_Contents">This script could be used to calculate a special fee regarding a payment/shipping item.</text:p>
            <text:p text:style-name="Table_20_Contents">For an example of application, see media/script/products_comp_calcScript.inc which shows you how to raise the final amount with 5.75% of it's own value as to compensate for fees to international credit card organisations.</text:p>
            <text:p text:style-name="Table_20_Contents">Properties of the calculation script is passed to the function as $conf array.</text:p>
          </table:table-cell>
          <table:table-cell table:style-name="Tableau2.D43" office:value-type="string">
            <text:p text:style-name="Table_20_Contents"/>
          </table:table-cell>
        </table:table-row>
        <table:table-row table:style-name="TableLine104140112">
          <table:table-cell table:style-name="Tableau2.A26" office:value-type="string">
            <text:p text:style-name="P37">handleScript</text:p>
          </table:table-cell>
          <table:table-cell table:style-name="Tableau2.B2" office:value-type="string">
            <text:p text:style-name="Table_20_Contents">resource</text:p>
          </table:table-cell>
          <table:table-cell table:style-name="Tableau2.C26" office:value-type="string">
            <text:p text:style-name="Table_20_Contents">PHP script which is included in a “blank” method called from products_basket() in user_products class when the order is finalized.</text:p>
            <text:p text:style-name="Table_20_Contents">This function must take care of displaying templates during the payment process with a payment gateway as well as finalizing the order afterwards.</text:p>
            <text:p text:style-name="Table_20_Contents">See payment_DIBS.php in addons_tt_products for an example. A HTML-template file follows.</text:p>
            <text:p text:style-name="Table_20_Contents">Properties of the handle script is passed to the function as $conf array. The content of the variable $content is returned as content.</text:p>
          </table:table-cell>
          <table:table-cell table:style-name="Tableau2.D43" office:value-type="string">
            <text:p text:style-name="Table_20_Contents"/>
          </table:table-cell>
        </table:table-row>
        <table:table-row table:style-name="TableLine104142656">
          <table:table-cell table:style-name="Tableau2.A27" office:value-type="string">
            <text:p text:style-name="P37">handleLib</text:p>
          </table:table-cell>
          <table:table-cell table:style-name="Tableau2.B2" office:value-type="string">
            <text:p text:style-name="Table_20_Contents">string / array</text:p>
          </table:table-cell>
          <table:table-cell table:style-name="Tableau2.C27" office:value-type="string">
            <text:p text:style-name="P23">payment ONLY:</text:p>
            <text:p text:style-name="Table_20_Contents">Name of the TYPO3 library to handle the Payment. Currently you can set only 'paymentlib' here to use Rober Lemke's Payment Library Extension.</text:p>
            <text:p text:style-name="P23"/>
            <text:p text:style-name="P23">Example:</text:p>
            <text:p text:style-name="Table_20_Contents_2f_PRE">30.handleLib = paymentlib</text:p>
            <text:p text:style-name="Table_20_Contents_2f_PRE"/>
            <text:p text:style-name="P18">array values: </text:p>
            <text:p text:style-name="Table_20_Contents"><text:span text:style-name="Teletype"><text:span text:style-name="T19">extName ... name of the specific Payment Library (SPL) extension</text:span></text:span></text:p>
            <text:p text:style-name="Table_20_Contents"><text:span text:style-name="Teletype"><text:span text:style-name="T19">paymentMethod ... method of the SPL (e.g. paymentlib_transcentral_cc_mastercard)</text:span></text:span></text:p>
            <text:p text:style-name="Table_20_Contents"><text:span text:style-name="Teletype"><text:span text:style-name="T19">Currency ... currency to use</text:span></text:span></text:p>
            <text:p text:style-name="Table_20_Contents"><text:span text:style-name="Teletype"><text:span text:style-name="T19">templateFile ... template file for the display of the payment</text:span></text:span></text:p>
            <text:p text:style-name="Table_20_Contents"><text:span text:style-name="Teletype"><text:span text:style-name="T19">gatewaymode ... mode of the gateway (form / request)</text:span></text:span></text:p>
            <text:p text:style-name="Table_20_Contents"><text:span text:style-name="Teletype"><text:span text:style-name="T19"/></text:span></text:p>
            <text:p text:style-name="P23"><text:span text:style-name="Teletype"><text:span text:style-name="T19">Example:</text:span></text:span></text:p>
            <text:p text:style-name="Table_20_Contents_2f_PRE"><text:span text:style-name="Teletype"><text:span text:style-name="T27">40.title = Mastercard<text:line-break/>40.handleLib = paymentlib<text:line-break/>40.image.file = EXT:tt_products/res/icons/fe/mastercard.gif<text:line-break/>40.handleLib {<text:line-break/> <text:s/>extName = transcentral<text:line-break/> <text:s/>paymentMethod = paymentlib_transcentral_cc_mastercard<text:line-break/> <text:s/>Currency = $<text:line-break/> <text:s/>templateFile = EXT:tt_products/template/paymentlib.tmpl</text:span></text:span></text:p>
            <text:p text:style-name="Table_20_Contents_2f_PRE"><text:span text:style-name="Teletype"><text:span text:style-name="T27"><text:s text:c="2"/>gatewaymode = form</text:span></text:span></text:p>
            <text:p text:style-name="Table_20_Contents_2f_PRE"><text:span text:style-name="Teletype"><text:span text:style-name="T27">}</text:span></text:span></text:p>
          </table:table-cell>
          <table:table-cell table:style-name="Tableau2.D43" office:value-type="string">
            <text:p text:style-name="Table_20_Contents"/>
          </table:table-cell>
        </table:table-row>
        <table:table-row table:style-name="TableLine104145200">
          <table:table-cell table:style-name="Tableau2.A28" office:value-type="string">
            <text:p text:style-name="P37">handleURL</text:p>
          </table:table-cell>
          <table:table-cell table:style-name="Tableau2.B2" office:value-type="string">
            <text:p text:style-name="Table_20_Contents">string</text:p>
          </table:table-cell>
          <table:table-cell table:style-name="Tableau2.C28" office:value-type="string">
            <text:p text:style-name="Table_20_Contents">If set, this handleURL is called instead of the THANKS-url (by PIDthanks) in order to let eg. a handleScript process the information if payment by credit card or so.</text:p>
          </table:table-cell>
          <table:table-cell table:style-name="Tableau2.D43" office:value-type="string">
            <text:p text:style-name="Table_20_Contents"/>
          </table:table-cell>
        </table:table-row>
        <table:table-row table:style-name="TableLine104147744">
          <table:table-cell table:style-name="Tableau2.A29" office:value-type="string">
            <text:p text:style-name="P37">handleTarget</text:p>
          </table:table-cell>
          <table:table-cell table:style-name="Tableau2.B2" office:value-type="string">
            <text:p text:style-name="Table_20_Contents">string</text:p>
          </table:table-cell>
          <table:table-cell table:style-name="Tableau2.C29" office:value-type="string">
            <text:p text:style-name="Table_20_Contents">Alternative target for the form.</text:p>
          </table:table-cell>
          <table:table-cell table:style-name="Tableau2.D43" office:value-type="string">
            <text:p text:style-name="Table_20_Contents"/>
          </table:table-cell>
        </table:table-row>
        <text:soft-page-break/>
        <table:table-row table:style-name="TableLine104150288">
          <table:table-cell table:style-name="Tableau2.A30" office:value-type="string">
            <text:p text:style-name="P37">excludePayment</text:p>
          </table:table-cell>
          <table:table-cell table:style-name="Tableau2.B2" office:value-type="string">
            <text:p text:style-name="P29">list of integers</text:p>
          </table:table-cell>
          <table:table-cell table:style-name="Tableau2.C30" office:value-type="string">
            <text:p text:style-name="P23">shipping ONLY:</text:p>
            <text:p text:style-name="Table_20_Contents">This is a list of payment method keys (their numbers) which are not available given a certain delivery form. For instance if people pick up goods in the store, you don't want them to transfer money or pay online but just order the goods. So you can exclude those payment methods.</text:p>
            <text:p text:style-name="Table_20_Contents"/>
            <text:p text:style-name="P23">Example:</text:p>
            <text:p text:style-name="Table_20_Contents_2f_PRE">...</text:p>
            <text:p text:style-name="Table_20_Contents_2f_PRE"><text:s text:c="2"/>40.title = Pick up in store</text:p>
            <text:p text:style-name="Table_20_Contents_2f_PRE"><text:s text:c="2"/>40.excludePayment = 10,40</text:p>
            <text:p text:style-name="Table_20_Contents_2f_PRE">}</text:p>
          </table:table-cell>
          <table:table-cell table:style-name="Tableau2.D43" office:value-type="string">
            <text:p text:style-name="Table_20_Contents"/>
          </table:table-cell>
        </table:table-row>
        <table:table-row table:style-name="TableLine104152832">
          <table:table-cell table:style-name="Tableau2.A31" office:value-type="string">
            <text:p text:style-name="P37">excludeHandling</text:p>
          </table:table-cell>
          <table:table-cell table:style-name="Tableau2.B2" office:value-type="string">
            <text:p text:style-name="P29">list of integers</text:p>
          </table:table-cell>
          <table:table-cell table:style-name="Tableau2.C31" office:value-type="string">
            <text:p text:style-name="P23">shipping ONLY:</text:p>
            <text:p text:style-name="Table_20_Contents">This is a list of handling method keys (their numbers) which are not available given a certain delivery form. For instance if people pick up goods in the store, you don't need a packaging for transport. So you can exclude those handling methods.</text:p>
            <text:p text:style-name="Table_20_Contents"/>
            <text:p text:style-name="P23">Example:</text:p>
            <text:p text:style-name="Table_20_Contents_2f_PRE">...</text:p>
            <text:p text:style-name="Table_20_Contents_2f_PRE"><text:s text:c="2"/>40.title = Pick up in store</text:p>
            <text:p text:style-name="Table_20_Contents_2f_PRE"><text:s text:c="2"/>40.excludeHandling = 10,40</text:p>
            <text:p text:style-name="Table_20_Contents_2f_PRE">}</text:p>
          </table:table-cell>
          <table:table-cell table:style-name="Tableau2.D43" office:value-type="string">
            <text:p text:style-name="Table_20_Contents"/>
          </table:table-cell>
        </table:table-row>
        <table:table-row table:style-name="TableLine104155376">
          <table:table-cell table:style-name="Tableau2.A32" office:value-type="string">
            <text:p text:style-name="P37">replacePayment</text:p>
          </table:table-cell>
          <table:table-cell table:style-name="Tableau2.B2" office:value-type="string">
            <text:p text:style-name="P29">list of integers</text:p>
          </table:table-cell>
          <table:table-cell table:style-name="Tableau2.C32" office:value-type="string">
            <text:p text:style-name="P23">shipping ONLY:</text:p>
            <text:p text:style-name="Table_20_Contents">This is a list of payment settings which will be overridden if this shipping method has been selected.</text:p>
            <text:p text:style-name="Table_20_Contents"/>
            <text:p text:style-name="P23">Example:</text:p>
            <text:p text:style-name="Table_20_Contents_2f_PRE">...</text:p>
            <text:p text:style-name="Table_20_Contents_2f_PRE"><text:s text:c="2"/>40.title = China</text:p>
            <text:p text:style-name="Table_20_Contents_2f_PRE"><text:s text:c="2"/>40.replacePayment.10.title = Payment with China</text:p>
            <text:p text:style-name="Table_20_Contents_2f_PRE"><text:s text:c="2"/>40.replacePayment.10.price = 100</text:p>
            <text:p text:style-name="Table_20_Contents_2f_PRE">}</text:p>
          </table:table-cell>
          <table:table-cell table:style-name="Tableau2.D43" office:value-type="string">
            <text:p text:style-name="Table_20_Contents"/>
          </table:table-cell>
        </table:table-row>
        <table:table-row table:style-name="TableLine104157920">
          <table:table-cell table:style-name="Tableau2.A33" office:value-type="string">
            <text:p text:style-name="P37">show</text:p>
          </table:table-cell>
          <table:table-cell table:style-name="Tableau2.B2" office:value-type="string">
            <text:p text:style-name="P37">boolean</text:p>
          </table:table-cell>
          <table:table-cell table:style-name="Tableau2.C33" office:value-type="string">
            <text:p text:style-name="P48">If set, the item is shown <text:s/>in the list.</text:p>
          </table:table-cell>
          <table:table-cell table:style-name="Tableau2.D33" office:value-type="string">
            <text:p text:style-name="Table_20_Contents">1</text:p>
          </table:table-cell>
        </table:table-row>
        <table:table-row table:style-name="TableLine104163024">
          <table:table-cell table:style-name="Tableau2.A34" office:value-type="string">
            <text:p text:style-name="P37">showLimit</text:p>
          </table:table-cell>
          <table:table-cell table:style-name="Tableau2.B2" office:value-type="string">
            <text:p text:style-name="P37">double</text:p>
          </table:table-cell>
          <table:table-cell table:style-name="Tableau2.C34" office:value-type="string">
            <text:p text:style-name="P48">If set, then this item will only get shown when there is at least this number <text:s/>of products in the basket. <text:line-break/>0 ... always show this item</text:p>
          </table:table-cell>
          <table:table-cell table:style-name="Tableau2.D34" office:value-type="string">
            <text:p text:style-name="Table_20_Contents">0</text:p>
          </table:table-cell>
        </table:table-row>
        <table:table-row table:style-name="TableLine104166064">
          <table:table-cell table:style-name="Tableau2.A35" office:value-type="string">
            <text:p text:style-name="P37">type</text:p>
          </table:table-cell>
          <table:table-cell table:style-name="Tableau2.B2" office:value-type="string">
            <text:p text:style-name="Table_20_Contents">string</text:p>
          </table:table-cell>
          <table:table-cell table:style-name="Tableau2.C35" office:value-type="string">
            <text:p text:style-name="P25">Payment ONLY:</text:p>
            <text:p text:style-name="Table_20_Contents">fe_users ... the payment can be configured via the fe_users table</text:p>
          </table:table-cell>
          <table:table-cell table:style-name="Tableau2.D43" office:value-type="string">
            <text:p text:style-name="Table_20_Contents"/>
          </table:table-cell>
        </table:table-row>
        <table:table-row table:style-name="TableLine104168608">
          <table:table-cell table:style-name="Tableau2.A37" office:value-type="string">
            <text:p text:style-name="Table_20_Contents">visibleForGroupID</text:p>
          </table:table-cell>
          <table:table-cell table:style-name="Tableau2.B37" office:value-type="string">
            <text:p text:style-name="Table_20_Contents">int+</text:p>
          </table:table-cell>
          <table:table-cell table:style-name="Tableau2.C37" office:value-type="string">
            <text:p text:style-name="P25">Payment ONLY:</text:p>
            <text:p text:style-name="P49">This payment method is only available, if a user is logged in and member of this frontend user group</text:p>
          </table:table-cell>
          <table:table-cell table:style-name="Tableau2.D37" office:value-type="string">
            <text:p text:style-name="Table_20_Contents"/>
          </table:table-cell>
        </table:table-row>
        <table:table-row table:style-name="TableLine104169664">
          <table:table-cell table:style-name="Tableau2.A37" office:value-type="string">
            <text:p text:style-name="Table_20_Contents">addRequiredInfoFields</text:p>
          </table:table-cell>
          <table:table-cell table:style-name="Tableau2.B37" office:value-type="string">
            <text:p text:style-name="Table_20_Contents">string</text:p>
          </table:table-cell>
          <table:table-cell table:style-name="Tableau2.C37" office:value-type="string">
            <text:p text:style-name="P25">Payment ONLY:</text:p>
            <text:p text:style-name="Table_20_Contents">Additional required fields in the INFO page, if this payment method is selected. Useful for credit card payment.</text:p>
          </table:table-cell>
          <table:table-cell table:style-name="Tableau2.D37" office:value-type="string">
            <text:p text:style-name="Table_20_Contents"/>
          </table:table-cell>
        </table:table-row>
        <table:table-row table:style-name="TableLine104170720">
          <table:table-cell table:style-name="Tableau2.A38" office:value-type="string">
            <text:p text:style-name="P37">where.static_countries</text:p>
          </table:table-cell>
          <table:table-cell table:style-name="Tableau2.B2" office:value-type="string">
            <text:p text:style-name="P37">string</text:p>
          </table:table-cell>
          <table:table-cell table:style-name="Tableau2.C38" office:value-type="string">
            <text:p text:style-name="Table_20_Contents"><text:span text:style-name="T4">shipping ONLY:</text:span><text:line-break/>Set a SQL WHERE condition to follow for the selected country in the static_countries table of the static_info_tables extension.</text:p>
            <text:p text:style-name="P23"/>
            <text:p text:style-name="P23">Example:</text:p>
            <text:p text:style-name="Table_20_Contents_2f_PRE">plugin.tt_products.shipping { <text:line-break/> 10.title = Parcel Germany <text:line-break/> 10.where.static_countries = cn_short_local = 'Deutschland'</text:p>
            <text:p text:style-name="Table_20_Contents_2f_PRE"><text:s/>10.price = 5.9<text:line-break/> 20.title = Parcel EU ###STATICCOUNTRIES_CN_SHORT_EN###<text:line-break/> 20.where.static_countries = cn_eu_member = 1 AND cn_short_local != 'Deutschland'</text:p>
            <text:p text:style-name="Table_20_Contents_2f_PRE"><text:s/>20.price = 8.9<text:line-break/> 30.title = Outside EU ###STATICCOUNTRIES_CN_SHORT_EN###<text:line-break/> 30.where.static_countries = cn_eu_member &lt;&gt; 1</text:p>
            <text:p text:style-name="Table_20_Contents_2f_PRE"><text:s/>30.price = 15<text:line-break/>}</text:p>
          </table:table-cell>
          <table:table-cell table:style-name="Tableau2.D43" office:value-type="string">
            <text:p text:style-name="Table_20_Contents"/>
          </table:table-cell>
        </table:table-row>
        <table:table-row table:style-name="TableLine104173264">
          <table:table-cell table:style-name="Tableau2.A39" table:number-columns-spanned="4" office:value-type="string">
            <text:p text:style-name="Table_20_Heading">Configuration price Parameters for payment / shipping</text:p>
          </table:table-cell>
          <table:covered-table-cell/>
          <table:covered-table-cell/>
          <table:covered-table-cell/>
        </table:table-row>
        <table:table-row table:style-name="TableLine104174592">
          <table:table-cell table:style-name="Tableau2.A40" office:value-type="string">
            <text:p text:style-name="P37">type</text:p>
          </table:table-cell>
          <table:table-cell table:style-name="Tableau2.B2" office:value-type="string">
            <text:p text:style-name="Table_20_Contents">string</text:p>
          </table:table-cell>
          <table:table-cell table:style-name="Tableau2.C40" office:value-type="string">
            <text:p text:style-name="Table_20_Contents">Meaning of the number:<text:line-break/>count ... the products count</text:p>
            <text:p text:style-name="Table_20_Contents">weight ... the calculated weight in Gramm<text:line-break/>price ... the total products price</text:p>
          </table:table-cell>
          <table:table-cell table:style-name="Tableau2.D43" office:value-type="string">
            <text:p text:style-name="Table_20_Contents"/>
          </table:table-cell>
        </table:table-row>
        <text:soft-page-break/>
        <table:table-row table:style-name="TableLine104177024">
          <table:table-cell table:style-name="Tableau2.A41" office:value-type="string">
            <text:p text:style-name="P37">WherePIDMinPrice</text:p>
          </table:table-cell>
          <table:table-cell table:style-name="Tableau2.B2" office:value-type="string">
            <text:p text:style-name="P37">int+</text:p>
          </table:table-cell>
          <table:table-cell table:style-name="Tableau2.C41" office:value-type="string">
            <text:p text:style-name="Table_20_Contents"><text:span text:style-name="T4">shipping ONLY:</text:span><text:line-break/>Set a minimum price for shipping if there is an item in the basket which is from the sysfoldepaymentActivityr of this PID.</text:p>
            <text:p text:style-name="Table_20_Contents">Where 155 is the PID and 7.5 is the minimum price taken for shipping costs when at least one product in the basket comes from the page with that PID.</text:p>
            <text:p text:style-name="P23"/>
            <text:p text:style-name="P23">Example:</text:p>
            <text:p text:style-name="Table_20_Contents_2f_PRE">plugin.tt_products.shipping { <text:line-break/> 10.title = Parcel <text:line-break/> 10.price.type = weight <text:line-break/> 10.price.WherePIDMinPrice.155 = 7.5 <text:line-break/> 10.price.1 = 1.5 <text:line-break/> 10.price.500 = 2.5 <text:line-break/> 10.price.1000 = 3.5 <text:line-break/>}</text:p>
          </table:table-cell>
          <table:table-cell table:style-name="Tableau2.D43" office:value-type="string">
            <text:p text:style-name="Table_20_Contents"/>
          </table:table-cell>
        </table:table-row>
        <table:table-row table:style-name="TableLine104179568">
          <table:table-cell table:style-name="Tableau2.A42" office:value-type="string">
            <text:p text:style-name="P37">calc</text:p>
          </table:table-cell>
          <table:table-cell table:style-name="Tableau2.B2" office:value-type="string">
            <text:p text:style-name="P37">array</text:p>
          </table:table-cell>
          <table:table-cell table:style-name="Tableau2.C42" office:value-type="string">
            <text:p text:style-name="Table_20_Contents"><text:span text:style-name="T4">shipping ONLY:</text:span><text:line-break/>the shippingcalc price calculations to be used. (see chapter shipping cost calculation)</text:p>
            <text:p text:style-name="Table_20_Contents_2f_PRE">plugin.tt_products.shipping { <text:line-break/> 10.title = Parcel <text:line-break/> 10.price.calc {</text:p>
            <text:p text:style-name="Table_20_Contents_2f_PRE"><text:s text:c="3"/>use = 10</text:p>
            <text:p text:style-name="Table_20_Contents_2f_PRE"><text:s/>}<text:line-break/>}</text:p>
          </table:table-cell>
          <table:table-cell table:style-name="Tableau2.D43" office:value-type="string">
            <text:p text:style-name="Table_20_Contents"/>
          </table:table-cell>
        </table:table-row>
        <table:table-row table:style-name="TableLine104182112">
          <table:table-cell table:style-name="Tableau2.A43" office:value-type="string">
            <text:p text:style-name="P42">productsNoTax</text:p>
          </table:table-cell>
          <table:table-cell table:style-name="Tableau2.B2" office:value-type="string">
            <text:p text:style-name="P42">int+</text:p>
          </table:table-cell>
          <table:table-cell table:style-name="Tableau2.C43" office:value-type="string">
            <text:p text:style-name="P46">Deprecated</text:p>
            <text:p text:style-name="P41"><text:span text:style-name="T4">shipping ONLY:</text:span><text:line-break/>Set if the taxes are included in the price for all products.</text:p>
          </table:table-cell>
          <table:table-cell table:style-name="Tableau2.D43" office:value-type="string">
            <text:p text:style-name="P41"/>
          </table:table-cell>
        </table:table-row>
        <table:table-row table:style-name="TableLine104184656">
          <table:table-cell table:style-name="Tableau2.A44" office:value-type="string">
            <text:p text:style-name="P37">noCostsAmount</text:p>
          </table:table-cell>
          <table:table-cell table:style-name="Tableau2.B2" office:value-type="string">
            <text:p text:style-name="Table_20_Contents">double</text:p>
          </table:table-cell>
          <table:table-cell table:style-name="Tableau2.C44" office:value-type="string">
            <text:p text:style-name="Table_20_Contents">When the total amount for the products reaches this value then no costs will be calculated.</text:p>
            <text:p text:style-name="Table_20_Contents"/>
            <text:p text:style-name="P23">Example:</text:p>
            <text:p text:style-name="Table_20_Contents_2f_PRE">plugin.tt_products.shipping { <text:line-break/> 10.title = Parcel <text:line-break/> 10.price.type = count <text:line-break/> 10.price.noCostsAmount = 200 <text:line-break/> 10.price.1 = 1.5 <text:line-break/>}</text:p>
          </table:table-cell>
          <table:table-cell table:style-name="Tableau2.D44" office:value-type="string">
            <text:p text:style-name="Table_20_Contents"/>
          </table:table-cell>
        </table:table-row>
      </table:table>
      <text:h text:style-name="Heading_20_3" text:outline-level="3"><text:bookmark-start text:name="__RefHeading__17775_1782085564"/>Shipping Cost Calculation shippingcalc / handlingcalc<text:bookmark-end text:name="__RefHeading__17775_1782085564"/></text:h>
      <text:p text:style-name="Text_20_body">Setup only. </text:p>
      <text:p text:style-name="Text_20_body">The calculation of the shipping costs can be even more complex. Even the order of the calculation is relevant. This is necessary if you use two different calculation modes simultaneously. The highest price will be used by default.</text:p>
      <text:p text:style-name="P23">Example:</text:p>
      <text:h text:style-name="Preformatted_20_Text" text:outline-level="5">plugin.tt_products.shippingcalc {</text:h>
      <text:p text:style-name="P58"><text:s text:c="3"/>10.type = price</text:p>
      <text:p text:style-name="P58"><text:s text:c="3"/>10.sql.where = category = 12</text:p>
      <text:p text:style-name="Table_20_Contents_2f_PRE"><text:s text:c="3"/>10.prod.250 = 4</text:p>
      <text:p text:style-name="Table_20_Contents_2f_PRE">}</text:p>
      <table:table table:name="Tableau12" table:style-name="Tableau12">
        <table:table-column table:style-name="Tableau12.A"/>
        <table:table-column table:style-name="Tableau12.B"/>
        <table:table-column table:style-name="Tableau12.C"/>
        <table:table-column table:style-name="Tableau12.D"/>
        <table:table-header-rows>
          <table:table-row table:style-name="TableLine103995440">
            <table:table-cell table:style-name="Tableau12.A1" office:value-type="string">
              <text:p text:style-name="Table_20_Heading">Property:</text:p>
            </table:table-cell>
            <table:table-cell table:style-name="Tableau12.B1" office:value-type="string">
              <text:p text:style-name="Table_20_Heading">Data type:</text:p>
            </table:table-cell>
            <table:table-cell table:style-name="Tableau12.A1" office:value-type="string">
              <text:p text:style-name="Table_20_Heading">Description:</text:p>
            </table:table-cell>
            <table:table-cell table:style-name="Tableau12.D1" office:value-type="string">
              <text:p text:style-name="Table_20_Heading">Default:</text:p>
            </table:table-cell>
          </table:table-row>
        </table:table-header-rows>
        <table:table-row table:style-name="TableLine104192608">
          <table:table-cell table:style-name="Tableau12.A2" office:value-type="string">
            <text:p text:style-name="Table_20_Contents">type</text:p>
          </table:table-cell>
          <table:table-cell table:style-name="Tableau12.B2" office:value-type="string">
            <text:p text:style-name="P37">string</text:p>
          </table:table-cell>
          <table:table-cell table:style-name="Tableau12.C2" office:value-type="string">
            <text:p text:style-name="Table_20_Contents">A special price calculation only valid for some products. Identical to discountprice.</text:p>
            <text:p text:style-name="P23"/>
            <text:p text:style-name="P49">percent ... in percent of the price</text:p>
            <text:p text:style-name="P49"/>
            <text:p text:style-name="P49">In this example a shipping price of <text:s/>25% from <text:s/>the product's price will be added, if the products total price is more than 0.</text:p>
            <text:p text:style-name="P23">Example:</text:p>
            <text:p text:style-name="Table_20_Contents_2f_PRE">shippingcalc.10 {</text:p>
            <text:p text:style-name="Table_20_Contents_2f_PRE"><text:s text:c="4"/>type = <text:span text:style-name="T3">price</text:span></text:p>
            <text:p text:style-name="Table_20_Contents_2f_PRE"><text:s text:c="4"/>sql.where = color = 'red'</text:p>
            <text:p text:style-name="Table_20_Contents_2f_PRE"><text:s text:c="4"/>prod.type = percent</text:p>
            <text:p text:style-name="Table_20_Contents_2f_PRE"><text:s text:c="4"/>prod.0 = 0.06</text:p>
            <text:p text:style-name="Table_20_Contents_2f_PRE">}</text:p>
          </table:table-cell>
          <table:table-cell table:style-name="Tableau12.D3" office:value-type="string">
            <text:p text:style-name="P30"/>
          </table:table-cell>
        </table:table-row>
        <table:table-row table:style-name="TableLine104203296">
          <table:table-cell table:style-name="Tableau12.A3" office:value-type="string">
            <text:p text:style-name="P37">sql</text:p>
          </table:table-cell>
          <table:table-cell table:style-name="Tableau12.B2" office:value-type="string">
            <text:p text:style-name="Table_20_Contents">select</text:p>
          </table:table-cell>
          <table:table-cell table:style-name="Tableau12.C3" office:value-type="string">
            <text:p text:style-name="Table_20_Contents">SQL condition over the database table records</text:p>
          </table:table-cell>
          <table:table-cell table:style-name="Tableau12.D3" office:value-type="string">
            <text:p text:style-name="Table_20_Contents"/>
          </table:table-cell>
        </table:table-row>
      </table:table>
      <text:h text:style-name="Heading_20_3" text:outline-level="3"><text:bookmark-start text:name="__RefHeading__17777_1782085564"/><text:soft-page-break/>Pricecalc, discountprice and creditpoints configuration<text:bookmark-end text:name="__RefHeading__17777_1782085564"/></text:h>
      <text:p text:style-name="Text_20_body">Setup only. </text:p>
      <text:p text:style-name="Text_20_body">The pricecalc gives you the possibility to build the price sum of products using a calculation table. The discount price will be used for all users who belong to the group set in <text:span text:style-name="T3">discountGroupName. </text:span></text:p>
      <table:table table:name="Tableau4" table:style-name="Tableau4">
        <table:table-column table:style-name="Tableau4.A"/>
        <table:table-column table:style-name="Tableau4.B"/>
        <table:table-column table:style-name="Tableau4.C"/>
        <table:table-column table:style-name="Tableau4.D"/>
        <table:table-header-rows>
          <table:table-row table:style-name="TableLine104205760">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style-name="TableLine104242896">
          <table:table-cell table:style-name="Tableau4.A2" office:value-type="string">
            <text:p text:style-name="P37">prod</text:p>
          </table:table-cell>
          <table:table-cell table:style-name="Tableau4.B2" office:value-type="string">
            <text:p text:style-name="P29">two-edged list of integers</text:p>
          </table:table-cell>
          <table:table-cell>
            <table:table table:is-sub-table="true">
              <table:table-column table:style-name="Tableau4.C"/>
              <table:table-row table:style-name="TableLine104257872">
                <table:table-cell table:style-name="Tableau4.C2.1.1" office:value-type="string">
                  <text:p text:style-name="P48">The left edge of integers correspond to lines belonging together, the meaning of the right edge depends on the settings for each line.</text:p>
                  <text:p text:style-name="P48">With pricecalc you will get a rebate only with the listed amounts, with discount price you will get a rebate also for all amounts in between.</text:p>
                </table:table-cell>
              </table:table-row>
              <table:table-row table:style-name="TableLine104258848">
                <table:table-cell table:style-name="Tableau4.C2.1.2" office:value-type="string">
                  <text:p text:style-name="P25">Pricecalc:</text:p>
                  <text:p text:style-name="P49">Special Prices for the products. Where 1 product costs 4.99, 2 products will cost 8.99. <text:s/>With discount price this will form the price for one product. With pricecalc it is the price for all products together where 1 has cost 4.99 in the products folder. The discountprice overrides the pricecalc if possible, because this should be cheaper then. A price calculation from here will get replaced if price2 is used.</text:p>
                  <text:p text:style-name="P49">Attention: <text:span text:style-name="T3">getDiscountPrice must be 1 if you want to allow it for all customers.</text:span></text:p>
                  <text:p text:style-name="P49"/>
                  <text:p text:style-name="P23">Example:</text:p>
                  <text:p text:style-name="Table_20_Contents_2f_PRE">pricecalc {</text:p>
                  <text:p text:style-name="Table_20_Contents_2f_PRE"><text:s text:c="2"/>10.type = count</text:p>
                  <text:p text:style-name="Table_20_Contents_2f_PRE"><text:s text:c="2"/>10.field = price</text:p>
                  <text:p text:style-name="Table_20_Contents_2f_PRE"><text:s text:c="2"/>10.sql.where = <text:line-break/> <text:s/>10.prod.1 = 4.99</text:p>
                  <text:p text:style-name="Table_20_Contents_2f_PRE"><text:s text:c="2"/>10.prod.2 = 8.99</text:p>
                  <text:p text:style-name="Table_20_Contents_2f_PRE"><text:s text:c="2"/>10.prod.5 = 19.99</text:p>
                  <text:p text:style-name="Table_20_Contents_2f_PRE"><text:s text:c="2"/>20.type = count</text:p>
                  <text:p text:style-name="Table_20_Contents_2f_PRE"><text:s text:c="2"/>20.field = price</text:p>
                  <text:p text:style-name="Table_20_Contents_2f_PRE"><text:s text:c="2"/>20.sql.where = <text:line-break/> <text:s/>20.prod.1 = 6.99</text:p>
                  <text:p text:style-name="Table_20_Contents_2f_PRE"><text:s text:c="2"/>20.prod.2 = 13.98</text:p>
                  <text:p text:style-name="Table_20_Contents_2f_PRE"><text:s text:c="2"/>20.prod.5 = 29.99</text:p>
                  <text:p text:style-name="Table_20_Contents_2f_PRE">}</text:p>
                </table:table-cell>
              </table:table-row>
              <table:table-row table:style-name="TableLine104259712">
                <table:table-cell table:style-name="Tableau4.C2.1.3" office:value-type="string">
                  <text:p text:style-name="P25">Discountprice:</text:p>
                  <text:p text:style-name="P49">Here the single prices for products are calculated depending on the count of articles, if type=count.</text:p>
                  <text:p text:style-name="P49">The additive settings tells if all the products are counted together even from different lines.</text:p>
                  <text:p text:style-name="P49">Use type = count and prod.type = percent if you want to give a rebate in percentage instead of the total price. But you must set a sql condition in this case in order not all products will offer this reduction.</text:p>
                  <text:p text:style-name="P49"/>
                  <text:p text:style-name="P23">Example:</text:p>
                  <text:p text:style-name="Table_20_Contents_2f_PRE">discountprice.50 {</text:p>
                  <text:p text:style-name="Table_20_Contents_2f_PRE"><text:s text:c="4"/>type = <text:span text:style-name="T3">count</text:span></text:p>
                  <text:p text:style-name="Table_20_Contents_2f_PRE"><text:s text:c="4"/>sql.where = color = 'rot'</text:p>
                  <text:p text:style-name="Table_20_Contents_2f_PRE"><text:s text:c="4"/>prod.type = percent</text:p>
                  <text:p text:style-name="Table_20_Contents_2f_PRE"><text:s text:c="4"/>prod.0 = 6</text:p>
                  <text:p text:style-name="P57">}</text:p>
                  <text:p text:style-name="P49"/>
                  <text:p text:style-name="P23">Example:</text:p>
                  <text:p text:style-name="Table_20_Contents_2f_PRE">discountprice {</text:p>
                  <text:p text:style-name="Table_20_Contents_2f_PRE"><text:s text:c="2"/>10.type = count</text:p>
                  <text:p text:style-name="Table_20_Contents_2f_PRE"><text:s text:c="2"/>10.field = price<text:line-break/> <text:s/>10.additive = 0</text:p>
                  <text:p text:style-name="Table_20_Contents_2f_PRE"><text:s text:c="2"/>10.sql.where =</text:p>
                  <text:p text:style-name="Table_20_Contents_2f_PRE"><text:s text:c="2"/>10.prod.1 = 4.99</text:p>
                  <text:p text:style-name="Table_20_Contents_2f_PRE"><text:s text:c="2"/>10.prod.100 = 2.49</text:p>
                  <text:p text:style-name="Table_20_Contents_2f_PRE"><text:s text:c="2"/>10.prod.1050 = 2.39</text:p>
                  <text:p text:style-name="Table_20_Contents_2f_PRE"><text:s text:c="2"/>20.type = count</text:p>
                  <text:p text:style-name="Table_20_Contents_2f_PRE"><text:s text:c="2"/>20.field = price<text:line-break/> <text:s/>20.sql.where =</text:p>
                  <text:p text:style-name="Table_20_Contents_2f_PRE"><text:s text:c="2"/>20.prod.1 = 6.99</text:p>
                  <text:p text:style-name="Table_20_Contents_2f_PRE"><text:s text:c="2"/>20.prod.100 = 2.59</text:p>
                  <text:p text:style-name="Table_20_Contents_2f_PRE"><text:s text:c="2"/>20.prod.1050 = 2.49</text:p>
                  <text:p text:style-name="Table_20_Contents_2f_PRE">}</text:p>
                </table:table-cell>
              </table:table-row>
              <table:table-row table:style-name="TableLine104260576">
                <table:table-cell table:style-name="Tableau4.C2.1.4" office:value-type="string">
                  <text:p text:style-name="P25">Credit points:</text:p>
                  <text:p text:style-name="P49">This tells you how many credit points someone will get if he buys articles in the shop. The right values are the percentage of the price of the ordered articles, if type=price.</text:p>
                  <text:p text:style-name="P23"/>
                  <text:p text:style-name="P5">Example:</text:p>
                  <text:p text:style-name="Table_20_Contents_2f_PRE">creditpoints {</text:p>
                  <text:p text:style-name="Table_20_Contents_2f_PRE"><text:s text:c="2"/>pricefactor = 0.5</text:p>
                  <text:p text:style-name="Table_20_Contents_2f_PRE"><text:s text:c="2"/>10.type = price</text:p>
                  <text:p text:style-name="Table_20_Contents_2f_PRE"><text:s text:c="2"/>10.prod.1 <text:s text:c="2"/>= 0.02</text:p>
                  <text:p text:style-name="Table_20_Contents_2f_PRE"><text:s text:c="2"/>10.prod.101 = 0.04</text:p>
                  <text:p text:style-name="Table_20_Contents_2f_PRE"><text:s text:c="2"/>10.prod.501 = 0.06</text:p>
                  <text:p text:style-name="P54">}</text:p>
                  <text:p text:style-name="P23"/>
                  <text:p text:style-name="P23"/>
                  <text:p text:style-name="P23"/>
                  <text:p text:style-name="P23"/>
                  <text:p text:style-name="P23"/>
                  <text:p text:style-name="P23"/>
                </table:table-cell>
              </table:table-row>
            </table:table>
          </table:table-cell>
          <table:table-cell table:style-name="Tableau4.D2" office:value-type="string">
            <text:p text:style-name="Table_20_Contents">0</text:p>
          </table:table-cell>
        </table:table-row>
        <text:soft-page-break/>
        <table:table-row table:style-name="TableLine104262272">
          <table:table-cell table:style-name="Tableau4.A3" office:value-type="string">
            <text:p text:style-name="P37">additive</text:p>
          </table:table-cell>
          <table:table-cell table:style-name="Tableau4.B2" office:value-type="string">
            <text:p text:style-name="P37">double</text:p>
          </table:table-cell>
          <table:table-cell table:style-name="Tableau4.C3" office:value-type="string">
            <text:p text:style-name="P48">Only valid for discount price. If set all the products with any of these discount prices are counted <text:s/>together to calculate which discount price will apply. If unset only the products of the same price are counted.</text:p>
          </table:table-cell>
          <table:table-cell table:style-name="Tableau4.D4" office:value-type="string">
            <text:p text:style-name="Table_20_Contents"/>
          </table:table-cell>
        </table:table-row>
        <table:table-row table:style-name="TableLine104265024">
          <table:table-cell table:style-name="Tableau4.A4" office:value-type="string">
            <text:p text:style-name="P37">type</text:p>
          </table:table-cell>
          <table:table-cell table:style-name="Tableau4.B2" office:value-type="string">
            <text:p text:style-name="Table_20_Contents">string</text:p>
          </table:table-cell>
          <table:table-cell table:style-name="Tableau4.C4" office:value-type="string">
            <text:p text:style-name="Table_20_Contents">Meaning of the right edge integer which usually gets calculated:<text:line-break/>count ... the products count <text:s/>(pricecalc and discountprice only)<text:line-break/>price <text:s/>... the total price of all articles is used (creditpoints only)</text:p>
          </table:table-cell>
          <table:table-cell table:style-name="Tableau4.D4" office:value-type="string">
            <text:p text:style-name="Table_20_Contents"/>
          </table:table-cell>
        </table:table-row>
        <table:table-row table:style-name="TableLine104267600">
          <table:table-cell table:style-name="Tableau4.A5" office:value-type="string">
            <text:p text:style-name="P37">sql</text:p>
          </table:table-cell>
          <table:table-cell table:style-name="Tableau4.B2" office:value-type="string">
            <text:p text:style-name="Table_20_Contents">select</text:p>
          </table:table-cell>
          <table:table-cell table:style-name="Tableau4.C5" office:value-type="string">
            <text:p text:style-name="Table_20_Contents">SQL conditions over the records.</text:p>
          </table:table-cell>
          <table:table-cell table:style-name="Tableau4.D5" office:value-type="string">
            <text:p text:style-name="Table_20_Contents"/>
          </table:table-cell>
        </table:table-row>
      </table:table>
      <text:p text:style-name="P36">[tsref:(script).productsLib.payment/(script).productsLib.shipping]</text:p>
      <text:p text:style-name="Text_20_body"/>
      <text:h text:style-name="Heading_20_4" text:outline-level="4">Creditpoints Configuration</text:h>
      <text:p text:style-name="Text_20_body">See the table above for the main configuration of creditpoints.</text:p>
      <table:table table:name="Tabelle1" table:style-name="Tabelle1">
        <table:table-column table:style-name="Tabelle1.A"/>
        <table:table-column table:style-name="Tabelle1.B"/>
        <table:table-column table:style-name="Tabelle1.C"/>
        <table:table-column table:style-name="Tabelle1.D"/>
        <table:table-header-rows>
          <table:table-row table:style-name="TableLine104272000">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style-name="TableLine104288544">
          <table:table-cell table:style-name="Tabelle1.A2" office:value-type="string">
            <text:p text:style-name="P37">pricefactor</text:p>
          </table:table-cell>
          <table:table-cell table:style-name="Tabelle1.B2" office:value-type="string">
            <text:p text:style-name="Table_20_Contents">double</text:p>
          </table:table-cell>
          <table:table-cell table:style-name="Tabelle1.C2" office:value-type="string">
            <text:p text:style-name="Table_20_Contents">Used to calculate how much money someone will get for his creditpoints. 2 creditpoins will give 1 Euro or the currency of your choice.</text:p>
            <text:p text:style-name="Table_20_Contents"><text:s/>In this example one creditpoint of a product will have the value of 50 Cent.</text:p>
            <text:p text:style-name="Table_20_Contents"/>
            <text:p text:style-name="P25">Example:</text:p>
            <text:p text:style-name="Table_20_Contents_2f_PRE">creditpoints {</text:p>
            <text:p text:style-name="Table_20_Contents_2f_PRE"><text:s text:c="2"/>pricefactor = 0.5</text:p>
            <text:p text:style-name="Table_20_Contents_2f_PRE">}</text:p>
          </table:table-cell>
          <table:table-cell table:style-name="Tabelle1.D2" office:value-type="string">
            <text:p text:style-name="Table_20_Contents"/>
          </table:table-cell>
        </table:table-row>
        <table:table-row table:style-name="TableLine104291184">
          <table:table-cell table:style-name="Tabelle1.A3" office:value-type="string">
            <text:p text:style-name="P37">mode</text:p>
          </table:table-cell>
          <table:table-cell table:style-name="Tabelle1.B2" office:value-type="string">
            <text:p text:style-name="Table_20_Contents">string</text:p>
          </table:table-cell>
          <table:table-cell table:style-name="Tabelle1.C3" office:value-type="string">
            <text:p text:style-name="Table_20_Contents">Normally you must create you HTML template with entry fields for the amount of creditpoins you want to use.</text:p>
            <text:p text:style-name="Table_20_Contents">Change this to the mode 'auto'. Then all necessary creditpoints wil be used automatically.</text:p>
            <text:p text:style-name="Table_20_Contents"/>
            <text:p text:style-name="P25">Example:</text:p>
            <text:p text:style-name="Table_20_Contents_2f_PRE">creditpoints {</text:p>
            <text:p text:style-name="Table_20_Contents_2f_PRE"><text:s text:c="2"/><text:span text:style-name="T3">mode</text:span> = auto</text:p>
            <text:p text:style-name="Table_20_Contents_2f_PRE">}</text:p>
          </table:table-cell>
          <table:table-cell table:style-name="Tabelle1.D3" office:value-type="string">
            <text:p text:style-name="Table_20_Contents"/>
          </table:table-cell>
        </table:table-row>
      </table:table>
      <text:h text:style-name="Heading_20_3" text:outline-level="3"><text:bookmark-start text:name="__RefHeading__17779_1782085564"/>Graduated price configuration<text:bookmark-end text:name="__RefHeading__17779_1782085564"/></text:h>
      <text:p text:style-name="Text_20_body">Setup only. </text:p>
      <text:p text:style-name="Text_20_body">The graduated prices gives you the possibility to <text:span text:style-name="T3">add special prices for a list of amount of products.</text:span></text:p>
      <text:p text:style-name="P23">Example:</text:p>
      <text:h text:style-name="Preformatted_20_Text" text:outline-level="5">plugin.tt_products.graduate {</text:h>
      <text:h text:style-name="Preformatted_20_Text" text:outline-level="5"><text:tab/>10.type = count</text:h>
      <text:p text:style-name="P58"><text:tab/>10.sql.where = category = 12</text:p>
      <text:h text:style-name="Preformatted_20_Text" text:outline-level="5"><text:tab/>10.marks {</text:h>
      <text:h text:style-name="Preformatted_20_Text" text:outline-level="5"><text:tab/><text:tab/>factor = 3</text:h>
      <text:h text:style-name="Preformatted_20_Text" text:outline-level="5"><text:s text:c="6"/>}</text:h>
      <text:p text:style-name="Table_20_Contents_2f_PRE">}</text:p>
      <text:p text:style-name="P58"/>
      <table:table table:name="Tableau20" table:style-name="Tableau20">
        <table:table-column table:style-name="Tableau20.A"/>
        <table:table-column table:style-name="Tableau20.B"/>
        <table:table-column table:style-name="Tableau20.C"/>
        <table:table-column table:style-name="Tableau20.D"/>
        <table:table-header-rows>
          <table:table-row table:style-name="TableLine104300656">
            <table:table-cell table:style-name="Tableau20.A1" office:value-type="string">
              <text:p text:style-name="Table_20_Heading">Property:</text:p>
            </table:table-cell>
            <table:table-cell table:style-name="Tableau20.B1" office:value-type="string">
              <text:p text:style-name="Table_20_Heading">Data type:</text:p>
            </table:table-cell>
            <table:table-cell table:style-name="Tableau20.A1" office:value-type="string">
              <text:p text:style-name="Table_20_Heading">Description:</text:p>
            </table:table-cell>
            <table:table-cell table:style-name="Tableau20.D1" office:value-type="string">
              <text:p text:style-name="Table_20_Heading">Default:</text:p>
            </table:table-cell>
          </table:table-row>
        </table:table-header-rows>
        <table:table-row table:style-name="TableLine104309248">
          <table:table-cell table:style-name="Tableau20.A2" office:value-type="string">
            <text:p text:style-name="P37">marks</text:p>
          </table:table-cell>
          <table:table-cell table:style-name="Tableau20.B2" office:value-type="string">
            <text:p text:style-name="P37">array</text:p>
          </table:table-cell>
          <table:table-cell table:style-name="Tableau20.C2" office:value-type="string">
            <text:p text:style-name="P48">Self defined markers for a price formula.</text:p>
            <text:p text:style-name="P48"/>
          </table:table-cell>
          <table:table-cell table:style-name="Tableau20.D2" office:value-type="string">
            <text:p text:style-name="Table_20_Contents"/>
          </table:table-cell>
        </table:table-row>
      </table:table>
      <text:p text:style-name="P36">[tsref:(script).productsLib.graduated]</text:p>
      <text:p text:style-name="Text_20_body"/>
      <text:h text:style-name="Heading_20_3" text:outline-level="3"><text:bookmark-start text:name="__RefHeading__17781_1782085564"/>Voucher System Configuration<text:bookmark-end text:name="__RefHeading__17781_1782085564"/></text:h>
      <text:p text:style-name="Text_20_body">Setup only. </text:p>
      <text:p text:style-name="Text_20_body">The voucher codes must be stored in a database table. Normally the fe_users table will be used. A voucher will be used as the FE user name of the person who has invited another one to the shop. The customer who has invited his friend will get a price reduction at his next shopping. If another table is set here then this will work only together with the voucher extension and the voucher code can be anything hard to guess to obtain a price reduction.</text:p>
      <text:p text:style-name="P23">Example:</text:p>
      <text:h text:style-name="Preformatted_20_Text" text:outline-level="5">plugin.tt_products.voucher {</text:h>
      <text:p text:style-name="P58"><text:s text:c="3"/>table = my_voucher_table</text:p>
      <text:p text:style-name="Table_20_Contents_2f_PRE">}</text:p>
      <text:p text:style-name="Table_20_Contents_2f_PRE"><text:soft-page-break/></text:p>
      <table:table table:name="Tableau13" table:style-name="Tableau13">
        <table:table-column table:style-name="Tableau13.A"/>
        <table:table-column table:style-name="Tableau13.B"/>
        <table:table-column table:style-name="Tableau13.C"/>
        <table:table-column table:style-name="Tableau13.D"/>
        <table:table-header-rows>
          <table:table-row table:style-name="TableLine104317920">
            <table:table-cell table:style-name="Tableau13.A1" office:value-type="string">
              <text:p text:style-name="Table_20_Heading">Property:</text:p>
            </table:table-cell>
            <table:table-cell table:style-name="Tableau13.B1" office:value-type="string">
              <text:p text:style-name="Table_20_Heading">Data type:</text:p>
            </table:table-cell>
            <table:table-cell table:style-name="Tableau13.A1" office:value-type="string">
              <text:p text:style-name="Table_20_Heading">Description:</text:p>
            </table:table-cell>
            <table:table-cell table:style-name="Tableau13.D1" office:value-type="string">
              <text:p text:style-name="Table_20_Heading">Default:</text:p>
            </table:table-cell>
          </table:table-row>
        </table:table-header-rows>
        <table:table-row table:style-name="TableLine104333312">
          <table:table-cell table:style-name="Tableau13.A2" office:value-type="string">
            <text:p text:style-name="P37">table</text:p>
          </table:table-cell>
          <table:table-cell table:style-name="Tableau13.B2" office:value-type="string">
            <text:p text:style-name="Table_20_Contents">string</text:p>
          </table:table-cell>
          <table:table-cell table:style-name="Tableau13.C2" office:value-type="string">
            <text:p text:style-name="Table_20_Contents">Name of the table where the voucher codes are stored. It must have a column fe_users_uid with the uid of the FE user.</text:p>
            <text:p text:style-name="Table_20_Contents">If this is empty the voucher code will be stored in the fe_users table in the column tt_products_vouchercode.</text:p>
          </table:table-cell>
          <table:table-cell table:style-name="Tableau13.D4" office:value-type="string">
            <text:p text:style-name="Table_20_Contents"/>
          </table:table-cell>
        </table:table-row>
        <table:table-row table:style-name="TableLine104335952">
          <table:table-cell table:style-name="Tableau13.A3" office:value-type="string">
            <text:p text:style-name="P37">amount</text:p>
          </table:table-cell>
          <table:table-cell table:style-name="Tableau13.B2" office:value-type="string">
            <text:p text:style-name="Table_20_Contents">double</text:p>
          </table:table-cell>
          <table:table-cell table:style-name="Tableau13.C3" office:value-type="string">
            <text:p text:style-name="Table_20_Contents">Price reduction for the voucher if the fe_users table is used.</text:p>
          </table:table-cell>
          <table:table-cell table:style-name="Tableau13.D4" office:value-type="string">
            <text:p text:style-name="Table_20_Contents"/>
          </table:table-cell>
        </table:table-row>
        <table:table-row table:style-name="TableLine104338160">
          <table:table-cell table:style-name="Tableau13.A4" office:value-type="string">
            <text:p text:style-name="P37">price</text:p>
          </table:table-cell>
          <table:table-cell table:style-name="Tableau13.B2" office:value-type="string">
            <text:p text:style-name="Table_20_Contents">double</text:p>
          </table:table-cell>
          <table:table-cell table:style-name="Tableau13.C4" office:value-type="string">
            <text:p text:style-name="Table_20_Contents">Price for a voucher when used as a refund for the invitation of a friend</text:p>
          </table:table-cell>
          <table:table-cell table:style-name="Tableau13.D4" office:value-type="string">
            <text:p text:style-name="Table_20_Contents"/>
          </table:table-cell>
        </table:table-row>
      </table:table>
      <text:p text:style-name="P36"/>
      <text:p text:style-name="Text_20_body"/>
      <text:h text:style-name="Heading_20_3" text:outline-level="3"><text:bookmark-start text:name="__RefHeading__17783_1782085564"/>Order Confirmation Configuration<text:bookmark-end text:name="__RefHeading__17783_1782085564"/></text:h>
      <text:p text:style-name="Text_20_body">Setup only. </text:p>
      <text:p text:style-name="Text_20_body">These are some settings if you want to change the behaviour of the order confirmation.</text:p>
      <text:p text:style-name="P23">Example:</text:p>
      <text:h text:style-name="Preformatted_20_Text" text:outline-level="5">plugin.tt_products.finalize {</text:h>
      <text:p text:style-name="P58"><text:s text:c="3"/>productsFilter {</text:p>
      <text:p text:style-name="P58"><text:s text:c="6"/>10 {</text:p>
      <text:p text:style-name="P58"><text:s text:c="9"/>pid = 12</text:p>
      <text:p text:style-name="P58"><text:s text:c="9"/>email = myemail@mytypo3site1.com</text:p>
      <text:p text:style-name="P58"><text:s text:c="6"/>}</text:p>
      <text:p text:style-name="P58"><text:s text:c="6"/>20 {</text:p>
      <text:p text:style-name="P58"><text:s text:c="9"/>pid = 12</text:p>
      <text:p text:style-name="P58"><text:s text:c="9"/>email = myemail@mytypo3site2.com</text:p>
      <text:p text:style-name="P58"><text:s text:c="6"/>}</text:p>
      <text:p text:style-name="P58"><text:s text:c="3"/>}</text:p>
      <text:p text:style-name="Table_20_Contents_2f_PRE">}</text:p>
      <text:p text:style-name="Table_20_Contents_2f_PRE"/>
      <text:p text:style-name="Table_20_Contents_2f_PRE"/>
      <text:p text:style-name="Table_20_Contents_2f_PRE"/>
      <table:table table:name="Tableau19" table:style-name="Tableau19">
        <table:table-column table:style-name="Tableau19.A"/>
        <table:table-column table:style-name="Tableau19.B"/>
        <table:table-column table:style-name="Tableau19.C"/>
        <table:table-column table:style-name="Tableau19.D"/>
        <table:table-header-rows>
          <table:table-row table:style-name="TableLine104353888">
            <table:table-cell table:style-name="Tableau19.A1" office:value-type="string">
              <text:p text:style-name="Table_20_Heading">Property:</text:p>
            </table:table-cell>
            <table:table-cell table:style-name="Tableau19.B1" office:value-type="string">
              <text:p text:style-name="Table_20_Heading">Data type:</text:p>
            </table:table-cell>
            <table:table-cell table:style-name="Tableau19.A1" office:value-type="string">
              <text:p text:style-name="Table_20_Heading">Description:</text:p>
            </table:table-cell>
            <table:table-cell table:style-name="Tableau19.D1" office:value-type="string">
              <text:p text:style-name="Table_20_Heading">Default:</text:p>
            </table:table-cell>
          </table:table-row>
        </table:table-header-rows>
        <table:table-row table:style-name="TableLine104242080">
          <table:table-cell table:style-name="Tableau19.A2" office:value-type="string">
            <text:p text:style-name="P58">productsFilter</text:p>
          </table:table-cell>
          <table:table-cell table:style-name="Tableau19.B2" office:value-type="string">
            <text:p text:style-name="Table_20_Contents">array</text:p>
          </table:table-cell>
          <table:table-cell table:style-name="Tableau19.C2" office:value-type="string">
            <text:p text:style-name="Table_20_Contents">This separates the order confirmation emails with the products on different pages. A confirmation email can be sent which includes only the products from specific pages.</text:p>
            <text:p text:style-name="Table_20_Contents"/>
            <text:p text:style-name="Table_20_Contents">The array has these items:</text:p>
            <text:p text:style-name="Table_20_Contents">pid … a list of page ids</text:p>
            <text:p text:style-name="Table_20_Contents">email … a list of email addresses </text:p>
            <text:p text:style-name="Table_20_Contents"/>
          </table:table-cell>
          <table:table-cell table:style-name="Tableau19.D2" office:value-type="string">
            <text:p text:style-name="Table_20_Contents"/>
          </table:table-cell>
        </table:table-row>
      </table:table>
      <text:p text:style-name="P36"/>
      <text:h text:style-name="Heading_20_3" text:outline-level="3"><text:bookmark-start text:name="__RefHeading__17785_1782085564"/>Bill and Delivery Configuration<text:bookmark-end text:name="__RefHeading__17785_1782085564"/></text:h>
      <text:p text:style-name="Text_20_body">Setup only. </text:p>
      <text:p text:style-name="Text_20_body">These are some settings if you want to use the feature of the creation and usage of bill and delivery sheets. They are generated in the folder “fileadmin/data/bill”.</text:p>
      <text:p text:style-name="P23">Example:</text:p>
      <text:h text:style-name="Preformatted_20_Text" text:outline-level="5">plugin.tt_products.bill {</text:h>
      <text:p text:style-name="P58"><text:s text:c="3"/>generation = auto</text:p>
      <text:p text:style-name="Table_20_Contents_2f_PRE">}</text:p>
      <text:p text:style-name="Table_20_Contents_2f_PRE"/>
      <text:h text:style-name="Preformatted_20_Text" text:outline-level="5">plugin.tt_products.delivery {</text:h>
      <text:p text:style-name="P58"><text:s text:c="3"/>generation = </text:p>
      <text:p text:style-name="Table_20_Contents_2f_PRE">}</text:p>
      <text:p text:style-name="Table_20_Contents_2f_PRE"/>
      <table:table table:name="Tableau15" table:style-name="Tableau15">
        <table:table-column table:style-name="Tableau15.A"/>
        <table:table-column table:style-name="Tableau15.B"/>
        <table:table-column table:style-name="Tableau15.C"/>
        <table:table-column table:style-name="Tableau15.D"/>
        <table:table-header-rows>
          <table:table-row table:style-name="TableLine104373568">
            <table:table-cell table:style-name="Tableau15.A1" office:value-type="string">
              <text:p text:style-name="Table_20_Heading">Property:</text:p>
            </table:table-cell>
            <table:table-cell table:style-name="Tableau15.B1" office:value-type="string">
              <text:p text:style-name="Table_20_Heading">Data type:</text:p>
            </table:table-cell>
            <table:table-cell table:style-name="Tableau15.A1" office:value-type="string">
              <text:p text:style-name="Table_20_Heading">Description:</text:p>
            </table:table-cell>
            <table:table-cell table:style-name="Tableau15.D1" office:value-type="string">
              <text:p text:style-name="Table_20_Heading">Default:</text:p>
            </table:table-cell>
          </table:table-row>
        </table:table-header-rows>
        <table:table-row table:style-name="TableLine104394240">
          <table:table-cell table:style-name="Tableau15.A2" office:value-type="string">
            <text:p text:style-name="P37">generation</text:p>
          </table:table-cell>
          <table:table-cell table:style-name="Tableau15.B2" office:value-type="string">
            <text:p text:style-name="Table_20_Contents">string</text:p>
          </table:table-cell>
          <table:table-cell table:style-name="Tableau15.C2" office:value-type="string">
            <text:p text:style-name="Table_20_Contents">Defines the behaviour for the generation of the bill/delivery sheet.</text:p>
            <text:p text:style-name="Table_20_Contents"/>
            <text:p text:style-name="Table_20_Contents">auto … Generation will be done when the order is finalized.</text:p>
          </table:table-cell>
          <table:table-cell table:style-name="Tableau15.D3" office:value-type="string">
            <text:p text:style-name="Table_20_Contents"/>
          </table:table-cell>
        </table:table-row>
        <table:table-row table:style-name="TableLine104422800">
          <table:table-cell table:style-name="Tableau15.A3" office:value-type="string">
            <text:p text:style-name="P37">type</text:p>
          </table:table-cell>
          <table:table-cell table:style-name="Tableau15.B2" office:value-type="string">
            <text:p text:style-name="Table_20_Contents">string</text:p>
          </table:table-cell>
          <table:table-cell table:style-name="Tableau15.C3" office:value-type="string">
            <text:p text:style-name="Table_20_Contents">Type of bill or delivery</text:p>
            <text:p text:style-name="Table_20_Contents">html … HTML format </text:p>
            <text:p text:style-name="Table_20_Contents">pdf <text:s text:c="2"/>… PDF format (extension 'fpdf' must have been installed.)</text:p>
          </table:table-cell>
          <table:table-cell table:style-name="Tableau15.D3" office:value-type="string">
            <text:p text:style-name="Table_20_Contents"/>
          </table:table-cell>
        </table:table-row>
        <text:soft-page-break/>
        <table:table-row table:style-name="TableLine104427792">
          <table:table-cell table:style-name="Tableau15.A4" office:value-type="string">
            <text:p text:style-name="P37">handleLib</text:p>
          </table:table-cell>
          <table:table-cell table:style-name="Tableau15.B2" office:value-type="string">
            <text:p text:style-name="Table_20_Contents">string / array</text:p>
          </table:table-cell>
          <table:table-cell table:style-name="Tableau15.C4" office:value-type="string">
            <text:p text:style-name="P23"><text:span text:style-name="T41">PDF</text:span> ONLY:</text:p>
            <text:p text:style-name="Table_20_Contents">Name of the <text:span text:style-name="T42">PHP</text:span> library to handle the <text:span text:style-name="T41">PDF generation</text:span>. Currently you can set only '<text:span text:style-name="T41">PhpWord</text:span>' here.</text:p>
            <text:p text:style-name="P23"/>
            <text:p text:style-name="P23">Example:</text:p>
            <text:p text:style-name="Table_20_Contents_2f_PRE">bill.handleLib = <text:s/><text:span text:style-name="T41">PhpWord</text:span></text:p>
            <text:p text:style-name="Table_20_Contents_2f_PRE"/>
            <text:p text:style-name="P18">array values: </text:p>
            <text:p text:style-name="Table_20_Contents"><text:span text:style-name="Teletype"><text:span text:style-name="T21">path</text:span></text:span><text:span text:style-name="Teletype"><text:span text:style-name="T19"> ... </text:span></text:span><text:span text:style-name="Teletype"><text:span text:style-name="T21">file path to the library, </text:span></text:span><text:span text:style-name="Teletype"><text:span text:style-name="T23">relative to the </text:span></text:span><text:span text:style-name="Teletype"><text:span text:style-name="T22">TYPO3 </text:span></text:span><text:span text:style-name="Teletype"><text:span text:style-name="T23">directory</text:span></text:span><text:span text:style-name="Teletype"><text:span text:style-name="T21"> </text:span></text:span></text:p>
            <text:p text:style-name="Table_20_Contents"><text:span text:style-name="Teletype"><text:span text:style-name="T24">rendererLibrary.path ... file path to the helper library to generate formats which the main library cannot handle</text:span></text:span></text:p>
            <text:p text:style-name="Table_20_Contents"><text:span text:style-name="Teletype"><text:span text:style-name="T19"/></text:span></text:p>
            <text:p text:style-name="P23"><text:span text:style-name="Teletype"><text:span text:style-name="T19">Example:</text:span></text:span></text:p>
            <text:p text:style-name="Table_20_Contents_2f_PRE"><text:span text:style-name="Teletype"><text:span text:style-name="T32">bill.</text:span></text:span><text:span text:style-name="Teletype"><text:span text:style-name="T27">handleLib = </text:span></text:span><text:span text:style-name="Teletype"><text:span text:style-name="T29">PhpWord</text:span></text:span><text:span text:style-name="Teletype"><text:span text:style-name="T27"><text:line-break/></text:span></text:span><text:span text:style-name="Teletype"><text:span text:style-name="T32">bill.</text:span></text:span><text:span text:style-name="Teletype"><text:span text:style-name="T27">handleLib {<text:line-break/> <text:s/></text:span></text:span><text:span text:style-name="Teletype"><text:span text:style-name="T30">path</text:span></text:span><text:span text:style-name="Teletype"><text:span text:style-name="T27"> = </text:span></text:span><text:span text:style-name="Teletype"><text:span text:style-name="T31">PHPWord-master</text:span></text:span></text:p>
            <text:p text:style-name="Table_20_Contents_2f_PRE"><text:span text:style-name="Teletype"><text:span text:style-name="T31"><text:s text:c="2"/>rendererLibrary {<text:line-break/> <text:s text:c="4"/>path = dompdf-0.6.1<text:line-break/> <text:s/>}</text:span></text:span><text:span text:style-name="Teletype"><text:span text:style-name="T27"><text:line-break/>}</text:span></text:span></text:p>
            <text:p text:style-name="Table_20_Contents_2f_PRE"><text:span text:style-name="Teletype"><text:span text:style-name="T27"/></text:span></text:p>
          </table:table-cell>
          <table:table-cell table:style-name="Tableau15.D4" office:value-type="string">
            <text:p text:style-name="Table_20_Contents"/>
          </table:table-cell>
        </table:table-row>
      </table:table>
      <text:p text:style-name="P36"/>
      <text:p text:style-name="Text_20_body"/>
      <text:h text:style-name="Heading_20_3" text:outline-level="3"><text:bookmark-start text:name="__RefHeading__17787_1782085564"/>Tracking Configuration<text:bookmark-end text:name="__RefHeading__17787_1782085564"/></text:h>
      <text:p text:style-name="Text_20_body">Setup only. </text:p>
      <text:p text:style-name="Text_20_body">These are some settings if you want to change the display of the tracking page.</text:p>
      <text:p text:style-name="P23">Example:</text:p>
      <text:h text:style-name="Preformatted_20_Text" text:outline-level="5">plugin.tt_products.tracking {</text:h>
      <text:p text:style-name="P58"><text:s text:c="3"/>fields = uid,name,tracking_code,amount,status,status_log,bill_no</text:p>
      <text:p text:style-name="P58">}</text:p>
      <text:p text:style-name="Table_20_Contents_2f_PRE"/>
      <table:table table:name="Tableau18" table:style-name="Tableau18">
        <table:table-column table:style-name="Tableau18.A"/>
        <table:table-column table:style-name="Tableau18.B"/>
        <table:table-column table:style-name="Tableau18.C"/>
        <table:table-column table:style-name="Tableau18.D"/>
        <table:table-header-rows>
          <table:table-row table:style-name="TableLine104396240">
            <table:table-cell table:style-name="Tableau18.A1" office:value-type="string">
              <text:p text:style-name="Table_20_Heading">Property:</text:p>
            </table:table-cell>
            <table:table-cell table:style-name="Tableau18.B1" office:value-type="string">
              <text:p text:style-name="Table_20_Heading">Data type:</text:p>
            </table:table-cell>
            <table:table-cell table:style-name="Tableau18.A1" office:value-type="string">
              <text:p text:style-name="Table_20_Heading">Description:</text:p>
            </table:table-cell>
            <table:table-cell table:style-name="Tableau18.D1" office:value-type="string">
              <text:p text:style-name="Table_20_Heading">Default:</text:p>
            </table:table-cell>
          </table:table-row>
        </table:table-header-rows>
        <table:table-row table:style-name="TableLine104468480">
          <table:table-cell table:style-name="Tableau18.A2" office:value-type="string">
            <text:p text:style-name="P37">fields</text:p>
          </table:table-cell>
          <table:table-cell table:style-name="Tableau18.B2" office:value-type="string">
            <text:p text:style-name="Table_20_Contents">string</text:p>
          </table:table-cell>
          <table:table-cell table:style-name="Tableau18.C2" office:value-type="string">
            <text:p text:style-name="Table_20_Contents">Defines the fields of sys_products_orders to be shown in the select box of the orders.</text:p>
          </table:table-cell>
          <table:table-cell table:style-name="Tableau18.D7" office:value-type="string">
            <text:p text:style-name="Table_20_Contents"/>
          </table:table-cell>
        </table:table-row>
        <table:table-row table:style-name="TableLine104470992">
          <table:table-cell table:style-name="Tableau18.A3" office:value-type="string">
            <text:p text:style-name="P37">recordLine</text:p>
          </table:table-cell>
          <table:table-cell table:style-name="Tableau18.B2" office:value-type="string">
            <text:p text:style-name="Table_20_Contents">string</text:p>
          </table:table-cell>
          <table:table-cell table:style-name="Tableau18.C3" office:value-type="string">
            <text:p text:style-name="Table_20_Contents">Complete HTML line for the options tag of the order select box.</text:p>
            <text:p text:style-name="Table_20_Contents"/>
            <text:p text:style-name="P23">Example:</text:p>
            <text:h text:style-name="Preformatted_20_Text" text:outline-level="5">plugin.tt_products.tracking {</text:h>
            <text:p text:style-name="P58"><text:s text:c="3"/>recordLine = ###ORDER_UID### (###ORDER_BILL_NO###): ###ORDER_NAME### (###ORDER_AMOUNT### ###CUR_SYM###) / ###ORDER_STATUS###) ###ORDER_CRDATE### ###LAST_ORDER_TYPE### ###LAST_ORDER_COUNT###</text:p>
            <text:p text:style-name="P58">}</text:p>
          </table:table-cell>
          <table:table-cell table:style-name="Tableau18.D7" office:value-type="string">
            <text:p text:style-name="Table_20_Contents"/>
          </table:table-cell>
        </table:table-row>
        <table:table-row table:style-name="TableLine104473200">
          <table:table-cell table:style-name="Tableau18.A4" office:value-type="string">
            <text:p text:style-name="P37">recordType</text:p>
          </table:table-cell>
          <table:table-cell table:style-name="Tableau18.B2" office:value-type="string">
            <text:p text:style-name="Table_20_Contents">string</text:p>
          </table:table-cell>
          <table:table-cell table:style-name="Tableau18.C4" office:value-type="string">
            <text:p text:style-name="Table_20_Contents">type of HTML selector for the orders:</text:p>
            <text:p text:style-name="Table_20_Contents"/>
            <text:list xml:id="list2747369795" text:style-name="L15">
              <text:list-item>
                <text:p text:style-name="P85">select</text:p>
              </text:list-item>
              <text:list-item>
                <text:p text:style-name="P85">radio</text:p>
              </text:list-item>
              <text:list-item>
                <text:p text:style-name="P85">checkbox</text:p>
              </text:list-item>
            </text:list>
          </table:table-cell>
          <table:table-cell table:style-name="Tableau18.D7" office:value-type="string">
            <text:p text:style-name="Table_20_Contents"/>
          </table:table-cell>
        </table:table-row>
        <table:table-row table:style-name="TableLine104475648">
          <table:table-cell table:style-name="Tableau18.A5" office:value-type="string">
            <text:p text:style-name="P37">recordBox</text:p>
          </table:table-cell>
          <table:table-cell table:style-name="Tableau18.B2" office:value-type="string">
            <text:p text:style-name="Table_20_Contents">-&gt;stdWrap</text:p>
          </table:table-cell>
          <table:table-cell table:style-name="Tableau18.C5" office:value-type="string">
            <text:p text:style-name="Table_20_Contents">Box around the record lines.</text:p>
            <text:p text:style-name="P5">Example:</text:p>
            <text:h text:style-name="Preformatted_20_Text" text:outline-level="5">plugin.tt_products.tracking {</text:h>
            <text:p text:style-name="Table_20_Contents_2f_PRE"><text:span text:style-name="T3"><text:s text:c="3"/>recordBox.wrap = </text:span><text:span text:style-name="T36">&lt;table id="thetable" cellspacing="0"&gt;&lt;tbody&gt;</text:span></text:p>
            <text:p text:style-name="P61"><text:s/>| &lt;/tbody&gt;&lt;/table&gt;</text:p>
            <text:p text:style-name="P58">}</text:p>
          </table:table-cell>
          <table:table-cell table:style-name="Tableau18.D7" office:value-type="string">
            <text:p text:style-name="Table_20_Contents"/>
          </table:table-cell>
        </table:table-row>
        <table:table-row table:style-name="TableLine104478112">
          <table:table-cell table:style-name="Tableau18.A6" office:value-type="string">
            <text:p text:style-name="P37">sql.where</text:p>
          </table:table-cell>
          <table:table-cell table:style-name="Tableau18.B2" office:value-type="string">
            <text:p text:style-name="Table_20_Contents">string</text:p>
          </table:table-cell>
          <table:table-cell table:style-name="Tableau18.C6" office:value-type="string">
            <text:p text:style-name="Table_20_Contents">SQL where condition for the order select box. The enable fields will be added automatically.</text:p>
            <text:p text:style-name="P5">Example:</text:p>
            <text:h text:style-name="Preformatted_20_Text" text:outline-level="5">plugin.tt_products.tracking {</text:h>
            <text:p text:style-name="Table_20_Contents_2f_PRE"><text:span text:style-name="T3"><text:s text:c="3"/>sql.where = </text:span><text:span text:style-name="T37">status!=0 AND status&lt;100</text:span></text:p>
            <text:p text:style-name="P58">}</text:p>
          </table:table-cell>
          <table:table-cell table:style-name="Tableau18.D7" office:value-type="string">
            <text:p text:style-name="Table_20_Contents"/>
          </table:table-cell>
        </table:table-row>
        <text:soft-page-break/>
        <table:table-row table:style-name="TableLine104480528">
          <table:table-cell table:style-name="Tableau18.A7" office:value-type="string">
            <text:p text:style-name="P37">sql.orderBy</text:p>
          </table:table-cell>
          <table:table-cell table:style-name="Tableau18.B2" office:value-type="string">
            <text:p text:style-name="Table_20_Contents">string</text:p>
          </table:table-cell>
          <table:table-cell table:style-name="Tableau18.C7" office:value-type="string">
            <text:p text:style-name="Table_20_Contents">SQL order by clause for the order select box.</text:p>
            <text:p text:style-name="Table_20_Contents"/>
            <text:p text:style-name="P5">Example:</text:p>
            <text:h text:style-name="Preformatted_20_Text" text:outline-level="5">plugin.tt_products.tracking {</text:h>
            <text:p text:style-name="Table_20_Contents_2f_PRE"><text:span text:style-name="T3"><text:s text:c="3"/>sql.orderBy = </text:span><text:span text:style-name="T37">crdate</text:span></text:p>
            <text:p text:style-name="P58">}</text:p>
          </table:table-cell>
          <table:table-cell table:style-name="Tableau18.D7" office:value-type="string">
            <text:p text:style-name="Table_20_Contents"/>
          </table:table-cell>
        </table:table-row>
      </table:table>
      <text:p text:style-name="P36"/>
      <text:p text:style-name="Text_20_body">view</text:p>
      <text:h text:style-name="Heading_20_3" text:outline-level="3"><text:bookmark-start text:name="__RefHeading__8536_1211256328"/>Error configuration<text:bookmark-end text:name="__RefHeading__8536_1211256328"/></text:h>
      <text:p text:style-name="Text_20_body">Setup only. </text:p>
      <text:p text:style-name="Text_20_body">You can set the behaviour of tt_products in case of errors. The file pi1/locallang.xml contains the list of tags for the error messages.</text:p>
      <text:h text:style-name="Preformatted_20_Text" text:outline-level="5"/>
      <text:h text:style-name="Preformatted_20_Text" text:outline-level="5">plugin.tt_products.error.wrong_parameter.redirect.pid = 422</text:h>
      <text:h text:style-name="Heading_20_4" text:outline-level="4">General</text:h>
      <table:table table:name="Table3" table:style-name="Table3">
        <table:table-column table:style-name="Table3.A"/>
        <table:table-column table:style-name="Table3.B"/>
        <table:table-column table:style-name="Table3.C"/>
        <table:table-column table:style-name="Table3.D"/>
        <table:table-header-rows>
          <table:table-row table:style-name="TableLine104487104">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style-name="TableLine98504928">
          <table:table-cell table:style-name="Table3.A2" office:value-type="string">
            <text:p text:style-name="Table_20_Contents">redirect</text:p>
          </table:table-cell>
          <table:table-cell table:style-name="Table3.B2" office:value-type="string">
            <text:p text:style-name="Table_20_Contents">array</text:p>
          </table:table-cell>
          <table:table-cell table:style-name="Table3.C2" office:value-type="string">
            <text:p text:style-name="Table_20_Contents">pid ... <text:s text:c="2"/>PID for redirection page.</text:p>
          </table:table-cell>
          <table:table-cell table:style-name="Table3.D2" office:value-type="string">
            <text:p text:style-name="Table_20_Contents"/>
          </table:table-cell>
        </table:table-row>
      </table:table>
      <text:h text:style-name="Preformatted_20_Text" text:outline-level="3"/>
      <text:h text:style-name="Heading_20_2" text:outline-level="2"><text:bookmark-start text:name="__RefHeading__17789_1782085564"/>Known problems<text:bookmark-end text:name="__RefHeading__17789_1782085564"/></text:h>
      <text:h text:style-name="P68" text:outline-level="3"><text:bookmark-start text:name="__RefHeading__17791_1782085564"/>Checklist:<text:bookmark-end text:name="__RefHeading__17791_1782085564"/></text:h>
      <text:list xml:id="list3844491447" text:style-name="L16">
        <text:list-item>
          <text:p text:style-name="P97">include a 'Shop System' static template file (from extensions)</text:p>
        </text:list-item>
        <text:list-item>
          <text:p text:style-name="P97"><text:span text:style-name="T5">never</text:span> use the 'plugin.tt_producs [DEPRECATED]'</text:p>
        </text:list-item>
        <text:list-item>
          <text:p text:style-name="P97">set 'in stock' greater 0 for the products and articles</text:p>
        </text:list-item>
        <text:list-item>
          <text:p text:style-name="P97">do not use languages or have products in the products alternative languages tables</text:p>
        </text:list-item>
        <text:list-item>
          <text:p text:style-name="P97">the shop template file is found</text:p>
        </text:list-item>
        <text:list-item>
          <text:p text:style-name="P97">an error in the shop produces an entry in the PHP error_log file (activate this in Install Tool and php.ini)</text:p>
        </text:list-item>
        <text:list-item>
          <text:p text:style-name="P97">the TYPO3 cache has been cleared before</text:p>
        </text:list-item>
        <text:list-item>
          <text:p text:style-name="P97">the <text:a xlink:type="simple" xlink:href="http://support.mozilla.com/en-US/kb/How%20to%20clear%20the%20cache" text:style-name="Internet_20_link" text:visited-style-name="Visited_20_Internet_20_Link">Firefox cache</text:a> has been cleared before</text:p>
        </text:list-item>
        <text:list-item>
          <text:p text:style-name="P97">set the pid_list and recursive in TypoScript or set the startingpoint/recursive inside of the shop plugins</text:p>
        </text:list-item>
      </text:list>
      <text:h text:style-name="Heading_20_3" text:outline-level="3"><text:bookmark-start text:name="__RefHeading__17793_1782085564"/>General:<text:bookmark-end text:name="__RefHeading__17793_1782085564"/></text:h>
      <text:list xml:id="list428546686" text:style-name="L17">
        <text:list-item>
          <text:p text:style-name="P80">If you make an update with the Extension Manager from an older version of tt_products and did not install the Table Library 'table' and FEBE Library 'fh_library' before that, you will end up in the error message <text:line-break/><text:line-break/><text:span text:style-name="T5">TYPO3 Fatal Error: Extension key "table" was NOT loaded! (t3lib_extMgm::extPath)<text:line-break/><text:line-break/></text:span>Steps to undo the TYPO3 fatal error:</text:p>
        </text:list-item>
      </text:list>
      <text:h text:style-name="P73" text:outline-level="5"><text:tab/>1. edit typo3conf/localconf.php</text:h>
      <text:h text:style-name="P73" text:outline-level="5"><text:tab/>2. remove the tt_products entry</text:h>
      <text:h text:style-name="P73" text:outline-level="5"><text:tab/>3. delete the temp_CACHED_ files in typo3conf</text:h>
      <text:h text:style-name="P75" text:outline-level="5"><text:tab/>4. press reload from the browser</text:h>
      <text:list xml:id="list221052287510589" text:continue-list="list428546686" text:style-name="L17">
        <text:list-item text:start-value="1">
          <text:p text:style-name="P80">Always use the version of the Table Library and fh_library as described in the Extension Manager for tt_products.</text:p>
        </text:list-item>
        <text:list-item>
          <text:p text:style-name="P80"><text:span text:style-name="T35">Please look at the website </text:span><text:a xlink:type="simple" xlink:href="http://wiki.typo3.org/index.php/Ext_tt_products" text:style-name="Internet_20_link" text:visited-style-name="Visited_20_Internet_20_Link"><text:span text:style-name="T35">http://wiki.typo3.org/index.php/Ext_tt_products</text:span></text:a><text:span text:style-name="T35"> .</text:span></text:p>
        </text:list-item>
        <text:list-item>
          <text:p text:style-name="P80"><text:span text:style-name="T35">Get the latest development version from TER.<text:line-break/>Or have a look at </text:span><text:a xlink:type="simple" xlink:href="http://jambage.com/" text:style-name="Internet_20_link" text:visited-style-name="Visited_20_Internet_20_Link"><text:span text:style-name="T35">http://jambage.com</text:span></text:a></text:p>
        </text:list-item>
        <text:list-item>
          <text:p text:style-name="P81">.htaccess must be properly configured otherwise tt_products doesn't work as expected because the plugin can't find all necessary scripts with poor configuration of .htaccess.</text:p>
        </text:list-item>
        <text:list-item>
          <text:p text:style-name="P98">Wrong parameters, GET/POST var 'tt_products[product]' was missing or no product with uid = 0 found.<text:line-break/><text:span text:style-name="T6">You should set the PIDitemDisplay to inform <text:s/>the shop how the link parameter 'tt_products[product]' to the single view shall be generated.</text:span></text:p>
        </text:list-item>
        <text:list-item>
          <text:p text:style-name="P100">Pay attention to all legal claims of all the countries to where you send goods!</text:p>
        </text:list-item>
        <text:list-item>
          <text:p text:style-name="P99">Plugin doesn't produce any output<text:line-break/>See the checklist above.</text:p>
        </text:list-item>
        <text:list-item>
          <text:p text:style-name="P99">Set the hook $GLOBALS['TYPO3_CONF_VARS']['EXTCONF']['tt_products']['extendingTCA'] in order that the $TCA of your extension is included. Otherwise the markers of your fields will not be replaced. Make sure that your extension is installed before tt_products. Adjust the order in the variable $TYPO3_CONF_VARS['EXT']['extList'].</text:p>
        </text:list-item>
      </text:list>
      <text:p text:style-name="P13"/>
      <text:h text:style-name="Heading_20_2" text:outline-level="2"><text:bookmark-start text:name="__RefHeading__17795_1782085564"/>To-Do list<text:bookmark-end text:name="__RefHeading__17795_1782085564"/></text:h>
      <text:list xml:id="list2224509779" text:style-name="L18">
        <text:list-header>
          <text:p text:style-name="P101"/>
        </text:list-header>
        <text:list-item>
          <text:p text:style-name="P101">Wishlist: <text:a xlink:type="simple" xlink:href="http://wiki.typo3.org/index.php/Ext_tt_products#Wishlist" text:style-name="Internet_20_link" text:visited-style-name="Visited_20_Internet_20_Link">http://wiki.typo3.org/index.php/Ext_tt_products#Wishlist</text:a></text:p>
        </text:list-item>
      </text:list>
      <text:p text:style-name="Text_20_body"/>
      <text:h text:style-name="Heading_20_2" text:outline-level="2"><text:bookmark-start text:name="__RefHeading__17797_1782085564"/>Changelog<text:bookmark-end text:name="__RefHeading__17797_1782085564"/></text:h>
      <text:p text:style-name="Text_20_body">See the file tt_products/ChangeLog for more details<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Arial1" svg:font-family="Arial"/>
    <style:font-face style:name="Cumberland" svg:font-family="Cumberland"/>
    <style:font-face style:name="Monospace" svg:font-family="Monospace"/>
    <style:font-face style:name="monospace" svg:font-family="monospace"/>
    <style:font-face style:name="TimesNewRomanPS-BoldItalicMT" svg:font-family="TimesNewRomanPS-BoldItalicMT" style:font-family-generic="roman"/>
    <style:font-face style:name="Arial2" svg:font-family="Arial" style:font-family-generic="swiss"/>
    <style:font-face style:name="Tahoma2" svg:font-family="Tahoma" style:font-family-generic="swiss"/>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umberland1"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5"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1" style:font-family-asian="Cumberland" style:font-family-generic-asian="modern" style:font-pitch-asian="fixed" style:font-size-asian="10pt" style:font-name-complex="Cumberland1"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4" draw:name="Shape1" draw:style-name="Mgr1" draw:text-style-name="MP2" svg:x1="-0.003cm" svg:y1="0.778cm" svg:x2="17.684cm" svg:y2="0.778cm"><text:p/></draw:line><text:span text:style-name="MT1"><text:s/></text:span><text:span text:style-name="MT1"><text:title>EXT: Shop System</text:title></text:span><text:span text:style-name="MT1"><text:s/>- </text:span><text:span text:style-name="MT1"><text:subject>tt_products</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55</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dc:title>EXT: Shop System</dc:title>
    <dc:subject>tt_products</dc:subject>
    <meta:initial-creator>Kasper Skårhøj</meta:initial-creator>
    <meta:creation-date>2002-11-01T00:32:00</meta:creation-date>
    <dc:creator>Franz Holzinger</dc:creator>
    <dc:date>2015-03-04T12:41:58.583352908</dc:date>
    <meta:printed-by>Kasper Skårhøj</meta:printed-by>
    <meta:print-date>2002-12-11T11:38:18</meta:print-date>
    <meta:keyword>forAdmins</meta:keyword>
    <meta:keyword>forIntermediates</meta:keyword>
    <meta:editing-cycles>796</meta:editing-cycles>
    <meta:editing-duration>P13DT2H30M36S</meta:editing-duration>
    <meta:document-statistic meta:table-count="24" meta:image-count="0" meta:object-count="0" meta:page-count="55" meta:paragraph-count="2799" meta:word-count="17542" meta:character-count="114244" meta:non-whitespace-character-count="97650"/>
    <meta:user-defined meta:name="Author">Franz Holzinger</meta:user-defined>
    <meta:user-defined meta:name="Email">franz@ttproducts.de</meta:user-defined>
    <meta:user-defined meta:name="Info 4"/>
    <meta:user-defined meta:name="language (en, de, fr, nl, dk, es, ... )">en</meta:user-defined>
  </office:meta>
</office:document-meta>
</file>